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09in"/>
    </style:style>
    <style:style style:name="co2" style:family="table-column">
      <style:table-column-properties fo:break-before="auto" style:column-width="0.1925in"/>
    </style:style>
    <style:style style:name="co3" style:family="table-column">
      <style:table-column-properties fo:break-before="auto" style:column-width="0.1819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5.6398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0.8362in"/>
    </style:style>
    <style:style style:name="co13" style:family="table-column">
      <style:table-column-properties fo:break-before="auto" style:column-width="0.761in"/>
    </style:style>
    <style:style style:name="co14" style:family="table-column">
      <style:table-column-properties fo:break-before="auto" style:column-width="0.6862in"/>
    </style:style>
    <style:style style:name="co15" style:family="table-column">
      <style:table-column-properties fo:break-before="auto" style:column-width="0.5783in"/>
    </style:style>
    <style:style style:name="co16" style:family="table-column">
      <style:table-column-properties fo:break-before="auto" style:column-width="0.7283in"/>
    </style:style>
    <style:style style:name="co17" style:family="table-column">
      <style:table-column-properties fo:break-before="auto" style:column-width="0.7827in"/>
    </style:style>
    <style:style style:name="co18" style:family="table-column">
      <style:table-column-properties fo:break-before="auto" style:column-width="4.1827in"/>
    </style:style>
    <style:style style:name="co19" style:family="table-column">
      <style:table-column-properties fo:break-before="auto" style:column-width="0.5665in"/>
    </style:style>
    <style:style style:name="co20" style:family="table-column">
      <style:table-column-properties fo:break-before="auto" style:column-width="3.5154in"/>
    </style:style>
    <style:style style:name="co21" style:family="table-column">
      <style:table-column-properties fo:break-before="auto" style:column-width="7.7736in"/>
    </style:style>
    <style:style style:name="co22" style:family="table-column">
      <style:table-column-properties fo:break-before="auto" style:column-width="8.1055in"/>
    </style:style>
    <style:style style:name="co23" style:family="table-column">
      <style:table-column-properties fo:break-before="auto" style:column-width="7.5161in"/>
    </style:style>
    <style:style style:name="co24" style:family="table-column">
      <style:table-column-properties fo:break-before="auto" style:column-width="7.2445in"/>
    </style:style>
    <style:style style:name="co25" style:family="table-column">
      <style:table-column-properties fo:break-before="auto" style:column-width="2.8098in"/>
    </style:style>
    <style:style style:name="co26" style:family="table-column">
      <style:table-column-properties fo:break-before="auto" style:column-width="5.5055in"/>
    </style:style>
    <style:style style:name="co27" style:family="table-column">
      <style:table-column-properties fo:break-before="auto" style:column-width="0.9752in"/>
    </style:style>
    <style:style style:name="co28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cc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0000"/>
      <style:text-properties fo:color="#ffff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cc99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99cc"/>
    </style:style>
    <style:style style:name="ce6" style:family="table-cell" style:parent-style-name="Default">
      <style:table-cell-properties fo:border-bottom="0.0346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c0c0c0"/>
    </style:style>
    <style:style style:name="ce8" style:family="table-cell" style:parent-style-name="Default">
      <style:table-cell-properties fo:border-bottom="0.0346in solid #000000" fo:background-color="#c0c0c0" style:diagonal-bl-tr="none" style:diagonal-tl-br="none" fo:border-left="none" fo:border-right="none" style:rotation-align="none" fo:border-top="none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ackground-color="#ffcc99"/>
    </style:style>
    <style:style style:name="ce11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solid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0346in solid #000000" fo:background-color="#ffcc99" style:diagonal-bl-tr="none" style:diagonal-tl-br="none" fo:border-left="none" fo:border-right="none" style:rotation-align="none" fo:border-top="none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37">
      <style:table-cell-properties fo:background-color="#000000"/>
      <style:text-properties fo:color="#ffff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0">
      <style:table-cell-properties fo:background-color="#000000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0">
      <style:table-cell-properties fo:background-color="#cc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0">
      <style:table-cell-properties fo:background-color="#000000"/>
      <style:text-properties fo:color="#ffff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0">
      <style:table-cell-properties fo:background-color="#ffcc99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20">
      <style:table-cell-properties fo:background-color="#ff99cc"/>
    </style:style>
    <style:style style:name="ce21" style:family="table-cell" style:parent-style-name="Default" style:data-style-name="N120"/>
    <style:style style:name="ce22" style:family="table-cell" style:parent-style-name="Default" style:data-style-name="N120">
      <style:table-cell-properties fo:background-color="transparent"/>
    </style:style>
    <style:style style:name="ce23" style:family="table-cell" style:parent-style-name="Default" style:data-style-name="N120">
      <style:table-cell-properties fo:border-bottom="0.0346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0000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00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00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800080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000080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eb613d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66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cc99"/>
    </style:style>
    <style:style style:name="ce33" style:family="table-cell" style:parent-style-name="Default">
      <style:table-cell-properties fo:background-color="#ccffcc"/>
    </style:style>
    <style:style style:name="ce34" style:family="table-cell" style:parent-style-name="Excel_5f_BuiltIn_5f_Hyperlink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5f_BuiltIn_5f_Hyperlink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5f_BuiltIn_5f_Hyperlink" style:data-style-name="N0">
      <style:table-cell-properties style:glyph-orientation-vertical="0" fo:border-bottom="0.0346in solid #000000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ff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ccffcc"/>
      <style:text-properties fo:color="#0000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6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22" table:default-cell-style-name="Default"/>
        <table:table-column table:style-name="co28" table:number-columns-repeated="768" table:default-cell-style-name="Default"/>
        <table:table-row table:style-name="ro1">
          <table:table-cell table:style-name="ce1" office:value-type="string">
            <text:p>dir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Theme</text:p>
          </table:table-cell>
          <table:table-cell table:style-name="ce1" office:value-type="string">
            <text:p>10m concat</text:p>
          </table:table-cell>
          <table:table-cell table:style-name="ce1"/>
          <table:table-cell table:style-name="ce1" office:value-type="string">
            <text:p>Version</text:p>
          </table:table-cell>
          <table:table-cell table:style-name="ce1" office:value-type="string">
            <text:p>never</text:p>
          </table:table-cell>
          <table:table-cell table:style-name="ce1" office:value-type="string">
            <text:p>Init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.3">
            <text:p>1.3</text:p>
          </table:table-cell>
          <table:table-cell table:style-name="ce1" office:value-type="string">
            <text:p>done</text:p>
          </table:table-cell>
          <table:table-cell table:style-name="ce1" office:value-type="float" office:value="1.4">
            <text:p>1.4</text:p>
          </table:table-cell>
          <table:table-cell table:style-name="ce1" office:value-type="string">
            <text:p>done</text:p>
          </table:table-cell>
          <table:table-cell table:style-name="ce16" office:value-type="float" office:value="2">
            <text:p>2.0</text:p>
          </table:table-cell>
          <table:table-cell table:style-name="ce1" office:value-type="string">
            <text:p>done</text:p>
          </table:table-cell>
          <table:table-cell table:style-name="ce1" office:value-type="string">
            <text:p>datafile</text:p>
          </table:table-cell>
          <table:table-cell table:style-name="ce1" office:value-type="string">
            <text:p>2x</text:p>
          </table:table-cell>
          <table:table-cell table:style-name="ce1" office:value-type="string">
            <text:p>topology</text:p>
          </table:table-cell>
          <table:table-cell table:style-name="ce1" office:value-type="string">
            <text:p>osgeo_cd</text:p>
          </table:table-cell>
          <table:table-cell table:style-name="ce1" office:value-type="string">
            <text:p>size mb</text:p>
          </table:table-cell>
          <table:table-cell table:style-name="ce1" office:value-type="string">
            <text:p>fields</text:p>
          </table:table-cell>
          <table:table-cell table:style-name="ce1" office:value-type="string">
            <text:p>features</text:p>
          </table:table-cell>
          <table:table-cell table:style-name="ce1" office:value-type="string">
            <text:p>matrix</text:p>
          </table:table-cell>
          <table:table-cell table:style-name="ce1" office:value-type="string">
            <text:p>blog post name/download alias</text:p>
          </table:table-cell>
          <table:table-cell table:style-name="ce1" office:value-type="string">
            <text:p>ID download manager</text:p>
          </table:table-cell>
          <table:table-cell table:style-name="ce1" office:value-type="string">
            <text:p>blog post name/download alias</text:p>
          </table:table-cell>
          <table:table-cell table:style-name="ce1" office:value-type="string">
            <text:p>download link</text:p>
          </table:table-cell>
          <table:table-cell table:style-name="ce1" office:value-type="string">
            <text:p>readme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Command</text:p>
          </table:table-cell>
          <table:table-cell table:style-name="ce1" table:number-columns-repeated="993"/>
        </table:table-row>
        <table:table-row table:style-name="ro1">
          <table:table-cell table:style-name="ce1" table:number-columns-repeated="4"/>
          <table:table-cell table:style-name="ce1" office:value-type="string">
            <text:p>counts</text:p>
          </table:table-cell>
          <table:table-cell table:style-name="ce1" table:formula="of:=COUNT([.F3:.F278])" office:value-type="float" office:value="235">
            <text:p>235</text:p>
          </table:table-cell>
          <table:table-cell table:style-name="ce1" table:formula="of:=SUM([.G3:.G278])" office:value-type="float" office:value="5">
            <text:p>5</text:p>
          </table:table-cell>
          <table:table-cell table:style-name="ce1" table:formula="of:=COUNT([.H3:.H278])" office:value-type="float" office:value="177">
            <text:p>177</text:p>
          </table:table-cell>
          <table:table-cell table:style-name="ce1" table:formula="of:=COUNT([.I3:.I278])" office:value-type="float" office:value="66">
            <text:p>66</text:p>
          </table:table-cell>
          <table:table-cell table:style-name="ce1" table:formula="of:=COUNT([.J3:.J278])" office:value-type="float" office:value="13">
            <text:p>13</text:p>
          </table:table-cell>
          <table:table-cell table:style-name="ce1" table:formula="of:=COUNT([.K3:.K278])" office:value-type="float" office:value="174">
            <text:p>174</text:p>
          </table:table-cell>
          <table:table-cell table:style-name="ce1" table:formula="of:=COUNT([.L3:.L278])" office:value-type="float" office:value="167">
            <text:p>167</text:p>
          </table:table-cell>
          <table:table-cell table:style-name="ce1" table:formula="of:=COUNT([.M3:.M278])" office:value-type="float" office:value="74">
            <text:p>74</text:p>
          </table:table-cell>
          <table:table-cell table:style-name="ce1" table:formula="of:=COUNT([.N3:.N278])" office:value-type="float" office:value="73">
            <text:p>73</text:p>
          </table:table-cell>
          <table:table-cell table:style-name="ce16" table:formula="of:=COUNT([.O3:.O278])" office:value-type="float" office:value="200">
            <text:p>200.0</text:p>
          </table:table-cell>
          <table:table-cell table:style-name="ce1" table:formula="of:=SUM([.P3:.P278])" office:value-type="float" office:value="195.2">
            <text:p>195.2</text:p>
          </table:table-cell>
          <table:table-cell table:style-name="ce1" table:number-columns-repeated="2"/>
          <table:table-cell table:style-name="ce1" table:formula="of:=COUNT([.S3:.S278])" office:value-type="float" office:value="65">
            <text:p>65</text:p>
          </table:table-cell>
          <table:table-cell table:style-name="ce1" table:formula="of:=COUNT([.T3:.T278])" office:value-type="float" office:value="12">
            <text:p>12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" office:value-type="string">
            <text:p>cultural</text:p>
          </table:table-cell>
          <table:table-cell table:style-name="ce1" office:value-type="string">
            <text:p>Rivers, Lake Centerlines</text:p>
          </table:table-cell>
          <table:table-cell table:style-name="ce1" table:formula="of:=&quot;10m &quot;&amp;[.$B3]&amp;&quot; &quot;&amp;[.$C3]" office:value-type="string" office:string-value="10m cultural Rivers, Lake Centerlines">
            <text:p>10m cultural Rivers, Lake Centerlines</text:p>
          </table:table-cell>
          <table:table-cell table:style-name="ce1"/>
          <table:table-cell table:style-name="ce1" table:formula="of:=MAX([.F4:.F8])" office:value-type="float" office:value="1.5">
            <text:p>1.5</text:p>
          </table:table-cell>
          <table:table-cell table:style-name="ce1" table:formula="of:=IF([.F3]&lt;=1;1;0)" office:value-type="float" office:value="0">
            <text:p>0</text:p>
          </table:table-cell>
          <table:table-cell table:style-name="ce1" table:number-columns-repeated="4"/>
          <table:table-cell table:style-name="ce1" office:value-type="string">
            <text:p>////</text:p>
          </table:table-cell>
          <table:table-cell table:style-name="ce1" table:number-columns-repeated="2"/>
          <table:table-cell table:style-name="ce16"/>
          <table:table-cell table:style-name="ce1"/>
          <table:table-cell table:style-name="ce1" office:value-type="string">
            <text:p>updates</text:p>
          </table:table-cell>
          <table:table-cell table:style-name="ce1" table:number-columns-repeated="7"/>
          <table:table-cell table:style-name="ce1" office:value-type="string">
            <text:p>updates</text:p>
          </table:table-cell>
          <table:table-cell table:style-name="ce1"/>
          <table:table-cell table:style-name="ce1" office:value-type="string">
            <text:p>all 10m cultural themes</text:p>
          </table:table-cell>
          <table:table-cell table:style-name="ce1" table:formula="of:=&quot;http://www.nacis.org/naturalearth/10m/&quot;&amp;[.B3]&amp;&quot;/&quot;&amp;[.Y3]&amp;&quot;.zip&quot;" office:value-type="string" office:string-value="http://www.nacis.org/naturalearth/10m/cultural/updates.zip">
            <text:p>http://www.nacis.org/naturalearth/10m/cultural/updates.zip</text:p>
          </table:table-cell>
          <table:table-cell table:style-name="ce1" table:number-columns-repeated="996"/>
        </table:table-row>
        <table:table-row table:style-name="ro1">
          <table:table-cell table:style-name="ce2" office:value-type="string">
            <text:p>updates</text:p>
          </table:table-cell>
          <table:table-cell table:style-name="ce2"/>
          <table:table-cell table:style-name="ce2" office:value-type="string">
            <text:p>Admin 0 - Countries</text:p>
          </table:table-cell>
          <table:table-cell table:style-name="ce2" table:formula="of:=&quot;10m &quot;&amp;[.$B4]&amp;&quot; &quot;&amp;[.$C4]" office:value-type="string" office:string-value="10m  Admin 0 - Countries">
            <text:p>10m <text:s/>Admin 0 - Countries</text:p>
          </table:table-cell>
          <table:table-cell table:style-name="ce2"/>
          <table:table-cell table:style-name="ce2" table:formula="of:=MAX([.H4:.N4])" office:value-type="float" office:value="1.1">
            <text:p>1.1</text:p>
          </table:table-cell>
          <table:table-cell table:style-name="ce1" table:formula="of:=IF([.F4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office:value-type="float" office:value="1.1">
            <text:p>1.1</text:p>
          </table:table-cell>
          <table:table-cell table:style-name="ce2" table:number-columns-repeated="4"/>
          <table:table-cell table:style-name="ce2"/>
          <table:table-cell table:style-name="ce17"/>
          <table:table-cell table:style-name="ce2"/>
          <table:table-cell table:style-name="ce2" office:value-type="string">
            <text:p>natural_earth_update_1d1</text:p>
          </table:table-cell>
          <table:table-cell table:style-name="ce2" table:number-columns-repeated="7"/>
          <table:table-cell table:style-name="ce2" office:value-type="string">
            <text:p>natural_earth_update_1d1</text:p>
          </table:table-cell>
          <table:table-cell table:style-name="ce2" office:value-type="float" office:value="217">
            <text:p>217</text:p>
          </table:table-cell>
          <table:table-cell table:style-name="ce2" office:value-type="string">
            <text:p>Version 1.1 changed files</text:p>
          </table:table-cell>
          <table:table-cell table:style-name="ce5" table:formula="of:=&quot;http://www.nacis.org/naturalearth/10m/&quot;&amp;[.B4]&amp;&quot;/&quot;&amp;[.Y4]&amp;&quot;.zip&quot;" office:value-type="string" office:string-value="http://www.nacis.org/naturalearth/10m//natural_earth_update_1d1.zip">
            <text:p>http://www.nacis.org/naturalearth/10m//natural_earth_update_1d1.zip</text:p>
          </table:table-cell>
          <table:table-cell table:style-name="ce2" table:number-columns-repeated="2"/>
          <table:table-cell table:style-name="ce2" table:formula="of:=IF([.N4]=1;&quot;scp &quot;&amp;[.Q4]&amp;&quot;.zip naturbb6@naturalearthdata.com:download/&quot;&amp;[.A4]&amp;&quot;/&quot;&amp;[.B4]&amp;&quot;/&quot;&amp;[.Y4]&amp;&quot;.zip&quot;;&quot;&quot;)">
            <text:p/>
          </table:table-cell>
          <table:table-cell table:style-name="ce2" table:formula="of:=&quot;scp zips/&quot;&amp;[.A4]&amp;&quot;_&quot;&amp;[.B4]&amp;&quot;/&quot;&amp;[.Q4]&amp;&quot;.zip&quot;&amp;&quot; &quot;&amp;&quot;$(DOCROOT_FREAC)/&quot;&amp;[.A4]&amp;&quot;/&quot;&amp;[.Y4]&amp;&quot;.zip&quot;" office:value-type="string" office:string-value="scp zips/updates_/natural_earth_update_1d1.zip $(DOCROOT_FREAC)/updates/natural_earth_update_1d1.zip">
            <text:p>scp zips/updates_/natural_earth_update_1d1.zip $(DOCROOT_FREAC)/updates/natural_earth_update_1d1.zip</text:p>
          </table:table-cell>
          <table:table-cell table:style-name="ce2" table:number-columns-repeated="992"/>
        </table:table-row>
        <table:table-row table:style-name="ro1">
          <table:table-cell table:style-name="ce2" office:value-type="string">
            <text:p>updates</text:p>
          </table:table-cell>
          <table:table-cell table:style-name="ce2"/>
          <table:table-cell table:style-name="ce2" office:value-type="string">
            <text:p>Admin 0 - Countries</text:p>
          </table:table-cell>
          <table:table-cell table:style-name="ce2" table:formula="of:=&quot;10m &quot;&amp;[.$B5]&amp;&quot; &quot;&amp;[.$C5]" office:value-type="string" office:string-value="10m  Admin 0 - Countries">
            <text:p>10m <text:s/>Admin 0 - Countries</text:p>
          </table:table-cell>
          <table:table-cell table:style-name="ce2"/>
          <table:table-cell table:style-name="ce2" table:formula="of:=MAX([.H5:.N5])" office:value-type="float" office:value="1.2">
            <text:p>1.2</text:p>
          </table:table-cell>
          <table:table-cell table:style-name="ce1" table:formula="of:=IF([.F5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/>
          <table:table-cell table:style-name="ce2" office:value-type="float" office:value="1.2">
            <text:p>1.2</text:p>
          </table:table-cell>
          <table:table-cell table:style-name="ce2" table:number-columns-repeated="3"/>
          <table:table-cell table:style-name="ce2"/>
          <table:table-cell table:style-name="ce17"/>
          <table:table-cell table:style-name="ce2"/>
          <table:table-cell table:style-name="ce2" office:value-type="string">
            <text:p>natural_earth_update_1d2</text:p>
          </table:table-cell>
          <table:table-cell table:style-name="ce2" table:number-columns-repeated="7"/>
          <table:table-cell table:style-name="ce2" office:value-type="string">
            <text:p>natural_earth_update_1d2</text:p>
          </table:table-cell>
          <table:table-cell table:style-name="ce2" office:value-type="float" office:value="243">
            <text:p>243</text:p>
          </table:table-cell>
          <table:table-cell table:style-name="ce2" office:value-type="string">
            <text:p>Version 1.2 changed files</text:p>
          </table:table-cell>
          <table:table-cell table:style-name="ce5" table:formula="of:=&quot;http://www.nacis.org/naturalearth/10m/&quot;&amp;[.B5]&amp;&quot;/&quot;&amp;[.Y5]&amp;&quot;.zip&quot;" office:value-type="string" office:string-value="http://www.nacis.org/naturalearth/10m//natural_earth_update_1d2.zip">
            <text:p>http://www.nacis.org/naturalearth/10m//natural_earth_update_1d2.zip</text:p>
          </table:table-cell>
          <table:table-cell table:style-name="ce2" table:number-columns-repeated="2"/>
          <table:table-cell table:style-name="ce2" table:formula="of:=IF([.N5]=1;&quot;scp &quot;&amp;[.Q5]&amp;&quot;.zip naturbb6@naturalearthdata.com:download/&quot;&amp;[.A5]&amp;&quot;/&quot;&amp;[.B5]&amp;&quot;/&quot;&amp;[.Y5]&amp;&quot;.zip&quot;;&quot;&quot;)">
            <text:p/>
          </table:table-cell>
          <table:table-cell table:style-name="ce2" table:formula="of:=&quot;scp zips/&quot;&amp;[.A5]&amp;&quot;_&quot;&amp;[.B5]&amp;&quot;/&quot;&amp;[.Q5]&amp;&quot;.zip&quot;&amp;&quot; &quot;&amp;&quot;$(DOCROOT_FREAC)/&quot;&amp;[.A5]&amp;&quot;/&quot;&amp;[.Y5]&amp;&quot;.zip&quot;" office:value-type="string" office:string-value="scp zips/updates_/natural_earth_update_1d2.zip $(DOCROOT_FREAC)/updates/natural_earth_update_1d2.zip">
            <text:p>scp zips/updates_/natural_earth_update_1d2.zip $(DOCROOT_FREAC)/updates/natural_earth_update_1d2.zip</text:p>
          </table:table-cell>
          <table:table-cell table:style-name="ce2" table:number-columns-repeated="992"/>
        </table:table-row>
        <table:table-row table:style-name="ro2">
          <table:table-cell table:style-name="ce2" office:value-type="string">
            <text:p>updates</text:p>
          </table:table-cell>
          <table:table-cell table:style-name="ce2"/>
          <table:table-cell table:style-name="ce2" office:value-type="string">
            <text:p>Admin 0 - Countries</text:p>
          </table:table-cell>
          <table:table-cell table:style-name="ce2" table:formula="of:=&quot;10m &quot;&amp;[.$B6]&amp;&quot; &quot;&amp;[.$C6]" office:value-type="string" office:string-value="10m  Admin 0 - Countries">
            <text:p>10m <text:s/>Admin 0 - Countries</text:p>
          </table:table-cell>
          <table:table-cell table:style-name="ce2"/>
          <table:table-cell table:style-name="ce2" table:formula="of:=MAX([.H6:.N6])" office:value-type="float" office:value="1.3">
            <text:p>1.3</text:p>
          </table:table-cell>
          <table:table-cell table:style-name="ce1" table:formula="of:=IF([.F6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2"/>
          <table:table-cell table:style-name="ce2" office:value-type="float" office:value="1.3">
            <text:p>1.3</text:p>
          </table:table-cell>
          <table:table-cell table:style-name="ce2" office:value-type="string">
            <text:p>////</text:p>
          </table:table-cell>
          <table:table-cell table:style-name="ce2"/>
          <table:table-cell table:style-name="ce2"/>
          <table:table-cell table:style-name="ce17"/>
          <table:table-cell table:style-name="ce2"/>
          <table:table-cell table:style-name="ce2" office:value-type="string">
            <text:p>natural_earth_update_1d3</text:p>
          </table:table-cell>
          <table:table-cell table:style-name="ce2" table:number-columns-repeated="7"/>
          <table:table-cell table:style-name="ce2" office:value-type="string">
            <text:p>natural_earth_update_1d3</text:p>
          </table:table-cell>
          <table:table-cell table:style-name="ce31" office:value-type="float" office:value="254">
            <text:p>254</text:p>
          </table:table-cell>
          <table:table-cell table:style-name="ce2" office:value-type="string">
            <text:p>Version 1.3 changed files</text:p>
          </table:table-cell>
          <table:table-cell table:style-name="ce5" table:formula="of:=&quot;http://www.nacis.org/naturalearth/10m/&quot;&amp;[.B6]&amp;&quot;/&quot;&amp;[.Y6]&amp;&quot;.zip&quot;" office:value-type="string" office:string-value="http://www.nacis.org/naturalearth/10m//natural_earth_update_1d3.zip">
            <text:p>http://www.nacis.org/naturalearth/10m//natural_earth_update_1d3.zip</text:p>
          </table:table-cell>
          <table:table-cell table:style-name="ce2" table:number-columns-repeated="2"/>
          <table:table-cell table:style-name="ce2" table:formula="of:=IF([.N6]=1;&quot;scp &quot;&amp;[.Q6]&amp;&quot;.zip naturbb6@naturalearthdata.com:download/&quot;&amp;[.A6]&amp;&quot;/&quot;&amp;[.B6]&amp;&quot;/&quot;&amp;[.Y6]&amp;&quot;.zip&quot;;&quot;&quot;)">
            <text:p/>
          </table:table-cell>
          <table:table-cell table:style-name="ce2" table:formula="of:=&quot;scp zips/&quot;&amp;[.A6]&amp;&quot;_&quot;&amp;[.B6]&amp;&quot;/&quot;&amp;[.Q6]&amp;&quot;.zip&quot;&amp;&quot; &quot;&amp;&quot;$(DOCROOT_FREAC)/&quot;&amp;[.A6]&amp;&quot;/&quot;&amp;[.Y6]&amp;&quot;.zip&quot;" office:value-type="string" office:string-value="scp zips/updates_/natural_earth_update_1d3.zip $(DOCROOT_FREAC)/updates/natural_earth_update_1d3.zip">
            <text:p>scp zips/updates_/natural_earth_update_1d3.zip $(DOCROOT_FREAC)/updates/natural_earth_update_1d3.zip</text:p>
          </table:table-cell>
          <table:table-cell table:style-name="ce2" table:number-columns-repeated="992"/>
        </table:table-row>
        <table:table-row table:style-name="ro2">
          <table:table-cell table:style-name="ce2" office:value-type="string">
            <text:p>updates</text:p>
          </table:table-cell>
          <table:table-cell table:style-name="ce2"/>
          <table:table-cell table:style-name="ce2" office:value-type="string">
            <text:p>Admin 0 - Countries</text:p>
          </table:table-cell>
          <table:table-cell table:style-name="ce2" table:formula="of:=&quot;10m &quot;&amp;[.$B7]&amp;&quot; &quot;&amp;[.$C7]" office:value-type="string" office:string-value="10m  Admin 0 - Countries">
            <text:p>10m <text:s/>Admin 0 - Countries</text:p>
          </table:table-cell>
          <table:table-cell table:style-name="ce2"/>
          <table:table-cell table:style-name="ce2" table:formula="of:=MAX([.H7:.N7])" office:value-type="float" office:value="1.4">
            <text:p>1.4</text:p>
          </table:table-cell>
          <table:table-cell table:style-name="ce1" table:formula="of:=IF([.F7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4"/>
          <table:table-cell table:style-name="ce2" office:value-type="float" office:value="1.4">
            <text:p>1.4</text:p>
          </table:table-cell>
          <table:table-cell table:style-name="ce2" office:value-type="float" office:value="1">
            <text:p>1</text:p>
          </table:table-cell>
          <table:table-cell table:style-name="ce17"/>
          <table:table-cell table:style-name="ce2"/>
          <table:table-cell table:style-name="ce2" office:value-type="string">
            <text:p>natural_earth_update_1d4</text:p>
          </table:table-cell>
          <table:table-cell table:style-name="ce2" table:number-columns-repeated="7"/>
          <table:table-cell table:style-name="ce2" office:value-type="string">
            <text:p>natural_earth_update_1d4</text:p>
          </table:table-cell>
          <table:table-cell table:style-name="ce31" office:value-type="float" office:value="270">
            <text:p>270</text:p>
          </table:table-cell>
          <table:table-cell table:style-name="ce2" office:value-type="string">
            <text:p>Version 1.4 changed files</text:p>
          </table:table-cell>
          <table:table-cell table:style-name="ce5" table:formula="of:=&quot;http://www.nacis.org/naturalearth/10m/&quot;&amp;[.B7]&amp;&quot;/&quot;&amp;[.Y7]&amp;&quot;.zip&quot;" office:value-type="string" office:string-value="http://www.nacis.org/naturalearth/10m//natural_earth_update_1d4.zip">
            <text:p>http://www.nacis.org/naturalearth/10m//natural_earth_update_1d4.zip</text:p>
          </table:table-cell>
          <table:table-cell table:style-name="ce2" table:number-columns-repeated="2"/>
          <table:table-cell table:style-name="ce2" table:formula="of:=IF([.N7]=1;&quot;scp &quot;&amp;[.Q7]&amp;&quot;.zip naturbb6@naturalearthdata.com:download/&quot;&amp;[.A7]&amp;&quot;/&quot;&amp;[.Y7]&amp;&quot;.zip&quot;;&quot;&quot;)" office:value-type="string" office:string-value="scp natural_earth_update_1d4.zip naturbb6@naturalearthdata.com:download/updates/natural_earth_update_1d4.zip">
            <text:p>scp natural_earth_update_1d4.zip naturbb6@naturalearthdata.com:download/updates/natural_earth_update_1d4.zip</text:p>
          </table:table-cell>
          <table:table-cell table:style-name="ce2" table:formula="of:=&quot;scp zips/&quot;&amp;[.A7]&amp;&quot;_&quot;&amp;[.B7]&amp;&quot;/&quot;&amp;[.Q7]&amp;&quot;.zip&quot;&amp;&quot; &quot;&amp;&quot;$(DOCROOT_FREAC)/&quot;&amp;[.A7]&amp;&quot;/&quot;&amp;[.Y7]&amp;&quot;.zip&quot;" office:value-type="string" office:string-value="scp zips/updates_/natural_earth_update_1d4.zip $(DOCROOT_FREAC)/updates/natural_earth_update_1d4.zip">
            <text:p>scp zips/updates_/natural_earth_update_1d4.zip $(DOCROOT_FREAC)/updates/natural_earth_update_1d4.zip</text:p>
          </table:table-cell>
          <table:table-cell table:style-name="ce2" table:number-columns-repeated="992"/>
        </table:table-row>
        <table:table-row table:style-name="ro1">
          <table:table-cell table:style-name="ce2" office:value-type="string">
            <text:p>updates</text:p>
          </table:table-cell>
          <table:table-cell table:style-name="ce2"/>
          <table:table-cell table:style-name="ce2" office:value-type="string">
            <text:p>Admin 0 - Countries</text:p>
          </table:table-cell>
          <table:table-cell table:style-name="ce2" table:formula="of:=&quot;10m &quot;&amp;[.$B8]&amp;&quot; &quot;&amp;[.$C8]" office:value-type="string" office:string-value="10m  Admin 0 - Countries">
            <text:p>10m <text:s/>Admin 0 - Countries</text:p>
          </table:table-cell>
          <table:table-cell table:style-name="ce2"/>
          <table:table-cell table:style-name="ce2" office:value-type="float" office:value="1.5">
            <text:p>1.5</text:p>
          </table:table-cell>
          <table:table-cell table:style-name="ce1" table:formula="of:=IF([.F8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 office:value-type="float" office:value="2">
            <text:p>2.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atural_earth_update_2.0.0</text:p>
          </table:table-cell>
          <table:table-cell table:style-name="ce2" table:number-columns-repeated="7"/>
          <table:table-cell table:style-name="ce2" office:value-type="string">
            <text:p>natural_earth_update_1d5</text:p>
          </table:table-cell>
          <table:table-cell table:style-name="ce31"/>
          <table:table-cell table:style-name="ce2" office:value-type="string">
            <text:p>Version 1.5 changed files</text:p>
          </table:table-cell>
          <table:table-cell table:style-name="ce5" table:formula="of:=&quot;http://www.nacis.org/naturalearth/10m/&quot;&amp;[.B8]&amp;&quot;/&quot;&amp;[.Y8]&amp;&quot;.zip&quot;" office:value-type="string" office:string-value="http://www.nacis.org/naturalearth/10m//natural_earth_update_1d5.zip">
            <text:p>http://www.nacis.org/naturalearth/10m//natural_earth_update_1d5.zip</text:p>
          </table:table-cell>
          <table:table-cell table:style-name="ce2" table:number-columns-repeated="2"/>
          <table:table-cell table:style-name="ce2" table:formula="of:=IF([.N8]=1;&quot;scp &quot;&amp;[.Q8]&amp;&quot;.zip naturbb6@naturalearthdata.com:download/&quot;&amp;[.A8]&amp;&quot;/&quot;&amp;[.Y8]&amp;&quot;.zip&quot;;&quot;&quot;)">
            <text:p/>
          </table:table-cell>
          <table:table-cell table:style-name="ce2" table:formula="of:=&quot;scp zips/&quot;&amp;[.A8]&amp;&quot;_&quot;&amp;[.B8]&amp;&quot;/&quot;&amp;[.Q8]&amp;&quot;.zip&quot;&amp;&quot; &quot;&amp;&quot;$(DOCROOT_FREAC)/&quot;&amp;[.A8]&amp;&quot;/&quot;&amp;[.Y8]&amp;&quot;.zip&quot;" office:value-type="string" office:string-value="scp zips/updates_/natural_earth_update_2.0.0.zip $(DOCROOT_FREAC)/updates/natural_earth_update_1d5.zip">
            <text:p>scp zips/updates_/natural_earth_update_2.0.0.zip $(DOCROOT_FREAC)/updates/natural_earth_update_1d5.zip</text:p>
          </table:table-cell>
          <table:table-cell table:style-name="ce2" table:number-columns-repeated="992"/>
        </table:table-row>
        <table:table-row table:style-name="ro1">
          <table:table-cell table:style-name="ce3" office:value-type="string">
            <text:p>packages</text:p>
          </table:table-cell>
          <table:table-cell table:style-name="ce2"/>
          <table:table-cell table:style-name="ce3" table:number-columns-repeated="4"/>
          <table:table-cell table:style-name="ce1"/>
          <table:table-cell table:style-name="ce3" table:number-columns-repeated="6"/>
          <table:table-cell table:style-name="ce3"/>
          <table:table-cell table:style-name="ce18"/>
          <table:table-cell table:style-name="ce3"/>
          <table:table-cell table:style-name="ce1" office:value-type="string">
            <text:p>packages</text:p>
          </table:table-cell>
          <table:table-cell table:style-name="ce1" table:number-columns-repeated="7"/>
          <table:table-cell table:style-name="ce3"/>
          <table:table-cell table:style-name="ce3"/>
          <table:table-cell table:style-name="ce3" office:value-type="string">
            <text:p>all 10m cultural themes</text:p>
          </table:table-cell>
          <table:table-cell table:style-name="ce5"/>
          <table:table-cell table:style-name="ce3" table:number-columns-repeated="2"/>
          <table:table-cell table:style-name="ce2" table:formula="of:=IF([.N9]=1;&quot;scp &quot;&amp;[.Q9]&amp;&quot;.zip naturbb6@naturalearthdata.com:download/&quot;&amp;[.A9]&amp;&quot;/&quot;&amp;[.B9]&amp;&quot;/&quot;&amp;[.Y9]&amp;&quot;.zip&quot;;&quot;&quot;)">
            <text:p/>
          </table:table-cell>
          <table:table-cell table:style-name="ce2" table:formula="of:=IF([.N9]=1;&quot;scp &quot;&amp;[.Q9]&amp;&quot;.zip nacis@ftp.freac.fsu.edu:nacis_ftp/web-download/&quot;&amp;[.A9]&amp;&quot;/&quot;&amp;[.B9]&amp;&quot;/&quot;&amp;[.Y9]&amp;&quot;.zip&quot;;&quot;&quot;)">
            <text:p/>
          </table:table-cell>
          <table:table-cell table:style-name="ce3" table:number-columns-repeated="992"/>
        </table:table-row>
        <table:table-row table:style-name="ro1">
          <table:table-cell table:style-name="ce2" office:value-type="string">
            <text:p>packages</text:p>
          </table:table-cell>
          <table:table-cell table:style-name="ce2"/>
          <table:table-cell table:style-name="ce2" office:value-type="string">
            <text:p>Admin 0 - Countries</text:p>
          </table:table-cell>
          <table:table-cell table:style-name="ce2" table:formula="of:=&quot;10m &quot;&amp;[.$B10]&amp;&quot; &quot;&amp;[.$C10]" office:value-type="string" office:string-value="10m  Admin 0 - Countries">
            <text:p>10m <text:s/>Admin 0 - Countries</text:p>
          </table:table-cell>
          <table:table-cell table:style-name="ce2"/>
          <table:table-cell table:style-name="ce9" table:formula="of:=MAX([.H10:.P10])" office:value-type="float" office:value="2">
            <text:p>2</text:p>
          </table:table-cell>
          <table:table-cell table:style-name="ce1" table:formula="of:=IF([.F10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2"/>
          <table:table-cell table:style-name="ce2" office:value-type="float" office:value="1.3">
            <text:p>1.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.4">
            <text:p>1.4</text:p>
          </table:table-cell>
          <table:table-cell table:style-name="ce2"/>
          <table:table-cell table:style-name="ce17" office:value-type="float" office:value="2">
            <text:p>2.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atural_Earth_quick_start</text:p>
          </table:table-cell>
          <table:table-cell table:style-name="ce2" table:number-columns-repeated="7"/>
          <table:table-cell table:style-name="ce2" office:value-type="string">
            <text:p>Natural_Earth_quick_start</text:p>
          </table:table-cell>
          <table:table-cell office:value-type="float" office:value="203">
            <text:p>203</text:p>
          </table:table-cell>
          <table:table-cell table:style-name="ce2"/>
          <table:table-cell table:style-name="ce5" table:formula="of:=&quot;http://www.nacis.org/naturalearth/10m/&quot;&amp;[.B10]&amp;&quot;/&quot;&amp;[.Y10]&amp;&quot;.zip&quot;" office:value-type="string" office:string-value="http://www.nacis.org/naturalearth/10m//Natural_Earth_quick_start.zip">
            <text:p>http://www.nacis.org/naturalearth/10m//Natural_Earth_quick_start.zip</text:p>
          </table:table-cell>
          <table:table-cell table:style-name="ce2" table:number-columns-repeated="2"/>
          <table:table-cell table:style-name="ce2" table:formula="of:=IF([.N10]=1;&quot;scp &quot;&amp;[.Q10]&amp;&quot;.zip naturbb6@naturalearthdata.com:download/&quot;&amp;[.A10]&amp;&quot;/&quot;&amp;[.B10]&amp;&quot;/&quot;&amp;[.Y10]&amp;&quot;.zip&quot;;&quot;&quot;)">
            <text:p/>
          </table:table-cell>
          <table:table-cell table:style-name="ce2" table:formula="of:=&quot;scp zips/&quot;&amp;[.A10]&amp;[.B10]&amp;&quot;/&quot;&amp;[.Q10]&amp;&quot;.zip&quot;&amp;&quot; &quot;&amp;&quot;$(DOCROOT_FREAC)/&quot;&amp;[.A10]&amp;&quot;/&quot;&amp;[.Y10]&amp;&quot;.zip&quot;" office:value-type="string" office:string-value="scp zips/packages/Natural_Earth_quick_start.zip $(DOCROOT_FREAC)/packages/Natural_Earth_quick_start.zip">
            <text:p>scp zips/packages/Natural_Earth_quick_start.zip $(DOCROOT_FREAC)/packages/Natural_Earth_quick_start.zip</text:p>
          </table:table-cell>
          <table:table-cell table:style-name="ce2" table:number-columns-repeated="992"/>
        </table:table-row>
        <table:table-row table:style-name="ro1">
          <table:table-cell table:style-name="ce2" office:value-type="string">
            <text:p>packages</text:p>
          </table:table-cell>
          <table:table-cell table:style-name="ce2"/>
          <table:table-cell table:style-name="ce2" office:value-type="string">
            <text:p>Admin 0 - Countries</text:p>
          </table:table-cell>
          <table:table-cell table:style-name="ce2" table:formula="of:=&quot;10m &quot;&amp;[.$B11]&amp;&quot; &quot;&amp;[.$C11]" office:value-type="string" office:string-value="10m  Admin 0 - Countries">
            <text:p>10m <text:s/>Admin 0 - Countries</text:p>
          </table:table-cell>
          <table:table-cell table:style-name="ce2"/>
          <table:table-cell table:style-name="ce9" table:formula="of:=MAX([.H11:.P11])" office:value-type="float" office:value="2">
            <text:p>2</text:p>
          </table:table-cell>
          <table:table-cell table:style-name="ce1" table:formula="of:=IF([.F11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 office:value-type="float" office:value="2">
            <text:p>2.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e_10m_building_blocks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5"/>
          <table:table-cell table:style-name="ce2" office:value-type="string">
            <text:p>ne_10m_building_blocks</text:p>
          </table:table-cell>
          <table:table-cell table:style-name="ce2" table:number-columns-repeated="2"/>
          <table:table-cell table:style-name="ce5" table:formula="of:=&quot;http://www.nacis.org/naturalearth/10m/&quot;&amp;[.B11]&amp;&quot;/&quot;&amp;[.Y11]&amp;&quot;.zip&quot;" office:value-type="string" office:string-value="http://www.nacis.org/naturalearth/10m//ne_10m_building_blocks.zip">
            <text:p>http://www.nacis.org/naturalearth/10m//ne_10m_building_blocks.zip</text:p>
          </table:table-cell>
          <table:table-cell table:style-name="ce2" table:number-columns-repeated="2"/>
          <table:table-cell table:style-name="ce2" table:formula="of:=IF([.N11]=1;&quot;scp &quot;&amp;[.Q11]&amp;&quot;.zip naturbb6@naturalearthdata.com:download/&quot;&amp;[.A11]&amp;&quot;/&quot;&amp;[.B11]&amp;&quot;/&quot;&amp;[.Y11]&amp;&quot;.zip&quot;;&quot;&quot;)">
            <text:p/>
          </table:table-cell>
          <table:table-cell table:style-name="ce2" table:formula="of:=&quot;scp zips/&quot;&amp;[.A11]&amp;[.B11]&amp;&quot;/&quot;&amp;[.Q11]&amp;&quot;.zip&quot;&amp;&quot; &quot;&amp;&quot;$(DOCROOT_FREAC)/&quot;&amp;[.A11]&amp;&quot;/&quot;&amp;[.Y11]&amp;&quot;.zip&quot;" office:value-type="string" office:string-value="scp zips/packages/ne_10m_building_blocks.zip $(DOCROOT_FREAC)/packages/ne_10m_building_blocks.zip">
            <text:p>scp zips/packages/ne_10m_building_blocks.zip $(DOCROOT_FREAC)/packages/ne_10m_building_blocks.zip</text:p>
          </table:table-cell>
          <table:table-cell table:style-name="ce2" table:number-columns-repeated="992"/>
        </table:table-row>
        <table:table-row table:style-name="ro1">
          <table:table-cell table:style-name="ce4" office:value-type="string">
            <text:p>packages</text:p>
          </table:table-cell>
          <table:table-cell table:style-name="ce4"/>
          <table:table-cell table:style-name="ce4" office:value-type="string">
            <text:p>Admin 0 - Countries</text:p>
          </table:table-cell>
          <table:table-cell table:style-name="ce4" table:formula="of:=&quot;10m &quot;&amp;[.$B12]&amp;&quot; &quot;&amp;[.$C12]" office:value-type="string" office:string-value="10m  Admin 0 - Countries">
            <text:p>10m <text:s/>Admin 0 - Countries</text:p>
          </table:table-cell>
          <table:table-cell table:style-name="ce4"/>
          <table:table-cell table:style-name="ce10" table:formula="of:=MAX([.H12:.P12])" office:value-type="float" office:value="2">
            <text:p>2</text:p>
          </table:table-cell>
          <table:table-cell table:style-name="ce1" table:formula="of:=IF([.F12]&lt;=1;1;0)" office:value-type="float" office:value="0">
            <text:p>0</text:p>
          </table:table-cell>
          <table:table-cell table:style-name="ce4" office:value-type="string">
            <text:p><text:s/></text:p>
          </table:table-cell>
          <table:table-cell table:style-name="ce4" table:number-columns-repeated="5"/>
          <table:table-cell table:style-name="ce4"/>
          <table:table-cell table:style-name="ce19" office:value-type="float" office:value="2">
            <text:p>2.0</text:p>
          </table:table-cell>
          <table:table-cell table:style-name="ce4" office:value-type="float" office:value="1">
            <text:p>1</text:p>
          </table:table-cell>
          <table:table-cell table:style-name="ce24" office:value-type="string">
            <text:p>ne_10m_land_ocean_label_points</text:p>
          </table:table-cell>
          <table:table-cell table:style-name="ce2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ne_10m_building_blocks</text:p>
          </table:table-cell>
          <table:table-cell table:style-name="ce4" table:number-columns-repeated="2"/>
          <table:table-cell table:style-name="ce32" table:formula="of:=&quot;http://www.nacis.org/naturalearth/10m/&quot;&amp;[.B12]&amp;&quot;/&quot;&amp;[.Y12]&amp;&quot;.zip&quot;" office:value-type="string" office:string-value="http://www.nacis.org/naturalearth/10m//ne_10m_building_blocks.zip">
            <text:p>http://www.nacis.org/naturalearth/10m//ne_10m_building_blocks.zip</text:p>
          </table:table-cell>
          <table:table-cell table:style-name="ce4" table:number-columns-repeated="2"/>
          <table:table-cell table:style-name="ce4" table:formula="of:=IF([.N12]=1;&quot;scp &quot;&amp;[.Q12]&amp;&quot;.zip naturbb6@naturalearthdata.com:download/&quot;&amp;[.A12]&amp;&quot;/&quot;&amp;[.B12]&amp;&quot;/&quot;&amp;[.Y12]&amp;&quot;.zip&quot;;&quot;&quot;)">
            <text:p/>
          </table:table-cell>
          <table:table-cell table:style-name="ce4" table:formula="of:=&quot;scp zips/&quot;&amp;[.A12]&amp;[.B12]&amp;&quot;/&quot;&amp;[.Q12]&amp;&quot;.zip&quot;&amp;&quot; &quot;&amp;&quot;$(DOCROOT_FREAC)/&quot;&amp;[.A12]&amp;&quot;/&quot;&amp;[.Y12]&amp;&quot;.zip&quot;" office:value-type="string" office:string-value="scp zips/packages/ne_10m_land_ocean_label_points.zip $(DOCROOT_FREAC)/packages/ne_10m_building_blocks.zip">
            <text:p>scp zips/packages/ne_10m_land_ocean_label_points.zip $(DOCROOT_FREAC)/packages/ne_10m_building_blocks.zip</text:p>
          </table:table-cell>
          <table:table-cell table:style-name="ce4" table:number-columns-repeated="992"/>
        </table:table-row>
        <table:table-row table:style-name="ro1">
          <table:table-cell table:style-name="ce4" office:value-type="string">
            <text:p>packages</text:p>
          </table:table-cell>
          <table:table-cell table:style-name="ce4"/>
          <table:table-cell table:style-name="ce4" office:value-type="string">
            <text:p>Admin 0 - Countries</text:p>
          </table:table-cell>
          <table:table-cell table:style-name="ce4" table:formula="of:=&quot;10m &quot;&amp;[.$B13]&amp;&quot; &quot;&amp;[.$C13]" office:value-type="string" office:string-value="10m  Admin 0 - Countries">
            <text:p>10m <text:s/>Admin 0 - Countries</text:p>
          </table:table-cell>
          <table:table-cell table:style-name="ce4"/>
          <table:table-cell table:style-name="ce10" table:formula="of:=MAX([.H13:.P13])" office:value-type="float" office:value="2">
            <text:p>2</text:p>
          </table:table-cell>
          <table:table-cell table:style-name="ce1" table:formula="of:=IF([.F13]&lt;=1;1;0)" office:value-type="float" office:value="0">
            <text:p>0</text:p>
          </table:table-cell>
          <table:table-cell table:style-name="ce4" office:value-type="string">
            <text:p><text:s/></text:p>
          </table:table-cell>
          <table:table-cell table:style-name="ce4" table:number-columns-repeated="5"/>
          <table:table-cell table:style-name="ce4"/>
          <table:table-cell table:style-name="ce19" office:value-type="float" office:value="2">
            <text:p>2.0</text:p>
          </table:table-cell>
          <table:table-cell table:style-name="ce4" office:value-type="float" office:value="1">
            <text:p>1</text:p>
          </table:table-cell>
          <table:table-cell table:style-name="ce24" office:value-type="string">
            <text:p>ne_10m_minor_island_label_points</text:p>
          </table:table-cell>
          <table:table-cell table:style-name="ce2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ne_10m_building_blocks</text:p>
          </table:table-cell>
          <table:table-cell table:style-name="ce4" table:number-columns-repeated="2"/>
          <table:table-cell table:style-name="ce32" table:formula="of:=&quot;http://www.nacis.org/naturalearth/10m/&quot;&amp;[.B13]&amp;&quot;/&quot;&amp;[.Y13]&amp;&quot;.zip&quot;" office:value-type="string" office:string-value="http://www.nacis.org/naturalearth/10m//ne_10m_building_blocks.zip">
            <text:p>http://www.nacis.org/naturalearth/10m//ne_10m_building_blocks.zip</text:p>
          </table:table-cell>
          <table:table-cell table:style-name="ce4" table:number-columns-repeated="2"/>
          <table:table-cell table:style-name="ce4" table:formula="of:=IF([.N13]=1;&quot;scp &quot;&amp;[.Q13]&amp;&quot;.zip naturbb6@naturalearthdata.com:download/&quot;&amp;[.A13]&amp;&quot;/&quot;&amp;[.B13]&amp;&quot;/&quot;&amp;[.Y13]&amp;&quot;.zip&quot;;&quot;&quot;)">
            <text:p/>
          </table:table-cell>
          <table:table-cell table:style-name="ce4" table:formula="of:=&quot;scp zips/&quot;&amp;[.A13]&amp;[.B13]&amp;&quot;/&quot;&amp;[.Q13]&amp;&quot;.zip&quot;&amp;&quot; &quot;&amp;&quot;$(DOCROOT_FREAC)/&quot;&amp;[.A13]&amp;&quot;/&quot;&amp;[.Y13]&amp;&quot;.zip&quot;" office:value-type="string" office:string-value="scp zips/packages/ne_10m_minor_island_label_points.zip $(DOCROOT_FREAC)/packages/ne_10m_building_blocks.zip">
            <text:p>scp zips/packages/ne_10m_minor_island_label_points.zip $(DOCROOT_FREAC)/packages/ne_10m_building_blocks.zip</text:p>
          </table:table-cell>
          <table:table-cell table:style-name="ce4" table:number-columns-repeated="992"/>
        </table:table-row>
        <table:table-row table:style-name="ro1">
          <table:table-cell table:style-name="ce4" office:value-type="string">
            <text:p>packages</text:p>
          </table:table-cell>
          <table:table-cell table:style-name="ce4"/>
          <table:table-cell table:style-name="ce4" office:value-type="string">
            <text:p>Admin 0 - Countries</text:p>
          </table:table-cell>
          <table:table-cell table:style-name="ce4" table:formula="of:=&quot;10m &quot;&amp;[.$B14]&amp;&quot; &quot;&amp;[.$C14]" office:value-type="string" office:string-value="10m  Admin 0 - Countries">
            <text:p>10m <text:s/>Admin 0 - Countries</text:p>
          </table:table-cell>
          <table:table-cell table:style-name="ce4"/>
          <table:table-cell table:style-name="ce10" table:formula="of:=MAX([.H14:.P14])" office:value-type="float" office:value="2">
            <text:p>2</text:p>
          </table:table-cell>
          <table:table-cell table:style-name="ce1" table:formula="of:=IF([.F14]&lt;=1;1;0)" office:value-type="float" office:value="0">
            <text:p>0</text:p>
          </table:table-cell>
          <table:table-cell table:style-name="ce4" office:value-type="string">
            <text:p><text:s/></text:p>
          </table:table-cell>
          <table:table-cell table:style-name="ce4" table:number-columns-repeated="5"/>
          <table:table-cell table:style-name="ce4"/>
          <table:table-cell table:style-name="ce19" office:value-type="float" office:value="2">
            <text:p>2.0</text:p>
          </table:table-cell>
          <table:table-cell table:style-name="ce4" office:value-type="float" office:value="1">
            <text:p>1</text:p>
          </table:table-cell>
          <table:table-cell table:style-name="ce24" office:value-type="string">
            <text:p>ne_10m_admin_0_label_points</text:p>
          </table:table-cell>
          <table:table-cell table:style-name="ce2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ne_10m_building_blocks</text:p>
          </table:table-cell>
          <table:table-cell table:style-name="ce4" table:number-columns-repeated="2"/>
          <table:table-cell table:style-name="ce32" table:formula="of:=&quot;http://www.nacis.org/naturalearth/10m/&quot;&amp;[.B14]&amp;&quot;/&quot;&amp;[.Y14]&amp;&quot;.zip&quot;" office:value-type="string" office:string-value="http://www.nacis.org/naturalearth/10m//ne_10m_building_blocks.zip">
            <text:p>http://www.nacis.org/naturalearth/10m//ne_10m_building_blocks.zip</text:p>
          </table:table-cell>
          <table:table-cell table:style-name="ce4" table:number-columns-repeated="2"/>
          <table:table-cell table:style-name="ce4" table:formula="of:=IF([.N14]=1;&quot;scp &quot;&amp;[.Q14]&amp;&quot;.zip naturbb6@naturalearthdata.com:download/&quot;&amp;[.A14]&amp;&quot;/&quot;&amp;[.B14]&amp;&quot;/&quot;&amp;[.Y14]&amp;&quot;.zip&quot;;&quot;&quot;)">
            <text:p/>
          </table:table-cell>
          <table:table-cell table:style-name="ce4" table:formula="of:=&quot;scp zips/&quot;&amp;[.A14]&amp;[.B14]&amp;&quot;/&quot;&amp;[.Q14]&amp;&quot;.zip&quot;&amp;&quot; &quot;&amp;&quot;$(DOCROOT_FREAC)/&quot;&amp;[.A14]&amp;&quot;/&quot;&amp;[.Y14]&amp;&quot;.zip&quot;" office:value-type="string" office:string-value="scp zips/packages/ne_10m_admin_0_label_points.zip $(DOCROOT_FREAC)/packages/ne_10m_building_blocks.zip">
            <text:p>scp zips/packages/ne_10m_admin_0_label_points.zip $(DOCROOT_FREAC)/packages/ne_10m_building_blocks.zip</text:p>
          </table:table-cell>
          <table:table-cell table:style-name="ce4" table:number-columns-repeated="992"/>
        </table:table-row>
        <table:table-row table:style-name="ro1">
          <table:table-cell table:style-name="ce4" office:value-type="string">
            <text:p>packages</text:p>
          </table:table-cell>
          <table:table-cell table:style-name="ce4"/>
          <table:table-cell table:style-name="ce4" office:value-type="string">
            <text:p>Admin 0 - Countries</text:p>
          </table:table-cell>
          <table:table-cell table:style-name="ce4" table:formula="of:=&quot;10m &quot;&amp;[.$B15]&amp;&quot; &quot;&amp;[.$C15]" office:value-type="string" office:string-value="10m  Admin 0 - Countries">
            <text:p>10m <text:s/>Admin 0 - Countries</text:p>
          </table:table-cell>
          <table:table-cell table:style-name="ce4"/>
          <table:table-cell table:style-name="ce10" table:formula="of:=MAX([.H15:.P15])" office:value-type="float" office:value="2">
            <text:p>2</text:p>
          </table:table-cell>
          <table:table-cell table:style-name="ce1" table:formula="of:=IF([.F15]&lt;=1;1;0)" office:value-type="float" office:value="0">
            <text:p>0</text:p>
          </table:table-cell>
          <table:table-cell table:style-name="ce4" office:value-type="string">
            <text:p><text:s/></text:p>
          </table:table-cell>
          <table:table-cell table:style-name="ce4" table:number-columns-repeated="5"/>
          <table:table-cell table:style-name="ce4"/>
          <table:table-cell table:style-name="ce19" office:value-type="float" office:value="2">
            <text:p>2.0</text:p>
          </table:table-cell>
          <table:table-cell table:style-name="ce4" office:value-type="float" office:value="1">
            <text:p>1</text:p>
          </table:table-cell>
          <table:table-cell table:style-name="ce25" office:value-type="string">
            <text:p>ne_10m_admin_1_label_points.gdb</text:p>
          </table:table-cell>
          <table:table-cell table:style-name="ce2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ne_10m_building_blocks</text:p>
          </table:table-cell>
          <table:table-cell table:style-name="ce4" table:number-columns-repeated="2"/>
          <table:table-cell table:style-name="ce32" table:formula="of:=&quot;http://www.nacis.org/naturalearth/10m/&quot;&amp;[.B15]&amp;&quot;/&quot;&amp;[.Y15]&amp;&quot;.zip&quot;" office:value-type="string" office:string-value="http://www.nacis.org/naturalearth/10m//ne_10m_building_blocks.zip">
            <text:p>http://www.nacis.org/naturalearth/10m//ne_10m_building_blocks.zip</text:p>
          </table:table-cell>
          <table:table-cell table:style-name="ce4" table:number-columns-repeated="2"/>
          <table:table-cell table:style-name="ce4" table:formula="of:=IF([.N15]=1;&quot;scp &quot;&amp;[.Q15]&amp;&quot;.zip naturbb6@naturalearthdata.com:download/&quot;&amp;[.A15]&amp;&quot;/&quot;&amp;[.B15]&amp;&quot;/&quot;&amp;[.Y15]&amp;&quot;.zip&quot;;&quot;&quot;)">
            <text:p/>
          </table:table-cell>
          <table:table-cell table:style-name="ce4" table:formula="of:=&quot;scp zips/&quot;&amp;[.A15]&amp;[.B15]&amp;&quot;/&quot;&amp;[.Q15]&amp;&quot;.zip&quot;&amp;&quot; &quot;&amp;&quot;$(DOCROOT_FREAC)/&quot;&amp;[.A15]&amp;&quot;/&quot;&amp;[.Y15]&amp;&quot;.zip&quot;" office:value-type="string" office:string-value="scp zips/packages/ne_10m_admin_1_label_points.gdb.zip $(DOCROOT_FREAC)/packages/ne_10m_building_blocks.zip">
            <text:p>scp zips/packages/ne_10m_admin_1_label_points.gdb.zip $(DOCROOT_FREAC)/packages/ne_10m_building_blocks.zip</text:p>
          </table:table-cell>
          <table:table-cell table:style-name="ce4" table:number-columns-repeated="992"/>
        </table:table-row>
        <table:table-row table:style-name="ro1">
          <table:table-cell table:style-name="ce4" office:value-type="string">
            <text:p>packages</text:p>
          </table:table-cell>
          <table:table-cell table:style-name="ce4"/>
          <table:table-cell table:style-name="ce4" office:value-type="string">
            <text:p>Admin 0 - Countries</text:p>
          </table:table-cell>
          <table:table-cell table:style-name="ce4" table:formula="of:=&quot;10m &quot;&amp;[.$B16]&amp;&quot; &quot;&amp;[.$C16]" office:value-type="string" office:string-value="10m  Admin 0 - Countries">
            <text:p>10m <text:s/>Admin 0 - Countries</text:p>
          </table:table-cell>
          <table:table-cell table:style-name="ce4"/>
          <table:table-cell table:style-name="ce10" table:formula="of:=MAX([.H16:.P16])" office:value-type="float" office:value="2">
            <text:p>2</text:p>
          </table:table-cell>
          <table:table-cell table:style-name="ce1" table:formula="of:=IF([.F16]&lt;=1;1;0)" office:value-type="float" office:value="0">
            <text:p>0</text:p>
          </table:table-cell>
          <table:table-cell table:style-name="ce4" office:value-type="string">
            <text:p><text:s/></text:p>
          </table:table-cell>
          <table:table-cell table:style-name="ce4" table:number-columns-repeated="5"/>
          <table:table-cell table:style-name="ce4"/>
          <table:table-cell table:style-name="ce19" office:value-type="float" office:value="2">
            <text:p>2.0</text:p>
          </table:table-cell>
          <table:table-cell table:style-name="ce4" office:value-type="float" office:value="1">
            <text:p>1</text:p>
          </table:table-cell>
          <table:table-cell table:style-name="ce24" office:value-type="string">
            <text:p>ne_10m_admin_1_label_points_details.gdb</text:p>
          </table:table-cell>
          <table:table-cell table:style-name="ce2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ne_10m_building_blocks</text:p>
          </table:table-cell>
          <table:table-cell table:style-name="ce4" table:number-columns-repeated="2"/>
          <table:table-cell table:style-name="ce32" table:formula="of:=&quot;http://www.nacis.org/naturalearth/10m/&quot;&amp;[.B16]&amp;&quot;/&quot;&amp;[.Y16]&amp;&quot;.zip&quot;" office:value-type="string" office:string-value="http://www.nacis.org/naturalearth/10m//ne_10m_building_blocks.zip">
            <text:p>http://www.nacis.org/naturalearth/10m//ne_10m_building_blocks.zip</text:p>
          </table:table-cell>
          <table:table-cell table:style-name="ce4" table:number-columns-repeated="2"/>
          <table:table-cell table:style-name="ce4" table:formula="of:=IF([.N16]=1;&quot;scp &quot;&amp;[.Q16]&amp;&quot;.zip naturbb6@naturalearthdata.com:download/&quot;&amp;[.A16]&amp;&quot;/&quot;&amp;[.B16]&amp;&quot;/&quot;&amp;[.Y16]&amp;&quot;.zip&quot;;&quot;&quot;)">
            <text:p/>
          </table:table-cell>
          <table:table-cell table:style-name="ce4" table:formula="of:=&quot;scp zips/&quot;&amp;[.A16]&amp;[.B16]&amp;&quot;/&quot;&amp;[.Q16]&amp;&quot;.zip&quot;&amp;&quot; &quot;&amp;&quot;$(DOCROOT_FREAC)/&quot;&amp;[.A16]&amp;&quot;/&quot;&amp;[.Y16]&amp;&quot;.zip&quot;" office:value-type="string" office:string-value="scp zips/packages/ne_10m_admin_1_label_points_details.gdb.zip $(DOCROOT_FREAC)/packages/ne_10m_building_blocks.zip">
            <text:p>scp zips/packages/ne_10m_admin_1_label_points_details.gdb.zip $(DOCROOT_FREAC)/packages/ne_10m_building_blocks.zip</text:p>
          </table:table-cell>
          <table:table-cell table:style-name="ce4" table:number-columns-repeated="992"/>
        </table:table-row>
        <table:table-row table:style-name="ro1">
          <table:table-cell table:style-name="ce4" office:value-type="string">
            <text:p>packages</text:p>
          </table:table-cell>
          <table:table-cell table:style-name="ce4"/>
          <table:table-cell table:style-name="ce4" office:value-type="string">
            <text:p>Admin 0 - Countries</text:p>
          </table:table-cell>
          <table:table-cell table:style-name="ce4" table:formula="of:=&quot;10m &quot;&amp;[.$B17]&amp;&quot; &quot;&amp;[.$C17]" office:value-type="string" office:string-value="10m  Admin 0 - Countries">
            <text:p>10m <text:s/>Admin 0 - Countries</text:p>
          </table:table-cell>
          <table:table-cell table:style-name="ce4"/>
          <table:table-cell table:style-name="ce10" table:formula="of:=MAX([.H17:.P17])" office:value-type="float" office:value="2">
            <text:p>2</text:p>
          </table:table-cell>
          <table:table-cell table:style-name="ce1" table:formula="of:=IF([.F17]&lt;=1;1;0)" office:value-type="float" office:value="0">
            <text:p>0</text:p>
          </table:table-cell>
          <table:table-cell table:style-name="ce4" office:value-type="string">
            <text:p><text:s/></text:p>
          </table:table-cell>
          <table:table-cell table:style-name="ce4" table:number-columns-repeated="5"/>
          <table:table-cell table:style-name="ce4"/>
          <table:table-cell table:style-name="ce19" office:value-type="float" office:value="2">
            <text:p>2.0</text:p>
          </table:table-cell>
          <table:table-cell table:style-name="ce4" office:value-type="float" office:value="1">
            <text:p>1</text:p>
          </table:table-cell>
          <table:table-cell table:style-name="ce24" office:value-type="string">
            <text:p>ne_10m_land_ocean_seams</text:p>
          </table:table-cell>
          <table:table-cell table:style-name="ce2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ne_10m_building_blocks</text:p>
          </table:table-cell>
          <table:table-cell table:style-name="ce4" table:number-columns-repeated="2"/>
          <table:table-cell table:style-name="ce32" table:formula="of:=&quot;http://www.nacis.org/naturalearth/10m/&quot;&amp;[.B17]&amp;&quot;/&quot;&amp;[.Y17]&amp;&quot;.zip&quot;" office:value-type="string" office:string-value="http://www.nacis.org/naturalearth/10m//ne_10m_building_blocks.zip">
            <text:p>http://www.nacis.org/naturalearth/10m//ne_10m_building_blocks.zip</text:p>
          </table:table-cell>
          <table:table-cell table:style-name="ce4" table:number-columns-repeated="2"/>
          <table:table-cell table:style-name="ce4" table:formula="of:=IF([.N17]=1;&quot;scp &quot;&amp;[.Q17]&amp;&quot;.zip naturbb6@naturalearthdata.com:download/&quot;&amp;[.A17]&amp;&quot;/&quot;&amp;[.B17]&amp;&quot;/&quot;&amp;[.Y17]&amp;&quot;.zip&quot;;&quot;&quot;)">
            <text:p/>
          </table:table-cell>
          <table:table-cell table:style-name="ce4" table:formula="of:=&quot;scp zips/&quot;&amp;[.A17]&amp;[.B17]&amp;&quot;/&quot;&amp;[.Q17]&amp;&quot;.zip&quot;&amp;&quot; &quot;&amp;&quot;$(DOCROOT_FREAC)/&quot;&amp;[.A17]&amp;&quot;/&quot;&amp;[.Y17]&amp;&quot;.zip&quot;" office:value-type="string" office:string-value="scp zips/packages/ne_10m_land_ocean_seams.zip $(DOCROOT_FREAC)/packages/ne_10m_building_blocks.zip">
            <text:p>scp zips/packages/ne_10m_land_ocean_seams.zip $(DOCROOT_FREAC)/packages/ne_10m_building_blocks.zip</text:p>
          </table:table-cell>
          <table:table-cell table:style-name="ce4" table:number-columns-repeated="992"/>
        </table:table-row>
        <table:table-row table:style-name="ro1">
          <table:table-cell table:style-name="ce4" office:value-type="string">
            <text:p>packages</text:p>
          </table:table-cell>
          <table:table-cell table:style-name="ce4"/>
          <table:table-cell table:style-name="ce4" office:value-type="string">
            <text:p>Admin 0 - Countries</text:p>
          </table:table-cell>
          <table:table-cell table:style-name="ce4" table:formula="of:=&quot;10m &quot;&amp;[.$B18]&amp;&quot; &quot;&amp;[.$C18]" office:value-type="string" office:string-value="10m  Admin 0 - Countries">
            <text:p>10m <text:s/>Admin 0 - Countries</text:p>
          </table:table-cell>
          <table:table-cell table:style-name="ce4"/>
          <table:table-cell table:style-name="ce10" table:formula="of:=MAX([.H18:.P18])" office:value-type="float" office:value="2">
            <text:p>2</text:p>
          </table:table-cell>
          <table:table-cell table:style-name="ce1" table:formula="of:=IF([.F18]&lt;=1;1;0)" office:value-type="float" office:value="0">
            <text:p>0</text:p>
          </table:table-cell>
          <table:table-cell table:style-name="ce4" office:value-type="string">
            <text:p><text:s/></text:p>
          </table:table-cell>
          <table:table-cell table:style-name="ce4" table:number-columns-repeated="5"/>
          <table:table-cell table:style-name="ce4"/>
          <table:table-cell table:style-name="ce19" office:value-type="float" office:value="2">
            <text:p>2.0</text:p>
          </table:table-cell>
          <table:table-cell table:style-name="ce4" office:value-type="float" office:value="1">
            <text:p>1</text:p>
          </table:table-cell>
          <table:table-cell table:style-name="ce24" office:value-type="string">
            <text:p>ne_10m_admin_0_seams</text:p>
          </table:table-cell>
          <table:table-cell table:style-name="ce2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ne_10m_building_blocks</text:p>
          </table:table-cell>
          <table:table-cell table:style-name="ce4" table:number-columns-repeated="2"/>
          <table:table-cell table:style-name="ce32" table:formula="of:=&quot;http://www.nacis.org/naturalearth/10m/&quot;&amp;[.B18]&amp;&quot;/&quot;&amp;[.Y18]&amp;&quot;.zip&quot;" office:value-type="string" office:string-value="http://www.nacis.org/naturalearth/10m//ne_10m_building_blocks.zip">
            <text:p>http://www.nacis.org/naturalearth/10m//ne_10m_building_blocks.zip</text:p>
          </table:table-cell>
          <table:table-cell table:style-name="ce4" table:number-columns-repeated="2"/>
          <table:table-cell table:style-name="ce4" table:formula="of:=IF([.N18]=1;&quot;scp &quot;&amp;[.Q18]&amp;&quot;.zip naturbb6@naturalearthdata.com:download/&quot;&amp;[.A18]&amp;&quot;/&quot;&amp;[.B18]&amp;&quot;/&quot;&amp;[.Y18]&amp;&quot;.zip&quot;;&quot;&quot;)">
            <text:p/>
          </table:table-cell>
          <table:table-cell table:style-name="ce4" table:formula="of:=&quot;scp zips/&quot;&amp;[.A18]&amp;[.B18]&amp;&quot;/&quot;&amp;[.Q18]&amp;&quot;.zip&quot;&amp;&quot; &quot;&amp;&quot;$(DOCROOT_FREAC)/&quot;&amp;[.A18]&amp;&quot;/&quot;&amp;[.Y18]&amp;&quot;.zip&quot;" office:value-type="string" office:string-value="scp zips/packages/ne_10m_admin_0_seams.zip $(DOCROOT_FREAC)/packages/ne_10m_building_blocks.zip">
            <text:p>scp zips/packages/ne_10m_admin_0_seams.zip $(DOCROOT_FREAC)/packages/ne_10m_building_blocks.zip</text:p>
          </table:table-cell>
          <table:table-cell table:style-name="ce4" table:number-columns-repeated="992"/>
        </table:table-row>
        <table:table-row table:style-name="ro1">
          <table:table-cell table:style-name="ce4" office:value-type="string">
            <text:p>packages</text:p>
          </table:table-cell>
          <table:table-cell table:style-name="ce4"/>
          <table:table-cell table:style-name="ce4" office:value-type="string">
            <text:p>Admin 0 - Countries</text:p>
          </table:table-cell>
          <table:table-cell table:style-name="ce4" table:formula="of:=&quot;10m &quot;&amp;[.$B19]&amp;&quot; &quot;&amp;[.$C19]" office:value-type="string" office:string-value="10m  Admin 0 - Countries">
            <text:p>10m <text:s/>Admin 0 - Countries</text:p>
          </table:table-cell>
          <table:table-cell table:style-name="ce4"/>
          <table:table-cell table:style-name="ce10" table:formula="of:=MAX([.H19:.P19])" office:value-type="float" office:value="2">
            <text:p>2</text:p>
          </table:table-cell>
          <table:table-cell table:style-name="ce1" table:formula="of:=IF([.F19]&lt;=1;1;0)" office:value-type="float" office:value="0">
            <text:p>0</text:p>
          </table:table-cell>
          <table:table-cell table:style-name="ce4" office:value-type="string">
            <text:p><text:s/></text:p>
          </table:table-cell>
          <table:table-cell table:style-name="ce4" table:number-columns-repeated="5"/>
          <table:table-cell table:style-name="ce4"/>
          <table:table-cell table:style-name="ce19" office:value-type="float" office:value="2">
            <text:p>2.0</text:p>
          </table:table-cell>
          <table:table-cell table:style-name="ce4" office:value-type="float" office:value="1">
            <text:p>1</text:p>
          </table:table-cell>
          <table:table-cell table:style-name="ce25" office:value-type="string">
            <text:p>ne_10m_admin_1_seams</text:p>
          </table:table-cell>
          <table:table-cell table:style-name="ce2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ne_10m_building_blocks</text:p>
          </table:table-cell>
          <table:table-cell table:style-name="ce4" table:number-columns-repeated="2"/>
          <table:table-cell table:style-name="ce32" table:formula="of:=&quot;http://www.nacis.org/naturalearth/10m/&quot;&amp;[.B19]&amp;&quot;/&quot;&amp;[.Y19]&amp;&quot;.zip&quot;" office:value-type="string" office:string-value="http://www.nacis.org/naturalearth/10m//ne_10m_building_blocks.zip">
            <text:p>http://www.nacis.org/naturalearth/10m//ne_10m_building_blocks.zip</text:p>
          </table:table-cell>
          <table:table-cell table:style-name="ce4" table:number-columns-repeated="2"/>
          <table:table-cell table:style-name="ce4" table:formula="of:=IF([.N19]=1;&quot;scp &quot;&amp;[.Q19]&amp;&quot;.zip naturbb6@naturalearthdata.com:download/&quot;&amp;[.A19]&amp;&quot;/&quot;&amp;[.B19]&amp;&quot;/&quot;&amp;[.Y19]&amp;&quot;.zip&quot;;&quot;&quot;)">
            <text:p/>
          </table:table-cell>
          <table:table-cell table:style-name="ce4" table:formula="of:=&quot;scp zips/&quot;&amp;[.A19]&amp;[.B19]&amp;&quot;/&quot;&amp;[.Q19]&amp;&quot;.zip&quot;&amp;&quot; &quot;&amp;&quot;$(DOCROOT_FREAC)/&quot;&amp;[.A19]&amp;&quot;/&quot;&amp;[.Y19]&amp;&quot;.zip&quot;" office:value-type="string" office:string-value="scp zips/packages/ne_10m_admin_1_seams.zip $(DOCROOT_FREAC)/packages/ne_10m_building_blocks.zip">
            <text:p>scp zips/packages/ne_10m_admin_1_seams.zip $(DOCROOT_FREAC)/packages/ne_10m_building_blocks.zip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>
            <text:p>packages</text:p>
          </table:table-cell>
          <table:table-cell table:style-name="ce2"/>
          <table:table-cell table:style-name="ce2" office:value-type="string">
            <text:p>Admin 0 - Countries</text:p>
          </table:table-cell>
          <table:table-cell table:style-name="ce2" table:formula="of:=&quot;10m &quot;&amp;[.$B20]&amp;&quot; &quot;&amp;[.$C20]" office:value-type="string" office:string-value="10m  Admin 0 - Countries">
            <text:p>10m <text:s/>Admin 0 - Countries</text:p>
          </table:table-cell>
          <table:table-cell table:style-name="ce2"/>
          <table:table-cell table:style-name="ce9" table:formula="of:=MAX([.H20:.P20])" office:value-type="float" office:value="2">
            <text:p>2</text:p>
          </table:table-cell>
          <table:table-cell table:style-name="ce1" table:formula="of:=IF([.F20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 office:value-type="float" office:value="2">
            <text:p>2.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atural_earth_vector</text:p>
          </table:table-cell>
          <table:table-cell table:style-name="ce2" table:number-columns-repeated="7"/>
          <table:table-cell table:style-name="ce2" office:value-type="string">
            <text:p>Natural_Earth_quick_start</text:p>
          </table:table-cell>
          <table:table-cell office:value-type="float" office:value="203">
            <text:p>203</text:p>
          </table:table-cell>
          <table:table-cell table:style-name="ce2"/>
          <table:table-cell table:style-name="ce5" table:formula="of:=&quot;http://www.nacis.org/naturalearth/10m/&quot;&amp;[.B20]&amp;&quot;/&quot;&amp;[.Y20]&amp;&quot;.zip&quot;" office:value-type="string" office:string-value="http://www.nacis.org/naturalearth/10m//Natural_Earth_quick_start.zip">
            <text:p>http://www.nacis.org/naturalearth/10m//Natural_Earth_quick_start.zip</text:p>
          </table:table-cell>
          <table:table-cell table:style-name="ce2" table:number-columns-repeated="2"/>
          <table:table-cell table:style-name="ce2" table:formula="of:=IF([.N20]=1;&quot;scp &quot;&amp;[.Q20]&amp;&quot;.zip naturbb6@naturalearthdata.com:download/&quot;&amp;[.A20]&amp;&quot;/&quot;&amp;[.B20]&amp;&quot;/&quot;&amp;[.Y20]&amp;&quot;.zip&quot;;&quot;&quot;)">
            <text:p/>
          </table:table-cell>
          <table:table-cell table:style-name="ce2" table:formula="of:=&quot;scp zips/&quot;&amp;[.A20]&amp;[.B20]&amp;&quot;/&quot;&amp;[.Q20]&amp;&quot;.zip&quot;&amp;&quot; &quot;&amp;&quot;$(DOCROOT_FREAC)/&quot;&amp;[.A20]&amp;&quot;/&quot;&amp;[.Y20]&amp;&quot;.zip&quot;" office:value-type="string" office:string-value="scp zips/packages/natural_earth_vector.zip $(DOCROOT_FREAC)/packages/Natural_Earth_quick_start.zip">
            <text:p>scp zips/packages/natural_earth_vector.zip $(DOCROOT_FREAC)/packages/Natural_Earth_quick_start.zip</text:p>
          </table:table-cell>
          <table:table-cell table:style-name="ce2" table:number-columns-repeated="992"/>
        </table:table-row>
        <table:table-row table:style-name="ro1">
          <table:table-cell table:style-name="ce2" office:value-type="string">
            <text:p>packages</text:p>
          </table:table-cell>
          <table:table-cell table:style-name="ce2"/>
          <table:table-cell table:style-name="ce2" office:value-type="string">
            <text:p>Admin 0 - Countries</text:p>
          </table:table-cell>
          <table:table-cell table:style-name="ce2" table:formula="of:=&quot;10m &quot;&amp;[.$B21]&amp;&quot; &quot;&amp;[.$C21]" office:value-type="string" office:string-value="10m  Admin 0 - Countries">
            <text:p>10m <text:s/>Admin 0 - Countries</text:p>
          </table:table-cell>
          <table:table-cell table:style-name="ce2"/>
          <table:table-cell table:style-name="ce9" table:formula="of:=MAX([.H21:.P21])" office:value-type="float" office:value="2">
            <text:p>2</text:p>
          </table:table-cell>
          <table:table-cell table:style-name="ce1" table:formula="of:=IF([.F21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 office:value-type="float" office:value="2">
            <text:p>2.0</text:p>
          </table:table-cell>
          <table:table-cell table:style-name="ce2" office:value-type="float" office:value="1">
            <text:p>1</text:p>
          </table:table-cell>
          <table:table-cell table:style-name="ce26" office:value-type="string">
            <text:p>natural_earth_vector.sqlite</text:p>
          </table:table-cell>
          <table:table-cell table:style-name="ce26"/>
          <table:table-cell table:style-name="ce2" table:number-columns-repeated="6"/>
          <table:table-cell table:style-name="ce2" office:value-type="string">
            <text:p>Natural_Earth_quick_start</text:p>
          </table:table-cell>
          <table:table-cell office:value-type="float" office:value="203">
            <text:p>203</text:p>
          </table:table-cell>
          <table:table-cell table:style-name="ce2"/>
          <table:table-cell table:style-name="ce5" table:formula="of:=&quot;http://www.nacis.org/naturalearth/10m/&quot;&amp;[.B21]&amp;&quot;/&quot;&amp;[.Y21]&amp;&quot;.zip&quot;" office:value-type="string" office:string-value="http://www.nacis.org/naturalearth/10m//Natural_Earth_quick_start.zip">
            <text:p>http://www.nacis.org/naturalearth/10m//Natural_Earth_quick_start.zip</text:p>
          </table:table-cell>
          <table:table-cell table:style-name="ce2" table:number-columns-repeated="2"/>
          <table:table-cell table:style-name="ce2" table:formula="of:=IF([.N21]=1;&quot;scp &quot;&amp;[.Q21]&amp;&quot;.zip naturbb6@naturalearthdata.com:download/&quot;&amp;[.A21]&amp;&quot;/&quot;&amp;[.B21]&amp;&quot;/&quot;&amp;[.Y21]&amp;&quot;.zip&quot;;&quot;&quot;)">
            <text:p/>
          </table:table-cell>
          <table:table-cell table:style-name="ce2" table:formula="of:=&quot;scp zips/&quot;&amp;[.A21]&amp;[.B21]&amp;&quot;/&quot;&amp;[.Q21]&amp;&quot;.zip&quot;&amp;&quot; &quot;&amp;&quot;$(DOCROOT_FREAC)/&quot;&amp;[.A21]&amp;&quot;/&quot;&amp;[.Y21]&amp;&quot;.zip&quot;" office:value-type="string" office:string-value="scp zips/packages/natural_earth_vector.sqlite.zip $(DOCROOT_FREAC)/packages/Natural_Earth_quick_start.zip">
            <text:p>scp zips/packages/natural_earth_vector.sqlite.zip $(DOCROOT_FREAC)/packages/Natural_Earth_quick_start.zip</text:p>
          </table:table-cell>
          <table:table-cell table:style-name="ce2" table:number-columns-repeated="992"/>
        </table:table-row>
        <table:table-row table:style-name="ro1">
          <table:table-cell table:style-name="ce2" office:value-type="string">
            <text:p>packages</text:p>
          </table:table-cell>
          <table:table-cell table:style-name="ce2"/>
          <table:table-cell table:style-name="ce2" office:value-type="string">
            <text:p>Admin 0 - Countries</text:p>
          </table:table-cell>
          <table:table-cell table:style-name="ce2" table:formula="of:=&quot;10m &quot;&amp;[.$B22]&amp;&quot; &quot;&amp;[.$C22]" office:value-type="string" office:string-value="10m  Admin 0 - Countries">
            <text:p>10m <text:s/>Admin 0 - Countries</text:p>
          </table:table-cell>
          <table:table-cell table:style-name="ce2"/>
          <table:table-cell table:style-name="ce9" table:formula="of:=MAX([.H22:.P22])" office:value-type="float" office:value="2">
            <text:p>2</text:p>
          </table:table-cell>
          <table:table-cell table:style-name="ce1" table:formula="of:=IF([.F22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 office:value-type="float" office:value="2">
            <text:p>2.0</text:p>
          </table:table-cell>
          <table:table-cell table:style-name="ce2" office:value-type="float" office:value="0.1">
            <text:p>0.1</text:p>
          </table:table-cell>
          <table:table-cell table:style-name="ce26" office:value-type="string">
            <text:p>natural_earth_mercator.pgdump</text:p>
          </table:table-cell>
          <table:table-cell table:style-name="ce26"/>
          <table:table-cell table:style-name="ce2" table:number-columns-repeated="6"/>
          <table:table-cell table:style-name="ce2" office:value-type="string">
            <text:p>Natural_Earth_quick_start</text:p>
          </table:table-cell>
          <table:table-cell office:value-type="float" office:value="203">
            <text:p>203</text:p>
          </table:table-cell>
          <table:table-cell table:style-name="ce2"/>
          <table:table-cell table:style-name="ce5" table:formula="of:=&quot;http://www.nacis.org/naturalearth/10m/&quot;&amp;[.B22]&amp;&quot;/&quot;&amp;[.Y22]&amp;&quot;.zip&quot;" office:value-type="string" office:string-value="http://www.nacis.org/naturalearth/10m//Natural_Earth_quick_start.zip">
            <text:p>http://www.nacis.org/naturalearth/10m//Natural_Earth_quick_start.zip</text:p>
          </table:table-cell>
          <table:table-cell table:style-name="ce2" table:number-columns-repeated="2"/>
          <table:table-cell table:style-name="ce2" table:formula="of:=IF([.N22]=1;&quot;scp &quot;&amp;[.Q22]&amp;&quot;.zip naturbb6@naturalearthdata.com:download/&quot;&amp;[.A22]&amp;&quot;/&quot;&amp;[.B22]&amp;&quot;/&quot;&amp;[.Y22]&amp;&quot;.zip&quot;;&quot;&quot;)">
            <text:p/>
          </table:table-cell>
          <table:table-cell table:style-name="ce2" table:formula="of:=&quot;scp zips/&quot;&amp;[.A22]&amp;[.B22]&amp;&quot;/&quot;&amp;[.Q22]&amp;&quot;.zip&quot;&amp;&quot; &quot;&amp;&quot;$(DOCROOT_FREAC)/&quot;&amp;[.A22]&amp;&quot;/&quot;&amp;[.Y22]&amp;&quot;.zip&quot;" office:value-type="string" office:string-value="scp zips/packages/natural_earth_mercator.pgdump.zip $(DOCROOT_FREAC)/packages/Natural_Earth_quick_start.zip">
            <text:p>scp zips/packages/natural_earth_mercator.pgdump.zip $(DOCROOT_FREAC)/packages/Natural_Earth_quick_start.zip</text:p>
          </table:table-cell>
          <table:table-cell table:style-name="ce2" table:number-columns-repeated="992"/>
        </table:table-row>
        <table:table-row table:style-name="ro1">
          <table:table-cell table:style-name="ce2" office:value-type="string">
            <text:p>housekeeping</text:p>
          </table:table-cell>
          <table:table-cell table:style-name="ce2"/>
          <table:table-cell table:style-name="ce5" office:value-type="string">
            <text:p>Admin 0 - Countries</text:p>
          </table:table-cell>
          <table:table-cell table:style-name="ce5" table:formula="of:=&quot;10m &quot;&amp;[.$B23]&amp;&quot; &quot;&amp;[.$C23]" office:value-type="string" office:string-value="10m  Admin 0 - Countries">
            <text:p>10m <text:s/>Admin 0 - Countries</text:p>
          </table:table-cell>
          <table:table-cell table:style-name="ce5"/>
          <table:table-cell table:style-name="ce9" table:formula="of:=MAX([.H23:.P23])" office:value-type="float" office:value="2">
            <text:p>2</text:p>
          </table:table-cell>
          <table:table-cell table:style-name="ce1" table:formula="of:=IF([.F23]&lt;=1;1;0)" office:value-type="float" office:value="0">
            <text:p>0</text:p>
          </table:table-cell>
          <table:table-cell table:style-name="ce5" table:number-columns-repeated="5"/>
          <table:table-cell table:style-name="ce5" office:value-type="float" office:value="1.4">
            <text:p>1.4</text:p>
          </table:table-cell>
          <table:table-cell table:style-name="ce5" office:value-type="float" office:value="1">
            <text:p>1</text:p>
          </table:table-cell>
          <table:table-cell table:style-name="ce20" office:value-type="float" office:value="2">
            <text:p>2.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ne_admin_0_details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ne_admin_0_details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countries</text:p>
          </table:table-cell>
          <table:table-cell table:style-name="ce5" table:formula="of:=&quot;http://www.nacis.org/naturalearth/10m/&quot;&amp;[.B23]&amp;&quot;/&quot;&amp;[.Y23]&amp;&quot;.zip&quot;" office:value-type="string" office:string-value="http://www.nacis.org/naturalearth/10m//ne_admin_0_details.zip">
            <text:p>http://www.nacis.org/naturalearth/10m//ne_admin_0_details.zip</text:p>
          </table:table-cell>
          <table:table-cell table:style-name="ce5"/>
          <table:table-cell table:style-name="ce5" office:value-type="string">
            <text:p>ne_admin_0_details</text:p>
          </table:table-cell>
          <table:table-cell table:style-name="ce2" table:formula="of:=IF([.N23]=1;&quot;scp &quot;&amp;[.Q23]&amp;&quot;.zip naturbb6@naturalearthdata.com:download/&quot;&amp;[.A23]&amp;&quot;/&quot;&amp;[.B23]&amp;&quot;/&quot;&amp;[.Y23]&amp;&quot;.zip&quot;;&quot;&quot;)" office:value-type="string" office:string-value="scp ne_admin_0_details.zip naturbb6@naturalearthdata.com:download/housekeeping//ne_admin_0_details.zip">
            <text:p>scp ne_admin_0_details.zip naturbb6@naturalearthdata.com:download/housekeeping//ne_admin_0_details.zip</text:p>
          </table:table-cell>
          <table:table-cell table:style-name="ce2" table:formula="of:=&quot;scp zips/&quot;&amp;[.A23]&amp;&quot;_&quot;&amp;[.B23]&amp;&quot;/&quot;&amp;[.Q23]&amp;&quot;.zip&quot;&amp;&quot; &quot;&amp;&quot;$(DOCROOT_FREAC)/&quot;&amp;[.A23]&amp;&quot;/&quot;&amp;[.Y23]&amp;&quot;.zip&quot;" office:value-type="string" office:string-value="scp zips/housekeeping_/ne_admin_0_details.zip $(DOCROOT_FREAC)/housekeeping/ne_admin_0_details.zip">
            <text:p>scp zips/housekeeping_/ne_admin_0_details.zip $(DOCROOT_FREAC)/housekeeping/ne_admin_0_details.zip</text:p>
          </table:table-cell>
          <table:table-cell table:style-name="ce5" table:number-columns-repeated="992"/>
        </table:table-row>
        <table:table-row table:style-name="ro1">
          <table:table-cell table:style-name="ce2" office:value-type="string">
            <text:p>housekeeping</text:p>
          </table:table-cell>
          <table:table-cell table:style-name="ce2"/>
          <table:table-cell table:style-name="ce5" office:value-type="string">
            <text:p>Admin 0 - Countries</text:p>
          </table:table-cell>
          <table:table-cell table:style-name="ce5" table:formula="of:=&quot;10m &quot;&amp;[.$B24]&amp;&quot; &quot;&amp;[.$C24]" office:value-type="string" office:string-value="10m  Admin 0 - Countries">
            <text:p>10m <text:s/>Admin 0 - Countries</text:p>
          </table:table-cell>
          <table:table-cell table:style-name="ce5"/>
          <table:table-cell table:style-name="ce9" table:formula="of:=MAX([.H24:.P24])" office:value-type="float" office:value="2">
            <text:p>2</text:p>
          </table:table-cell>
          <table:table-cell table:style-name="ce1" table:formula="of:=IF([.F24]&lt;=1;1;0)" office:value-type="float" office:value="0">
            <text:p>0</text:p>
          </table:table-cell>
          <table:table-cell table:style-name="ce5" table:number-columns-repeated="6"/>
          <table:table-cell table:style-name="ce5"/>
          <table:table-cell table:style-name="ce20" office:value-type="float" office:value="2">
            <text:p>2.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ne_admin_0_full_attributes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ne_admin_0_full_attributes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ne_admin_0_full_attributes</text:p>
          </table:table-cell>
          <table:table-cell table:style-name="ce5" table:formula="of:=&quot;http://www.nacis.org/naturalearth/10m/&quot;&amp;[.B24]&amp;&quot;/&quot;&amp;[.Y24]&amp;&quot;.zip&quot;" office:value-type="string" office:string-value="http://www.nacis.org/naturalearth/10m//ne_admin_0_full_attributes.zip">
            <text:p>http://www.nacis.org/naturalearth/10m//ne_admin_0_full_attributes.zip</text:p>
          </table:table-cell>
          <table:table-cell table:style-name="ce5"/>
          <table:table-cell table:style-name="ce5" office:value-type="string">
            <text:p>ne_admin_0_full_attributes</text:p>
          </table:table-cell>
          <table:table-cell table:style-name="ce2" table:formula="of:=IF([.N24]=1;&quot;scp &quot;&amp;[.Q24]&amp;&quot;.zip naturbb6@naturalearthdata.com:download/&quot;&amp;[.A24]&amp;&quot;/&quot;&amp;[.B24]&amp;&quot;/&quot;&amp;[.Y24]&amp;&quot;.zip&quot;;&quot;&quot;)">
            <text:p/>
          </table:table-cell>
          <table:table-cell table:style-name="ce2" table:formula="of:=&quot;scp zips/&quot;&amp;[.A24]&amp;&quot;_&quot;&amp;[.B24]&amp;&quot;/&quot;&amp;[.Q24]&amp;&quot;.zip&quot;&amp;&quot; &quot;&amp;&quot;$(DOCROOT_FREAC)/&quot;&amp;[.A24]&amp;&quot;/&quot;&amp;[.Y24]&amp;&quot;.zip&quot;" office:value-type="string" office:string-value="scp zips/housekeeping_/ne_admin_0_full_attributes.zip $(DOCROOT_FREAC)/housekeeping/ne_admin_0_full_attributes.zip">
            <text:p>scp zips/housekeeping_/ne_admin_0_full_attributes.zip $(DOCROOT_FREAC)/housekeeping/ne_admin_0_full_attributes.zip</text:p>
          </table:table-cell>
          <table:table-cell table:style-name="ce5" table:number-columns-repeated="992"/>
        </table:table-row>
        <table:table-row table:style-name="ro1">
          <table:table-cell table:style-name="ce2" office:value-type="string">
            <text:p>housekeeping</text:p>
          </table:table-cell>
          <table:table-cell table:style-name="ce2"/>
          <table:table-cell table:style-name="ce5" office:value-type="string">
            <text:p>Admin 0 - Countries</text:p>
          </table:table-cell>
          <table:table-cell table:style-name="ce5" table:formula="of:=&quot;10m &quot;&amp;[.$B25]&amp;&quot; &quot;&amp;[.$C25]" office:value-type="string" office:string-value="10m  Admin 0 - Countries">
            <text:p>10m <text:s/>Admin 0 - Countries</text:p>
          </table:table-cell>
          <table:table-cell table:style-name="ce5"/>
          <table:table-cell table:style-name="ce9" table:formula="of:=MAX([.H25:.P25])" office:value-type="float" office:value="2">
            <text:p>2</text:p>
          </table:table-cell>
          <table:table-cell table:style-name="ce1" table:formula="of:=IF([.F25]&lt;=1;1;0)" office:value-type="float" office:value="0">
            <text:p>0</text:p>
          </table:table-cell>
          <table:table-cell table:style-name="ce5" table:number-columns-repeated="6"/>
          <table:table-cell table:style-name="ce5"/>
          <table:table-cell table:style-name="ce20" office:value-type="float" office:value="2">
            <text:p>2.0</text:p>
          </table:table-cell>
          <table:table-cell table:style-name="ce5" office:value-type="float" office:value="0.1">
            <text:p>0.1</text:p>
          </table:table-cell>
          <table:table-cell table:style-name="ce26" office:value-type="string">
            <text:p>ne_admin_1_details</text:p>
          </table:table-cell>
          <table:table-cell table:style-name="ce26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ne_admin_0_details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countries</text:p>
          </table:table-cell>
          <table:table-cell table:style-name="ce5" table:formula="of:=&quot;http://www.nacis.org/naturalearth/10m/&quot;&amp;[.B25]&amp;&quot;/&quot;&amp;[.Y25]&amp;&quot;.zip&quot;" office:value-type="string" office:string-value="http://www.nacis.org/naturalearth/10m//ne_admin_0_details.zip">
            <text:p>http://www.nacis.org/naturalearth/10m//ne_admin_0_details.zip</text:p>
          </table:table-cell>
          <table:table-cell table:style-name="ce5"/>
          <table:table-cell table:style-name="ce5" office:value-type="string">
            <text:p>ne_admin_0_details</text:p>
          </table:table-cell>
          <table:table-cell table:style-name="ce2" table:formula="of:=IF([.N25]=1;&quot;scp &quot;&amp;[.Q25]&amp;&quot;.zip naturbb6@naturalearthdata.com:download/&quot;&amp;[.A25]&amp;&quot;/&quot;&amp;[.B25]&amp;&quot;/&quot;&amp;[.Y25]&amp;&quot;.zip&quot;;&quot;&quot;)">
            <text:p/>
          </table:table-cell>
          <table:table-cell table:style-name="ce2" table:formula="of:=&quot;scp zips/&quot;&amp;[.A25]&amp;&quot;_&quot;&amp;[.B25]&amp;&quot;/&quot;&amp;[.Q25]&amp;&quot;.zip&quot;&amp;&quot; &quot;&amp;&quot;$(DOCROOT_FREAC)/&quot;&amp;[.A25]&amp;&quot;/&quot;&amp;[.Y25]&amp;&quot;.zip&quot;" office:value-type="string" office:string-value="scp zips/housekeeping_/ne_admin_1_details.zip $(DOCROOT_FREAC)/housekeeping/ne_admin_0_details.zip">
            <text:p>scp zips/housekeeping_/ne_admin_1_details.zip $(DOCROOT_FREAC)/housekeeping/ne_admin_0_details.zip</text:p>
          </table:table-cell>
          <table:table-cell table:style-name="ce5" table:number-columns-repeated="992"/>
        </table:table-row>
        <table:table-row table:style-name="ro1">
          <table:table-cell table:style-name="ce2" office:value-type="string">
            <text:p>housekeeping</text:p>
          </table:table-cell>
          <table:table-cell table:style-name="ce2"/>
          <table:table-cell table:style-name="ce5" office:value-type="string">
            <text:p>Admin 0 - Countries</text:p>
          </table:table-cell>
          <table:table-cell table:style-name="ce5" table:formula="of:=&quot;10m &quot;&amp;[.$B26]&amp;&quot; &quot;&amp;[.$C26]" office:value-type="string" office:string-value="10m  Admin 0 - Countries">
            <text:p>10m <text:s/>Admin 0 - Countries</text:p>
          </table:table-cell>
          <table:table-cell table:style-name="ce5"/>
          <table:table-cell table:style-name="ce9" table:formula="of:=MAX([.H26:.P26])" office:value-type="float" office:value="2">
            <text:p>2</text:p>
          </table:table-cell>
          <table:table-cell table:style-name="ce1" table:formula="of:=IF([.F26]&lt;=1;1;0)" office:value-type="float" office:value="0">
            <text:p>0</text:p>
          </table:table-cell>
          <table:table-cell table:style-name="ce5" table:number-columns-repeated="6"/>
          <table:table-cell table:style-name="ce5"/>
          <table:table-cell table:style-name="ce20" office:value-type="float" office:value="2">
            <text:p>2.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ne_themes_versions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ne_themes_versions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ne_themes_versions</text:p>
          </table:table-cell>
          <table:table-cell table:style-name="ce5" table:formula="of:=&quot;http://www.nacis.org/naturalearth/10m/&quot;&amp;[.B26]&amp;&quot;/&quot;&amp;[.Y26]&amp;&quot;.zip&quot;" office:value-type="string" office:string-value="http://www.nacis.org/naturalearth/10m//ne_themes_versions.zip">
            <text:p>http://www.nacis.org/naturalearth/10m//ne_themes_versions.zip</text:p>
          </table:table-cell>
          <table:table-cell table:style-name="ce5"/>
          <table:table-cell table:style-name="ce5" office:value-type="string">
            <text:p>ne_themes_versions</text:p>
          </table:table-cell>
          <table:table-cell table:style-name="ce2" table:formula="of:=IF([.N26]=1;&quot;scp &quot;&amp;[.Q26]&amp;&quot;.zip naturbb6@naturalearthdata.com:download/&quot;&amp;[.A26]&amp;&quot;/&quot;&amp;[.B26]&amp;&quot;/&quot;&amp;[.Y26]&amp;&quot;.zip&quot;;&quot;&quot;)">
            <text:p/>
          </table:table-cell>
          <table:table-cell table:style-name="ce2" table:formula="of:=&quot;scp zips/&quot;&amp;[.A26]&amp;&quot;_&quot;&amp;[.B26]&amp;&quot;/&quot;&amp;[.Q26]&amp;&quot;.zip&quot;&amp;&quot; &quot;&amp;&quot;$(DOCROOT_FREAC)/&quot;&amp;[.A26]&amp;&quot;/&quot;&amp;[.Y26]&amp;&quot;.zip&quot;" office:value-type="string" office:string-value="scp zips/housekeeping_/ne_themes_versions.zip $(DOCROOT_FREAC)/housekeeping/ne_themes_versions.zip">
            <text:p>scp zips/housekeeping_/ne_themes_versions.zip $(DOCROOT_FREAC)/housekeeping/ne_themes_versions.zip</text:p>
          </table:table-cell>
          <table:table-cell table:style-name="ce5" table:number-columns-repeated="992"/>
        </table:table-row>
        <table:table-row table:style-name="ro1">
          <table:table-cell table:style-name="ce3"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3" office:value-type="string">
            <text:p>Rivers, Lake Centerlines</text:p>
          </table:table-cell>
          <table:table-cell table:style-name="ce3" table:formula="of:=&quot;10m &quot;&amp;[.$B27]&amp;&quot; &quot;&amp;[.$C27]" office:value-type="string" office:string-value="10m cultural Rivers, Lake Centerlines">
            <text:p>10m cultural Rivers, Lake Centerlines</text:p>
          </table:table-cell>
          <table:table-cell table:style-name="ce3"/>
          <table:table-cell table:style-name="ce3" table:formula="of:=MAX([.F28:.F69])" office:value-type="float" office:value="2">
            <text:p>2</text:p>
          </table:table-cell>
          <table:table-cell table:style-name="ce1" table:formula="of:=IF([.F27]&lt;=1;1;0)" office:value-type="float" office:value="0">
            <text:p>0</text:p>
          </table:table-cell>
          <table:table-cell table:style-name="ce3" table:number-columns-repeated="4"/>
          <table:table-cell table:style-name="ce3" office:value-type="string">
            <text:p>////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18" office:value-type="float" office:value="1">
            <text:p>1.0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ne_10m_cultural</text:p>
          </table:table-cell>
          <table:table-cell table:style-name="ce1" table:number-columns-repeated="7"/>
          <table:table-cell table:style-name="ce3" office:value-type="string">
            <text:p>10m-cultural</text:p>
          </table:table-cell>
          <table:table-cell table:style-name="ce3" office:value-type="float" office:value="203">
            <text:p>203</text:p>
          </table:table-cell>
          <table:table-cell table:style-name="ce3" office:value-type="string">
            <text:p>all 10m cultural themes</text:p>
          </table:table-cell>
          <table:table-cell table:style-name="ce5" table:formula="of:=&quot;http://www.nacis.org/naturalearth/10m/&quot;&amp;[.B27]&amp;&quot;/&quot;&amp;[.Y27]&amp;&quot;.zip&quot;" office:value-type="string" office:string-value="http://www.nacis.org/naturalearth/10m/cultural/10m-cultural.zip">
            <text:p>http://www.nacis.org/naturalearth/10m/cultural/10m-cultural.zip</text:p>
          </table:table-cell>
          <table:table-cell table:style-name="ce3" table:number-columns-repeated="2"/>
          <table:table-cell table:style-name="ce2" table:formula="of:=IF([.N27]=1;&quot;scp &quot;&amp;[.Q27]&amp;&quot;.zip naturbb6@naturalearthdata.com:download/&quot;&amp;[.A27]&amp;&quot;/&quot;&amp;[.B27]&amp;&quot;/&quot;&amp;[.Y27]&amp;&quot;.zip&quot;;&quot;&quot;)" office:value-type="string" office:string-value="scp ne_10m_cultural.zip naturbb6@naturalearthdata.com:download/10m/cultural/10m-cultural.zip">
            <text:p>scp ne_10m_cultural.zip naturbb6@naturalearthdata.com:download/10m/cultural/10m-cultural.zip</text:p>
          </table:table-cell>
          <table:table-cell table:style-name="ce2" table:formula="of:=&quot;scp zips/&quot;&amp;[.A27]&amp;&quot;_&quot;&amp;[.B27]&amp;&quot;/&quot;&amp;[.Q27]&amp;&quot;.zip&quot;&amp;&quot; &quot;&amp;&quot;$(DOCROOT_FREAC)/&quot;&amp;[.A27]&amp;&quot;/&quot;&amp;[.B27]&amp;&quot;/&quot;&amp;[.Y27]&amp;&quot;.zip&quot;" office:value-type="string" office:string-value="scp zips/10m_cultural/ne_10m_cultural.zip $(DOCROOT_FREAC)/10m/cultural/10m-cultural.zip">
            <text:p>scp zips/10m_cultural/ne_10m_cultural.zip $(DOCROOT_FREAC)/10m/cultural/10m-cultural.zip</text:p>
          </table:table-cell>
          <table:table-cell table:style-name="ce3" table:number-columns-repeated="992"/>
        </table:table-row>
        <table:table-row table:style-name="ro1">
          <table:table-cell table:style-name="ce2"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2" office:value-type="string">
            <text:p>Admin 0 - Countries</text:p>
          </table:table-cell>
          <table:table-cell table:style-name="ce2" table:formula="of:=&quot;10m &quot;&amp;[.$B28]&amp;&quot; &quot;&amp;[.$C28]" office:value-type="string" office:string-value="10m cultural Admin 0 - Countries">
            <text:p>10m cultural Admin 0 - Countries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/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 office:value-type="string">
            <text:p>ne_10m_admin_0_countries</text:p>
          </table:table-cell>
          <table:table-cell table:style-name="ce2" table:number-columns-repeated="7"/>
          <table:table-cell table:style-name="ce2" office:value-type="string">
            <text:p>10m-admin-0-countries</text:p>
          </table:table-cell>
          <table:table-cell table:style-name="ce2" table:number-columns-repeated="5"/>
          <table:table-cell table:style-name="ce2" table:formula="of:=IF([.N28]=1;&quot;scp &quot;&amp;[.Q28]&amp;&quot;.zip naturbb6@naturalearthdata.com:download/&quot;&amp;[.A28]&amp;&quot;/&quot;&amp;[.B28]&amp;&quot;/&quot;&amp;[.Y28]&amp;&quot;.zip&quot;;&quot;&quot;)">
            <text:p/>
          </table:table-cell>
          <table:table-cell table:style-name="ce2" table:formula="of:=&quot;scp zips/&quot;&amp;[.A28]&amp;&quot;_&quot;&amp;[.B28]&amp;&quot;/&quot;&amp;[.Q28]&amp;&quot;.zip&quot;&amp;&quot; &quot;&amp;&quot;$(DOCROOT_FREAC)/&quot;&amp;[.A28]&amp;&quot;/&quot;&amp;[.B28]&amp;&quot;/&quot;&amp;[.Y28]&amp;&quot;.zip&quot;" office:value-type="string" office:string-value="scp zips/10m_cultural/ne_10m_admin_0_countries.zip $(DOCROOT_FREAC)/10m/cultural/10m-admin-0-countries.zip">
            <text:p>scp zips/10m_cultural/ne_10m_admin_0_countries.zip $(DOCROOT_FREAC)/10m/cultural/10m-admin-0-countries.zip</text:p>
          </table:table-cell>
          <table:table-cell table:style-name="ce2" table:number-columns-repeated="992"/>
        </table:table-row>
        <table:table-row table:style-name="ro1">
          <table:table-cell table:style-name="ce5"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5" office:value-type="string">
            <text:p>Admin 0 - Countries</text:p>
          </table:table-cell>
          <table:table-cell table:style-name="ce5" table:formula="of:=&quot;10m &quot;&amp;[.$B29]&amp;&quot; &quot;&amp;[.$C29]" office:value-type="string" office:string-value="10m cultural Admin 0 - Countries">
            <text:p>10m cultural Admin 0 - Countries</text:p>
          </table:table-cell>
          <table:table-cell table:style-name="ce5"/>
          <table:table-cell table:style-name="ce9" table:formula="of:=MAX([.H29:.P29])" office:value-type="float" office:value="2">
            <text:p>2</text:p>
          </table:table-cell>
          <table:table-cell table:style-name="ce1" table:formula="of:=IF([.F29]&lt;=1;1;0)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1.3">
            <text:p>1.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4">
            <text:p>1.4</text:p>
          </table:table-cell>
          <table:table-cell table:style-name="ce5" office:value-type="float" office:value="1">
            <text:p>1</text:p>
          </table:table-cell>
          <table:table-cell table:style-name="ce20"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10m_admin_0_countries</text:p>
          </table:table-cell>
          <table:table-cell table:style-name="ce24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table:number-columns-repeated="4"/>
          <table:table-cell table:style-name="ce5" office:value-type="string">
            <text:p>10m-admin-0-countries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countries</text:p>
          </table:table-cell>
          <table:table-cell table:style-name="ce5" table:formula="of:=&quot;http://www.nacis.org/naturalearth/10m/&quot;&amp;[.B29]&amp;&quot;/&quot;&amp;[.Y29]&amp;&quot;.zip&quot;" office:value-type="string" office:string-value="http://www.nacis.org/naturalearth/10m/cultural/10m-admin-0-countries.zip">
            <text:p>http://www.nacis.org/naturalearth/10m/cultural/10m-admin-0-countries.zip</text:p>
          </table:table-cell>
          <table:table-cell table:style-name="ce5" table:formula="of:=&quot;http://www.naturalearthdata.com/downloads/10m-cultural-vectors/&quot;&amp;[.Y29]" office:value-type="string" office:string-value="http://www.naturalearthdata.com/downloads/10m-cultural-vectors/10m-admin-0-countries">
            <text:p>http://www.naturalearthdata.com/downloads/10m-cultural-vectors/10m-admin-0-countries</text:p>
          </table:table-cell>
          <table:table-cell table:style-name="ce5" office:value-type="string">
            <text:p>10m-admin-0-countries</text:p>
          </table:table-cell>
          <table:table-cell table:style-name="ce2" table:formula="of:=IF([.N29]=1;&quot;scp &quot;&amp;[.Q29]&amp;&quot;.zip naturbb6@naturalearthdata.com:download/&quot;&amp;[.A29]&amp;&quot;/&quot;&amp;[.B29]&amp;&quot;/&quot;&amp;[.Y29]&amp;&quot;.zip&quot;;&quot;&quot;)" office:value-type="string" office:string-value="scp ne_10m_admin_0_countries.zip naturbb6@naturalearthdata.com:download/10m/cultural/10m-admin-0-countries.zip">
            <text:p>scp ne_10m_admin_0_countries.zip naturbb6@naturalearthdata.com:download/10m/cultural/10m-admin-0-countries.zip</text:p>
          </table:table-cell>
          <table:table-cell table:style-name="ce2" table:formula="of:=&quot;scp zips/&quot;&amp;[.A29]&amp;&quot;_&quot;&amp;[.B29]&amp;&quot;/&quot;&amp;[.Q29]&amp;&quot;.zip&quot;&amp;&quot; &quot;&amp;&quot;$(DOCROOT_FREAC)/&quot;&amp;[.A29]&amp;&quot;/&quot;&amp;[.B29]&amp;&quot;/&quot;&amp;[.Y29]&amp;&quot;.zip&quot;" office:value-type="string" office:string-value="scp zips/10m_cultural/ne_10m_admin_0_countries.zip $(DOCROOT_FREAC)/10m/cultural/10m-admin-0-countries.zip">
            <text:p>scp zips/10m_cultural/ne_10m_admin_0_countries.zip $(DOCROOT_FREAC)/10m/cultural/10m-admin-0-countries.zip</text:p>
          </table:table-cell>
          <table:table-cell table:style-name="ce5" table:number-columns-repeated="992"/>
        </table:table-row>
        <table:table-row table:style-name="ro1">
          <table:table-cell table:style-name="ce2"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2" office:value-type="string">
            <text:p>Admin 0 - Details</text:p>
          </table:table-cell>
          <table:table-cell table:style-name="ce2" table:formula="of:=&quot;10m &quot;&amp;[.$B30]&amp;&quot; &quot;&amp;[.$C30]" office:value-type="string" office:string-value="10m cultural Admin 0 - Details">
            <text:p>10m cultural Admin 0 - Details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30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 office:value-type="string">
            <text:p>ne_10_admin_0_details</text:p>
          </table:table-cell>
          <table:table-cell table:style-name="ce2" table:number-columns-repeated="7"/>
          <table:table-cell table:style-name="ce2" office:value-type="string">
            <text:p>10-admin-0-details</text:p>
          </table:table-cell>
          <table:table-cell table:style-name="ce2" table:number-columns-repeated="3"/>
          <table:table-cell table:style-name="ce5"/>
          <table:table-cell table:style-name="ce2"/>
          <table:table-cell table:style-name="ce2" table:formula="of:=IF([.N30]=1;&quot;scp &quot;&amp;[.Q30]&amp;&quot;.zip naturbb6@naturalearthdata.com:download/&quot;&amp;[.A30]&amp;&quot;/&quot;&amp;[.B30]&amp;&quot;/&quot;&amp;[.Y30]&amp;&quot;.zip&quot;;&quot;&quot;)">
            <text:p/>
          </table:table-cell>
          <table:table-cell table:style-name="ce2" table:formula="of:=IF([.N30]=1;&quot;scp &quot;&amp;[.Q30]&amp;&quot;.zip nacis@ftp.freac.fsu.edu:nacis_ftp/web-download/&quot;&amp;[.A30]&amp;&quot;/&quot;&amp;[.B30]&amp;&quot;/&quot;&amp;[.Y30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 table:number-columns-repeated="2"/>
          <table:table-cell table:style-name="ce9" table:formula="of:=MAX([.H31:.P31])" office:value-type="float" office:value="2">
            <text:p>2</text:p>
          </table:table-cell>
          <table:table-cell table:style-name="ce1" table:formula="of:=IF([.F31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10m_admin_0_map_units</text:p>
          </table:table-cell>
          <table:table-cell table:style-name="ce2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admin-0-map-units</text:p>
          </table:table-cell>
          <table:table-cell office:value-type="float" office:value="26">
            <text:p>26</text:p>
          </table:table-cell>
          <table:table-cell table:style-name="ce4" office:value-type="string">
            <text:p>map units</text:p>
          </table:table-cell>
          <table:table-cell table:style-name="ce33" table:formula="of:=&quot;http://www.nacis.org/naturalearth/10m/&quot;&amp;[.B31]&amp;&quot;/&quot;&amp;[.Y31]&amp;&quot;.zip&quot;" office:value-type="string" office:string-value="http://www.nacis.org/naturalearth/10m/cultural/10m-admin-0-map-units.zip">
            <text:p>http://www.nacis.org/naturalearth/10m/cultural/10m-admin-0-map-units.zip</text:p>
          </table:table-cell>
          <table:table-cell table:style-name="ce5" table:formula="of:=&quot;http://www.naturalearthdata.com/downloads/10m-cultural-vectors/&quot;&amp;[.Y30]" office:value-type="string" office:string-value="http://www.naturalearthdata.com/downloads/10m-cultural-vectors/10-admin-0-details">
            <text:p>http://www.naturalearthdata.com/downloads/10m-cultural-vectors/10-admin-0-details</text:p>
          </table:table-cell>
          <table:table-cell office:value-type="string">
            <text:p>10m-admin-0-map-units</text:p>
          </table:table-cell>
          <table:table-cell table:style-name="ce2" table:formula="of:=IF([.N31]=1;&quot;scp &quot;&amp;[.Q31]&amp;&quot;.zip naturbb6@naturalearthdata.com:download/&quot;&amp;[.A31]&amp;&quot;/&quot;&amp;[.B31]&amp;&quot;/&quot;&amp;[.Y31]&amp;&quot;.zip&quot;;&quot;&quot;)" office:value-type="string" office:string-value="scp ne_10m_admin_0_map_units.zip naturbb6@naturalearthdata.com:download/10m/cultural/10m-admin-0-map-units.zip">
            <text:p>scp ne_10m_admin_0_map_units.zip naturbb6@naturalearthdata.com:download/10m/cultural/10m-admin-0-map-units.zip</text:p>
          </table:table-cell>
          <table:table-cell table:style-name="ce2" table:formula="of:=&quot;scp zips/&quot;&amp;[.A31]&amp;&quot;_&quot;&amp;[.B31]&amp;&quot;/&quot;&amp;[.Q31]&amp;&quot;.zip&quot;&amp;&quot; &quot;&amp;&quot;$(DOCROOT_FREAC)/&quot;&amp;[.A31]&amp;&quot;/&quot;&amp;[.B31]&amp;&quot;/&quot;&amp;[.Y31]&amp;&quot;.zip&quot;" office:value-type="string" office:string-value="scp zips/10m_cultural/ne_10m_admin_0_map_units.zip $(DOCROOT_FREAC)/10m/cultural/10m-admin-0-map-units.zip">
            <text:p>scp zips/10m_cultural/ne_10m_admin_0_map_units.zip $(DOCROOT_FREAC)/10m/cultural/10m-admin-0-map-units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 table:number-columns-repeated="2"/>
          <table:table-cell table:style-name="ce9" table:formula="of:=MAX([.H32:.P32])" office:value-type="float" office:value="2">
            <text:p>2</text:p>
          </table:table-cell>
          <table:table-cell table:style-name="ce1" table:formula="of:=IF([.F32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10m_admin_0_map_subunits</text:p>
          </table:table-cell>
          <table:table-cell table:style-name="ce2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admin-0-map-subunits</text:p>
          </table:table-cell>
          <table:table-cell office:value-type="float" office:value="25">
            <text:p>25</text:p>
          </table:table-cell>
          <table:table-cell table:style-name="ce4" office:value-type="string">
            <text:p>map subunits</text:p>
          </table:table-cell>
          <table:table-cell table:style-name="ce33" table:formula="of:=&quot;http://www.nacis.org/naturalearth/10m/&quot;&amp;[.B32]&amp;&quot;/&quot;&amp;[.Y32]&amp;&quot;.zip&quot;" office:value-type="string" office:string-value="http://www.nacis.org/naturalearth/10m/cultural/10m-admin-0-map-subunits.zip">
            <text:p>http://www.nacis.org/naturalearth/10m/cultural/10m-admin-0-map-subunits.zip</text:p>
          </table:table-cell>
          <table:table-cell table:style-name="ce5" table:formula="of:=[.AC31]" office:value-type="string" office:string-value="http://www.naturalearthdata.com/downloads/10m-cultural-vectors/10-admin-0-details">
            <text:p>http://www.naturalearthdata.com/downloads/10m-cultural-vectors/10-admin-0-details</text:p>
          </table:table-cell>
          <table:table-cell office:value-type="string">
            <text:p>10m-admin-0-map-subunits</text:p>
          </table:table-cell>
          <table:table-cell table:style-name="ce2" table:formula="of:=IF([.N32]=1;&quot;scp &quot;&amp;[.Q32]&amp;&quot;.zip naturbb6@naturalearthdata.com:download/&quot;&amp;[.A32]&amp;&quot;/&quot;&amp;[.B32]&amp;&quot;/&quot;&amp;[.Y32]&amp;&quot;.zip&quot;;&quot;&quot;)" office:value-type="string" office:string-value="scp ne_10m_admin_0_map_subunits.zip naturbb6@naturalearthdata.com:download/10m/cultural/10m-admin-0-map-subunits.zip">
            <text:p>scp ne_10m_admin_0_map_subunits.zip naturbb6@naturalearthdata.com:download/10m/cultural/10m-admin-0-map-subunits.zip</text:p>
          </table:table-cell>
          <table:table-cell table:style-name="ce2" table:formula="of:=&quot;scp zips/&quot;&amp;[.A32]&amp;&quot;_&quot;&amp;[.B32]&amp;&quot;/&quot;&amp;[.Q32]&amp;&quot;.zip&quot;&amp;&quot; &quot;&amp;&quot;$(DOCROOT_FREAC)/&quot;&amp;[.A32]&amp;&quot;/&quot;&amp;[.B32]&amp;&quot;/&quot;&amp;[.Y32]&amp;&quot;.zip&quot;" office:value-type="string" office:string-value="scp zips/10m_cultural/ne_10m_admin_0_map_subunits.zip $(DOCROOT_FREAC)/10m/cultural/10m-admin-0-map-subunits.zip">
            <text:p>scp zips/10m_cultural/ne_10m_admin_0_map_subunits.zip $(DOCROOT_FREAC)/10m/cultural/10m-admin-0-map-subunits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 table:number-columns-repeated="2"/>
          <table:table-cell table:style-name="ce9" table:formula="of:=MAX([.H33:.P33])" office:value-type="float" office:value="2">
            <text:p>2</text:p>
          </table:table-cell>
          <table:table-cell table:style-name="ce1" table:formula="of:=IF([.F33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10m_admin_0_scale_ranks</text:p>
          </table:table-cell>
          <table:table-cell table:style-name="ce2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admin-0-scale-ranks</text:p>
          </table:table-cell>
          <table:table-cell office:value-type="float" office:value="29">
            <text:p>29</text:p>
          </table:table-cell>
          <table:table-cell table:style-name="ce4" office:value-type="string">
            <text:p>scale ranks</text:p>
          </table:table-cell>
          <table:table-cell table:style-name="ce33" table:formula="of:=&quot;http://www.nacis.org/naturalearth/10m/&quot;&amp;[.B33]&amp;&quot;/&quot;&amp;[.Y33]&amp;&quot;.zip&quot;" office:value-type="string" office:string-value="http://www.nacis.org/naturalearth/10m/cultural/10m-admin-0-scale-ranks.zip">
            <text:p>http://www.nacis.org/naturalearth/10m/cultural/10m-admin-0-scale-ranks.zip</text:p>
          </table:table-cell>
          <table:table-cell table:style-name="ce5" table:formula="of:=[.AC32]" office:value-type="string" office:string-value="http://www.naturalearthdata.com/downloads/10m-cultural-vectors/10-admin-0-details">
            <text:p>http://www.naturalearthdata.com/downloads/10m-cultural-vectors/10-admin-0-details</text:p>
          </table:table-cell>
          <table:table-cell office:value-type="string">
            <text:p>10m-admin-0-scale-ranks</text:p>
          </table:table-cell>
          <table:table-cell table:style-name="ce2" table:formula="of:=IF([.N33]=1;&quot;scp &quot;&amp;[.Q33]&amp;&quot;.zip naturbb6@naturalearthdata.com:download/&quot;&amp;[.A33]&amp;&quot;/&quot;&amp;[.B33]&amp;&quot;/&quot;&amp;[.Y33]&amp;&quot;.zip&quot;;&quot;&quot;)" office:value-type="string" office:string-value="scp ne_10m_admin_0_scale_ranks.zip naturbb6@naturalearthdata.com:download/10m/cultural/10m-admin-0-scale-ranks.zip">
            <text:p>scp ne_10m_admin_0_scale_ranks.zip naturbb6@naturalearthdata.com:download/10m/cultural/10m-admin-0-scale-ranks.zip</text:p>
          </table:table-cell>
          <table:table-cell table:style-name="ce2" table:formula="of:=&quot;scp zips/&quot;&amp;[.A33]&amp;&quot;_&quot;&amp;[.B33]&amp;&quot;/&quot;&amp;[.Q33]&amp;&quot;.zip&quot;&amp;&quot; &quot;&amp;&quot;$(DOCROOT_FREAC)/&quot;&amp;[.A33]&amp;&quot;/&quot;&amp;[.B33]&amp;&quot;/&quot;&amp;[.Y33]&amp;&quot;.zip&quot;" office:value-type="string" office:string-value="scp zips/10m_cultural/ne_10m_admin_0_scale_ranks.zip $(DOCROOT_FREAC)/10m/cultural/10m-admin-0-scale-ranks.zip">
            <text:p>scp zips/10m_cultural/ne_10m_admin_0_scale_ranks.zip $(DOCROOT_FREAC)/10m/cultural/10m-admin-0-scale-ranks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 table:number-columns-repeated="2"/>
          <table:table-cell table:style-name="ce9" table:formula="of:=MAX([.H34:.P34])" office:value-type="float" office:value="2">
            <text:p>2</text:p>
          </table:table-cell>
          <table:table-cell table:style-name="ce1" table:formula="of:=IF([.F34]&lt;=1;1;0)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float" office:value="1.1">
            <text:p>1.1</text:p>
          </table:table-cell>
          <table:table-cell table:style-name="ce1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10m_admin_0_scale_ranks_minor_islands</text:p>
          </table:table-cell>
          <table:table-cell table:style-name="ce2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admin-0-scale-ranks-with-minor-islands</text:p>
          </table:table-cell>
          <table:table-cell office:value-type="float" office:value="28">
            <text:p>28</text:p>
          </table:table-cell>
          <table:table-cell table:style-name="ce4" office:value-type="string">
            <text:p>scale ranks with minor islands</text:p>
          </table:table-cell>
          <table:table-cell table:style-name="ce33" table:formula="of:=&quot;http://www.nacis.org/naturalearth/10m/&quot;&amp;[.B34]&amp;&quot;/&quot;&amp;[.Y34]&amp;&quot;.zip&quot;" office:value-type="string" office:string-value="http://www.nacis.org/naturalearth/10m/cultural/10m-admin-0-scale-ranks-with-minor-islands.zip">
            <text:p>http://www.nacis.org/naturalearth/10m/cultural/10m-admin-0-scale-ranks-with-minor-islands.zip</text:p>
          </table:table-cell>
          <table:table-cell table:style-name="ce5" table:formula="of:=[.AC33]" office:value-type="string" office:string-value="http://www.naturalearthdata.com/downloads/10m-cultural-vectors/10-admin-0-details">
            <text:p>http://www.naturalearthdata.com/downloads/10m-cultural-vectors/10-admin-0-details</text:p>
          </table:table-cell>
          <table:table-cell office:value-type="string">
            <text:p>10m-admin-0-scale-ranks-with-minor-islands</text:p>
          </table:table-cell>
          <table:table-cell table:style-name="ce2" table:formula="of:=IF([.N34]=1;&quot;scp &quot;&amp;[.Q34]&amp;&quot;.zip naturbb6@naturalearthdata.com:download/&quot;&amp;[.A34]&amp;&quot;/&quot;&amp;[.B34]&amp;&quot;/&quot;&amp;[.Y34]&amp;&quot;.zip&quot;;&quot;&quot;)" office:value-type="string" office:string-value="scp ne_10m_admin_0_scale_ranks_minor_islands.zip naturbb6@naturalearthdata.com:download/10m/cultural/10m-admin-0-scale-ranks-with-minor-islands.zip">
            <text:p>scp ne_10m_admin_0_scale_ranks_minor_islands.zip naturbb6@naturalearthdata.com:download/10m/cultural/10m-admin-0-scale-ranks-with-minor-islands.zip</text:p>
          </table:table-cell>
          <table:table-cell table:style-name="ce2" table:formula="of:=&quot;scp zips/&quot;&amp;[.A34]&amp;&quot;_&quot;&amp;[.B34]&amp;&quot;/&quot;&amp;[.Q34]&amp;&quot;.zip&quot;&amp;&quot; &quot;&amp;&quot;$(DOCROOT_FREAC)/&quot;&amp;[.A34]&amp;&quot;/&quot;&amp;[.B34]&amp;&quot;/&quot;&amp;[.Y34]&amp;&quot;.zip&quot;" office:value-type="string" office:string-value="scp zips/10m_cultural/ne_10m_admin_0_scale_ranks_minor_islands.zip $(DOCROOT_FREAC)/10m/cultural/10m-admin-0-scale-ranks-with-minor-islands.zip">
            <text:p>scp zips/10m_cultural/ne_10m_admin_0_scale_ranks_minor_islands.zip $(DOCROOT_FREAC)/10m/cultural/10m-admin-0-scale-ranks-with-minor-islands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 table:number-columns-repeated="2"/>
          <table:table-cell table:style-name="ce9" table:formula="of:=MAX([.H35:.P35])" office:value-type="float" office:value="2">
            <text:p>2</text:p>
          </table:table-cell>
          <table:table-cell table:style-name="ce1" table:formula="of:=IF([.F35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10m_admin_0_sovereignty</text:p>
          </table:table-cell>
          <table:table-cell table:style-name="ce2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admin-0-sovereignty</text:p>
          </table:table-cell>
          <table:table-cell office:value-type="float" office:value="194">
            <text:p>194</text:p>
          </table:table-cell>
          <table:table-cell table:style-name="ce4" office:value-type="string">
            <text:p>sovereignty</text:p>
          </table:table-cell>
          <table:table-cell table:style-name="ce33" table:formula="of:=&quot;http://www.nacis.org/naturalearth/10m/&quot;&amp;[.B35]&amp;&quot;/&quot;&amp;[.Y35]&amp;&quot;.zip&quot;" office:value-type="string" office:string-value="http://www.nacis.org/naturalearth/10m/cultural/10m-admin-0-sovereignty.zip">
            <text:p>http://www.nacis.org/naturalearth/10m/cultural/10m-admin-0-sovereignty.zip</text:p>
          </table:table-cell>
          <table:table-cell table:style-name="ce5" table:formula="of:=[.AC34]" office:value-type="string" office:string-value="http://www.naturalearthdata.com/downloads/10m-cultural-vectors/10-admin-0-details">
            <text:p>http://www.naturalearthdata.com/downloads/10m-cultural-vectors/10-admin-0-details</text:p>
          </table:table-cell>
          <table:table-cell office:value-type="string">
            <text:p>10m-admin-0-sovereignty</text:p>
          </table:table-cell>
          <table:table-cell table:style-name="ce2" table:formula="of:=IF([.N35]=1;&quot;scp &quot;&amp;[.Q35]&amp;&quot;.zip naturbb6@naturalearthdata.com:download/&quot;&amp;[.A35]&amp;&quot;/&quot;&amp;[.B35]&amp;&quot;/&quot;&amp;[.Y35]&amp;&quot;.zip&quot;;&quot;&quot;)" office:value-type="string" office:string-value="scp ne_10m_admin_0_sovereignty.zip naturbb6@naturalearthdata.com:download/10m/cultural/10m-admin-0-sovereignty.zip">
            <text:p>scp ne_10m_admin_0_sovereignty.zip naturbb6@naturalearthdata.com:download/10m/cultural/10m-admin-0-sovereignty.zip</text:p>
          </table:table-cell>
          <table:table-cell table:style-name="ce2" table:formula="of:=&quot;scp zips/&quot;&amp;[.A35]&amp;&quot;_&quot;&amp;[.B35]&amp;&quot;/&quot;&amp;[.Q35]&amp;&quot;.zip&quot;&amp;&quot; &quot;&amp;&quot;$(DOCROOT_FREAC)/&quot;&amp;[.A35]&amp;&quot;/&quot;&amp;[.B35]&amp;&quot;/&quot;&amp;[.Y35]&amp;&quot;.zip&quot;" office:value-type="string" office:string-value="scp zips/10m_cultural/ne_10m_admin_0_sovereignty.zip $(DOCROOT_FREAC)/10m/cultural/10m-admin-0-sovereignty.zip">
            <text:p>scp zips/10m_cultural/ne_10m_admin_0_sovereignty.zip $(DOCROOT_FREAC)/10m/cultural/10m-admin-0-sovereignty.zip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10m</text:p>
          </table:table-cell>
          <table:table-cell table:style-name="ce2" office:value-type="string">
            <text:p>Political:</text:p>
          </table:table-cell>
          <table:table-cell table:style-name="ce2" office:value-type="string">
            <text:p>Admin 0 - Boundary Lines</text:p>
          </table:table-cell>
          <table:table-cell table:style-name="ce2" table:formula="of:=&quot;10m &quot;&amp;[.$B36]&amp;&quot; &quot;&amp;[.$C36]" office:value-type="string" office:string-value="10m Political: Admin 0 - Boundary Lines">
            <text:p>10m Political: Admin 0 - Boundary Lines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36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 office:value-type="string">
            <text:p>ne_10m_admin_0_boundary_lines</text:p>
          </table:table-cell>
          <table:table-cell table:style-name="ce2" table:number-columns-repeated="7"/>
          <table:table-cell table:style-name="ce2" office:value-type="string">
            <text:p>10m-admin-0-boundary-lines</text:p>
          </table:table-cell>
          <table:table-cell table:style-name="ce2" table:number-columns-repeated="3"/>
          <table:table-cell table:style-name="ce5"/>
          <table:table-cell table:style-name="ce2"/>
          <table:table-cell table:style-name="ce2" table:formula="of:=IF([.N36]=1;&quot;scp &quot;&amp;[.Q36]&amp;&quot;.zip naturbb6@naturalearthdata.com:download/&quot;&amp;[.A36]&amp;&quot;/&quot;&amp;[.B36]&amp;&quot;/&quot;&amp;[.Y36]&amp;&quot;.zip&quot;;&quot;&quot;)">
            <text:p/>
          </table:table-cell>
          <table:table-cell table:style-name="ce2" table:formula="of:=IF([.N36]=1;&quot;scp &quot;&amp;[.Q36]&amp;&quot;.zip nacis@ftp.freac.fsu.edu:nacis_ftp/web-download/&quot;&amp;[.A36]&amp;&quot;/&quot;&amp;[.B36]&amp;&quot;/&quot;&amp;[.Y36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 table:number-columns-repeated="2"/>
          <table:table-cell table:style-name="ce9" table:formula="of:=MAX([.H37:.P37])" office:value-type="float" office:value="2">
            <text:p>2</text:p>
          </table:table-cell>
          <table:table-cell table:style-name="ce1" table:formula="of:=IF([.F37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0m_admin_0_boundary_lines_land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admin-0-boundary-lines-land</text:p>
          </table:table-cell>
          <table:table-cell office:value-type="float" office:value="13">
            <text:p>13</text:p>
          </table:table-cell>
          <table:table-cell table:style-name="ce4" office:value-type="string">
            <text:p>land boundaries</text:p>
          </table:table-cell>
          <table:table-cell table:style-name="ce33" table:formula="of:=&quot;http://www.nacis.org/naturalearth/10m/&quot;&amp;[.B37]&amp;&quot;/&quot;&amp;[.Y37]&amp;&quot;.zip&quot;" office:value-type="string" office:string-value="http://www.nacis.org/naturalearth/10m/cultural/10m-admin-0-boundary-lines-land.zip">
            <text:p>http://www.nacis.org/naturalearth/10m/cultural/10m-admin-0-boundary-lines-land.zip</text:p>
          </table:table-cell>
          <table:table-cell table:style-name="ce5" table:formula="of:=&quot;http://www.naturalearthdata.com/downloads/10m-cultural-vectors/&quot;&amp;[.Y36]" office:value-type="string" office:string-value="http://www.naturalearthdata.com/downloads/10m-cultural-vectors/10m-admin-0-boundary-lines">
            <text:p>http://www.naturalearthdata.com/downloads/10m-cultural-vectors/10m-admin-0-boundary-lines</text:p>
          </table:table-cell>
          <table:table-cell office:value-type="string">
            <text:p>10m-admin-0-boundary-lines-land</text:p>
          </table:table-cell>
          <table:table-cell table:style-name="ce2" table:formula="of:=IF([.N37]=1;&quot;scp &quot;&amp;[.Q37]&amp;&quot;.zip naturbb6@naturalearthdata.com:download/&quot;&amp;[.A37]&amp;&quot;/&quot;&amp;[.B37]&amp;&quot;/&quot;&amp;[.Y37]&amp;&quot;.zip&quot;;&quot;&quot;)" office:value-type="string" office:string-value="scp ne_10m_admin_0_boundary_lines_land.zip naturbb6@naturalearthdata.com:download/10m/cultural/10m-admin-0-boundary-lines-land.zip">
            <text:p>scp ne_10m_admin_0_boundary_lines_land.zip naturbb6@naturalearthdata.com:download/10m/cultural/10m-admin-0-boundary-lines-land.zip</text:p>
          </table:table-cell>
          <table:table-cell table:style-name="ce2" table:formula="of:=&quot;scp zips/&quot;&amp;[.A37]&amp;&quot;_&quot;&amp;[.B37]&amp;&quot;/&quot;&amp;[.Q37]&amp;&quot;.zip&quot;&amp;&quot; &quot;&amp;&quot;$(DOCROOT_FREAC)/&quot;&amp;[.A37]&amp;&quot;/&quot;&amp;[.B37]&amp;&quot;/&quot;&amp;[.Y37]&amp;&quot;.zip&quot;" office:value-type="string" office:string-value="scp zips/10m_cultural/ne_10m_admin_0_boundary_lines_land.zip $(DOCROOT_FREAC)/10m/cultural/10m-admin-0-boundary-lines-land.zip">
            <text:p>scp zips/10m_cultural/ne_10m_admin_0_boundary_lines_land.zip $(DOCROOT_FREAC)/10m/cultural/10m-admin-0-boundary-lines-land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 table:number-columns-repeated="2"/>
          <table:table-cell table:style-name="ce9" table:formula="of:=MAX([.H38:.P38])" office:value-type="float" office:value="1">
            <text:p>1</text:p>
          </table:table-cell>
          <table:table-cell table:style-name="ce1" table:formula="of:=IF([.F38]&lt;=1;1;0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/>
          <table:table-cell table:number-columns-repeated="2"/>
          <table:table-cell table:style-name="ce4" office:value-type="string">
            <text:p>ne_10m_admin_0_boundary_lines_maritime</text:p>
          </table:table-cell>
          <table:table-cell table:style-name="ce4" office:value-type="float" office:value="0">
            <text:p>0</text:p>
          </table:table-cell>
          <table:table-cell table:style-name="ce4" table:number-columns-repeated="6"/>
          <table:table-cell table:style-name="ce4" office:value-type="string">
            <text:p>10m-admin-0-boundary-lines-maritime</text:p>
          </table:table-cell>
          <table:table-cell office:value-type="float" office:value="16">
            <text:p>16</text:p>
          </table:table-cell>
          <table:table-cell table:style-name="ce4" office:value-type="string">
            <text:p>maritime lines</text:p>
          </table:table-cell>
          <table:table-cell table:style-name="ce33" table:formula="of:=&quot;http://www.nacis.org/naturalearth/10m/&quot;&amp;[.B38]&amp;&quot;/&quot;&amp;[.Y38]&amp;&quot;.zip&quot;" office:value-type="string" office:string-value="http://www.nacis.org/naturalearth/10m/cultural/10m-admin-0-boundary-lines-maritime.zip">
            <text:p>http://www.nacis.org/naturalearth/10m/cultural/10m-admin-0-boundary-lines-maritime.zip</text:p>
          </table:table-cell>
          <table:table-cell table:style-name="ce5" table:formula="of:=[.AC37]" office:value-type="string" office:string-value="http://www.naturalearthdata.com/downloads/10m-cultural-vectors/10m-admin-0-boundary-lines">
            <text:p>http://www.naturalearthdata.com/downloads/10m-cultural-vectors/10m-admin-0-boundary-lines</text:p>
          </table:table-cell>
          <table:table-cell office:value-type="string">
            <text:p>10m-admin-0-boundary-lines-maritime</text:p>
          </table:table-cell>
          <table:table-cell table:style-name="ce2" table:formula="of:=IF([.N38]=1;&quot;scp &quot;&amp;[.Q38]&amp;&quot;.zip naturbb6@naturalearthdata.com:download/&quot;&amp;[.A38]&amp;&quot;/&quot;&amp;[.B38]&amp;&quot;/&quot;&amp;[.Y38]&amp;&quot;.zip&quot;;&quot;&quot;)">
            <text:p/>
          </table:table-cell>
          <table:table-cell table:style-name="ce2" table:formula="of:=&quot;scp zips/&quot;&amp;[.A38]&amp;&quot;_&quot;&amp;[.B38]&amp;&quot;/&quot;&amp;[.Q38]&amp;&quot;.zip&quot;&amp;&quot; &quot;&amp;&quot;$(DOCROOT_FREAC)/&quot;&amp;[.A38]&amp;&quot;/&quot;&amp;[.B38]&amp;&quot;/&quot;&amp;[.Y38]&amp;&quot;.zip&quot;" office:value-type="string" office:string-value="scp zips/10m_cultural/ne_10m_admin_0_boundary_lines_maritime.zip $(DOCROOT_FREAC)/10m/cultural/10m-admin-0-boundary-lines-maritime.zip">
            <text:p>scp zips/10m_cultural/ne_10m_admin_0_boundary_lines_maritime.zip $(DOCROOT_FREAC)/10m/cultural/10m-admin-0-boundary-lines-maritime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 table:number-columns-repeated="2"/>
          <table:table-cell table:style-name="ce9" table:formula="of:=MAX([.H39:.P39])" office:value-type="float" office:value="2">
            <text:p>2</text:p>
          </table:table-cell>
          <table:table-cell table:style-name="ce1" table:formula="of:=IF([.F39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0m_admin_0_boundary_lines_maritime_indicator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admin-0-boundary-lines-maritime-indicator</text:p>
          </table:table-cell>
          <table:table-cell office:value-type="float" office:value="15">
            <text:p>15</text:p>
          </table:table-cell>
          <table:table-cell table:style-name="ce4" office:value-type="string">
            <text:p>maritime indicators</text:p>
          </table:table-cell>
          <table:table-cell table:style-name="ce33" table:formula="of:=&quot;http://www.nacis.org/naturalearth/10m/&quot;&amp;[.B39]&amp;&quot;/&quot;&amp;[.Y39]&amp;&quot;.zip&quot;" office:value-type="string" office:string-value="http://www.nacis.org/naturalearth/10m/cultural/10m-admin-0-boundary-lines-maritime-indicator.zip">
            <text:p>http://www.nacis.org/naturalearth/10m/cultural/10m-admin-0-boundary-lines-maritime-indicator.zip</text:p>
          </table:table-cell>
          <table:table-cell table:style-name="ce5" table:formula="of:=[.AC38]" office:value-type="string" office:string-value="http://www.naturalearthdata.com/downloads/10m-cultural-vectors/10m-admin-0-boundary-lines">
            <text:p>http://www.naturalearthdata.com/downloads/10m-cultural-vectors/10m-admin-0-boundary-lines</text:p>
          </table:table-cell>
          <table:table-cell office:value-type="string">
            <text:p>10m-admin-0-boundary-lines-maritime-indicator</text:p>
          </table:table-cell>
          <table:table-cell table:style-name="ce2" table:formula="of:=IF([.N39]=1;&quot;scp &quot;&amp;[.Q39]&amp;&quot;.zip naturbb6@naturalearthdata.com:download/&quot;&amp;[.A39]&amp;&quot;/&quot;&amp;[.B39]&amp;&quot;/&quot;&amp;[.Y39]&amp;&quot;.zip&quot;;&quot;&quot;)" office:value-type="string" office:string-value="scp ne_10m_admin_0_boundary_lines_maritime_indicator.zip naturbb6@naturalearthdata.com:download/10m/cultural/10m-admin-0-boundary-lines-maritime-indicator.zip">
            <text:p>scp ne_10m_admin_0_boundary_lines_maritime_indicator.zip naturbb6@naturalearthdata.com:download/10m/cultural/10m-admin-0-boundary-lines-maritime-indicator.zip</text:p>
          </table:table-cell>
          <table:table-cell table:style-name="ce2" table:formula="of:=&quot;scp zips/&quot;&amp;[.A39]&amp;&quot;_&quot;&amp;[.B39]&amp;&quot;/&quot;&amp;[.Q39]&amp;&quot;.zip&quot;&amp;&quot; &quot;&amp;&quot;$(DOCROOT_FREAC)/&quot;&amp;[.A39]&amp;&quot;/&quot;&amp;[.B39]&amp;&quot;/&quot;&amp;[.Y39]&amp;&quot;.zip&quot;" office:value-type="string" office:string-value="scp zips/10m_cultural/ne_10m_admin_0_boundary_lines_maritime_indicator.zip $(DOCROOT_FREAC)/10m/cultural/10m-admin-0-boundary-lines-maritime-indicator.zip">
            <text:p>scp zips/10m_cultural/ne_10m_admin_0_boundary_lines_maritime_indicator.zip $(DOCROOT_FREAC)/10m/cultural/10m-admin-0-boundary-lines-maritime-indicator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 table:number-columns-repeated="2"/>
          <table:table-cell table:style-name="ce9" table:formula="of:=MAX([.H40:.P40])" office:value-type="float" office:value="2">
            <text:p>2</text:p>
          </table:table-cell>
          <table:table-cell table:style-name="ce1" table:formula="of:=IF([.F40]&lt;=1;1;0)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office:value-type="float" office:value="1.1">
            <text:p>1.1</text:p>
          </table:table-cell>
          <table:table-cell table:style-name="ce1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0m_admin_0_boundary_lines_map_units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admin-0-boundary-lines-map-units</text:p>
          </table:table-cell>
          <table:table-cell office:value-type="float" office:value="14">
            <text:p>14</text:p>
          </table:table-cell>
          <table:table-cell table:style-name="ce4" office:value-type="string">
            <text:p>map unit lines</text:p>
          </table:table-cell>
          <table:table-cell table:style-name="ce33" table:formula="of:=&quot;http://www.nacis.org/naturalearth/10m/&quot;&amp;[.B40]&amp;&quot;/&quot;&amp;[.Y40]&amp;&quot;.zip&quot;" office:value-type="string" office:string-value="http://www.nacis.org/naturalearth/10m/cultural/10m-admin-0-boundary-lines-map-units.zip">
            <text:p>http://www.nacis.org/naturalearth/10m/cultural/10m-admin-0-boundary-lines-map-units.zip</text:p>
          </table:table-cell>
          <table:table-cell table:style-name="ce5" table:formula="of:=[.AC39]" office:value-type="string" office:string-value="http://www.naturalearthdata.com/downloads/10m-cultural-vectors/10m-admin-0-boundary-lines">
            <text:p>http://www.naturalearthdata.com/downloads/10m-cultural-vectors/10m-admin-0-boundary-lines</text:p>
          </table:table-cell>
          <table:table-cell office:value-type="string">
            <text:p>10m-admin-0-boundary-lines-map-units</text:p>
          </table:table-cell>
          <table:table-cell table:style-name="ce2" table:formula="of:=IF([.N40]=1;&quot;scp &quot;&amp;[.Q40]&amp;&quot;.zip naturbb6@naturalearthdata.com:download/&quot;&amp;[.A40]&amp;&quot;/&quot;&amp;[.B40]&amp;&quot;/&quot;&amp;[.Y40]&amp;&quot;.zip&quot;;&quot;&quot;)" office:value-type="string" office:string-value="scp ne_10m_admin_0_boundary_lines_map_units.zip naturbb6@naturalearthdata.com:download/10m/cultural/10m-admin-0-boundary-lines-map-units.zip">
            <text:p>scp ne_10m_admin_0_boundary_lines_map_units.zip naturbb6@naturalearthdata.com:download/10m/cultural/10m-admin-0-boundary-lines-map-units.zip</text:p>
          </table:table-cell>
          <table:table-cell table:style-name="ce2" table:formula="of:=&quot;scp zips/&quot;&amp;[.A40]&amp;&quot;_&quot;&amp;[.B40]&amp;&quot;/&quot;&amp;[.Q40]&amp;&quot;.zip&quot;&amp;&quot; &quot;&amp;&quot;$(DOCROOT_FREAC)/&quot;&amp;[.A40]&amp;&quot;/&quot;&amp;[.B40]&amp;&quot;/&quot;&amp;[.Y40]&amp;&quot;.zip&quot;" office:value-type="string" office:string-value="scp zips/10m_cultural/ne_10m_admin_0_boundary_lines_map_units.zip $(DOCROOT_FREAC)/10m/cultural/10m-admin-0-boundary-lines-map-units.zip">
            <text:p>scp zips/10m_cultural/ne_10m_admin_0_boundary_lines_map_units.zip $(DOCROOT_FREAC)/10m/cultural/10m-admin-0-boundary-lines-map-units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 table:number-columns-repeated="2"/>
          <table:table-cell table:style-name="ce9" table:formula="of:=MAX([.H41:.P41])" office:value-type="float" office:value="2">
            <text:p>2</text:p>
          </table:table-cell>
          <table:table-cell table:style-name="ce1" table:formula="of:=IF([.F41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10m_admin_0_boundary_lines_disputed_areas</text:p>
          </table:table-cell>
          <table:table-cell table:style-name="ce2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admin-0-boundary-lines-land</text:p>
          </table:table-cell>
          <table:table-cell office:value-type="float" office:value="13">
            <text:p>13</text:p>
          </table:table-cell>
          <table:table-cell table:style-name="ce4" office:value-type="string">
            <text:p>land boundaries</text:p>
          </table:table-cell>
          <table:table-cell table:style-name="ce33" table:formula="of:=&quot;http://www.nacis.org/naturalearth/10m/&quot;&amp;[.B41]&amp;&quot;/&quot;&amp;[.Y41]&amp;&quot;.zip&quot;" office:value-type="string" office:string-value="http://www.nacis.org/naturalearth/10m/cultural/10m-admin-0-boundary-lines-land.zip">
            <text:p>http://www.nacis.org/naturalearth/10m/cultural/10m-admin-0-boundary-lines-land.zip</text:p>
          </table:table-cell>
          <table:table-cell table:style-name="ce5" table:formula="of:=&quot;http://www.naturalearthdata.com/downloads/10m-cultural-vectors/&quot;&amp;[.Y40]" office:value-type="string" office:string-value="http://www.naturalearthdata.com/downloads/10m-cultural-vectors/10m-admin-0-boundary-lines-map-units">
            <text:p>http://www.naturalearthdata.com/downloads/10m-cultural-vectors/10m-admin-0-boundary-lines-map-units</text:p>
          </table:table-cell>
          <table:table-cell office:value-type="string">
            <text:p>10m-admin-0-boundary-lines-land</text:p>
          </table:table-cell>
          <table:table-cell table:style-name="ce2" table:formula="of:=IF([.N41]=1;&quot;scp &quot;&amp;[.Q41]&amp;&quot;.zip naturbb6@naturalearthdata.com:download/&quot;&amp;[.A41]&amp;&quot;/&quot;&amp;[.B41]&amp;&quot;/&quot;&amp;[.Y41]&amp;&quot;.zip&quot;;&quot;&quot;)" office:value-type="string" office:string-value="scp ne_10m_admin_0_boundary_lines_disputed_areas.zip naturbb6@naturalearthdata.com:download/10m/cultural/10m-admin-0-boundary-lines-land.zip">
            <text:p>scp ne_10m_admin_0_boundary_lines_disputed_areas.zip naturbb6@naturalearthdata.com:download/10m/cultural/10m-admin-0-boundary-lines-land.zip</text:p>
          </table:table-cell>
          <table:table-cell table:style-name="ce2" table:formula="of:=&quot;scp zips/&quot;&amp;[.A41]&amp;&quot;_&quot;&amp;[.B41]&amp;&quot;/&quot;&amp;[.Q41]&amp;&quot;.zip&quot;&amp;&quot; &quot;&amp;&quot;$(DOCROOT_FREAC)/&quot;&amp;[.A41]&amp;&quot;/&quot;&amp;[.B41]&amp;&quot;/&quot;&amp;[.Y41]&amp;&quot;.zip&quot;" office:value-type="string" office:string-value="scp zips/10m_cultural/ne_10m_admin_0_boundary_lines_disputed_areas.zip $(DOCROOT_FREAC)/10m/cultural/10m-admin-0-boundary-lines-land.zip">
            <text:p>scp zips/10m_cultural/ne_10m_admin_0_boundary_lines_disputed_areas.zip $(DOCROOT_FREAC)/10m/cultural/10m-admin-0-boundary-lines-land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42:.P42])" office:value-type="float" office:value="2">
            <text:p>2</text:p>
          </table:table-cell>
          <table:table-cell table:style-name="ce1" table:formula="of:=IF([.F42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0m_admin_0_pacific_groupings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0m-admin-0-pacific-groupings</text:p>
          </table:table-cell>
          <table:table-cell office:value-type="float" office:value="27">
            <text:p>27</text:p>
          </table:table-cell>
          <table:table-cell table:style-name="ce4" office:value-type="string">
            <text:p>Pacific grouping lines</text:p>
          </table:table-cell>
          <table:table-cell table:style-name="ce33" table:formula="of:=&quot;http://www.nacis.org/naturalearth/10m/&quot;&amp;[.B42]&amp;&quot;/&quot;&amp;[.Y42]&amp;&quot;.zip&quot;" office:value-type="string" office:string-value="http://www.nacis.org/naturalearth/10m/cultural/10m-admin-0-pacific-groupings.zip">
            <text:p>http://www.nacis.org/naturalearth/10m/cultural/10m-admin-0-pacific-groupings.zip</text:p>
          </table:table-cell>
          <table:table-cell table:style-name="ce5" table:formula="of:=[.AC40]" office:value-type="string" office:string-value="http://www.naturalearthdata.com/downloads/10m-cultural-vectors/10m-admin-0-boundary-lines">
            <text:p>http://www.naturalearthdata.com/downloads/10m-cultural-vectors/10m-admin-0-boundary-lines</text:p>
          </table:table-cell>
          <table:table-cell office:value-type="string">
            <text:p>10m-admin-0-pacific-groupings</text:p>
          </table:table-cell>
          <table:table-cell table:style-name="ce2" table:formula="of:=IF([.N42]=1;&quot;scp &quot;&amp;[.Q42]&amp;&quot;.zip naturbb6@naturalearthdata.com:download/&quot;&amp;[.A42]&amp;&quot;/&quot;&amp;[.B42]&amp;&quot;/&quot;&amp;[.Y42]&amp;&quot;.zip&quot;;&quot;&quot;)">
            <text:p/>
          </table:table-cell>
          <table:table-cell table:style-name="ce2" table:formula="of:=&quot;scp zips/&quot;&amp;[.A42]&amp;&quot;_&quot;&amp;[.B42]&amp;&quot;/&quot;&amp;[.Q42]&amp;&quot;.zip&quot;&amp;&quot; &quot;&amp;&quot;$(DOCROOT_FREAC)/&quot;&amp;[.A42]&amp;&quot;/&quot;&amp;[.B42]&amp;&quot;/&quot;&amp;[.Y42]&amp;&quot;.zip&quot;" office:value-type="string" office:string-value="scp zips/10m_cultural/ne_10m_admin_0_pacific_groupings.zip $(DOCROOT_FREAC)/10m/cultural/10m-admin-0-pacific-groupings.zip">
            <text:p>scp zips/10m_cultural/ne_10m_admin_0_pacific_groupings.zip $(DOCROOT_FREAC)/10m/cultural/10m-admin-0-pacific-groupings.zip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10m</text:p>
          </table:table-cell>
          <table:table-cell table:style-name="ce2" office:value-type="string">
            <text:p>Political:</text:p>
          </table:table-cell>
          <table:table-cell table:style-name="ce2" office:value-type="string">
            <text:p>Admin 0 - Breakaway, Disputed Areas</text:p>
          </table:table-cell>
          <table:table-cell table:style-name="ce2" table:formula="of:=&quot;10m &quot;&amp;[.$B43]&amp;&quot; &quot;&amp;[.$C43]" office:value-type="string" office:string-value="10m Political: Admin 0 - Breakaway, Disputed Areas">
            <text:p>10m Political: Admin 0 - Breakaway, Disputed Areas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43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 office:value-type="string">
            <text:p>ne_10m_admin_0_disputed_areas</text:p>
          </table:table-cell>
          <table:table-cell table:style-name="ce2" table:number-columns-repeated="7"/>
          <table:table-cell table:style-name="ce2" office:value-type="string">
            <text:p>10m-admin-0-breakaway-disputed-areas</text:p>
          </table:table-cell>
          <table:table-cell table:style-name="ce2" table:number-columns-repeated="5"/>
          <table:table-cell table:style-name="ce2" table:formula="of:=IF([.N43]=1;&quot;scp &quot;&amp;[.Q43]&amp;&quot;.zip naturbb6@naturalearthdata.com:download/&quot;&amp;[.A43]&amp;&quot;/&quot;&amp;[.B43]&amp;&quot;/&quot;&amp;[.Y43]&amp;&quot;.zip&quot;;&quot;&quot;)">
            <text:p/>
          </table:table-cell>
          <table:table-cell table:style-name="ce2" table:formula="of:=IF([.N43]=1;&quot;scp &quot;&amp;[.Q43]&amp;&quot;.zip nacis@ftp.freac.fsu.edu:nacis_ftp/web-download/&quot;&amp;[.A43]&amp;&quot;/&quot;&amp;[.B43]&amp;&quot;/&quot;&amp;[.Y43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 table:number-columns-repeated="2"/>
          <table:table-cell table:style-name="ce9" table:formula="of:=MAX([.H44:.P44])" office:value-type="float" office:value="2">
            <text:p>2</text:p>
          </table:table-cell>
          <table:table-cell table:style-name="ce1" table:formula="of:=IF([.F44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10m_admin_0_disputed_areas</text:p>
          </table:table-cell>
          <table:table-cell table:style-name="ce2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admin-0-breakaway-disputed-areas</text:p>
          </table:table-cell>
          <table:table-cell office:value-type="float" office:value="18">
            <text:p>18</text:p>
          </table:table-cell>
          <table:table-cell table:style-name="ce4" office:value-type="string">
            <text:p>breakaway and disputed areas</text:p>
          </table:table-cell>
          <table:table-cell table:style-name="ce33" table:formula="of:=&quot;http://www.nacis.org/naturalearth/10m/&quot;&amp;[.B44]&amp;&quot;/&quot;&amp;[.Y44]&amp;&quot;.zip&quot;" office:value-type="string" office:string-value="http://www.nacis.org/naturalearth/10m/cultural/10m-admin-0-breakaway-disputed-areas.zip">
            <text:p>http://www.nacis.org/naturalearth/10m/cultural/10m-admin-0-breakaway-disputed-areas.zip</text:p>
          </table:table-cell>
          <table:table-cell table:style-name="ce5" table:formula="of:=&quot;http://www.naturalearthdata.com/downloads/10m-cultural-vectors/&quot;&amp;[.Y44]" office:value-type="string" office:string-value="http://www.naturalearthdata.com/downloads/10m-cultural-vectors/10m-admin-0-breakaway-disputed-areas">
            <text:p>http://www.naturalearthdata.com/downloads/10m-cultural-vectors/10m-admin-0-breakaway-disputed-areas</text:p>
          </table:table-cell>
          <table:table-cell office:value-type="string">
            <text:p>10m-admin-0-breakaway-disputed-areas</text:p>
          </table:table-cell>
          <table:table-cell table:style-name="ce2" table:formula="of:=IF([.N44]=1;&quot;scp &quot;&amp;[.Q44]&amp;&quot;.zip naturbb6@naturalearthdata.com:download/&quot;&amp;[.A44]&amp;&quot;/&quot;&amp;[.B44]&amp;&quot;/&quot;&amp;[.Y44]&amp;&quot;.zip&quot;;&quot;&quot;)" office:value-type="string" office:string-value="scp ne_10m_admin_0_disputed_areas.zip naturbb6@naturalearthdata.com:download/10m/cultural/10m-admin-0-breakaway-disputed-areas.zip">
            <text:p>scp ne_10m_admin_0_disputed_areas.zip naturbb6@naturalearthdata.com:download/10m/cultural/10m-admin-0-breakaway-disputed-areas.zip</text:p>
          </table:table-cell>
          <table:table-cell table:style-name="ce2" table:formula="of:=&quot;scp zips/&quot;&amp;[.A44]&amp;&quot;_&quot;&amp;[.B44]&amp;&quot;/&quot;&amp;[.Q44]&amp;&quot;.zip&quot;&amp;&quot; &quot;&amp;&quot;$(DOCROOT_FREAC)/&quot;&amp;[.A44]&amp;&quot;/&quot;&amp;[.B44]&amp;&quot;/&quot;&amp;[.Y44]&amp;&quot;.zip&quot;" office:value-type="string" office:string-value="scp zips/10m_cultural/ne_10m_admin_0_disputed_areas.zip $(DOCROOT_FREAC)/10m/cultural/10m-admin-0-breakaway-disputed-areas.zip">
            <text:p>scp zips/10m_cultural/ne_10m_admin_0_disputed_areas.zip $(DOCROOT_FREAC)/10m/cultural/10m-admin-0-breakaway-disputed-areas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 table:number-columns-repeated="2"/>
          <table:table-cell table:style-name="ce9" table:formula="of:=MAX([.H45:.P45])" office:value-type="float" office:value="2">
            <text:p>2</text:p>
          </table:table-cell>
          <table:table-cell table:style-name="ce1" table:formula="of:=IF([.F45]&lt;=1;1;0)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office:value-type="float" office:value="1.1">
            <text:p>1.1</text:p>
          </table:table-cell>
          <table:table-cell table:style-name="ce12"/>
          <table:table-cell office:value-type="float" office:value="1.3">
            <text:p>1.3</text:p>
          </table:table-cell>
          <table:table-cell office:value-type="string">
            <text:p>???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10m_admin_0_disputed_areas_scale_rank</text:p>
          </table:table-cell>
          <table:table-cell table:style-name="ce2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admin-0-breakaway-disputed-areas-with-scale-ranks</text:p>
          </table:table-cell>
          <table:table-cell office:value-type="float" office:value="17">
            <text:p>17</text:p>
          </table:table-cell>
          <table:table-cell table:style-name="ce4" office:value-type="string">
            <text:p>with scale ranks</text:p>
          </table:table-cell>
          <table:table-cell table:style-name="ce33" table:formula="of:=&quot;http://www.nacis.org/naturalearth/10m/&quot;&amp;[.B45]&amp;&quot;/&quot;&amp;[.Y45]&amp;&quot;.zip&quot;" office:value-type="string" office:string-value="http://www.nacis.org/naturalearth/10m/cultural/10m-admin-0-breakaway-disputed-areas-with-scale-ranks.zip">
            <text:p>http://www.nacis.org/naturalearth/10m/cultural/10m-admin-0-breakaway-disputed-areas-with-scale-ranks.zip</text:p>
          </table:table-cell>
          <table:table-cell table:style-name="ce5" table:formula="of:=[.AC44]" office:value-type="string" office:string-value="http://www.naturalearthdata.com/downloads/10m-cultural-vectors/10m-admin-0-breakaway-disputed-areas">
            <text:p>http://www.naturalearthdata.com/downloads/10m-cultural-vectors/10m-admin-0-breakaway-disputed-areas</text:p>
          </table:table-cell>
          <table:table-cell office:value-type="string">
            <text:p>10m-admin-0-breakaway-disputed-areas-with-scale-ranks</text:p>
          </table:table-cell>
          <table:table-cell table:style-name="ce2" table:formula="of:=IF([.N45]=1;&quot;scp &quot;&amp;[.Q45]&amp;&quot;.zip naturbb6@naturalearthdata.com:download/&quot;&amp;[.A45]&amp;&quot;/&quot;&amp;[.B45]&amp;&quot;/&quot;&amp;[.Y45]&amp;&quot;.zip&quot;;&quot;&quot;)" office:value-type="string" office:string-value="scp ne_10m_admin_0_disputed_areas_scale_rank.zip naturbb6@naturalearthdata.com:download/10m/cultural/10m-admin-0-breakaway-disputed-areas-with-scale-ranks.zip">
            <text:p>scp ne_10m_admin_0_disputed_areas_scale_rank.zip naturbb6@naturalearthdata.com:download/10m/cultural/10m-admin-0-breakaway-disputed-areas-with-scale-ranks.zip</text:p>
          </table:table-cell>
          <table:table-cell table:style-name="ce2" table:formula="of:=&quot;scp zips/&quot;&amp;[.A45]&amp;&quot;_&quot;&amp;[.B45]&amp;&quot;/&quot;&amp;[.Q45]&amp;&quot;.zip&quot;&amp;&quot; &quot;&amp;&quot;$(DOCROOT_FREAC)/&quot;&amp;[.A45]&amp;&quot;/&quot;&amp;[.B45]&amp;&quot;/&quot;&amp;[.Y45]&amp;&quot;.zip&quot;" office:value-type="string" office:string-value="scp zips/10m_cultural/ne_10m_admin_0_disputed_areas_scale_rank.zip $(DOCROOT_FREAC)/10m/cultural/10m-admin-0-breakaway-disputed-areas-with-scale-ranks.zip">
            <text:p>scp zips/10m_cultural/ne_10m_admin_0_disputed_areas_scale_rank.zip $(DOCROOT_FREAC)/10m/cultural/10m-admin-0-breakaway-disputed-areas-with-scale-ranks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 table:number-columns-repeated="2"/>
          <table:table-cell table:style-name="ce9" table:formula="of:=MAX([.H46:.P46])" office:value-type="float" office:value="2">
            <text:p>2</text:p>
          </table:table-cell>
          <table:table-cell table:style-name="ce1" table:formula="of:=IF([.F46]&lt;=1;1;0)" office:value-type="float" office:value="0">
            <text:p>0</text:p>
          </table:table-cell>
          <table:table-cell table:style-name="ce12"/>
          <table:table-cell/>
          <table:table-cell table:style-name="ce12"/>
          <table:table-cell table:number-columns-repeated="3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10m_admin_0_antarctica_claims</text:p>
          </table:table-cell>
          <table:table-cell table:style-name="ce2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admin-0-breakaway-disputed-areas-with-scale-ranks</text:p>
          </table:table-cell>
          <table:table-cell office:value-type="float" office:value="17">
            <text:p>17</text:p>
          </table:table-cell>
          <table:table-cell table:style-name="ce4" office:value-type="string">
            <text:p>with scale ranks</text:p>
          </table:table-cell>
          <table:table-cell table:style-name="ce33" table:formula="of:=&quot;http://www.nacis.org/naturalearth/10m/&quot;&amp;[.B46]&amp;&quot;/&quot;&amp;[.Y46]&amp;&quot;.zip&quot;" office:value-type="string" office:string-value="http://www.nacis.org/naturalearth/10m/cultural/10m-admin-0-breakaway-disputed-areas-with-scale-ranks.zip">
            <text:p>http://www.nacis.org/naturalearth/10m/cultural/10m-admin-0-breakaway-disputed-areas-with-scale-ranks.zip</text:p>
          </table:table-cell>
          <table:table-cell table:style-name="ce5" table:formula="of:=[.AC45]" office:value-type="string" office:string-value="http://www.naturalearthdata.com/downloads/10m-cultural-vectors/10m-admin-0-breakaway-disputed-areas">
            <text:p>http://www.naturalearthdata.com/downloads/10m-cultural-vectors/10m-admin-0-breakaway-disputed-areas</text:p>
          </table:table-cell>
          <table:table-cell office:value-type="string">
            <text:p>10m-admin-0-breakaway-disputed-areas-with-scale-ranks</text:p>
          </table:table-cell>
          <table:table-cell table:style-name="ce2" table:formula="of:=IF([.N46]=1;&quot;scp &quot;&amp;[.Q46]&amp;&quot;.zip naturbb6@naturalearthdata.com:download/&quot;&amp;[.A46]&amp;&quot;/&quot;&amp;[.B46]&amp;&quot;/&quot;&amp;[.Y46]&amp;&quot;.zip&quot;;&quot;&quot;)">
            <text:p/>
          </table:table-cell>
          <table:table-cell table:style-name="ce2" table:formula="of:=&quot;scp zips/&quot;&amp;[.A46]&amp;&quot;_&quot;&amp;[.B46]&amp;&quot;/&quot;&amp;[.Q46]&amp;&quot;.zip&quot;&amp;&quot; &quot;&amp;&quot;$(DOCROOT_FREAC)/&quot;&amp;[.A46]&amp;&quot;/&quot;&amp;[.B46]&amp;&quot;/&quot;&amp;[.Y46]&amp;&quot;.zip&quot;" office:value-type="string" office:string-value="scp zips/10m_cultural/ne_10m_admin_0_antarctica_claims.zip $(DOCROOT_FREAC)/10m/cultural/10m-admin-0-breakaway-disputed-areas-with-scale-ranks.zip">
            <text:p>scp zips/10m_cultural/ne_10m_admin_0_antarctica_claims.zip $(DOCROOT_FREAC)/10m/cultural/10m-admin-0-breakaway-disputed-areas-with-scale-ranks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 table:number-columns-repeated="2"/>
          <table:table-cell table:style-name="ce9" table:formula="of:=MAX([.H47:.P47])" office:value-type="float" office:value="2">
            <text:p>2</text:p>
          </table:table-cell>
          <table:table-cell table:style-name="ce1" table:formula="of:=IF([.F47]&lt;=1;1;0)" office:value-type="float" office:value="0">
            <text:p>0</text:p>
          </table:table-cell>
          <table:table-cell table:style-name="ce12"/>
          <table:table-cell/>
          <table:table-cell table:style-name="ce12"/>
          <table:table-cell table:number-columns-repeated="3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10m_admin_0_antarctica_claim_limit_lines</text:p>
          </table:table-cell>
          <table:table-cell table:style-name="ce2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admin-0-breakaway-disputed-areas-with-scale-ranks</text:p>
          </table:table-cell>
          <table:table-cell office:value-type="float" office:value="17">
            <text:p>17</text:p>
          </table:table-cell>
          <table:table-cell table:style-name="ce4" office:value-type="string">
            <text:p>with scale ranks</text:p>
          </table:table-cell>
          <table:table-cell table:style-name="ce33" table:formula="of:=&quot;http://www.nacis.org/naturalearth/10m/&quot;&amp;[.B47]&amp;&quot;/&quot;&amp;[.Y47]&amp;&quot;.zip&quot;" office:value-type="string" office:string-value="http://www.nacis.org/naturalearth/10m/cultural/10m-admin-0-breakaway-disputed-areas-with-scale-ranks.zip">
            <text:p>http://www.nacis.org/naturalearth/10m/cultural/10m-admin-0-breakaway-disputed-areas-with-scale-ranks.zip</text:p>
          </table:table-cell>
          <table:table-cell table:style-name="ce5" table:formula="of:=[.AC46]" office:value-type="string" office:string-value="http://www.naturalearthdata.com/downloads/10m-cultural-vectors/10m-admin-0-breakaway-disputed-areas">
            <text:p>http://www.naturalearthdata.com/downloads/10m-cultural-vectors/10m-admin-0-breakaway-disputed-areas</text:p>
          </table:table-cell>
          <table:table-cell office:value-type="string">
            <text:p>10m-admin-0-breakaway-disputed-areas-with-scale-ranks</text:p>
          </table:table-cell>
          <table:table-cell table:style-name="ce2" table:formula="of:=IF([.N47]=1;&quot;scp &quot;&amp;[.Q47]&amp;&quot;.zip naturbb6@naturalearthdata.com:download/&quot;&amp;[.A47]&amp;&quot;/&quot;&amp;[.B47]&amp;&quot;/&quot;&amp;[.Y47]&amp;&quot;.zip&quot;;&quot;&quot;)">
            <text:p/>
          </table:table-cell>
          <table:table-cell table:style-name="ce2" table:formula="of:=&quot;scp zips/&quot;&amp;[.A47]&amp;&quot;_&quot;&amp;[.B47]&amp;&quot;/&quot;&amp;[.Q47]&amp;&quot;.zip&quot;&amp;&quot; &quot;&amp;&quot;$(DOCROOT_FREAC)/&quot;&amp;[.A47]&amp;&quot;/&quot;&amp;[.B47]&amp;&quot;/&quot;&amp;[.Y47]&amp;&quot;.zip&quot;" office:value-type="string" office:string-value="scp zips/10m_cultural/ne_10m_admin_0_antarctica_claim_limit_lines.zip $(DOCROOT_FREAC)/10m/cultural/10m-admin-0-breakaway-disputed-areas-with-scale-ranks.zip">
            <text:p>scp zips/10m_cultural/ne_10m_admin_0_antarctica_claim_limit_lines.zip $(DOCROOT_FREAC)/10m/cultural/10m-admin-0-breakaway-disputed-areas-with-scale-ranks.zip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10m</text:p>
          </table:table-cell>
          <table:table-cell table:style-name="ce2" office:value-type="string">
            <text:p>Political:</text:p>
          </table:table-cell>
          <table:table-cell table:style-name="ce2" office:value-type="string">
            <text:p>Admin 1 - States, Provinces</text:p>
          </table:table-cell>
          <table:table-cell table:style-name="ce2" table:formula="of:=&quot;10m &quot;&amp;[.$B48]&amp;&quot; &quot;&amp;[.$C48]" office:value-type="string" office:string-value="10m Political: Admin 1 - States, Provinces">
            <text:p>10m Political: Admin 1 - States, Provinces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48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 office:value-type="string">
            <text:p>ne_10m_admin_1_states_provinces</text:p>
          </table:table-cell>
          <table:table-cell table:style-name="ce2" table:number-columns-repeated="7"/>
          <table:table-cell table:style-name="ce2" office:value-type="string">
            <text:p>10m-admin-1-states-provinces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.N48]=1;&quot;scp &quot;&amp;[.Q48]&amp;&quot;.zip naturbb6@naturalearthdata.com:download/&quot;&amp;[.A48]&amp;&quot;/&quot;&amp;[.B48]&amp;&quot;/&quot;&amp;[.Y48]&amp;&quot;.zip&quot;;&quot;&quot;)">
            <text:p/>
          </table:table-cell>
          <table:table-cell table:style-name="ce2" table:formula="of:=IF([.N48]=1;&quot;scp &quot;&amp;[.Q48]&amp;&quot;.zip nacis@ftp.freac.fsu.edu:nacis_ftp/web-download/&quot;&amp;[.A48]&amp;&quot;/&quot;&amp;[.B48]&amp;&quot;/&quot;&amp;[.Y48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table:style-name="ce9" table:formula="of:=MAX([.H49:.P49])" office:value-type="float" office:value="2">
            <text:p>2</text:p>
          </table:table-cell>
          <table:table-cell table:style-name="ce1" table:formula="of:=IF([.F49]&lt;=1;1;0)"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10m_admin_1_states_provinces_shp</text:p>
          </table:table-cell>
          <table:table-cell table:style-name="ce2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admin-1-states-provinces-shp</text:p>
          </table:table-cell>
          <table:table-cell office:value-type="float" office:value="36">
            <text:p>36</text:p>
          </table:table-cell>
          <table:table-cell table:style-name="ce4" office:value-type="string">
            <text:p>states and provinces (shp)</text:p>
          </table:table-cell>
          <table:table-cell table:style-name="ce33" table:formula="of:=&quot;http://www.nacis.org/naturalearth/10m/&quot;&amp;[.B49]&amp;&quot;/&quot;&amp;[.Y49]&amp;&quot;.zip&quot;" office:value-type="string" office:string-value="http://www.nacis.org/naturalearth/10m/cultural/10m-admin-1-states-provinces-shp.zip">
            <text:p>http://www.nacis.org/naturalearth/10m/cultural/10m-admin-1-states-provinces-shp.zip</text:p>
          </table:table-cell>
          <table:table-cell table:style-name="ce5" table:formula="of:=&quot;http://www.naturalearthdata.com/downloads/10m-cultural-vectors/&quot;&amp;[.Y48]" office:value-type="string" office:string-value="http://www.naturalearthdata.com/downloads/10m-cultural-vectors/10m-admin-1-states-provinces">
            <text:p>http://www.naturalearthdata.com/downloads/10m-cultural-vectors/10m-admin-1-states-provinces</text:p>
          </table:table-cell>
          <table:table-cell office:value-type="string">
            <text:p>10m-admin-1-states-provinces-shp</text:p>
          </table:table-cell>
          <table:table-cell table:style-name="ce2" table:formula="of:=IF([.N49]=1;&quot;scp &quot;&amp;[.Q49]&amp;&quot;.zip naturbb6@naturalearthdata.com:download/&quot;&amp;[.A49]&amp;&quot;/&quot;&amp;[.B49]&amp;&quot;/&quot;&amp;[.Y49]&amp;&quot;.zip&quot;;&quot;&quot;)" office:value-type="string" office:string-value="scp ne_10m_admin_1_states_provinces_shp.zip naturbb6@naturalearthdata.com:download/10m/cultural/10m-admin-1-states-provinces-shp.zip">
            <text:p>scp ne_10m_admin_1_states_provinces_shp.zip naturbb6@naturalearthdata.com:download/10m/cultural/10m-admin-1-states-provinces-shp.zip</text:p>
          </table:table-cell>
          <table:table-cell table:style-name="ce2" table:formula="of:=&quot;scp zips/&quot;&amp;[.A49]&amp;&quot;_&quot;&amp;[.B49]&amp;&quot;/&quot;&amp;[.Q49]&amp;&quot;.zip&quot;&amp;&quot; &quot;&amp;&quot;$(DOCROOT_FREAC)/&quot;&amp;[.A49]&amp;&quot;/&quot;&amp;[.B49]&amp;&quot;/&quot;&amp;[.Y49]&amp;&quot;.zip&quot;" office:value-type="string" office:string-value="scp zips/10m_cultural/ne_10m_admin_1_states_provinces_shp.zip $(DOCROOT_FREAC)/10m/cultural/10m-admin-1-states-provinces-shp.zip">
            <text:p>scp zips/10m_cultural/ne_10m_admin_1_states_provinces_shp.zip $(DOCROOT_FREAC)/10m/cultural/10m-admin-1-states-provinces-shp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table:style-name="ce9" table:formula="of:=MAX([.H50:.P50])" office:value-type="float" office:value="2">
            <text:p>2</text:p>
          </table:table-cell>
          <table:table-cell table:style-name="ce1" table:formula="of:=IF([.F50]&lt;=1;1;0)" office:value-type="float" office:value="0">
            <text:p>0</text:p>
          </table:table-cell>
          <table:table-cell table:number-columns-repeated="6"/>
          <table:table-cell/>
          <table:table-cell office:value-type="float" office:value="2">
            <text:p>2.0</text:p>
          </table:table-cell>
          <table:table-cell office:value-type="float" office:value="0.1">
            <text:p>0.1</text:p>
          </table:table-cell>
          <table:table-cell table:style-name="ce27" office:value-type="string">
            <text:p>ne_10m_admin_1_states_provinces_shp_utf8</text:p>
          </table:table-cell>
          <table:table-cell table:style-name="ce27"/>
          <table:table-cell table:number-columns-repeated="2"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string">
            <text:p>10m-admin-1-states-provinces-shp-utf8</text:p>
          </table:table-cell>
          <table:table-cell/>
          <table:table-cell table:style-name="ce4" office:value-type="string">
            <text:p>states and provinces (shp, utf8)</text:p>
          </table:table-cell>
          <table:table-cell table:style-name="ce33" table:formula="of:=&quot;http://www.nacis.org/naturalearth/10m/&quot;&amp;[.B50]&amp;&quot;/&quot;&amp;[.Y50]&amp;&quot;.zip&quot;" office:value-type="string" office:string-value="http://www.nacis.org/naturalearth/10m/cultural/10m-admin-1-states-provinces-shp-utf8.zip">
            <text:p>http://www.nacis.org/naturalearth/10m/cultural/10m-admin-1-states-provinces-shp-utf8.zip</text:p>
          </table:table-cell>
          <table:table-cell table:style-name="ce5" table:formula="of:=[.AC48]" office:value-type="float" office:value="0">
            <text:p>0</text:p>
          </table:table-cell>
          <table:table-cell office:value-type="string">
            <text:p>10m-admin-1-states-provinces-shp</text:p>
          </table:table-cell>
          <table:table-cell table:style-name="ce2" table:formula="of:=IF([.N50]=1;&quot;scp &quot;&amp;[.Q50]&amp;&quot;.zip naturbb6@naturalearthdata.com:download/&quot;&amp;[.A50]&amp;&quot;/&quot;&amp;[.B50]&amp;&quot;/&quot;&amp;[.Y50]&amp;&quot;.zip&quot;;&quot;&quot;)">
            <text:p/>
          </table:table-cell>
          <table:table-cell table:style-name="ce2" table:formula="of:=&quot;scp zips/&quot;&amp;[.A50]&amp;&quot;_&quot;&amp;[.B50]&amp;&quot;/&quot;&amp;[.Q50]&amp;&quot;.zip&quot;&amp;&quot; &quot;&amp;&quot;$(DOCROOT_FREAC)/&quot;&amp;[.A50]&amp;&quot;/&quot;&amp;[.B50]&amp;&quot;/&quot;&amp;[.Y50]&amp;&quot;.zip&quot;" office:value-type="string" office:string-value="scp zips/10m_cultural/ne_10m_admin_1_states_provinces_shp_utf8.zip $(DOCROOT_FREAC)/10m/cultural/10m-admin-1-states-provinces-shp-utf8.zip">
            <text:p>scp zips/10m_cultural/ne_10m_admin_1_states_provinces_shp_utf8.zip $(DOCROOT_FREAC)/10m/cultural/10m-admin-1-states-provinces-shp-utf8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table:style-name="ce9" table:formula="of:=MAX([.H51:.P51])" office:value-type="float" office:value="2">
            <text:p>2</text:p>
          </table:table-cell>
          <table:table-cell table:style-name="ce1" table:formula="of:=IF([.F51]&lt;=1;1;0)"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10m_admin_1_states_provinces_lines_shp</text:p>
          </table:table-cell>
          <table:table-cell table:style-name="ce2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admin-1-states-provinces-lines-shp</text:p>
          </table:table-cell>
          <table:table-cell office:value-type="float" office:value="35">
            <text:p>35</text:p>
          </table:table-cell>
          <table:table-cell table:style-name="ce4" office:value-type="string">
            <text:p>boundary lines</text:p>
          </table:table-cell>
          <table:table-cell table:style-name="ce33" table:formula="of:=&quot;http://www.nacis.org/naturalearth/10m/&quot;&amp;[.B51]&amp;&quot;/&quot;&amp;[.Y51]&amp;&quot;.zip&quot;" office:value-type="string" office:string-value="http://www.nacis.org/naturalearth/10m/cultural/10m-admin-1-states-provinces-lines-shp.zip">
            <text:p>http://www.nacis.org/naturalearth/10m/cultural/10m-admin-1-states-provinces-lines-shp.zip</text:p>
          </table:table-cell>
          <table:table-cell table:style-name="ce5" table:formula="of:=[.AC49]" office:value-type="string" office:string-value="http://www.naturalearthdata.com/downloads/10m-cultural-vectors/10m-admin-1-states-provinces">
            <text:p>http://www.naturalearthdata.com/downloads/10m-cultural-vectors/10m-admin-1-states-provinces</text:p>
          </table:table-cell>
          <table:table-cell office:value-type="string">
            <text:p>10m-admin-1-states-provinces-lines-shp</text:p>
          </table:table-cell>
          <table:table-cell table:style-name="ce2" table:formula="of:=IF([.N51]=1;&quot;scp &quot;&amp;[.Q51]&amp;&quot;.zip naturbb6@naturalearthdata.com:download/&quot;&amp;[.A51]&amp;&quot;/&quot;&amp;[.B51]&amp;&quot;/&quot;&amp;[.Y51]&amp;&quot;.zip&quot;;&quot;&quot;)" office:value-type="string" office:string-value="scp ne_10m_admin_1_states_provinces_lines_shp.zip naturbb6@naturalearthdata.com:download/10m/cultural/10m-admin-1-states-provinces-lines-shp.zip">
            <text:p>scp ne_10m_admin_1_states_provinces_lines_shp.zip naturbb6@naturalearthdata.com:download/10m/cultural/10m-admin-1-states-provinces-lines-shp.zip</text:p>
          </table:table-cell>
          <table:table-cell table:style-name="ce2" table:formula="of:=&quot;scp zips/&quot;&amp;[.A51]&amp;&quot;_&quot;&amp;[.B51]&amp;&quot;/&quot;&amp;[.Q51]&amp;&quot;.zip&quot;&amp;&quot; &quot;&amp;&quot;$(DOCROOT_FREAC)/&quot;&amp;[.A51]&amp;&quot;/&quot;&amp;[.B51]&amp;&quot;/&quot;&amp;[.Y51]&amp;&quot;.zip&quot;" office:value-type="string" office:string-value="scp zips/10m_cultural/ne_10m_admin_1_states_provinces_lines_shp.zip $(DOCROOT_FREAC)/10m/cultural/10m-admin-1-states-provinces-lines-shp.zip">
            <text:p>scp zips/10m_cultural/ne_10m_admin_1_states_provinces_lines_shp.zip $(DOCROOT_FREAC)/10m/cultural/10m-admin-1-states-provinces-lines-shp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table:style-name="ce9" table:formula="of:=MAX([.H52:.P52])" office:value-type="float" office:value="2">
            <text:p>2</text:p>
          </table:table-cell>
          <table:table-cell table:style-name="ce1" table:formula="of:=IF([.F52]&lt;=1;1;0)"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10m_admin_1_states_provinces_geodb.gdb</text:p>
          </table:table-cell>
          <table:table-cell table:style-name="ce2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admin-1-states-provinces-geodb</text:p>
          </table:table-cell>
          <table:table-cell office:value-type="float" office:value="33">
            <text:p>33</text:p>
          </table:table-cell>
          <table:table-cell table:style-name="ce4" office:value-type="string">
            <text:p>states and provinces (geoDB)</text:p>
          </table:table-cell>
          <table:table-cell table:style-name="ce33" table:formula="of:=&quot;http://www.nacis.org/naturalearth/10m/&quot;&amp;[.B52]&amp;&quot;/&quot;&amp;[.Y52]&amp;&quot;.zip&quot;" office:value-type="string" office:string-value="http://www.nacis.org/naturalearth/10m/cultural/10m-admin-1-states-provinces-geodb.zip">
            <text:p>http://www.nacis.org/naturalearth/10m/cultural/10m-admin-1-states-provinces-geodb.zip</text:p>
          </table:table-cell>
          <table:table-cell table:style-name="ce5" table:formula="of:=[.AC51]" office:value-type="string" office:string-value="http://www.naturalearthdata.com/downloads/10m-cultural-vectors/10m-admin-1-states-provinces">
            <text:p>http://www.naturalearthdata.com/downloads/10m-cultural-vectors/10m-admin-1-states-provinces</text:p>
          </table:table-cell>
          <table:table-cell office:value-type="string">
            <text:p>10m-admin-1-states-provinces-geodb</text:p>
          </table:table-cell>
          <table:table-cell table:style-name="ce2" table:formula="of:=IF([.N52]=1;&quot;scp &quot;&amp;[.Q52]&amp;&quot;.zip naturbb6@naturalearthdata.com:download/&quot;&amp;[.A52]&amp;&quot;/&quot;&amp;[.B52]&amp;&quot;/&quot;&amp;[.Y52]&amp;&quot;.zip&quot;;&quot;&quot;)" office:value-type="string" office:string-value="scp ne_10m_admin_1_states_provinces_geodb.gdb.zip naturbb6@naturalearthdata.com:download/10m/cultural/10m-admin-1-states-provinces-geodb.zip">
            <text:p>scp ne_10m_admin_1_states_provinces_geodb.gdb.zip naturbb6@naturalearthdata.com:download/10m/cultural/10m-admin-1-states-provinces-geodb.zip</text:p>
          </table:table-cell>
          <table:table-cell table:style-name="ce2" table:formula="of:=&quot;scp zips/&quot;&amp;[.A52]&amp;&quot;_&quot;&amp;[.B52]&amp;&quot;/&quot;&amp;[.Q52]&amp;&quot;.zip&quot;&amp;&quot; &quot;&amp;&quot;$(DOCROOT_FREAC)/&quot;&amp;[.A52]&amp;&quot;/&quot;&amp;[.B52]&amp;&quot;/&quot;&amp;[.Y52]&amp;&quot;.zip&quot;" office:value-type="string" office:string-value="scp zips/10m_cultural/ne_10m_admin_1_states_provinces_geodb.gdb.zip $(DOCROOT_FREAC)/10m/cultural/10m-admin-1-states-provinces-geodb.zip">
            <text:p>scp zips/10m_cultural/ne_10m_admin_1_states_provinces_geodb.gdb.zip $(DOCROOT_FREAC)/10m/cultural/10m-admin-1-states-provinces-geodb.zip</text:p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table:style-name="ce9" table:formula="of:=MAX([.H53:.P53])" office:value-type="float" office:value="2">
            <text:p>2</text:p>
          </table:table-cell>
          <table:table-cell table:style-name="ce1" table:formula="of:=IF([.F53]&lt;=1;1;0)" office:value-type="float" office:value="0">
            <text:p>0</text:p>
          </table:table-cell>
          <table:table-cell table:number-columns-repeated="3"/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10m_admin_1_states_provinces_lakes_geodb.gdb</text:p>
          </table:table-cell>
          <table:table-cell table:style-name="ce2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admin-1-states-provinces-lakes-geodb</text:p>
          </table:table-cell>
          <table:table-cell table:style-name="ce31" office:value-type="float" office:value="251">
            <text:p>251</text:p>
          </table:table-cell>
          <table:table-cell table:style-name="ce4" office:value-type="string">
            <text:p>states and provinces lakes (geoDB)</text:p>
          </table:table-cell>
          <table:table-cell table:style-name="ce33" table:formula="of:=&quot;http://www.nacis.org/naturalearth/10m/&quot;&amp;[.B53]&amp;&quot;/&quot;&amp;[.Y53]&amp;&quot;.zip&quot;" office:value-type="string" office:string-value="http://www.nacis.org/naturalearth/10m/cultural/10m-admin-1-states-provinces-lakes-geodb.zip">
            <text:p>http://www.nacis.org/naturalearth/10m/cultural/10m-admin-1-states-provinces-lakes-geodb.zip</text:p>
          </table:table-cell>
          <table:table-cell table:style-name="ce5" table:formula="of:=[.AC52]" office:value-type="string" office:string-value="http://www.naturalearthdata.com/downloads/10m-cultural-vectors/10m-admin-1-states-provinces">
            <text:p>http://www.naturalearthdata.com/downloads/10m-cultural-vectors/10m-admin-1-states-provinces</text:p>
          </table:table-cell>
          <table:table-cell office:value-type="string">
            <text:p>10m-admin-1-states-provinces-geodb</text:p>
          </table:table-cell>
          <table:table-cell table:style-name="ce2" table:formula="of:=IF([.N53]=1;&quot;scp &quot;&amp;[.Q53]&amp;&quot;.zip naturbb6@naturalearthdata.com:download/&quot;&amp;[.A53]&amp;&quot;/&quot;&amp;[.B53]&amp;&quot;/&quot;&amp;[.Y53]&amp;&quot;.zip&quot;;&quot;&quot;)" office:value-type="string" office:string-value="scp ne_10m_admin_1_states_provinces_lakes_geodb.gdb.zip naturbb6@naturalearthdata.com:download/10m/cultural/10m-admin-1-states-provinces-lakes-geodb.zip">
            <text:p>scp ne_10m_admin_1_states_provinces_lakes_geodb.gdb.zip naturbb6@naturalearthdata.com:download/10m/cultural/10m-admin-1-states-provinces-lakes-geodb.zip</text:p>
          </table:table-cell>
          <table:table-cell table:style-name="ce2" table:formula="of:=&quot;scp zips/&quot;&amp;[.A53]&amp;&quot;_&quot;&amp;[.B53]&amp;&quot;/&quot;&amp;[.Q53]&amp;&quot;.zip&quot;&amp;&quot; &quot;&amp;&quot;$(DOCROOT_FREAC)/&quot;&amp;[.A53]&amp;&quot;/&quot;&amp;[.B53]&amp;&quot;/&quot;&amp;[.Y53]&amp;&quot;.zip&quot;" office:value-type="string" office:string-value="scp zips/10m_cultural/ne_10m_admin_1_states_provinces_lakes_geodb.gdb.zip $(DOCROOT_FREAC)/10m/cultural/10m-admin-1-states-provinces-lakes-geodb.zip">
            <text:p>scp zips/10m_cultural/ne_10m_admin_1_states_provinces_lakes_geodb.gdb.zip $(DOCROOT_FREAC)/10m/cultural/10m-admin-1-states-provinces-lakes-geodb.zip</text:p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table:style-name="ce9" table:formula="of:=MAX([.H54:.P54])" office:value-type="float" office:value="2">
            <text:p>2</text:p>
          </table:table-cell>
          <table:table-cell table:style-name="ce1" table:formula="of:=IF([.F54]&lt;=1;1;0)" office:value-type="float" office:value="0">
            <text:p>0</text:p>
          </table:table-cell>
          <table:table-cell table:number-columns-repeated="3"/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10m_admin_1_states_provinces_lakes_shp</text:p>
          </table:table-cell>
          <table:table-cell table:style-name="ce2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admin-1-states-provinces-lakes-shp</text:p>
          </table:table-cell>
          <table:table-cell table:style-name="ce31" office:value-type="float" office:value="252">
            <text:p>252</text:p>
          </table:table-cell>
          <table:table-cell table:style-name="ce4" office:value-type="string">
            <text:p>states and provinces (shp)</text:p>
          </table:table-cell>
          <table:table-cell table:style-name="ce33" table:formula="of:=&quot;http://www.nacis.org/naturalearth/10m/&quot;&amp;[.B54]&amp;&quot;/&quot;&amp;[.Y54]&amp;&quot;.zip&quot;" office:value-type="string" office:string-value="http://www.nacis.org/naturalearth/10m/cultural/10m-admin-1-states-provinces-lakes-shp.zip">
            <text:p>http://www.nacis.org/naturalearth/10m/cultural/10m-admin-1-states-provinces-lakes-shp.zip</text:p>
          </table:table-cell>
          <table:table-cell table:style-name="ce5" table:formula="of:=[.AC53]" office:value-type="string" office:string-value="http://www.naturalearthdata.com/downloads/10m-cultural-vectors/10m-admin-1-states-provinces">
            <text:p>http://www.naturalearthdata.com/downloads/10m-cultural-vectors/10m-admin-1-states-provinces</text:p>
          </table:table-cell>
          <table:table-cell office:value-type="string">
            <text:p>10m-admin-1-states-provinces-shp</text:p>
          </table:table-cell>
          <table:table-cell table:style-name="ce2" table:formula="of:=IF([.N54]=1;&quot;scp &quot;&amp;[.Q54]&amp;&quot;.zip naturbb6@naturalearthdata.com:download/&quot;&amp;[.A54]&amp;&quot;/&quot;&amp;[.B54]&amp;&quot;/&quot;&amp;[.Y54]&amp;&quot;.zip&quot;;&quot;&quot;)" office:value-type="string" office:string-value="scp ne_10m_admin_1_states_provinces_lakes_shp.zip naturbb6@naturalearthdata.com:download/10m/cultural/10m-admin-1-states-provinces-lakes-shp.zip">
            <text:p>scp ne_10m_admin_1_states_provinces_lakes_shp.zip naturbb6@naturalearthdata.com:download/10m/cultural/10m-admin-1-states-provinces-lakes-shp.zip</text:p>
          </table:table-cell>
          <table:table-cell table:style-name="ce2" table:formula="of:=&quot;scp zips/&quot;&amp;[.A54]&amp;&quot;_&quot;&amp;[.B54]&amp;&quot;/&quot;&amp;[.Q54]&amp;&quot;.zip&quot;&amp;&quot; &quot;&amp;&quot;$(DOCROOT_FREAC)/&quot;&amp;[.A54]&amp;&quot;/&quot;&amp;[.B54]&amp;&quot;/&quot;&amp;[.Y54]&amp;&quot;.zip&quot;" office:value-type="string" office:string-value="scp zips/10m_cultural/ne_10m_admin_1_states_provinces_lakes_shp.zip $(DOCROOT_FREAC)/10m/cultural/10m-admin-1-states-provinces-lakes-shp.zip">
            <text:p>scp zips/10m_cultural/ne_10m_admin_1_states_provinces_lakes_shp.zip $(DOCROOT_FREAC)/10m/cultural/10m-admin-1-states-provinces-lakes-shp.zip</text:p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table:style-name="ce9" table:formula="of:=MAX([.H55:.P55])" office:value-type="float" office:value="2">
            <text:p>2</text:p>
          </table:table-cell>
          <table:table-cell table:style-name="ce1" table:formula="of:=IF([.F55]&lt;=1;1;0)" office:value-type="float" office:value="0">
            <text:p>0</text:p>
          </table:table-cell>
          <table:table-cell table:number-columns-repeated="6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ne_10m_admin_1_states_provinces_scale_rank_geodb.gdb</text:p>
          </table:table-cell>
          <table:table-cell table:style-name="ce25" office:value-type="float" office:value="1">
            <text:p>1</text:p>
          </table:table-cell>
          <table:table-cell table:number-columns-repeated="6"/>
          <table:table-cell office:value-type="string">
            <text:p>ne_10m_admin_1_states_provinces_scale_ranks</text:p>
          </table:table-cell>
          <table:table-cell table:style-name="ce31" office:value-type="float" office:value="268">
            <text:p>268</text:p>
          </table:table-cell>
          <table:table-cell table:style-name="ce4" office:value-type="string">
            <text:p>as scale ranks (shp)</text:p>
          </table:table-cell>
          <table:table-cell table:style-name="ce33" table:formula="of:=&quot;http://www.nacis.org/naturalearth/10m/&quot;&amp;[.B55]&amp;&quot;/&quot;&amp;[.Y55]&amp;&quot;.zip&quot;" office:value-type="string" office:string-value="http://www.nacis.org/naturalearth/10m/cultural/ne_10m_admin_1_states_provinces_scale_ranks.zip">
            <text:p>http://www.nacis.org/naturalearth/10m/cultural/ne_10m_admin_1_states_provinces_scale_ranks.zip</text:p>
          </table:table-cell>
          <table:table-cell table:style-name="ce5" table:formula="of:=[.AC53]" office:value-type="string" office:string-value="http://www.naturalearthdata.com/downloads/10m-cultural-vectors/10m-admin-1-states-provinces">
            <text:p>http://www.naturalearthdata.com/downloads/10m-cultural-vectors/10m-admin-1-states-provinces</text:p>
          </table:table-cell>
          <table:table-cell office:value-type="string">
            <text:p>ne_10m_admin_1_states_provinces_scale_ranks</text:p>
          </table:table-cell>
          <table:table-cell table:style-name="ce2" table:formula="of:=IF([.N55]=1;&quot;scp &quot;&amp;[.Q55]&amp;&quot;.zip naturbb6@naturalearthdata.com:download/&quot;&amp;[.A55]&amp;&quot;/&quot;&amp;[.B55]&amp;&quot;/&quot;&amp;[.Y55]&amp;&quot;.zip&quot;;&quot;&quot;)">
            <text:p/>
          </table:table-cell>
          <table:table-cell table:style-name="ce2" table:formula="of:=&quot;scp zips/&quot;&amp;[.A55]&amp;&quot;_&quot;&amp;[.B55]&amp;&quot;/&quot;&amp;[.Q55]&amp;&quot;.zip&quot;&amp;&quot; &quot;&amp;&quot;$(DOCROOT_FREAC)/&quot;&amp;[.A55]&amp;&quot;/&quot;&amp;[.B55]&amp;&quot;/&quot;&amp;[.Y55]&amp;&quot;.zip&quot;" office:value-type="string" office:string-value="scp zips/10m_cultural/ne_ne_10m_admin_1_states_provinces_scale_rank_geodb.gdb.zip $(DOCROOT_FREAC)/10m/cultural/ne_10m_admin_1_states_provinces_scale_ranks.zip">
            <text:p>scp zips/10m_cultural/ne_ne_10m_admin_1_states_provinces_scale_rank_geodb.gdb.zip $(DOCROOT_FREAC)/10m/cultural/ne_10m_admin_1_states_provinces_scale_ranks.zip</text:p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table:style-name="ce9" table:formula="of:=MAX([.H56:.P56])" office:value-type="float" office:value="2">
            <text:p>2</text:p>
          </table:table-cell>
          <table:table-cell table:style-name="ce1" table:formula="of:=IF([.F56]&lt;=1;1;0)" office:value-type="float" office:value="0">
            <text:p>0</text:p>
          </table:table-cell>
          <table:table-cell table:number-columns-repeated="6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ne_10m_admin_1_states_provinces_scale_rank_minor_islands_geodb.gdb</text:p>
          </table:table-cell>
          <table:table-cell table:style-name="ce25" office:value-type="float" office:value="1">
            <text:p>1</text:p>
          </table:table-cell>
          <table:table-cell table:number-columns-repeated="6"/>
          <table:table-cell office:value-type="string">
            <text:p>ne_10m_admin_1_states_provinces_scale_ranks</text:p>
          </table:table-cell>
          <table:table-cell table:style-name="ce31" office:value-type="float" office:value="268">
            <text:p>268</text:p>
          </table:table-cell>
          <table:table-cell table:style-name="ce4" office:value-type="string">
            <text:p>as scale ranks (shp)</text:p>
          </table:table-cell>
          <table:table-cell table:style-name="ce33" table:formula="of:=&quot;http://www.nacis.org/naturalearth/10m/&quot;&amp;[.B56]&amp;&quot;/&quot;&amp;[.Y56]&amp;&quot;.zip&quot;" office:value-type="string" office:string-value="http://www.nacis.org/naturalearth/10m/cultural/ne_10m_admin_1_states_provinces_scale_ranks.zip">
            <text:p>http://www.nacis.org/naturalearth/10m/cultural/ne_10m_admin_1_states_provinces_scale_ranks.zip</text:p>
          </table:table-cell>
          <table:table-cell table:style-name="ce5" table:formula="of:=[.AC54]" office:value-type="string" office:string-value="http://www.naturalearthdata.com/downloads/10m-cultural-vectors/10m-admin-1-states-provinces">
            <text:p>http://www.naturalearthdata.com/downloads/10m-cultural-vectors/10m-admin-1-states-provinces</text:p>
          </table:table-cell>
          <table:table-cell office:value-type="string">
            <text:p>ne_10m_admin_1_states_provinces_scale_ranks</text:p>
          </table:table-cell>
          <table:table-cell table:style-name="ce2" table:formula="of:=IF([.N56]=1;&quot;scp &quot;&amp;[.Q56]&amp;&quot;.zip naturbb6@naturalearthdata.com:download/&quot;&amp;[.A56]&amp;&quot;/&quot;&amp;[.B56]&amp;&quot;/&quot;&amp;[.Y56]&amp;&quot;.zip&quot;;&quot;&quot;)">
            <text:p/>
          </table:table-cell>
          <table:table-cell table:style-name="ce2" table:formula="of:=&quot;scp zips/&quot;&amp;[.A56]&amp;&quot;_&quot;&amp;[.B56]&amp;&quot;/&quot;&amp;[.Q56]&amp;&quot;.zip&quot;&amp;&quot; &quot;&amp;&quot;$(DOCROOT_FREAC)/&quot;&amp;[.A56]&amp;&quot;/&quot;&amp;[.B56]&amp;&quot;/&quot;&amp;[.Y56]&amp;&quot;.zip&quot;" office:value-type="string" office:string-value="scp zips/10m_cultural/ne_ne_10m_admin_1_states_provinces_scale_rank_minor_islands_geodb.gdb.zip $(DOCROOT_FREAC)/10m/cultural/ne_10m_admin_1_states_provinces_scale_ranks.zip">
            <text:p>scp zips/10m_cultural/ne_ne_10m_admin_1_states_provinces_scale_rank_minor_islands_geodb.gdb.zip $(DOCROOT_FREAC)/10m/cultural/ne_10m_admin_1_states_provinces_scale_ranks.zip</text:p>
          </table:table-cell>
          <table:table-cell table:number-columns-repeated="992"/>
        </table:table-row>
        <table:table-row table:style-name="ro1">
          <table:table-cell table:style-name="ce5"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5" office:value-type="string">
            <text:p>Populated Places</text:p>
          </table:table-cell>
          <table:table-cell table:style-name="ce5" table:formula="of:=&quot;10m &quot;&amp;[.$B57]&amp;&quot; &quot;&amp;[.$C57]" office:value-type="string" office:string-value="10m cultural Populated Places">
            <text:p>10m cultural Populated Places</text:p>
          </table:table-cell>
          <table:table-cell table:style-name="ce5" office:value-type="float" office:value="0.5">
            <text:p>0.5</text:p>
          </table:table-cell>
          <table:table-cell table:style-name="ce9" table:formula="of:=MAX([.H57:.P57])" office:value-type="float" office:value="2">
            <text:p>2</text:p>
          </table:table-cell>
          <table:table-cell table:style-name="ce1" table:formula="of:=IF([.F57]&lt;=1;1;0)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1">
            <text:p>1.1</text:p>
          </table:table-cell>
          <table:table-cell table:style-name="ce5"/>
          <table:table-cell table:style-name="ce5" office:value-type="float" office:value="1.3">
            <text:p>1.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4">
            <text:p>1.4</text:p>
          </table:table-cell>
          <table:table-cell table:style-name="ce5" office:value-type="float" office:value="1">
            <text:p>1</text:p>
          </table:table-cell>
          <table:table-cell table:style-name="ce20" office:value-type="float" office:value="2">
            <text:p>2.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ne_10m_populated_places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table:number-columns-repeated="5"/>
          <table:table-cell table:style-name="ce5" office:value-type="string">
            <text:p>10m-populated-places</text:p>
          </table:table-cell>
          <table:table-cell office:value-type="float" office:value="39">
            <text:p>39</text:p>
          </table:table-cell>
          <table:table-cell table:style-name="ce5" office:value-type="string">
            <text:p>populated places</text:p>
          </table:table-cell>
          <table:table-cell table:style-name="ce5" table:formula="of:=&quot;http://www.nacis.org/naturalearth/10m/&quot;&amp;[.B57]&amp;&quot;/&quot;&amp;[.Y57]&amp;&quot;.zip&quot;" office:value-type="string" office:string-value="http://www.nacis.org/naturalearth/10m/cultural/10m-populated-places.zip">
            <text:p>http://www.nacis.org/naturalearth/10m/cultural/10m-populated-places.zip</text:p>
          </table:table-cell>
          <table:table-cell table:style-name="ce5" table:formula="of:=&quot;http://www.naturalearthdata.com/downloads/10m-cultural-vectors/&quot;&amp;[.Y57]" office:value-type="string" office:string-value="http://www.naturalearthdata.com/downloads/10m-cultural-vectors/10m-populated-places">
            <text:p>http://www.naturalearthdata.com/downloads/10m-cultural-vectors/10m-populated-places</text:p>
          </table:table-cell>
          <table:table-cell office:value-type="string">
            <text:p>10m-populated-places</text:p>
          </table:table-cell>
          <table:table-cell table:style-name="ce2" table:formula="of:=IF([.N57]=1;&quot;scp &quot;&amp;[.Q57]&amp;&quot;.zip naturbb6@naturalearthdata.com:download/&quot;&amp;[.A57]&amp;&quot;/&quot;&amp;[.B57]&amp;&quot;/&quot;&amp;[.Y57]&amp;&quot;.zip&quot;;&quot;&quot;)" office:value-type="string" office:string-value="scp ne_10m_populated_places.zip naturbb6@naturalearthdata.com:download/10m/cultural/10m-populated-places.zip">
            <text:p>scp ne_10m_populated_places.zip naturbb6@naturalearthdata.com:download/10m/cultural/10m-populated-places.zip</text:p>
          </table:table-cell>
          <table:table-cell table:style-name="ce2" table:formula="of:=&quot;scp zips/&quot;&amp;[.A57]&amp;&quot;_&quot;&amp;[.B57]&amp;&quot;/&quot;&amp;[.Q57]&amp;&quot;.zip&quot;&amp;&quot; &quot;&amp;&quot;$(DOCROOT_FREAC)/&quot;&amp;[.A57]&amp;&quot;/&quot;&amp;[.B57]&amp;&quot;/&quot;&amp;[.Y57]&amp;&quot;.zip&quot;" office:value-type="string" office:string-value="scp zips/10m_cultural/ne_10m_populated_places.zip $(DOCROOT_FREAC)/10m/cultural/10m-populated-places.zip">
            <text:p>scp zips/10m_cultural/ne_10m_populated_places.zip $(DOCROOT_FREAC)/10m/cultural/10m-populated-places.zip</text:p>
          </table:table-cell>
          <table:table-cell table:style-name="ce5" table:number-columns-repeated="992"/>
        </table:table-row>
        <table:table-row table:style-name="ro1">
          <table:table-cell table:style-name="ce5"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5" office:value-type="string">
            <text:p>Populated Places</text:p>
          </table:table-cell>
          <table:table-cell table:style-name="ce5" table:formula="of:=&quot;10m &quot;&amp;[.$B58]&amp;&quot; &quot;&amp;[.$C58]" office:value-type="string" office:string-value="10m cultural Populated Places">
            <text:p>10m cultural Populated Places</text:p>
          </table:table-cell>
          <table:table-cell table:style-name="ce5" office:value-type="float" office:value="0.5">
            <text:p>0.5</text:p>
          </table:table-cell>
          <table:table-cell table:style-name="ce9" table:formula="of:=MAX([.H58:.P58])" office:value-type="float" office:value="2">
            <text:p>2</text:p>
          </table:table-cell>
          <table:table-cell table:style-name="ce1" table:formula="of:=IF([.F58]&lt;=1;1;0)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1">
            <text:p>1.1</text:p>
          </table:table-cell>
          <table:table-cell table:style-name="ce5"/>
          <table:table-cell table:style-name="ce5" office:value-type="float" office:value="1.3">
            <text:p>1.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4">
            <text:p>1.4</text:p>
          </table:table-cell>
          <table:table-cell table:style-name="ce5" office:value-type="float" office:value="1">
            <text:p>1</text:p>
          </table:table-cell>
          <table:table-cell table:style-name="ce20" office:value-type="float" office:value="2">
            <text:p>2.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ne_10m_populated_places_less_columns</text:p>
          </table:table-cell>
          <table:table-cell table:style-name="ce5"/>
          <table:table-cell table:number-columns-repeated="2" table:style-name="ce5" office:value-type="float" office:value="1">
            <text:p>1</text:p>
          </table:table-cell>
          <table:table-cell table:style-name="ce5" table:number-columns-repeated="4"/>
          <table:table-cell table:style-name="ce5" office:value-type="string">
            <text:p>10m-populated-places-less-columns</text:p>
          </table:table-cell>
          <table:table-cell office:value-type="float" office:value="224">
            <text:p>224</text:p>
          </table:table-cell>
          <table:table-cell table:style-name="ce5" office:value-type="string">
            <text:p>simple (less columns)</text:p>
          </table:table-cell>
          <table:table-cell table:style-name="ce5" table:formula="of:=&quot;http://www.nacis.org/naturalearth/10m/&quot;&amp;[.B58]&amp;&quot;/&quot;&amp;[.Y58]&amp;&quot;.zip&quot;" office:value-type="string" office:string-value="http://www.nacis.org/naturalearth/10m/cultural/10m-populated-places-less-columns.zip">
            <text:p>http://www.nacis.org/naturalearth/10m/cultural/10m-populated-places-less-columns.zip</text:p>
          </table:table-cell>
          <table:table-cell table:style-name="ce5" table:formula="of:=[.AC57]" office:value-type="string" office:string-value="http://www.naturalearthdata.com/downloads/10m-cultural-vectors/10m-populated-places">
            <text:p>http://www.naturalearthdata.com/downloads/10m-cultural-vectors/10m-populated-places</text:p>
          </table:table-cell>
          <table:table-cell office:value-type="string">
            <text:p>10m-populated-places</text:p>
          </table:table-cell>
          <table:table-cell table:style-name="ce2" table:formula="of:=IF([.N58]=1;&quot;scp &quot;&amp;[.Q58]&amp;&quot;.zip naturbb6@naturalearthdata.com:download/&quot;&amp;[.A58]&amp;&quot;/&quot;&amp;[.B58]&amp;&quot;/&quot;&amp;[.Y58]&amp;&quot;.zip&quot;;&quot;&quot;)" office:value-type="string" office:string-value="scp ne_10m_populated_places_less_columns.zip naturbb6@naturalearthdata.com:download/10m/cultural/10m-populated-places-less-columns.zip">
            <text:p>scp ne_10m_populated_places_less_columns.zip naturbb6@naturalearthdata.com:download/10m/cultural/10m-populated-places-less-columns.zip</text:p>
          </table:table-cell>
          <table:table-cell table:style-name="ce2" table:formula="of:=&quot;scp zips/&quot;&amp;[.A58]&amp;&quot;_&quot;&amp;[.B58]&amp;&quot;/&quot;&amp;[.Q58]&amp;&quot;.zip&quot;&amp;&quot; &quot;&amp;&quot;$(DOCROOT_FREAC)/&quot;&amp;[.A58]&amp;&quot;/&quot;&amp;[.B58]&amp;&quot;/&quot;&amp;[.Y58]&amp;&quot;.zip&quot;" office:value-type="string" office:string-value="scp zips/10m_cultural/ne_10m_populated_places_less_columns.zip $(DOCROOT_FREAC)/10m/cultural/10m-populated-places-less-columns.zip">
            <text:p>scp zips/10m_cultural/ne_10m_populated_places_less_columns.zip $(DOCROOT_FREAC)/10m/cultural/10m-populated-places-less-columns.zip</text:p>
          </table:table-cell>
          <table:table-cell table:style-name="ce5" table:number-columns-repeated="992"/>
        </table:table-row>
        <table:table-row table:style-name="ro1">
          <table:table-cell table:style-name="ce5"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5" office:value-type="string">
            <text:p>Urban Areas</text:p>
          </table:table-cell>
          <table:table-cell table:style-name="ce5" table:formula="of:=&quot;10m &quot;&amp;[.$B59]&amp;&quot; &quot;&amp;[.$C59]" office:value-type="string" office:string-value="10m cultural Urban Areas">
            <text:p>10m cultural Urban Areas</text:p>
          </table:table-cell>
          <table:table-cell table:style-name="ce5" office:value-type="float" office:value="1">
            <text:p>1</text:p>
          </table:table-cell>
          <table:table-cell table:style-name="ce9" table:formula="of:=MAX([.H59:.P59])" office:value-type="float" office:value="2">
            <text:p>2</text:p>
          </table:table-cell>
          <table:table-cell table:style-name="ce1" table:formula="of:=IF([.F59]&lt;=1;1;0)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1.3">
            <text:p>1.3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/>
          <table:table-cell table:style-name="ce20" office:value-type="float" office:value="2">
            <text:p>2.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ne_10m_urban_area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table:number-columns-repeated="4"/>
          <table:table-cell table:style-name="ce5" office:value-type="string">
            <text:p>10m-urban-area</text:p>
          </table:table-cell>
          <table:table-cell office:value-type="float" office:value="41">
            <text:p>41</text:p>
          </table:table-cell>
          <table:table-cell table:style-name="ce5" office:value-type="string">
            <text:p>urban areas</text:p>
          </table:table-cell>
          <table:table-cell table:style-name="ce5" table:formula="of:=&quot;http://www.nacis.org/naturalearth/10m/&quot;&amp;[.B59]&amp;&quot;/&quot;&amp;[.Y59]&amp;&quot;.zip&quot;" office:value-type="string" office:string-value="http://www.nacis.org/naturalearth/10m/cultural/10m-urban-area.zip">
            <text:p>http://www.nacis.org/naturalearth/10m/cultural/10m-urban-area.zip</text:p>
          </table:table-cell>
          <table:table-cell table:style-name="ce5" table:formula="of:=&quot;http://www.naturalearthdata.com/downloads/10m-cultural-vectors/&quot;&amp;[.Y59]" office:value-type="string" office:string-value="http://www.naturalearthdata.com/downloads/10m-cultural-vectors/10m-urban-area">
            <text:p>http://www.naturalearthdata.com/downloads/10m-cultural-vectors/10m-urban-area</text:p>
          </table:table-cell>
          <table:table-cell office:value-type="string">
            <text:p>10m-urban-area</text:p>
          </table:table-cell>
          <table:table-cell table:style-name="ce2" table:formula="of:=IF([.N59]=1;&quot;scp &quot;&amp;[.Q59]&amp;&quot;.zip naturbb6@naturalearthdata.com:download/&quot;&amp;[.A59]&amp;&quot;/&quot;&amp;[.B59]&amp;&quot;/&quot;&amp;[.Y59]&amp;&quot;.zip&quot;;&quot;&quot;)">
            <text:p/>
          </table:table-cell>
          <table:table-cell table:style-name="ce2" table:formula="of:=&quot;scp zips/&quot;&amp;[.A59]&amp;&quot;_&quot;&amp;[.B59]&amp;&quot;/&quot;&amp;[.Q59]&amp;&quot;.zip&quot;&amp;&quot; &quot;&amp;&quot;$(DOCROOT_FREAC)/&quot;&amp;[.A59]&amp;&quot;/&quot;&amp;[.B59]&amp;&quot;/&quot;&amp;[.Y59]&amp;&quot;.zip&quot;" office:value-type="string" office:string-value="scp zips/10m_cultural/ne_10m_urban_area.zip $(DOCROOT_FREAC)/10m/cultural/10m-urban-area.zip">
            <text:p>scp zips/10m_cultural/ne_10m_urban_area.zip $(DOCROOT_FREAC)/10m/cultural/10m-urban-area.zip</text:p>
          </table:table-cell>
          <table:table-cell table:style-name="ce5" table:number-columns-repeated="992"/>
        </table:table-row>
        <table:table-row table:style-name="ro1">
          <table:table-cell table:style-name="ce5"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5" office:value-type="string">
            <text:p>Urban Areas</text:p>
          </table:table-cell>
          <table:table-cell table:style-name="ce5" table:formula="of:=&quot;10m &quot;&amp;[.$B60]&amp;&quot; &quot;&amp;[.$C60]" office:value-type="string" office:string-value="10m cultural Urban Areas">
            <text:p>10m cultural Urban Areas</text:p>
          </table:table-cell>
          <table:table-cell table:style-name="ce5" office:value-type="float" office:value="1">
            <text:p>1</text:p>
          </table:table-cell>
          <table:table-cell table:style-name="ce9" table:formula="of:=MAX([.H60:.P60])" office:value-type="float" office:value="1">
            <text:p>1</text:p>
          </table:table-cell>
          <table:table-cell table:style-name="ce1" table:formula="of:=IF([.F60]&lt;=1;1;0)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table:number-columns-repeated="5"/>
          <table:table-cell table:style-name="ce5"/>
          <table:table-cell table:style-name="ce20"/>
          <table:table-cell table:style-name="ce5"/>
          <table:table-cell table:style-name="ce5" office:value-type="string">
            <text:p>ne_10m_landscan_urban_areas</text:p>
          </table:table-cell>
          <table:table-cell table:style-name="ce5" office:value-type="float" office:value="-10">
            <text:p>-10</text:p>
          </table:table-cell>
          <table:table-cell table:style-name="ce5" table:number-columns-repeated="6"/>
          <table:table-cell table:style-name="ce5" office:value-type="string">
            <text:p>10m-landscan-urban-areas</text:p>
          </table:table-cell>
          <table:table-cell office:value-type="float" office:value="255">
            <text:p>255</text:p>
          </table:table-cell>
          <table:table-cell table:style-name="ce5" office:value-type="string">
            <text:p>landscan urban areas</text:p>
          </table:table-cell>
          <table:table-cell table:style-name="ce5" table:formula="of:=&quot;http://www.nacis.org/naturalearth/10m/&quot;&amp;[.B60]&amp;&quot;/&quot;&amp;[.Y60]&amp;&quot;.zip&quot;" office:value-type="string" office:string-value="http://www.nacis.org/naturalearth/10m/cultural/10m-landscan-urban-areas.zip">
            <text:p>http://www.nacis.org/naturalearth/10m/cultural/10m-landscan-urban-areas.zip</text:p>
          </table:table-cell>
          <table:table-cell table:style-name="ce5" table:formula="of:=[.AC59]" office:value-type="string" office:string-value="http://www.naturalearthdata.com/downloads/10m-cultural-vectors/10m-urban-area">
            <text:p>http://www.naturalearthdata.com/downloads/10m-cultural-vectors/10m-urban-area</text:p>
          </table:table-cell>
          <table:table-cell office:value-type="string">
            <text:p>10m-urban-area</text:p>
          </table:table-cell>
          <table:table-cell table:style-name="ce2" table:formula="of:=IF([.N60]=1;&quot;scp &quot;&amp;[.Q60]&amp;&quot;.zip naturbb6@naturalearthdata.com:download/&quot;&amp;[.A60]&amp;&quot;/&quot;&amp;[.B60]&amp;&quot;/&quot;&amp;[.Y60]&amp;&quot;.zip&quot;;&quot;&quot;)">
            <text:p/>
          </table:table-cell>
          <table:table-cell table:style-name="ce2" table:formula="of:=&quot;scp zips/&quot;&amp;[.A60]&amp;&quot;_&quot;&amp;[.B60]&amp;&quot;/&quot;&amp;[.Q60]&amp;&quot;.zip&quot;&amp;&quot; &quot;&amp;&quot;$(DOCROOT_FREAC)/&quot;&amp;[.A60]&amp;&quot;/&quot;&amp;[.B60]&amp;&quot;/&quot;&amp;[.Y60]&amp;&quot;.zip&quot;" office:value-type="string" office:string-value="scp zips/10m_cultural/ne_10m_landscan_urban_areas.zip $(DOCROOT_FREAC)/10m/cultural/10m-landscan-urban-areas.zip">
            <text:p>scp zips/10m_cultural/ne_10m_landscan_urban_areas.zip $(DOCROOT_FREAC)/10m/cultural/10m-landscan-urban-areas.zip</text:p>
          </table:table-cell>
          <table:table-cell table:style-name="ce5" table:number-columns-repeated="992"/>
        </table:table-row>
        <table:table-row table:style-name="ro1">
          <table:table-cell table:style-name="ce2"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2" office:value-type="string">
            <text:p>Admin 1 - States, Provinces</text:p>
          </table:table-cell>
          <table:table-cell table:style-name="ce2" table:formula="of:=&quot;10m &quot;&amp;[.$B61]&amp;&quot; &quot;&amp;[.$C61]" office:value-type="string" office:string-value="10m cultural Admin 1 - States, Provinces">
            <text:p>10m cultural Admin 1 - States, Provinces</text:p>
          </table:table-cell>
          <table:table-cell table:style-name="ce2"/>
          <table:table-cell table:style-name="ce9" table:formula="of:=MAX([.H61:.P61])" office:value-type="float" office:value="2">
            <text:p>2</text:p>
          </table:table-cell>
          <table:table-cell table:style-name="ce1" table:formula="of:=IF([.F61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/>
          <table:table-cell table:style-name="ce2" office:value-type="float" office:value="1.2">
            <text:p>1.2</text:p>
          </table:table-cell>
          <table:table-cell table:style-name="ce2" office:value-type="float" office:value="1.3">
            <text:p>1.3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/>
          <table:table-cell table:style-name="ce17" office:value-type="float" office:value="2">
            <text:p>2.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e_10m_parks</text:p>
          </table:table-cell>
          <table:table-cell table:style-name="ce2" table:number-columns-repeated="7"/>
          <table:table-cell table:style-name="ce2" office:value-type="string">
            <text:p>10m-parks</text:p>
          </table:table-cell>
          <table:table-cell table:style-name="ce2" office:value-type="float" office:value="220">
            <text:p>220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2" table:formula="of:=IF([.N61]=1;&quot;scp &quot;&amp;[.Q61]&amp;&quot;.zip naturbb6@naturalearthdata.com:download/&quot;&amp;[.A61]&amp;&quot;/&quot;&amp;[.B61]&amp;&quot;/&quot;&amp;[.Y61]&amp;&quot;.zip&quot;;&quot;&quot;)">
            <text:p/>
          </table:table-cell>
          <table:table-cell table:style-name="ce2" table:formula="of:=&quot;scp zips/&quot;&amp;[.A61]&amp;&quot;_&quot;&amp;[.B61]&amp;&quot;/&quot;&amp;[.Q61]&amp;&quot;.zip&quot;&amp;&quot; &quot;&amp;&quot;$(DOCROOT_FREAC)/&quot;&amp;[.A61]&amp;&quot;/&quot;&amp;[.B61]&amp;&quot;/&quot;&amp;[.Y61]&amp;&quot;.zip&quot;" office:value-type="string" office:string-value="scp zips/10m_cultural/ne_10m_parks.zip $(DOCROOT_FREAC)/10m/cultural/10m-parks.zip">
            <text:p>scp zips/10m_cultural/ne_10m_parks.zip $(DOCROOT_FREAC)/10m/cultural/10m-parks.zip</text:p>
          </table:table-cell>
          <table:table-cell table:style-name="ce2"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office:value-type="string">
            <text:p>///</text:p>
          </table:table-cell>
          <table:table-cell table:style-name="ce1" table:formula="of:=IF([.F62]&lt;=1;1;0)" office:value-type="float" office:value="0">
            <text:p>0</text:p>
          </table:table-cell>
          <table:table-cell table:number-columns-repeated="3" office:value-type="string">
            <text:p>///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10m_parks_areas</text:p>
          </table:table-cell>
          <table:table-cell table:style-name="ce25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parks-areas</text:p>
          </table:table-cell>
          <table:table-cell office:value-type="float" office:value="221">
            <text:p>221</text:p>
          </table:table-cell>
          <table:table-cell table:style-name="ce4" office:value-type="string">
            <text:p>areas</text:p>
          </table:table-cell>
          <table:table-cell table:style-name="ce33" table:formula="of:=&quot;http://www.nacis.org/naturalearth/10m/&quot;&amp;[.B62]&amp;&quot;/&quot;&amp;[.Y62]&amp;&quot;.zip&quot;" office:value-type="string" office:string-value="http://www.nacis.org/naturalearth/10m/cultural/10m-parks-areas.zip">
            <text:p>http://www.nacis.org/naturalearth/10m/cultural/10m-parks-areas.zip</text:p>
          </table:table-cell>
          <table:table-cell table:style-name="ce5" table:formula="of:=&quot;http://www.naturalearthdata.com/downloads/10m-cultural-vectors/&quot;&amp;[.Y61]" office:value-type="string" office:string-value="http://www.naturalearthdata.com/downloads/10m-cultural-vectors/10m-parks">
            <text:p>http://www.naturalearthdata.com/downloads/10m-cultural-vectors/10m-parks</text:p>
          </table:table-cell>
          <table:table-cell office:value-type="string">
            <text:p>10m-admin-1-states-provinces-shp</text:p>
          </table:table-cell>
          <table:table-cell table:style-name="ce2" table:formula="of:=IF([.N62]=1;&quot;scp &quot;&amp;[.Q62]&amp;&quot;.zip naturbb6@naturalearthdata.com:download/&quot;&amp;[.A62]&amp;&quot;/&quot;&amp;[.B62]&amp;&quot;/&quot;&amp;[.Y62]&amp;&quot;.zip&quot;;&quot;&quot;)">
            <text:p/>
          </table:table-cell>
          <table:table-cell table:style-name="ce2" table:formula="of:=IF([.N62]=1;&quot;scp &quot;&amp;[.Q62]&amp;&quot;.zip nacis@ftp.freac.fsu.edu:nacis_ftp/web-download/&quot;&amp;[.A62]&amp;&quot;/&quot;&amp;[.B62]&amp;&quot;/&quot;&amp;[.Y62]&amp;&quot;.zip&quot;;&quot;&quot;)">
            <text:p/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office:value-type="string">
            <text:p>///</text:p>
          </table:table-cell>
          <table:table-cell table:style-name="ce1" table:formula="of:=IF([.F63]&lt;=1;1;0)" office:value-type="float" office:value="0">
            <text:p>0</text:p>
          </table:table-cell>
          <table:table-cell table:number-columns-repeated="3" office:value-type="string">
            <text:p>///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10m_parks_areas_scale_ranks</text:p>
          </table:table-cell>
          <table:table-cell table:style-name="ce25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parks-areas</text:p>
          </table:table-cell>
          <table:table-cell office:value-type="float" office:value="221">
            <text:p>221</text:p>
          </table:table-cell>
          <table:table-cell table:style-name="ce4" office:value-type="string">
            <text:p>areas</text:p>
          </table:table-cell>
          <table:table-cell table:style-name="ce33" table:formula="of:=&quot;http://www.nacis.org/naturalearth/10m/&quot;&amp;[.B63]&amp;&quot;/&quot;&amp;[.Y63]&amp;&quot;.zip&quot;" office:value-type="string" office:string-value="http://www.nacis.org/naturalearth/10m/cultural/10m-parks-areas.zip">
            <text:p>http://www.nacis.org/naturalearth/10m/cultural/10m-parks-areas.zip</text:p>
          </table:table-cell>
          <table:table-cell table:style-name="ce5" table:formula="of:=&quot;http://www.naturalearthdata.com/downloads/10m-cultural-vectors/&quot;&amp;[.Y62]" office:value-type="string" office:string-value="http://www.naturalearthdata.com/downloads/10m-cultural-vectors/10m-parks-areas">
            <text:p>http://www.naturalearthdata.com/downloads/10m-cultural-vectors/10m-parks-areas</text:p>
          </table:table-cell>
          <table:table-cell office:value-type="string">
            <text:p>10m-admin-1-states-provinces-shp</text:p>
          </table:table-cell>
          <table:table-cell table:style-name="ce2" table:formula="of:=IF([.N63]=1;&quot;scp &quot;&amp;[.Q63]&amp;&quot;.zip naturbb6@naturalearthdata.com:download/&quot;&amp;[.A63]&amp;&quot;/&quot;&amp;[.B63]&amp;&quot;/&quot;&amp;[.Y63]&amp;&quot;.zip&quot;;&quot;&quot;)">
            <text:p/>
          </table:table-cell>
          <table:table-cell table:style-name="ce2" table:formula="of:=IF([.N63]=1;&quot;scp &quot;&amp;[.Q63]&amp;&quot;.zip nacis@ftp.freac.fsu.edu:nacis_ftp/web-download/&quot;&amp;[.A63]&amp;&quot;/&quot;&amp;[.B63]&amp;&quot;/&quot;&amp;[.Y63]&amp;&quot;.zip&quot;;&quot;&quot;)">
            <text:p/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office:value-type="string">
            <text:p>///</text:p>
          </table:table-cell>
          <table:table-cell table:style-name="ce1" table:formula="of:=IF([.F64]&lt;=1;1;0)" office:value-type="float" office:value="0">
            <text:p>0</text:p>
          </table:table-cell>
          <table:table-cell table:number-columns-repeated="3" office:value-type="string">
            <text:p>///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10m_parks_lines</text:p>
          </table:table-cell>
          <table:table-cell table:style-name="ce2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0m-parks-lines</text:p>
          </table:table-cell>
          <table:table-cell office:value-type="float" office:value="222">
            <text:p>222</text:p>
          </table:table-cell>
          <table:table-cell table:style-name="ce4" office:value-type="string">
            <text:p>lines</text:p>
          </table:table-cell>
          <table:table-cell table:style-name="ce33" table:formula="of:=&quot;http://www.nacis.org/naturalearth/10m/&quot;&amp;[.B64]&amp;&quot;/&quot;&amp;[.Y64]&amp;&quot;.zip&quot;" office:value-type="string" office:string-value="http://www.nacis.org/naturalearth/10m/cultural/10m-parks-lines.zip">
            <text:p>http://www.nacis.org/naturalearth/10m/cultural/10m-parks-lines.zip</text:p>
          </table:table-cell>
          <table:table-cell table:style-name="ce5" table:formula="of:=[.AC62]" office:value-type="string" office:string-value="http://www.naturalearthdata.com/downloads/10m-cultural-vectors/10m-parks">
            <text:p>http://www.naturalearthdata.com/downloads/10m-cultural-vectors/10m-parks</text:p>
          </table:table-cell>
          <table:table-cell office:value-type="string">
            <text:p>10m-admin-1-states-provinces-shp</text:p>
          </table:table-cell>
          <table:table-cell table:style-name="ce2" table:formula="of:=IF([.N64]=1;&quot;scp &quot;&amp;[.Q64]&amp;&quot;.zip naturbb6@naturalearthdata.com:download/&quot;&amp;[.A64]&amp;&quot;/&quot;&amp;[.B64]&amp;&quot;/&quot;&amp;[.Y64]&amp;&quot;.zip&quot;;&quot;&quot;)">
            <text:p/>
          </table:table-cell>
          <table:table-cell table:style-name="ce2" table:formula="of:=IF([.N64]=1;&quot;scp &quot;&amp;[.Q64]&amp;&quot;.zip nacis@ftp.freac.fsu.edu:nacis_ftp/web-download/&quot;&amp;[.A64]&amp;&quot;/&quot;&amp;[.B64]&amp;&quot;/&quot;&amp;[.Y64]&amp;&quot;.zip&quot;;&quot;&quot;)">
            <text:p/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office:value-type="string">
            <text:p>///</text:p>
          </table:table-cell>
          <table:table-cell table:style-name="ce1" table:formula="of:=IF([.F65]&lt;=1;1;0)" office:value-type="float" office:value="0">
            <text:p>0</text:p>
          </table:table-cell>
          <table:table-cell table:number-columns-repeated="3" office:value-type="string">
            <text:p>///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10m_parks_points</text:p>
          </table:table-cell>
          <table:table-cell table:style-name="ce2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0m-parks-points</text:p>
          </table:table-cell>
          <table:table-cell office:value-type="float" office:value="223">
            <text:p>223</text:p>
          </table:table-cell>
          <table:table-cell table:style-name="ce4" office:value-type="string">
            <text:p>points</text:p>
          </table:table-cell>
          <table:table-cell table:style-name="ce33" table:formula="of:=&quot;http://www.nacis.org/naturalearth/10m/&quot;&amp;[.B65]&amp;&quot;/&quot;&amp;[.Y65]&amp;&quot;.zip&quot;" office:value-type="string" office:string-value="http://www.nacis.org/naturalearth/10m/cultural/10m-parks-points.zip">
            <text:p>http://www.nacis.org/naturalearth/10m/cultural/10m-parks-points.zip</text:p>
          </table:table-cell>
          <table:table-cell table:style-name="ce5" table:formula="of:=[.AC64]" office:value-type="string" office:string-value="http://www.naturalearthdata.com/downloads/10m-cultural-vectors/10m-parks">
            <text:p>http://www.naturalearthdata.com/downloads/10m-cultural-vectors/10m-parks</text:p>
          </table:table-cell>
          <table:table-cell office:value-type="string">
            <text:p>10m-admin-1-states-provinces-shp</text:p>
          </table:table-cell>
          <table:table-cell table:style-name="ce2" table:formula="of:=IF([.N65]=1;&quot;scp &quot;&amp;[.Q65]&amp;&quot;.zip naturbb6@naturalearthdata.com:download/&quot;&amp;[.A65]&amp;&quot;/&quot;&amp;[.B65]&amp;&quot;/&quot;&amp;[.Y65]&amp;&quot;.zip&quot;;&quot;&quot;)">
            <text:p/>
          </table:table-cell>
          <table:table-cell table:style-name="ce2" table:formula="of:=IF([.N65]=1;&quot;scp &quot;&amp;[.Q65]&amp;&quot;.zip nacis@ftp.freac.fsu.edu:nacis_ftp/web-download/&quot;&amp;[.A65]&amp;&quot;/&quot;&amp;[.B65]&amp;&quot;/&quot;&amp;[.Y65]&amp;&quot;.zip&quot;;&quot;&quot;)">
            <text:p/>
          </table:table-cell>
          <table:table-cell table:number-columns-repeated="992"/>
        </table:table-row>
        <table:table-row table:style-name="ro1">
          <table:table-cell table:style-name="ce2" office:value-type="string">
            <text:p>10m</text:p>
          </table:table-cell>
          <table:table-cell table:style-name="ce2" office:value-type="string">
            <text:p>Political:</text:p>
          </table:table-cell>
          <table:table-cell table:style-name="ce2" office:value-type="string">
            <text:p>Admin 1 - States, Provinces</text:p>
          </table:table-cell>
          <table:table-cell table:style-name="ce2" table:formula="of:=&quot;10m &quot;&amp;[.$B66]&amp;&quot; &quot;&amp;[.$C66]" office:value-type="string" office:string-value="10m Political: Admin 1 - States, Provinces">
            <text:p>10m Political: Admin 1 - States, Provinces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66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 office:value-type="string">
            <text:p>ne_10m_transportation</text:p>
          </table:table-cell>
          <table:table-cell table:style-name="ce2" table:number-columns-repeated="7"/>
          <table:table-cell table:style-name="ce2" office:value-type="string">
            <text:p>10m-transportation</text:p>
          </table:table-cell>
          <table:table-cell table:style-name="ce2" table:number-columns-repeated="3"/>
          <table:table-cell table:style-name="ce5"/>
          <table:table-cell table:style-name="ce2"/>
          <table:table-cell table:style-name="ce2" table:formula="of:=IF([.N66]=1;&quot;scp &quot;&amp;[.Q66]&amp;&quot;.zip naturbb6@naturalearthdata.com:download/&quot;&amp;[.A66]&amp;&quot;/&quot;&amp;[.B66]&amp;&quot;/&quot;&amp;[.Y66]&amp;&quot;.zip&quot;;&quot;&quot;)">
            <text:p/>
          </table:table-cell>
          <table:table-cell table:style-name="ce2" table:formula="of:=IF([.N66]=1;&quot;scp &quot;&amp;[.Q66]&amp;&quot;.zip nacis@ftp.freac.fsu.edu:nacis_ftp/web-download/&quot;&amp;[.A66]&amp;&quot;/&quot;&amp;[.B66]&amp;&quot;/&quot;&amp;[.Y66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table:style-name="ce9" table:formula="of:=MAX([.H67:.P67])" office:value-type="float" office:value="2">
            <text:p>2</text:p>
          </table:table-cell>
          <table:table-cell table:style-name="ce1" table:formula="of:=IF([.F67]&lt;=1;1;0)" office:value-type="float" office:value="0">
            <text:p>0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0.9">
            <text:p>0.9</text:p>
          </table:table-cell>
          <table:table-cell table:style-name="ce4" office:value-type="string">
            <text:p>ne_10m_roads</text:p>
          </table:table-cell>
          <table:table-cell table:style-name="ce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roads</text:p>
          </table:table-cell>
          <table:table-cell office:value-type="float" office:value="241">
            <text:p>241</text:p>
          </table:table-cell>
          <table:table-cell table:style-name="ce4" office:value-type="string">
            <text:p>roads</text:p>
          </table:table-cell>
          <table:table-cell table:style-name="ce33" table:formula="of:=&quot;http://www.nacis.org/naturalearth/10m/&quot;&amp;[.B67]&amp;&quot;/&quot;&amp;[.Y67]&amp;&quot;.zip&quot;" office:value-type="string" office:string-value="http://www.nacis.org/naturalearth/10m/cultural/10m-roads.zip">
            <text:p>http://www.nacis.org/naturalearth/10m/cultural/10m-roads.zip</text:p>
          </table:table-cell>
          <table:table-cell table:style-name="ce5" table:formula="of:=&quot;http://www.naturalearthdata.com/downloads/10m-cultural-vectors/&quot;&amp;[.Y67]" office:value-type="string" office:string-value="http://www.naturalearthdata.com/downloads/10m-cultural-vectors/10m-roads">
            <text:p>http://www.naturalearthdata.com/downloads/10m-cultural-vectors/10m-roads</text:p>
          </table:table-cell>
          <table:table-cell office:value-type="string">
            <text:p>10m-admin-1-states-provinces-shp</text:p>
          </table:table-cell>
          <table:table-cell table:style-name="ce2" table:formula="of:=IF([.N67]=1;&quot;scp &quot;&amp;[.Q67]&amp;&quot;.zip naturbb6@naturalearthdata.com:download/&quot;&amp;[.A67]&amp;&quot;/&quot;&amp;[.B67]&amp;&quot;/&quot;&amp;[.Y67]&amp;&quot;.zip&quot;;&quot;&quot;)">
            <text:p/>
          </table:table-cell>
          <table:table-cell table:style-name="ce2" table:formula="of:=&quot;scp zips/&quot;&amp;[.A67]&amp;&quot;_&quot;&amp;[.B67]&amp;&quot;/&quot;&amp;[.Q67]&amp;&quot;.zip&quot;&amp;&quot; &quot;&amp;&quot;$(DOCROOT_FREAC)/&quot;&amp;[.A67]&amp;&quot;/&quot;&amp;[.B67]&amp;&quot;/&quot;&amp;[.Y67]&amp;&quot;.zip&quot;" office:value-type="string" office:string-value="scp zips/10m_cultural/ne_10m_roads.zip $(DOCROOT_FREAC)/10m/cultural/10m-roads.zip">
            <text:p>scp zips/10m_cultural/ne_10m_roads.zip $(DOCROOT_FREAC)/10m/cultural/10m-roads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table:style-name="ce9" table:formula="of:=MAX([.H68:.P68])" office:value-type="float" office:value="2">
            <text:p>2</text:p>
          </table:table-cell>
          <table:table-cell table:style-name="ce1" table:formula="of:=IF([.F68]&lt;=1;1;0)" office:value-type="float" office:value="0">
            <text:p>0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0.9">
            <text:p>0.9</text:p>
          </table:table-cell>
          <table:table-cell table:style-name="ce4" office:value-type="string">
            <text:p>ne_10m_roads_north_america_supplement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0m-roads-north-america-supplement</text:p>
          </table:table-cell>
          <table:table-cell office:value-type="float" office:value="240">
            <text:p>240</text:p>
          </table:table-cell>
          <table:table-cell table:style-name="ce4" office:value-type="string">
            <text:p>north america supplement</text:p>
          </table:table-cell>
          <table:table-cell table:style-name="ce33" table:formula="of:=&quot;http://www.nacis.org/naturalearth/10m/&quot;&amp;[.B68]&amp;&quot;/&quot;&amp;[.Y68]&amp;&quot;.zip&quot;" office:value-type="string" office:string-value="http://www.nacis.org/naturalearth/10m/cultural/10m-roads-north-america-supplement.zip">
            <text:p>http://www.nacis.org/naturalearth/10m/cultural/10m-roads-north-america-supplement.zip</text:p>
          </table:table-cell>
          <table:table-cell table:style-name="ce5" table:formula="of:=&quot;http://www.naturalearthdata.com/downloads/10m-cultural-vectors/&quot;&amp;[.Y68]" office:value-type="string" office:string-value="http://www.naturalearthdata.com/downloads/10m-cultural-vectors/10m-roads-north-america-supplement">
            <text:p>http://www.naturalearthdata.com/downloads/10m-cultural-vectors/10m-roads-north-america-supplement</text:p>
          </table:table-cell>
          <table:table-cell office:value-type="string">
            <text:p>10m-admin-1-states-provinces-shp</text:p>
          </table:table-cell>
          <table:table-cell table:style-name="ce2" table:formula="of:=IF([.N68]=1;&quot;scp &quot;&amp;[.Q68]&amp;&quot;.zip naturbb6@naturalearthdata.com:download/&quot;&amp;[.A68]&amp;&quot;/&quot;&amp;[.B68]&amp;&quot;/&quot;&amp;[.Y68]&amp;&quot;.zip&quot;;&quot;&quot;)">
            <text:p/>
          </table:table-cell>
          <table:table-cell table:style-name="ce2" table:formula="of:=&quot;scp zips/&quot;&amp;[.A68]&amp;&quot;_&quot;&amp;[.B68]&amp;&quot;/&quot;&amp;[.Q68]&amp;&quot;.zip&quot;&amp;&quot; &quot;&amp;&quot;$(DOCROOT_FREAC)/&quot;&amp;[.A68]&amp;&quot;/&quot;&amp;[.B68]&amp;&quot;/&quot;&amp;[.Y68]&amp;&quot;.zip&quot;" office:value-type="string" office:string-value="scp zips/10m_cultural/ne_10m_roads_north_america_supplement.zip $(DOCROOT_FREAC)/10m/cultural/10m-roads-north-america-supplement.zip">
            <text:p>scp zips/10m_cultural/ne_10m_roads_north_america_supplement.zip $(DOCROOT_FREAC)/10m/cultural/10m-roads-north-america-supplement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table:style-name="ce9" table:formula="of:=MAX([.H69:.P69])" office:value-type="float" office:value="2">
            <text:p>2</text:p>
          </table:table-cell>
          <table:table-cell table:style-name="ce1" table:formula="of:=IF([.F69]&lt;=1;1;0)" office:value-type="float" office:value="0">
            <text:p>0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0.9">
            <text:p>0.9</text:p>
          </table:table-cell>
          <table:table-cell table:style-name="ce4" office:value-type="string">
            <text:p>ne_10m_railroads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0m-railroads</text:p>
          </table:table-cell>
          <table:table-cell office:value-type="float" office:value="242">
            <text:p>242</text:p>
          </table:table-cell>
          <table:table-cell table:style-name="ce4" office:value-type="string">
            <text:p>railroads</text:p>
          </table:table-cell>
          <table:table-cell table:style-name="ce33" table:formula="of:=&quot;http://www.nacis.org/naturalearth/10m/&quot;&amp;[.B69]&amp;&quot;/&quot;&amp;[.Y69]&amp;&quot;.zip&quot;" office:value-type="string" office:string-value="http://www.nacis.org/naturalearth/10m/cultural/10m-railroads.zip">
            <text:p>http://www.nacis.org/naturalearth/10m/cultural/10m-railroads.zip</text:p>
          </table:table-cell>
          <table:table-cell table:style-name="ce5" table:formula="of:=&quot;http://www.naturalearthdata.com/downloads/10m-cultural-vectors/&quot;&amp;[.Y69]" office:value-type="string" office:string-value="http://www.naturalearthdata.com/downloads/10m-cultural-vectors/10m-railroads">
            <text:p>http://www.naturalearthdata.com/downloads/10m-cultural-vectors/10m-railroads</text:p>
          </table:table-cell>
          <table:table-cell office:value-type="string">
            <text:p>10m-admin-1-states-provinces-shp</text:p>
          </table:table-cell>
          <table:table-cell table:style-name="ce2" table:formula="of:=IF([.N69]=1;&quot;scp &quot;&amp;[.Q69]&amp;&quot;.zip naturbb6@naturalearthdata.com:download/&quot;&amp;[.A69]&amp;&quot;/&quot;&amp;[.B69]&amp;&quot;/&quot;&amp;[.Y69]&amp;&quot;.zip&quot;;&quot;&quot;)">
            <text:p/>
          </table:table-cell>
          <table:table-cell table:style-name="ce2" table:formula="of:=&quot;scp zips/&quot;&amp;[.A69]&amp;&quot;_&quot;&amp;[.B69]&amp;&quot;/&quot;&amp;[.Q69]&amp;&quot;.zip&quot;&amp;&quot; &quot;&amp;&quot;$(DOCROOT_FREAC)/&quot;&amp;[.A69]&amp;&quot;/&quot;&amp;[.B69]&amp;&quot;/&quot;&amp;[.Y69]&amp;&quot;.zip&quot;" office:value-type="string" office:string-value="scp zips/10m_cultural/ne_10m_railroads.zip $(DOCROOT_FREAC)/10m/cultural/10m-railroads.zip">
            <text:p>scp zips/10m_cultural/ne_10m_railroads.zip $(DOCROOT_FREAC)/10m/cultural/10m-railroads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table:style-name="ce9" table:formula="of:=MAX([.H70:.P70])" office:value-type="float" office:value="2">
            <text:p>2</text:p>
          </table:table-cell>
          <table:table-cell table:style-name="ce1" table:formula="of:=IF([.F70]&lt;=1;1;0)" office:value-type="float" office:value="0">
            <text:p>0</text:p>
          </table:table-cell>
          <table:table-cell table:number-columns-repeated="6"/>
          <table:table-cell/>
          <table:table-cell office:value-type="float" office:value="2">
            <text:p>2.0</text:p>
          </table:table-cell>
          <table:table-cell office:value-type="float" office:value="0.9">
            <text:p>0.9</text:p>
          </table:table-cell>
          <table:table-cell table:style-name="ce27" office:value-type="string">
            <text:p>ne_10m_airports</text:p>
          </table:table-cell>
          <table:table-cell table:style-name="ce27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airports</text:p>
          </table:table-cell>
          <table:table-cell/>
          <table:table-cell table:style-name="ce4" office:value-type="string">
            <text:p>airports</text:p>
          </table:table-cell>
          <table:table-cell table:style-name="ce33" table:formula="of:=&quot;http://www.nacis.org/naturalearth/10m/&quot;&amp;[.B70]&amp;&quot;/&quot;&amp;[.Y70]&amp;&quot;.zip&quot;" office:value-type="string" office:string-value="http://www.nacis.org/naturalearth/10m/cultural/10m-airports.zip">
            <text:p>http://www.nacis.org/naturalearth/10m/cultural/10m-airports.zip</text:p>
          </table:table-cell>
          <table:table-cell table:style-name="ce5" table:formula="of:=&quot;http://www.naturalearthdata.com/downloads/10m-cultural-vectors/&quot;&amp;[.Y70]" office:value-type="string" office:string-value="http://www.naturalearthdata.com/downloads/10m-cultural-vectors/10m-airports">
            <text:p>http://www.naturalearthdata.com/downloads/10m-cultural-vectors/10m-airports</text:p>
          </table:table-cell>
          <table:table-cell office:value-type="string">
            <text:p>10m-airports</text:p>
          </table:table-cell>
          <table:table-cell table:style-name="ce2" table:formula="of:=IF([.N70]=1;&quot;scp &quot;&amp;[.Q70]&amp;&quot;.zip naturbb6@naturalearthdata.com:download/&quot;&amp;[.A70]&amp;&quot;/&quot;&amp;[.B70]&amp;&quot;/&quot;&amp;[.Y70]&amp;&quot;.zip&quot;;&quot;&quot;)">
            <text:p/>
          </table:table-cell>
          <table:table-cell table:style-name="ce2" table:formula="of:=&quot;scp zips/&quot;&amp;[.A70]&amp;&quot;_&quot;&amp;[.B70]&amp;&quot;/&quot;&amp;[.Q70]&amp;&quot;.zip&quot;&amp;&quot; &quot;&amp;&quot;$(DOCROOT_FREAC)/&quot;&amp;[.A70]&amp;&quot;/&quot;&amp;[.B70]&amp;&quot;/&quot;&amp;[.Y70]&amp;&quot;.zip&quot;" office:value-type="string" office:string-value="scp zips/10m_cultural/ne_10m_airports.zip $(DOCROOT_FREAC)/10m/cultural/10m-airports.zip">
            <text:p>scp zips/10m_cultural/ne_10m_airports.zip $(DOCROOT_FREAC)/10m/cultural/10m-airports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table:style-name="ce9" table:formula="of:=MAX([.H71:.P71])" office:value-type="float" office:value="2">
            <text:p>2</text:p>
          </table:table-cell>
          <table:table-cell table:style-name="ce1" table:formula="of:=IF([.F71]&lt;=1;1;0)" office:value-type="float" office:value="0">
            <text:p>0</text:p>
          </table:table-cell>
          <table:table-cell table:number-columns-repeated="6"/>
          <table:table-cell/>
          <table:table-cell office:value-type="float" office:value="2">
            <text:p>2.0</text:p>
          </table:table-cell>
          <table:table-cell office:value-type="float" office:value="0.9">
            <text:p>0.9</text:p>
          </table:table-cell>
          <table:table-cell table:style-name="ce27" office:value-type="string">
            <text:p>ne_10m_ports</text:p>
          </table:table-cell>
          <table:table-cell table:style-name="ce27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ports</text:p>
          </table:table-cell>
          <table:table-cell/>
          <table:table-cell table:style-name="ce4" office:value-type="string">
            <text:p>ports</text:p>
          </table:table-cell>
          <table:table-cell table:style-name="ce33" table:formula="of:=&quot;http://www.nacis.org/naturalearth/10m/&quot;&amp;[.B71]&amp;&quot;/&quot;&amp;[.Y71]&amp;&quot;.zip&quot;" office:value-type="string" office:string-value="http://www.nacis.org/naturalearth/10m/cultural/10m-ports.zip">
            <text:p>http://www.nacis.org/naturalearth/10m/cultural/10m-ports.zip</text:p>
          </table:table-cell>
          <table:table-cell table:style-name="ce5" table:formula="of:=&quot;http://www.naturalearthdata.com/downloads/10m-cultural-vectors/&quot;&amp;[.Y71]" office:value-type="string" office:string-value="http://www.naturalearthdata.com/downloads/10m-cultural-vectors/10m-ports">
            <text:p>http://www.naturalearthdata.com/downloads/10m-cultural-vectors/10m-ports</text:p>
          </table:table-cell>
          <table:table-cell office:value-type="string">
            <text:p>10m-ports</text:p>
          </table:table-cell>
          <table:table-cell table:style-name="ce2" table:formula="of:=IF([.N71]=1;&quot;scp &quot;&amp;[.Q71]&amp;&quot;.zip naturbb6@naturalearthdata.com:download/&quot;&amp;[.A71]&amp;&quot;/&quot;&amp;[.B71]&amp;&quot;/&quot;&amp;[.Y71]&amp;&quot;.zip&quot;;&quot;&quot;)">
            <text:p/>
          </table:table-cell>
          <table:table-cell table:style-name="ce2" table:formula="of:=&quot;scp zips/&quot;&amp;[.A71]&amp;&quot;_&quot;&amp;[.B71]&amp;&quot;/&quot;&amp;[.Q71]&amp;&quot;.zip&quot;&amp;&quot; &quot;&amp;&quot;$(DOCROOT_FREAC)/&quot;&amp;[.A71]&amp;&quot;/&quot;&amp;[.B71]&amp;&quot;/&quot;&amp;[.Y71]&amp;&quot;.zip&quot;" office:value-type="string" office:string-value="scp zips/10m_cultural/ne_10m_ports.zip $(DOCROOT_FREAC)/10m/cultural/10m-ports.zip">
            <text:p>scp zips/10m_cultural/ne_10m_ports.zip $(DOCROOT_FREAC)/10m/cultural/10m-ports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table:style-name="ce9" table:formula="of:=MAX([.H72:.P72])" office:value-type="float" office:value="2">
            <text:p>2</text:p>
          </table:table-cell>
          <table:table-cell table:style-name="ce1" table:formula="of:=IF([.F72]&lt;=1;1;0)" office:value-type="float" office:value="0">
            <text:p>0</text:p>
          </table:table-cell>
          <table:table-cell table:number-columns-repeated="6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10m_time_zones</text:p>
          </table:table-cell>
          <table:table-cell table:style-name="ce2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0m-timezones</text:p>
          </table:table-cell>
          <table:table-cell/>
          <table:table-cell table:style-name="ce4" office:value-type="string">
            <text:p>timezones</text:p>
          </table:table-cell>
          <table:table-cell table:style-name="ce33" table:formula="of:=&quot;http://www.nacis.org/naturalearth/10m/&quot;&amp;[.B72]&amp;&quot;/&quot;&amp;[.Y72]&amp;&quot;.zip&quot;" office:value-type="string" office:string-value="http://www.nacis.org/naturalearth/10m/cultural/10m-timezones.zip">
            <text:p>http://www.nacis.org/naturalearth/10m/cultural/10m-timezones.zip</text:p>
          </table:table-cell>
          <table:table-cell table:style-name="ce5" table:formula="of:=&quot;http://www.naturalearthdata.com/downloads/10m-cultural-vectors/&quot;&amp;[.Y72]" office:value-type="string" office:string-value="http://www.naturalearthdata.com/downloads/10m-cultural-vectors/10m-timezones">
            <text:p>http://www.naturalearthdata.com/downloads/10m-cultural-vectors/10m-timezones</text:p>
          </table:table-cell>
          <table:table-cell office:value-type="string">
            <text:p>10m-timezones</text:p>
          </table:table-cell>
          <table:table-cell table:style-name="ce2" table:formula="of:=IF([.N72]=1;&quot;scp &quot;&amp;[.Q72]&amp;&quot;.zip naturbb6@naturalearthdata.com:download/&quot;&amp;[.A72]&amp;&quot;/&quot;&amp;[.B72]&amp;&quot;/&quot;&amp;[.Y72]&amp;&quot;.zip&quot;;&quot;&quot;)">
            <text:p/>
          </table:table-cell>
          <table:table-cell table:style-name="ce2" table:formula="of:=&quot;scp zips/&quot;&amp;[.A72]&amp;&quot;_&quot;&amp;[.B72]&amp;&quot;/&quot;&amp;[.Q72]&amp;&quot;.zip&quot;&amp;&quot; &quot;&amp;&quot;$(DOCROOT_FREAC)/&quot;&amp;[.A72]&amp;&quot;/&quot;&amp;[.B72]&amp;&quot;/&quot;&amp;[.Y72]&amp;&quot;.zip&quot;" office:value-type="string" office:string-value="scp zips/10m_cultural/ne_10m_time_zones.zip $(DOCROOT_FREAC)/10m/cultural/10m-timezones.zip">
            <text:p>scp zips/10m_cultural/ne_10m_time_zones.zip $(DOCROOT_FREAC)/10m/cultural/10m-timezones.zip</text:p>
          </table:table-cell>
          <table:table-cell table:number-columns-repeated="992"/>
        </table:table-row>
        <table:table-row table:style-name="ro1">
          <table:table-cell table:style-name="ce3" office:value-type="string">
            <text:p>10m</text:p>
          </table:table-cell>
          <table:table-cell table:style-name="ce3" office:value-type="string">
            <text:p>physical</text:p>
          </table:table-cell>
          <table:table-cell table:style-name="ce3" office:value-type="string">
            <text:p>Rivers, Lake Centerlines</text:p>
          </table:table-cell>
          <table:table-cell table:style-name="ce3" table:formula="of:=&quot;10m &quot;&amp;[.$B73]&amp;&quot; &quot;&amp;[.$C73]" office:value-type="string" office:string-value="10m physical Rivers, Lake Centerlines">
            <text:p>10m physical Rivers, Lake Centerlines</text:p>
          </table:table-cell>
          <table:table-cell table:style-name="ce3"/>
          <table:table-cell table:style-name="ce3" table:formula="of:=MAX([.H73:.N73])" office:value-type="float" office:value="1.4">
            <text:p>1.4</text:p>
          </table:table-cell>
          <table:table-cell table:style-name="ce1" table:formula="of:=IF([.F73]&lt;=1;1;0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.2">
            <text:p>1.2</text:p>
          </table:table-cell>
          <table:table-cell table:style-name="ce3" office:value-type="float" office:value="1.3">
            <text:p>1.3</text:p>
          </table:table-cell>
          <table:table-cell table:style-name="ce3" office:value-type="string">
            <text:p>////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.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e_10m_physical</text:p>
          </table:table-cell>
          <table:table-cell table:style-name="ce3" table:number-columns-repeated="7"/>
          <table:table-cell table:style-name="ce3" office:value-type="string">
            <text:p>10m-physical</text:p>
          </table:table-cell>
          <table:table-cell table:style-name="ce3" office:value-type="float" office:value="202">
            <text:p>202</text:p>
          </table:table-cell>
          <table:table-cell table:style-name="ce3" office:value-type="string">
            <text:p>all 10m physical themes</text:p>
          </table:table-cell>
          <table:table-cell table:style-name="ce5" table:formula="of:=&quot;http://www.nacis.org/naturalearth/10m/&quot;&amp;[.B73]&amp;&quot;/&quot;&amp;[.Y73]&amp;&quot;.zip&quot;" office:value-type="string" office:string-value="http://www.nacis.org/naturalearth/10m/physical/10m-physical.zip">
            <text:p>http://www.nacis.org/naturalearth/10m/physical/10m-physical.zip</text:p>
          </table:table-cell>
          <table:table-cell table:style-name="ce3" table:number-columns-repeated="2"/>
          <table:table-cell table:style-name="ce2" table:formula="of:=IF([.N73]=1;&quot;scp &quot;&amp;[.Q73]&amp;&quot;.zip naturbb6@naturalearthdata.com:download/&quot;&amp;[.A73]&amp;&quot;/&quot;&amp;[.B73]&amp;&quot;/&quot;&amp;[.Y73]&amp;&quot;.zip&quot;;&quot;&quot;)" office:value-type="string" office:string-value="scp ne_10m_physical.zip naturbb6@naturalearthdata.com:download/10m/physical/10m-physical.zip">
            <text:p>scp ne_10m_physical.zip naturbb6@naturalearthdata.com:download/10m/physical/10m-physical.zip</text:p>
          </table:table-cell>
          <table:table-cell table:style-name="ce2" table:formula="of:=&quot;scp zips/&quot;&amp;[.A73]&amp;&quot;_&quot;&amp;[.B73]&amp;&quot;/&quot;&amp;[.Q73]&amp;&quot;.zip&quot;&amp;&quot; &quot;&amp;&quot;$(DOCROOT_FREAC)/&quot;&amp;[.A73]&amp;&quot;/&quot;&amp;[.B73]&amp;&quot;/&quot;&amp;[.Y73]&amp;&quot;.zip&quot;" office:value-type="string" office:string-value="scp zips/10m_physical/ne_10m_physical.zip $(DOCROOT_FREAC)/10m/physical/10m-physical.zip">
            <text:p>scp zips/10m_physical/ne_10m_physical.zip $(DOCROOT_FREAC)/10m/physical/10m-physical.zip</text:p>
          </table:table-cell>
          <table:table-cell table:style-name="ce3" table:number-columns-repeated="992"/>
        </table:table-row>
        <table:table-row table:style-name="ro1">
          <table:table-cell table:style-name="ce2"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2" office:value-type="string">
            <text:p>Rivers, Lake Centerlines</text:p>
          </table:table-cell>
          <table:table-cell table:style-name="ce2" table:formula="of:=&quot;10m &quot;&amp;[.$B74]&amp;&quot; &quot;&amp;[.$C74]" office:value-type="string" office:string-value="10m physical Rivers, Lake Centerlines">
            <text:p>10m physical Rivers, Lake Centerlines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74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/>
          <table:table-cell table:style-name="ce2" table:number-columns-repeated="7"/>
          <table:table-cell table:style-name="ce2" office:value-type="string">
            <text:p>10m-rivers-lake-centerlines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.N74]=1;&quot;scp &quot;&amp;[.Q74]&amp;&quot;.zip naturbb6@naturalearthdata.com:download/&quot;&amp;[.A74]&amp;&quot;/&quot;&amp;[.B74]&amp;&quot;/&quot;&amp;[.Y74]&amp;&quot;.zip&quot;;&quot;&quot;)">
            <text:p/>
          </table:table-cell>
          <table:table-cell table:style-name="ce2" table:formula="of:=IF([.N74]=1;&quot;scp &quot;&amp;[.Q74]&amp;&quot;.zip nacis@ftp.freac.fsu.edu:nacis_ftp/web-download/&quot;&amp;[.A74]&amp;&quot;/&quot;&amp;[.B74]&amp;&quot;/&quot;&amp;[.Y74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number-columns-repeated="3"/>
          <table:table-cell table:style-name="ce9" table:formula="of:=MAX([.H75:.P75])" office:value-type="float" office:value="2">
            <text:p>2</text:p>
          </table:table-cell>
          <table:table-cell table:style-name="ce1" table:formula="of:=IF([.F75]&lt;=1;1;0)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office:value-type="string">
            <text:p>ne_10m_rivers_lake_centerlin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10m-rivers-lake-centerlines</text:p>
          </table:table-cell>
          <table:table-cell office:value-type="float" office:value="80">
            <text:p>80</text:p>
          </table:table-cell>
          <table:table-cell table:style-name="ce2" office:value-type="string">
            <text:p>rivers and lake centerlines</text:p>
          </table:table-cell>
          <table:table-cell table:style-name="ce33" table:formula="of:=&quot;http://www.nacis.org/naturalearth/10m/&quot;&amp;[.B75]&amp;&quot;/&quot;&amp;[.Y75]&amp;&quot;.zip&quot;" office:value-type="string" office:string-value="http://www.nacis.org/naturalearth/10m/physical/10m-rivers-lake-centerlines.zip">
            <text:p>http://www.nacis.org/naturalearth/10m/physical/10m-rivers-lake-centerlines.zip</text:p>
          </table:table-cell>
          <table:table-cell table:style-name="ce5" table:formula="of:=&quot;http://www.naturalearthdata.com/downloads/10m-physical-vectors/&quot;&amp;[.Y74]" office:value-type="string" office:string-value="http://www.naturalearthdata.com/downloads/10m-physical-vectors/10m-rivers-lake-centerlines">
            <text:p>http://www.naturalearthdata.com/downloads/10m-physical-vectors/10m-rivers-lake-centerlines</text:p>
          </table:table-cell>
          <table:table-cell office:value-type="string">
            <text:p>10m-rivers-lake-centerlines</text:p>
          </table:table-cell>
          <table:table-cell table:style-name="ce2" table:formula="of:=IF([.N75]=1;&quot;scp &quot;&amp;[.Q75]&amp;&quot;.zip naturbb6@naturalearthdata.com:download/&quot;&amp;[.A75]&amp;&quot;/&quot;&amp;[.B75]&amp;&quot;/&quot;&amp;[.Y75]&amp;&quot;.zip&quot;;&quot;&quot;)" office:value-type="string" office:string-value="scp ne_10m_rivers_lake_centerlines.zip naturbb6@naturalearthdata.com:download/10m/physical/10m-rivers-lake-centerlines.zip">
            <text:p>scp ne_10m_rivers_lake_centerlines.zip naturbb6@naturalearthdata.com:download/10m/physical/10m-rivers-lake-centerlines.zip</text:p>
          </table:table-cell>
          <table:table-cell table:style-name="ce2" table:formula="of:=&quot;scp zips/&quot;&amp;[.A75]&amp;&quot;_&quot;&amp;[.B75]&amp;&quot;/&quot;&amp;[.Q75]&amp;&quot;.zip&quot;&amp;&quot; &quot;&amp;&quot;$(DOCROOT_FREAC)/&quot;&amp;[.A75]&amp;&quot;/&quot;&amp;[.B75]&amp;&quot;/&quot;&amp;[.Y75]&amp;&quot;.zip&quot;" office:value-type="string" office:string-value="scp zips/10m_physical/ne_10m_rivers_lake_centerlines.zip $(DOCROOT_FREAC)/10m/physical/10m-rivers-lake-centerlines.zip">
            <text:p>scp zips/10m_physical/ne_10m_rivers_lake_centerlines.zip $(DOCROOT_FREAC)/10m/physical/10m-rivers-lake-centerlines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/>
          <table:table-cell table:number-columns-repeated="2"/>
          <table:table-cell table:style-name="ce9" table:formula="of:=MAX([.H76:.P76])" office:value-type="float" office:value="2">
            <text:p>2</text:p>
          </table:table-cell>
          <table:table-cell table:style-name="ce1" table:formula="of:=IF([.F76]&lt;=1;1;0)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office:value-type="string">
            <text:p>ne_10m_rivers_lake_centerlines_scale_ranks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0m-rivers-lake-centerlines-scale-ranks</text:p>
          </table:table-cell>
          <table:table-cell office:value-type="float" office:value="79">
            <text:p>79</text:p>
          </table:table-cell>
          <table:table-cell table:style-name="ce2" office:value-type="string">
            <text:p>with scale ranks + tappering</text:p>
          </table:table-cell>
          <table:table-cell table:style-name="ce33" table:formula="of:=&quot;http://www.nacis.org/naturalearth/10m/&quot;&amp;[.B76]&amp;&quot;/&quot;&amp;[.Y76]&amp;&quot;.zip&quot;" office:value-type="string" office:string-value="http://www.nacis.org/naturalearth/10m/physical/10m-rivers-lake-centerlines-scale-ranks.zip">
            <text:p>http://www.nacis.org/naturalearth/10m/physical/10m-rivers-lake-centerlines-scale-ranks.zip</text:p>
          </table:table-cell>
          <table:table-cell table:formula="of:=[.AC75]" office:value-type="string" office:string-value="http://www.naturalearthdata.com/downloads/10m-physical-vectors/10m-rivers-lake-centerlines">
            <text:p>http://www.naturalearthdata.com/downloads/10m-physical-vectors/10m-rivers-lake-centerlines</text:p>
          </table:table-cell>
          <table:table-cell office:value-type="string">
            <text:p>10m-rivers-lake-centerlines-scale-ranks</text:p>
          </table:table-cell>
          <table:table-cell table:style-name="ce2" table:formula="of:=IF([.N76]=1;&quot;scp &quot;&amp;[.Q76]&amp;&quot;.zip naturbb6@naturalearthdata.com:download/&quot;&amp;[.A76]&amp;&quot;/&quot;&amp;[.B76]&amp;&quot;/&quot;&amp;[.Y76]&amp;&quot;.zip&quot;;&quot;&quot;)" office:value-type="string" office:string-value="scp ne_10m_rivers_lake_centerlines_scale_ranks.zip naturbb6@naturalearthdata.com:download/10m/physical/10m-rivers-lake-centerlines-scale-ranks.zip">
            <text:p>scp ne_10m_rivers_lake_centerlines_scale_ranks.zip naturbb6@naturalearthdata.com:download/10m/physical/10m-rivers-lake-centerlines-scale-ranks.zip</text:p>
          </table:table-cell>
          <table:table-cell table:style-name="ce2" table:formula="of:=&quot;scp zips/&quot;&amp;[.A76]&amp;&quot;_&quot;&amp;[.B76]&amp;&quot;/&quot;&amp;[.Q76]&amp;&quot;.zip&quot;&amp;&quot; &quot;&amp;&quot;$(DOCROOT_FREAC)/&quot;&amp;[.A76]&amp;&quot;/&quot;&amp;[.B76]&amp;&quot;/&quot;&amp;[.Y76]&amp;&quot;.zip&quot;" office:value-type="string" office:string-value="scp zips/10m_physical/ne_10m_rivers_lake_centerlines_scale_ranks.zip $(DOCROOT_FREAC)/10m/physical/10m-rivers-lake-centerlines-scale-ranks.zip">
            <text:p>scp zips/10m_physical/ne_10m_rivers_lake_centerlines_scale_ranks.zip $(DOCROOT_FREAC)/10m/physical/10m-rivers-lake-centerlines-scale-ranks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number-columns-repeated="3"/>
          <table:table-cell table:style-name="ce9" table:formula="of:=MAX([.H77:.P77])" office:value-type="float" office:value="2">
            <text:p>2</text:p>
          </table:table-cell>
          <table:table-cell table:style-name="ce1" table:formula="of:=IF([.F77]&lt;=1;1;0)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office:value-type="string">
            <text:p>ne_10m_rivers_lake_centerlines_north_america_supplement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0m-rivers-lake-centerlines-north-america-supplement</text:p>
          </table:table-cell>
          <table:table-cell office:value-type="float" office:value="239">
            <text:p>239</text:p>
          </table:table-cell>
          <table:table-cell table:style-name="ce2" office:value-type="string">
            <text:p>rivers and lake centerlines north america supplement</text:p>
          </table:table-cell>
          <table:table-cell table:style-name="ce33" table:formula="of:=&quot;http://www.nacis.org/naturalearth/10m/&quot;&amp;[.B77]&amp;&quot;/&quot;&amp;[.Y77]&amp;&quot;.zip&quot;" office:value-type="string" office:string-value="http://www.nacis.org/naturalearth/10m/physical/10m-rivers-lake-centerlines-north-america-supplement.zip">
            <text:p>http://www.nacis.org/naturalearth/10m/physical/10m-rivers-lake-centerlines-north-america-supplement.zip</text:p>
          </table:table-cell>
          <table:table-cell table:formula="of:=[.AC76]" office:value-type="string" office:string-value="http://www.naturalearthdata.com/downloads/10m-physical-vectors/10m-rivers-lake-centerlines">
            <text:p>http://www.naturalearthdata.com/downloads/10m-physical-vectors/10m-rivers-lake-centerlines</text:p>
          </table:table-cell>
          <table:table-cell office:value-type="string">
            <text:p>10m-rivers-lake-centerlines</text:p>
          </table:table-cell>
          <table:table-cell table:style-name="ce2" table:formula="of:=IF([.N77]=1;&quot;scp &quot;&amp;[.Q77]&amp;&quot;.zip naturbb6@naturalearthdata.com:download/&quot;&amp;[.A77]&amp;&quot;/&quot;&amp;[.B77]&amp;&quot;/&quot;&amp;[.Y77]&amp;&quot;.zip&quot;;&quot;&quot;)" office:value-type="string" office:string-value="scp ne_10m_rivers_lake_centerlines_north_america_supplement.zip naturbb6@naturalearthdata.com:download/10m/physical/10m-rivers-lake-centerlines-north-america-supplement.zip">
            <text:p>scp ne_10m_rivers_lake_centerlines_north_america_supplement.zip naturbb6@naturalearthdata.com:download/10m/physical/10m-rivers-lake-centerlines-north-america-supplement.zip</text:p>
          </table:table-cell>
          <table:table-cell table:style-name="ce2" table:formula="of:=&quot;scp zips/&quot;&amp;[.A77]&amp;&quot;_&quot;&amp;[.B77]&amp;&quot;/&quot;&amp;[.Q77]&amp;&quot;.zip&quot;&amp;&quot; &quot;&amp;&quot;$(DOCROOT_FREAC)/&quot;&amp;[.A77]&amp;&quot;/&quot;&amp;[.B77]&amp;&quot;/&quot;&amp;[.Y77]&amp;&quot;.zip&quot;" office:value-type="string" office:string-value="scp zips/10m_physical/ne_10m_rivers_lake_centerlines_north_america_supplement.zip $(DOCROOT_FREAC)/10m/physical/10m-rivers-lake-centerlines-north-america-supplement.zip">
            <text:p>scp zips/10m_physical/ne_10m_rivers_lake_centerlines_north_america_supplement.zip $(DOCROOT_FREAC)/10m/physical/10m-rivers-lake-centerlines-north-america-supplement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number-columns-repeated="3"/>
          <table:table-cell table:style-name="ce9" table:formula="of:=MAX([.H78:.P78])" office:value-type="float" office:value="2">
            <text:p>2</text:p>
          </table:table-cell>
          <table:table-cell table:style-name="ce1" table:formula="of:=IF([.F78]&lt;=1;1;0)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10m_rivers_lake_centerlines_europe_supplement</text:p>
          </table:table-cell>
          <table:table-cell table:style-name="ce25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number-columns-repeated="5"/>
          <table:table-cell office:value-type="string">
            <text:p>10m-rivers-lake-centerlines-europe-supplement</text:p>
          </table:table-cell>
          <table:table-cell office:value-type="float" office:value="238">
            <text:p>238</text:p>
          </table:table-cell>
          <table:table-cell table:style-name="ce2" office:value-type="string">
            <text:p>rivers and lake centerlines europe supplement</text:p>
          </table:table-cell>
          <table:table-cell table:style-name="ce33" table:formula="of:=&quot;http://www.nacis.org/naturalearth/10m/&quot;&amp;[.B78]&amp;&quot;/&quot;&amp;[.Y78]&amp;&quot;.zip&quot;" office:value-type="string" office:string-value="http://www.nacis.org/naturalearth/10m/physical/10m-rivers-lake-centerlines-europe-supplement.zip">
            <text:p>http://www.nacis.org/naturalearth/10m/physical/10m-rivers-lake-centerlines-europe-supplement.zip</text:p>
          </table:table-cell>
          <table:table-cell table:formula="of:=[.AC77]" office:value-type="string" office:string-value="http://www.naturalearthdata.com/downloads/10m-physical-vectors/10m-rivers-lake-centerlines">
            <text:p>http://www.naturalearthdata.com/downloads/10m-physical-vectors/10m-rivers-lake-centerlines</text:p>
          </table:table-cell>
          <table:table-cell office:value-type="string">
            <text:p>10m-rivers-lake-centerlines</text:p>
          </table:table-cell>
          <table:table-cell table:style-name="ce2" table:formula="of:=IF([.N78]=1;&quot;scp &quot;&amp;[.Q78]&amp;&quot;.zip naturbb6@naturalearthdata.com:download/&quot;&amp;[.A78]&amp;&quot;/&quot;&amp;[.B78]&amp;&quot;/&quot;&amp;[.Y78]&amp;&quot;.zip&quot;;&quot;&quot;)">
            <text:p/>
          </table:table-cell>
          <table:table-cell table:style-name="ce2" table:formula="of:=&quot;scp zips/&quot;&amp;[.A78]&amp;&quot;_&quot;&amp;[.B78]&amp;&quot;/&quot;&amp;[.Q78]&amp;&quot;.zip&quot;&amp;&quot; &quot;&amp;&quot;$(DOCROOT_FREAC)/&quot;&amp;[.A78]&amp;&quot;/&quot;&amp;[.B78]&amp;&quot;/&quot;&amp;[.Y78]&amp;&quot;.zip&quot;" office:value-type="string" office:string-value="scp zips/10m_physical/ne_10m_rivers_lake_centerlines_europe_supplement.zip $(DOCROOT_FREAC)/10m/physical/10m-rivers-lake-centerlines-europe-supplement.zip">
            <text:p>scp zips/10m_physical/ne_10m_rivers_lake_centerlines_europe_supplement.zip $(DOCROOT_FREAC)/10m/physical/10m-rivers-lake-centerlines-europe-supplement.zip</text:p>
          </table:table-cell>
          <table:table-cell table:number-columns-repeated="992"/>
        </table:table-row>
        <table:table-row table:style-name="ro1">
          <table:table-cell table:style-name="ce5"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5" office:value-type="string">
            <text:p>Lakes</text:p>
          </table:table-cell>
          <table:table-cell table:style-name="ce5" table:formula="of:=&quot;10m &quot;&amp;[.$B79]&amp;&quot; &quot;&amp;[.$C79]" office:value-type="string" office:string-value="10m physical Lakes">
            <text:p>10m physical Lakes</text:p>
          </table:table-cell>
          <table:table-cell table:style-name="ce5"/>
          <table:table-cell table:style-name="ce9" table:formula="of:=MAX([.H79:.P79])" office:value-type="float" office:value="2">
            <text:p>2</text:p>
          </table:table-cell>
          <table:table-cell table:style-name="ce1" table:formula="of:=IF([.F79]&lt;=1;1;0)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.2">
            <text:p>1.2</text:p>
          </table:table-cell>
          <table:table-cell table:style-name="ce5" office:value-type="float" office:value="1.3">
            <text:p>1.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4">
            <text:p>1.4</text:p>
          </table:table-cell>
          <table:table-cell table:style-name="ce5" office:value-type="float" office:value="1">
            <text:p>1</text:p>
          </table:table-cell>
          <table:table-cell table:style-name="ce20" office:value-type="float" office:value="2">
            <text:p>2.0</text:p>
          </table:table-cell>
          <table:table-cell table:style-name="ce5" office:value-type="float" office:value="1">
            <text:p>1</text:p>
          </table:table-cell>
          <table:table-cell table:style-name="ce25" office:value-type="string">
            <text:p>ne_10m_lakes</text:p>
          </table:table-cell>
          <table:table-cell table:style-name="ce25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table:number-columns-repeated="4"/>
          <table:table-cell table:style-name="ce5" office:value-type="string">
            <text:p>10m-lakes</text:p>
          </table:table-cell>
          <table:table-cell office:value-type="float" office:value="72">
            <text:p>72</text:p>
          </table:table-cell>
          <table:table-cell table:style-name="ce5" office:value-type="string">
            <text:p>lakes</text:p>
          </table:table-cell>
          <table:table-cell table:style-name="ce5" table:formula="of:=&quot;http://www.nacis.org/naturalearth/10m/&quot;&amp;[.B79]&amp;&quot;/&quot;&amp;[.Y79]&amp;&quot;.zip&quot;" office:value-type="string" office:string-value="http://www.nacis.org/naturalearth/10m/physical/10m-lakes.zip">
            <text:p>http://www.nacis.org/naturalearth/10m/physical/10m-lakes.zip</text:p>
          </table:table-cell>
          <table:table-cell table:style-name="ce5" table:formula="of:=&quot;http://www.naturalearthdata.com/downloads/10m-physical-vectors/&quot;&amp;[.Y79]" office:value-type="string" office:string-value="http://www.naturalearthdata.com/downloads/10m-physical-vectors/10m-lakes">
            <text:p>http://www.naturalearthdata.com/downloads/10m-physical-vectors/10m-lakes</text:p>
          </table:table-cell>
          <table:table-cell office:value-type="string">
            <text:p>10m-lakes</text:p>
          </table:table-cell>
          <table:table-cell table:style-name="ce2" table:formula="of:=IF([.N79]=1;&quot;scp &quot;&amp;[.Q79]&amp;&quot;.zip naturbb6@naturalearthdata.com:download/&quot;&amp;[.A79]&amp;&quot;/&quot;&amp;[.B79]&amp;&quot;/&quot;&amp;[.Y79]&amp;&quot;.zip&quot;;&quot;&quot;)" office:value-type="string" office:string-value="scp ne_10m_lakes.zip naturbb6@naturalearthdata.com:download/10m/physical/10m-lakes.zip">
            <text:p>scp ne_10m_lakes.zip naturbb6@naturalearthdata.com:download/10m/physical/10m-lakes.zip</text:p>
          </table:table-cell>
          <table:table-cell table:style-name="ce2" table:formula="of:=&quot;scp zips/&quot;&amp;[.A79]&amp;&quot;_&quot;&amp;[.B79]&amp;&quot;/&quot;&amp;[.Q79]&amp;&quot;.zip&quot;&amp;&quot; &quot;&amp;&quot;$(DOCROOT_FREAC)/&quot;&amp;[.A79]&amp;&quot;/&quot;&amp;[.B79]&amp;&quot;/&quot;&amp;[.Y79]&amp;&quot;.zip&quot;" office:value-type="string" office:string-value="scp zips/10m_physical/ne_10m_lakes.zip $(DOCROOT_FREAC)/10m/physical/10m-lakes.zip">
            <text:p>scp zips/10m_physical/ne_10m_lakes.zip $(DOCROOT_FREAC)/10m/physical/10m-lakes.zip</text:p>
          </table:table-cell>
          <table:table-cell table:style-name="ce5" table:number-columns-repeated="992"/>
        </table:table-row>
        <table:table-row table:style-name="ro1">
          <table:table-cell table:style-name="ce5"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5" office:value-type="string">
            <text:p>Lakes</text:p>
          </table:table-cell>
          <table:table-cell table:style-name="ce5" table:formula="of:=&quot;10m &quot;&amp;[.$B80]&amp;&quot; &quot;&amp;[.$C80]" office:value-type="string" office:string-value="10m physical Lakes">
            <text:p>10m physical Lakes</text:p>
          </table:table-cell>
          <table:table-cell table:style-name="ce5"/>
          <table:table-cell table:style-name="ce9" table:formula="of:=MAX([.H80:.P80])" office:value-type="float" office:value="2">
            <text:p>2</text:p>
          </table:table-cell>
          <table:table-cell table:style-name="ce1" table:formula="of:=IF([.F80]&lt;=1;1;0)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.2">
            <text:p>1.2</text:p>
          </table:table-cell>
          <table:table-cell table:style-name="ce5"/>
          <table:table-cell table:number-columns-repeated="3" table:style-name="ce5"/>
          <table:table-cell table:style-name="ce20" office:value-type="float" office:value="2">
            <text:p>2.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ne_10m_lakes_north_america_supplement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?</text:p>
          </table:table-cell>
          <table:table-cell table:style-name="ce5" table:number-columns-repeated="5"/>
          <table:table-cell table:style-name="ce5" office:value-type="string">
            <text:p>10m-lakes-north-america-supplement</text:p>
          </table:table-cell>
          <table:table-cell/>
          <table:table-cell table:style-name="ce5" office:value-type="string">
            <text:p>north america supplement</text:p>
          </table:table-cell>
          <table:table-cell table:style-name="ce5" table:formula="of:=&quot;http://www.nacis.org/naturalearth/10m/&quot;&amp;[.B80]&amp;&quot;/&quot;&amp;[.Y80]&amp;&quot;.zip&quot;" office:value-type="string" office:string-value="http://www.nacis.org/naturalearth/10m/physical/10m-lakes-north-america-supplement.zip">
            <text:p>http://www.nacis.org/naturalearth/10m/physical/10m-lakes-north-america-supplement.zip</text:p>
          </table:table-cell>
          <table:table-cell table:style-name="ce5" table:formula="of:=[.AC79]" office:value-type="string" office:string-value="http://www.naturalearthdata.com/downloads/10m-physical-vectors/10m-lakes">
            <text:p>http://www.naturalearthdata.com/downloads/10m-physical-vectors/10m-lakes</text:p>
          </table:table-cell>
          <table:table-cell office:value-type="string">
            <text:p>10m-lakes</text:p>
          </table:table-cell>
          <table:table-cell table:style-name="ce2" table:formula="of:=IF([.N80]=1;&quot;scp &quot;&amp;[.Q80]&amp;&quot;.zip naturbb6@naturalearthdata.com:download/&quot;&amp;[.A80]&amp;&quot;/&quot;&amp;[.B80]&amp;&quot;/&quot;&amp;[.Y80]&amp;&quot;.zip&quot;;&quot;&quot;)">
            <text:p/>
          </table:table-cell>
          <table:table-cell table:style-name="ce2" table:formula="of:=&quot;scp zips/&quot;&amp;[.A80]&amp;&quot;_&quot;&amp;[.B80]&amp;&quot;/&quot;&amp;[.Q80]&amp;&quot;.zip&quot;&amp;&quot; &quot;&amp;&quot;$(DOCROOT_FREAC)/&quot;&amp;[.A80]&amp;&quot;/&quot;&amp;[.B80]&amp;&quot;/&quot;&amp;[.Y80]&amp;&quot;.zip&quot;" office:value-type="string" office:string-value="scp zips/10m_physical/ne_10m_lakes_north_america_supplement.zip $(DOCROOT_FREAC)/10m/physical/10m-lakes-north-america-supplement.zip">
            <text:p>scp zips/10m_physical/ne_10m_lakes_north_america_supplement.zip $(DOCROOT_FREAC)/10m/physical/10m-lakes-north-america-supplement.zip</text:p>
          </table:table-cell>
          <table:table-cell table:style-name="ce5" table:number-columns-repeated="992"/>
        </table:table-row>
        <table:table-row table:style-name="ro1">
          <table:table-cell table:style-name="ce5"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5" office:value-type="string">
            <text:p>Lakes</text:p>
          </table:table-cell>
          <table:table-cell table:style-name="ce5" table:formula="of:=&quot;10m &quot;&amp;[.$B81]&amp;&quot; &quot;&amp;[.$C81]" office:value-type="string" office:string-value="10m physical Lakes">
            <text:p>10m physical Lakes</text:p>
          </table:table-cell>
          <table:table-cell table:style-name="ce5"/>
          <table:table-cell table:style-name="ce9" table:formula="of:=MAX([.H81:.P81])" office:value-type="float" office:value="1.3">
            <text:p>1.3</text:p>
          </table:table-cell>
          <table:table-cell table:style-name="ce1" table:formula="of:=IF([.F81]&lt;=1;1;0)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.2">
            <text:p>1.2</text:p>
          </table:table-cell>
          <table:table-cell table:style-name="ce5" office:value-type="float" office:value="1.3">
            <text:p>1.3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/>
          <table:table-cell table:style-name="ce20"/>
          <table:table-cell table:style-name="ce5"/>
          <table:table-cell table:style-name="ce5" office:value-type="string">
            <text:p>ne_10m_lakes_europe_supplement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?</text:p>
          </table:table-cell>
          <table:table-cell table:style-name="ce5" table:number-columns-repeated="5"/>
          <table:table-cell table:style-name="ce5" office:value-type="string">
            <text:p>10m-lakes-europe-supplement</text:p>
          </table:table-cell>
          <table:table-cell/>
          <table:table-cell table:style-name="ce5" office:value-type="string">
            <text:p>europe supplement</text:p>
          </table:table-cell>
          <table:table-cell table:style-name="ce5" table:formula="of:=&quot;http://www.nacis.org/naturalearth/10m/&quot;&amp;[.B81]&amp;&quot;/&quot;&amp;[.Y81]&amp;&quot;.zip&quot;" office:value-type="string" office:string-value="http://www.nacis.org/naturalearth/10m/physical/10m-lakes-europe-supplement.zip">
            <text:p>http://www.nacis.org/naturalearth/10m/physical/10m-lakes-europe-supplement.zip</text:p>
          </table:table-cell>
          <table:table-cell table:style-name="ce5" table:formula="of:=[.AC80]" office:value-type="string" office:string-value="http://www.naturalearthdata.com/downloads/10m-physical-vectors/10m-lakes">
            <text:p>http://www.naturalearthdata.com/downloads/10m-physical-vectors/10m-lakes</text:p>
          </table:table-cell>
          <table:table-cell office:value-type="string">
            <text:p>10m-lakes</text:p>
          </table:table-cell>
          <table:table-cell table:style-name="ce2" table:formula="of:=IF([.N81]=1;&quot;scp &quot;&amp;[.Q81]&amp;&quot;.zip naturbb6@naturalearthdata.com:download/&quot;&amp;[.A81]&amp;&quot;/&quot;&amp;[.B81]&amp;&quot;/&quot;&amp;[.Y81]&amp;&quot;.zip&quot;;&quot;&quot;)">
            <text:p/>
          </table:table-cell>
          <table:table-cell table:style-name="ce2" table:formula="of:=&quot;scp zips/&quot;&amp;[.A81]&amp;&quot;_&quot;&amp;[.B81]&amp;&quot;/&quot;&amp;[.Q81]&amp;&quot;.zip&quot;&amp;&quot; &quot;&amp;&quot;$(DOCROOT_FREAC)/&quot;&amp;[.A81]&amp;&quot;/&quot;&amp;[.B81]&amp;&quot;/&quot;&amp;[.Y81]&amp;&quot;.zip&quot;" office:value-type="string" office:string-value="scp zips/10m_physical/ne_10m_lakes_europe_supplement.zip $(DOCROOT_FREAC)/10m/physical/10m-lakes-europe-supplement.zip">
            <text:p>scp zips/10m_physical/ne_10m_lakes_europe_supplement.zip $(DOCROOT_FREAC)/10m/physical/10m-lakes-europe-supplement.zip</text:p>
          </table:table-cell>
          <table:table-cell table:style-name="ce5" table:number-columns-repeated="992"/>
        </table:table-row>
        <table:table-row table:style-name="ro1">
          <table:table-cell table:style-name="ce5"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5" table:number-columns-repeated="3"/>
          <table:table-cell table:style-name="ce9" table:formula="of:=MAX([.H82:.P82])" office:value-type="float" office:value="2">
            <text:p>2</text:p>
          </table:table-cell>
          <table:table-cell table:style-name="ce1" table:formula="of:=IF([.F82]&lt;=1;1;0)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1.3">
            <text:p>1.3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/>
          <table:table-cell table:style-name="ce20" office:value-type="float" office:value="2">
            <text:p>2.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ne_10m_lakes_historic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10m-lakes-historic</text:p>
          </table:table-cell>
          <table:table-cell office:value-type="float" office:value="71">
            <text:p>71</text:p>
          </table:table-cell>
          <table:table-cell table:style-name="ce5" office:value-type="string">
            <text:p>historic lakes</text:p>
          </table:table-cell>
          <table:table-cell table:style-name="ce5" table:formula="of:=&quot;http://www.nacis.org/naturalearth/10m/&quot;&amp;[.B82]&amp;&quot;/&quot;&amp;[.Y82]&amp;&quot;.zip&quot;" office:value-type="string" office:string-value="http://www.nacis.org/naturalearth/10m/physical/10m-lakes-historic.zip">
            <text:p>http://www.nacis.org/naturalearth/10m/physical/10m-lakes-historic.zip</text:p>
          </table:table-cell>
          <table:table-cell table:style-name="ce5" table:formula="of:=[.AC81]" office:value-type="string" office:string-value="http://www.naturalearthdata.com/downloads/10m-physical-vectors/10m-lakes">
            <text:p>http://www.naturalearthdata.com/downloads/10m-physical-vectors/10m-lakes</text:p>
          </table:table-cell>
          <table:table-cell office:value-type="string">
            <text:p>10m-lakes-historic</text:p>
          </table:table-cell>
          <table:table-cell table:style-name="ce2" table:formula="of:=IF([.N82]=1;&quot;scp &quot;&amp;[.Q82]&amp;&quot;.zip naturbb6@naturalearthdata.com:download/&quot;&amp;[.A82]&amp;&quot;/&quot;&amp;[.B82]&amp;&quot;/&quot;&amp;[.Y82]&amp;&quot;.zip&quot;;&quot;&quot;)">
            <text:p/>
          </table:table-cell>
          <table:table-cell table:style-name="ce2" table:formula="of:=&quot;scp zips/&quot;&amp;[.A82]&amp;&quot;_&quot;&amp;[.B82]&amp;&quot;/&quot;&amp;[.Q82]&amp;&quot;.zip&quot;&amp;&quot; &quot;&amp;&quot;$(DOCROOT_FREAC)/&quot;&amp;[.A82]&amp;&quot;/&quot;&amp;[.B82]&amp;&quot;/&quot;&amp;[.Y82]&amp;&quot;.zip&quot;" office:value-type="string" office:string-value="scp zips/10m_physical/ne_10m_lakes_historic.zip $(DOCROOT_FREAC)/10m/physical/10m-lakes-historic.zip">
            <text:p>scp zips/10m_physical/ne_10m_lakes_historic.zip $(DOCROOT_FREAC)/10m/physical/10m-lakes-historic.zip</text:p>
          </table:table-cell>
          <table:table-cell table:style-name="ce5" table:number-columns-repeated="992"/>
        </table:table-row>
        <table:table-row table:style-name="ro1">
          <table:table-cell table:style-name="ce5"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5" table:number-columns-repeated="3"/>
          <table:table-cell table:style-name="ce9" table:formula="of:=MAX([.H83:.P83])" office:value-type="float" office:value="1.3">
            <text:p>1.3</text:p>
          </table:table-cell>
          <table:table-cell table:style-name="ce1" table:formula="of:=IF([.F83]&lt;=1;1;0)" office:value-type="float" office:value="0">
            <text:p>0</text:p>
          </table:table-cell>
          <table:table-cell table:style-name="ce5" table:number-columns-repeated="3"/>
          <table:table-cell table:style-name="ce5" office:value-type="float" office:value="1.3">
            <text:p>1.3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/>
          <table:table-cell table:style-name="ce20"/>
          <table:table-cell table:style-name="ce5"/>
          <table:table-cell table:style-name="ce25" office:value-type="string">
            <text:p>ne_10m_lakes_pluvial</text:p>
          </table:table-cell>
          <table:table-cell table:style-name="ce25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5" table:number-columns-repeated="5"/>
          <table:table-cell table:style-name="ce5" office:value-type="string">
            <text:p>10m-lakes-pluvial</text:p>
          </table:table-cell>
          <table:table-cell office:value-type="float" office:value="71">
            <text:p>71</text:p>
          </table:table-cell>
          <table:table-cell table:style-name="ce5" office:value-type="string">
            <text:p>prehistoric lakes</text:p>
          </table:table-cell>
          <table:table-cell table:style-name="ce5" table:formula="of:=&quot;http://www.nacis.org/naturalearth/10m/&quot;&amp;[.B83]&amp;&quot;/&quot;&amp;[.Y83]&amp;&quot;.zip&quot;" office:value-type="string" office:string-value="http://www.nacis.org/naturalearth/10m/physical/10m-lakes-pluvial.zip">
            <text:p>http://www.nacis.org/naturalearth/10m/physical/10m-lakes-pluvial.zip</text:p>
          </table:table-cell>
          <table:table-cell table:style-name="ce5" table:formula="of:=[.AC82]" office:value-type="string" office:string-value="http://www.naturalearthdata.com/downloads/10m-physical-vectors/10m-lakes">
            <text:p>http://www.naturalearthdata.com/downloads/10m-physical-vectors/10m-lakes</text:p>
          </table:table-cell>
          <table:table-cell office:value-type="string">
            <text:p>10m-lakes-historic</text:p>
          </table:table-cell>
          <table:table-cell table:style-name="ce2" table:formula="of:=IF([.N83]=1;&quot;scp &quot;&amp;[.Q83]&amp;&quot;.zip naturbb6@naturalearthdata.com:download/&quot;&amp;[.A83]&amp;&quot;/&quot;&amp;[.B83]&amp;&quot;/&quot;&amp;[.Y83]&amp;&quot;.zip&quot;;&quot;&quot;)">
            <text:p/>
          </table:table-cell>
          <table:table-cell table:style-name="ce2" table:formula="of:=&quot;scp zips/&quot;&amp;[.A83]&amp;&quot;_&quot;&amp;[.B83]&amp;&quot;/&quot;&amp;[.Q83]&amp;&quot;.zip&quot;&amp;&quot; &quot;&amp;&quot;$(DOCROOT_FREAC)/&quot;&amp;[.A83]&amp;&quot;/&quot;&amp;[.B83]&amp;&quot;/&quot;&amp;[.Y83]&amp;&quot;.zip&quot;" office:value-type="string" office:string-value="scp zips/10m_physical/ne_10m_lakes_pluvial.zip $(DOCROOT_FREAC)/10m/physical/10m-lakes-pluvial.zip">
            <text:p>scp zips/10m_physical/ne_10m_lakes_pluvial.zip $(DOCROOT_FREAC)/10m/physical/10m-lakes-pluvial.zip</text:p>
          </table:table-cell>
          <table:table-cell table:style-name="ce5" table:number-columns-repeated="992"/>
        </table:table-row>
        <table:table-row table:style-name="ro1">
          <table:table-cell table:style-name="ce5"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5" office:value-type="string">
            <text:p>Playas</text:p>
          </table:table-cell>
          <table:table-cell table:style-name="ce5" table:formula="of:=&quot;10m &quot;&amp;[.$B84]&amp;&quot; &quot;&amp;[.$C84]" office:value-type="string" office:string-value="10m physical Playas">
            <text:p>10m physical Playas</text:p>
          </table:table-cell>
          <table:table-cell table:style-name="ce5"/>
          <table:table-cell table:style-name="ce9" table:formula="of:=MAX([.H84:.P84])" office:value-type="float" office:value="1.3">
            <text:p>1.3</text:p>
          </table:table-cell>
          <table:table-cell table:style-name="ce1" table:formula="of:=IF([.F84]&lt;=1;1;0)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1.3">
            <text:p>1.3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/>
          <table:table-cell table:style-name="ce20"/>
          <table:table-cell table:style-name="ce5"/>
          <table:table-cell table:style-name="ce5" office:value-type="string">
            <text:p>ne_10m_playas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10m-playas</text:p>
          </table:table-cell>
          <table:table-cell office:value-type="float" office:value="77">
            <text:p>77</text:p>
          </table:table-cell>
          <table:table-cell table:style-name="ce5" office:value-type="string">
            <text:p>playas</text:p>
          </table:table-cell>
          <table:table-cell table:style-name="ce5" table:formula="of:=&quot;http://www.nacis.org/naturalearth/10m/&quot;&amp;[.B84]&amp;&quot;/&quot;&amp;[.Y84]&amp;&quot;.zip&quot;" office:value-type="string" office:string-value="http://www.nacis.org/naturalearth/10m/physical/10m-playas.zip">
            <text:p>http://www.nacis.org/naturalearth/10m/physical/10m-playas.zip</text:p>
          </table:table-cell>
          <table:table-cell table:style-name="ce5" table:formula="of:=&quot;http://www.naturalearthdata.com/downloads/10m-physical-vectors/&quot;&amp;[.Y84]" office:value-type="string" office:string-value="http://www.naturalearthdata.com/downloads/10m-physical-vectors/10m-playas">
            <text:p>http://www.naturalearthdata.com/downloads/10m-physical-vectors/10m-playas</text:p>
          </table:table-cell>
          <table:table-cell office:value-type="string">
            <text:p>10m-playas</text:p>
          </table:table-cell>
          <table:table-cell table:style-name="ce2" table:formula="of:=IF([.N84]=1;&quot;scp &quot;&amp;[.Q84]&amp;&quot;.zip naturbb6@naturalearthdata.com:download/&quot;&amp;[.A84]&amp;&quot;/&quot;&amp;[.B84]&amp;&quot;/&quot;&amp;[.Y84]&amp;&quot;.zip&quot;;&quot;&quot;)">
            <text:p/>
          </table:table-cell>
          <table:table-cell table:style-name="ce2" table:formula="of:=&quot;scp zips/&quot;&amp;[.A84]&amp;&quot;_&quot;&amp;[.B84]&amp;&quot;/&quot;&amp;[.Q84]&amp;&quot;.zip&quot;&amp;&quot; &quot;&amp;&quot;$(DOCROOT_FREAC)/&quot;&amp;[.A84]&amp;&quot;/&quot;&amp;[.B84]&amp;&quot;/&quot;&amp;[.Y84]&amp;&quot;.zip&quot;" office:value-type="string" office:string-value="scp zips/10m_physical/ne_10m_playas.zip $(DOCROOT_FREAC)/10m/physical/10m-playas.zip">
            <text:p>scp zips/10m_physical/ne_10m_playas.zip $(DOCROOT_FREAC)/10m/physical/10m-playas.zip</text:p>
          </table:table-cell>
          <table:table-cell table:style-name="ce5" table:number-columns-repeated="992"/>
        </table:table-row>
        <table:table-row table:style-name="ro1">
          <table:table-cell table:style-name="ce2"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2" office:value-type="string">
            <text:p>Geography Regions</text:p>
          </table:table-cell>
          <table:table-cell table:style-name="ce2" table:formula="of:=&quot;10m &quot;&amp;[.$B85]&amp;&quot; &quot;&amp;[.$C85]" office:value-type="string" office:string-value="10m physical Geography Regions">
            <text:p>10m physical Geography Regions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85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/>
          <table:table-cell table:style-name="ce2" table:number-columns-repeated="7"/>
          <table:table-cell table:style-name="ce2" office:value-type="string">
            <text:p>10m-geography-regions</text:p>
          </table:table-cell>
          <table:table-cell table:style-name="ce2" table:number-columns-repeated="3"/>
          <table:table-cell table:style-name="ce5"/>
          <table:table-cell table:style-name="ce2"/>
          <table:table-cell table:style-name="ce2" table:formula="of:=IF([.N85]=1;&quot;scp &quot;&amp;[.Q85]&amp;&quot;.zip naturbb6@naturalearthdata.com:download/&quot;&amp;[.A85]&amp;&quot;/&quot;&amp;[.B85]&amp;&quot;/&quot;&amp;[.Y85]&amp;&quot;.zip&quot;;&quot;&quot;)">
            <text:p/>
          </table:table-cell>
          <table:table-cell table:style-name="ce2" table:formula="of:=IF([.N85]=1;&quot;scp &quot;&amp;[.Q85]&amp;&quot;.zip nacis@ftp.freac.fsu.edu:nacis_ftp/web-download/&quot;&amp;[.A85]&amp;&quot;/&quot;&amp;[.B85]&amp;&quot;/&quot;&amp;[.Y85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86:.P86])" office:value-type="float" office:value="2">
            <text:p>2</text:p>
          </table:table-cell>
          <table:table-cell table:style-name="ce1" table:formula="of:=IF([.F86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10m_geography_regions_polys</text:p>
          </table:table-cell>
          <table:table-cell table:style-name="ce25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string">
            <text:p>10m-geography-regions-polys</text:p>
          </table:table-cell>
          <table:table-cell office:value-type="float" office:value="62">
            <text:p>62</text:p>
          </table:table-cell>
          <table:table-cell table:style-name="ce4" office:value-type="string">
            <text:p>label areas</text:p>
          </table:table-cell>
          <table:table-cell table:style-name="ce33" table:formula="of:=&quot;http://www.nacis.org/naturalearth/10m/&quot;&amp;[.B86]&amp;&quot;/&quot;&amp;[.Y86]&amp;&quot;.zip&quot;" office:value-type="string" office:string-value="http://www.nacis.org/naturalearth/10m/physical/10m-geography-regions-polys.zip">
            <text:p>http://www.nacis.org/naturalearth/10m/physical/10m-geography-regions-polys.zip</text:p>
          </table:table-cell>
          <table:table-cell table:style-name="ce5" table:formula="of:=&quot;http://www.naturalearthdata.com/downloads/10m-physical-vectors/&quot;&amp;[.Y85]" office:value-type="string" office:string-value="http://www.naturalearthdata.com/downloads/10m-physical-vectors/10m-geography-regions">
            <text:p>http://www.naturalearthdata.com/downloads/10m-physical-vectors/10m-geography-regions</text:p>
          </table:table-cell>
          <table:table-cell office:value-type="string">
            <text:p>10m-geography-regions-polys</text:p>
          </table:table-cell>
          <table:table-cell table:style-name="ce2" table:formula="of:=IF([.N86]=1;&quot;scp &quot;&amp;[.Q86]&amp;&quot;.zip naturbb6@naturalearthdata.com:download/&quot;&amp;[.A86]&amp;&quot;/&quot;&amp;[.B86]&amp;&quot;/&quot;&amp;[.Y86]&amp;&quot;.zip&quot;;&quot;&quot;)">
            <text:p/>
          </table:table-cell>
          <table:table-cell table:style-name="ce2" table:formula="of:=&quot;scp zips/&quot;&amp;[.A86]&amp;&quot;_&quot;&amp;[.B86]&amp;&quot;/&quot;&amp;[.Q86]&amp;&quot;.zip&quot;&amp;&quot; &quot;&amp;&quot;$(DOCROOT_FREAC)/&quot;&amp;[.A86]&amp;&quot;/&quot;&amp;[.B86]&amp;&quot;/&quot;&amp;[.Y86]&amp;&quot;.zip&quot;" office:value-type="string" office:string-value="scp zips/10m_physical/ne_10m_geography_regions_polys.zip $(DOCROOT_FREAC)/10m/physical/10m-geography-regions-polys.zip">
            <text:p>scp zips/10m_physical/ne_10m_geography_regions_polys.zip $(DOCROOT_FREAC)/10m/physical/10m-geography-regions-polys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87:.P87])" office:value-type="float" office:value="1.3">
            <text:p>1.3</text:p>
          </table:table-cell>
          <table:table-cell table:style-name="ce1" table:formula="of:=IF([.F87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style-name="ce4" office:value-type="string">
            <text:p>ne_10m_geography_regions_points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string">
            <text:p>10m-geography-regions-points</text:p>
          </table:table-cell>
          <table:table-cell office:value-type="float" office:value="61">
            <text:p>61</text:p>
          </table:table-cell>
          <table:table-cell table:style-name="ce4" office:value-type="string">
            <text:p>label points</text:p>
          </table:table-cell>
          <table:table-cell table:style-name="ce33" table:formula="of:=&quot;http://www.nacis.org/naturalearth/10m/&quot;&amp;[.B87]&amp;&quot;/&quot;&amp;[.Y87]&amp;&quot;.zip&quot;" office:value-type="string" office:string-value="http://www.nacis.org/naturalearth/10m/physical/10m-geography-regions-points.zip">
            <text:p>http://www.nacis.org/naturalearth/10m/physical/10m-geography-regions-points.zip</text:p>
          </table:table-cell>
          <table:table-cell table:style-name="ce4" table:formula="of:=[.AC86]" office:value-type="string" office:string-value="http://www.naturalearthdata.com/downloads/10m-physical-vectors/10m-geography-regions">
            <text:p>http://www.naturalearthdata.com/downloads/10m-physical-vectors/10m-geography-regions</text:p>
          </table:table-cell>
          <table:table-cell office:value-type="string">
            <text:p>10m-geography-regions-points</text:p>
          </table:table-cell>
          <table:table-cell table:style-name="ce2" table:formula="of:=IF([.N87]=1;&quot;scp &quot;&amp;[.Q87]&amp;&quot;.zip naturbb6@naturalearthdata.com:download/&quot;&amp;[.A87]&amp;&quot;/&quot;&amp;[.B87]&amp;&quot;/&quot;&amp;[.Y87]&amp;&quot;.zip&quot;;&quot;&quot;)">
            <text:p/>
          </table:table-cell>
          <table:table-cell table:style-name="ce2" table:formula="of:=&quot;scp zips/&quot;&amp;[.A87]&amp;&quot;_&quot;&amp;[.B87]&amp;&quot;/&quot;&amp;[.Q87]&amp;&quot;.zip&quot;&amp;&quot; &quot;&amp;&quot;$(DOCROOT_FREAC)/&quot;&amp;[.A87]&amp;&quot;/&quot;&amp;[.B87]&amp;&quot;/&quot;&amp;[.Y87]&amp;&quot;.zip&quot;" office:value-type="string" office:string-value="scp zips/10m_physical/ne_10m_geography_regions_points.zip $(DOCROOT_FREAC)/10m/physical/10m-geography-regions-points.zip">
            <text:p>scp zips/10m_physical/ne_10m_geography_regions_points.zip $(DOCROOT_FREAC)/10m/physical/10m-geography-regions-points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88:.P88])" office:value-type="float" office:value="1.3">
            <text:p>1.3</text:p>
          </table:table-cell>
          <table:table-cell table:style-name="ce1" table:formula="of:=IF([.F88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style-name="ce4" office:value-type="string">
            <text:p>ne_10m_geography_elevation_points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string">
            <text:p>10m-geography-elevation-points</text:p>
          </table:table-cell>
          <table:table-cell office:value-type="float" office:value="233">
            <text:p>233</text:p>
          </table:table-cell>
          <table:table-cell table:style-name="ce4" office:value-type="string">
            <text:p>elevation points</text:p>
          </table:table-cell>
          <table:table-cell table:style-name="ce33" table:formula="of:=&quot;http://www.nacis.org/naturalearth/10m/&quot;&amp;[.B88]&amp;&quot;/&quot;&amp;[.Y88]&amp;&quot;.zip&quot;" office:value-type="string" office:string-value="http://www.nacis.org/naturalearth/10m/physical/10m-geography-elevation-points.zip">
            <text:p>http://www.nacis.org/naturalearth/10m/physical/10m-geography-elevation-points.zip</text:p>
          </table:table-cell>
          <table:table-cell table:style-name="ce4" table:formula="of:=[.AC87]" office:value-type="string" office:string-value="http://www.naturalearthdata.com/downloads/10m-physical-vectors/10m-geography-regions">
            <text:p>http://www.naturalearthdata.com/downloads/10m-physical-vectors/10m-geography-regions</text:p>
          </table:table-cell>
          <table:table-cell office:value-type="string">
            <text:p>10m-geography-elevation-points</text:p>
          </table:table-cell>
          <table:table-cell table:style-name="ce2" table:formula="of:=IF([.N88]=1;&quot;scp &quot;&amp;[.Q88]&amp;&quot;.zip naturbb6@naturalearthdata.com:download/&quot;&amp;[.A88]&amp;&quot;/&quot;&amp;[.B88]&amp;&quot;/&quot;&amp;[.Y88]&amp;&quot;.zip&quot;;&quot;&quot;)">
            <text:p/>
          </table:table-cell>
          <table:table-cell table:style-name="ce2" table:formula="of:=&quot;scp zips/&quot;&amp;[.A88]&amp;&quot;_&quot;&amp;[.B88]&amp;&quot;/&quot;&amp;[.Q88]&amp;&quot;.zip&quot;&amp;&quot; &quot;&amp;&quot;$(DOCROOT_FREAC)/&quot;&amp;[.A88]&amp;&quot;/&quot;&amp;[.B88]&amp;&quot;/&quot;&amp;[.Y88]&amp;&quot;.zip&quot;" office:value-type="string" office:string-value="scp zips/10m_physical/ne_10m_geography_elevation_points.zip $(DOCROOT_FREAC)/10m/physical/10m-geography-elevation-points.zip">
            <text:p>scp zips/10m_physical/ne_10m_geography_elevation_points.zip $(DOCROOT_FREAC)/10m/physical/10m-geography-elevation-points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89:.P89])" office:value-type="float" office:value="1.4">
            <text:p>1.4</text:p>
          </table:table-cell>
          <table:table-cell table:style-name="ce1" table:formula="of:=IF([.F89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5" office:value-type="string">
            <text:p>ne_10m_geography_marine_polys</text:p>
          </table:table-cell>
          <table:table-cell table:style-name="ce25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string">
            <text:p>10m-geography-marine-polys</text:p>
          </table:table-cell>
          <table:table-cell office:value-type="float" office:value="60">
            <text:p>60</text:p>
          </table:table-cell>
          <table:table-cell table:style-name="ce4" office:value-type="string">
            <text:p>marine areas</text:p>
          </table:table-cell>
          <table:table-cell table:style-name="ce33" table:formula="of:=&quot;http://www.nacis.org/naturalearth/10m/&quot;&amp;[.B89]&amp;&quot;/&quot;&amp;[.Y89]&amp;&quot;.zip&quot;" office:value-type="string" office:string-value="http://www.nacis.org/naturalearth/10m/physical/10m-geography-marine-polys.zip">
            <text:p>http://www.nacis.org/naturalearth/10m/physical/10m-geography-marine-polys.zip</text:p>
          </table:table-cell>
          <table:table-cell table:style-name="ce4" table:formula="of:=[.AC88]" office:value-type="string" office:string-value="http://www.naturalearthdata.com/downloads/10m-physical-vectors/10m-geography-regions">
            <text:p>http://www.naturalearthdata.com/downloads/10m-physical-vectors/10m-geography-regions</text:p>
          </table:table-cell>
          <table:table-cell office:value-type="string">
            <text:p>10m-geography-marine-polys</text:p>
          </table:table-cell>
          <table:table-cell table:style-name="ce2" table:formula="of:=IF([.N89]=1;&quot;scp &quot;&amp;[.Q89]&amp;&quot;.zip naturbb6@naturalearthdata.com:download/&quot;&amp;[.A89]&amp;&quot;/&quot;&amp;[.B89]&amp;&quot;/&quot;&amp;[.Y89]&amp;&quot;.zip&quot;;&quot;&quot;)" office:value-type="string" office:string-value="scp ne_10m_geography_marine_polys.zip naturbb6@naturalearthdata.com:download/10m/physical/10m-geography-marine-polys.zip">
            <text:p>scp ne_10m_geography_marine_polys.zip naturbb6@naturalearthdata.com:download/10m/physical/10m-geography-marine-polys.zip</text:p>
          </table:table-cell>
          <table:table-cell table:style-name="ce2" table:formula="of:=&quot;scp zips/&quot;&amp;[.A89]&amp;&quot;_&quot;&amp;[.B89]&amp;&quot;/&quot;&amp;[.Q89]&amp;&quot;.zip&quot;&amp;&quot; &quot;&amp;&quot;$(DOCROOT_FREAC)/&quot;&amp;[.A89]&amp;&quot;/&quot;&amp;[.B89]&amp;&quot;/&quot;&amp;[.Y89]&amp;&quot;.zip&quot;" office:value-type="string" office:string-value="scp zips/10m_physical/ne_10m_geography_marine_polys.zip $(DOCROOT_FREAC)/10m/physical/10m-geography-marine-polys.zip">
            <text:p>scp zips/10m_physical/ne_10m_geography_marine_polys.zip $(DOCROOT_FREAC)/10m/physical/10m-geography-marine-polys.zip</text:p>
          </table:table-cell>
          <table:table-cell table:number-columns-repeated="992"/>
        </table:table-row>
        <table:table-row table:style-name="ro1">
          <table:table-cell table:style-name="ce5"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5" office:value-type="string">
            <text:p>Land</text:p>
          </table:table-cell>
          <table:table-cell table:style-name="ce5" table:formula="of:=&quot;10m &quot;&amp;[.$B90]&amp;&quot; &quot;&amp;[.$C90]" office:value-type="string" office:string-value="10m physical Land">
            <text:p>10m physical Land</text:p>
          </table:table-cell>
          <table:table-cell table:style-name="ce5" office:value-type="float" office:value="1">
            <text:p>1</text:p>
          </table:table-cell>
          <table:table-cell table:style-name="ce9" table:formula="of:=MAX([.H90:.P90])" office:value-type="float" office:value="2">
            <text:p>2</text:p>
          </table:table-cell>
          <table:table-cell table:style-name="ce1" table:formula="of:=IF([.F90]&lt;=1;1;0)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1">
            <text:p>1.1</text:p>
          </table:table-cell>
          <table:table-cell table:style-name="ce5"/>
          <table:table-cell table:style-name="ce5" office:value-type="float" office:value="1.3">
            <text:p>1.3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/>
          <table:table-cell table:style-name="ce20"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5" office:value-type="string">
            <text:p>ne_10m_land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table:number-columns-repeated="4"/>
          <table:table-cell table:style-name="ce5" office:value-type="string">
            <text:p>10m-land</text:p>
          </table:table-cell>
          <table:table-cell office:value-type="float" office:value="73">
            <text:p>73</text:p>
          </table:table-cell>
          <table:table-cell table:style-name="ce5" office:value-type="string">
            <text:p>land</text:p>
          </table:table-cell>
          <table:table-cell table:style-name="ce5" table:formula="of:=&quot;http://www.nacis.org/naturalearth/10m/&quot;&amp;[.B90]&amp;&quot;/&quot;&amp;[.Y90]&amp;&quot;.zip&quot;" office:value-type="string" office:string-value="http://www.nacis.org/naturalearth/10m/physical/10m-land.zip">
            <text:p>http://www.nacis.org/naturalearth/10m/physical/10m-land.zip</text:p>
          </table:table-cell>
          <table:table-cell table:style-name="ce5" table:formula="of:=&quot;http://www.naturalearthdata.com/downloads/10m-physical-vectors/&quot;&amp;[.Y90]" office:value-type="string" office:string-value="http://www.naturalearthdata.com/downloads/10m-physical-vectors/10m-land">
            <text:p>http://www.naturalearthdata.com/downloads/10m-physical-vectors/10m-land</text:p>
          </table:table-cell>
          <table:table-cell office:value-type="string">
            <text:p>10m-land</text:p>
          </table:table-cell>
          <table:table-cell table:style-name="ce2" table:formula="of:=IF([.N90]=1;&quot;scp &quot;&amp;[.Q90]&amp;&quot;.zip naturbb6@naturalearthdata.com:download/&quot;&amp;[.A90]&amp;&quot;/&quot;&amp;[.B90]&amp;&quot;/&quot;&amp;[.Y90]&amp;&quot;.zip&quot;;&quot;&quot;)">
            <text:p/>
          </table:table-cell>
          <table:table-cell table:style-name="ce2" table:formula="of:=&quot;scp zips/&quot;&amp;[.A90]&amp;&quot;_&quot;&amp;[.B90]&amp;&quot;/&quot;&amp;[.Q90]&amp;&quot;.zip&quot;&amp;&quot; &quot;&amp;&quot;$(DOCROOT_FREAC)/&quot;&amp;[.A90]&amp;&quot;/&quot;&amp;[.B90]&amp;&quot;/&quot;&amp;[.Y90]&amp;&quot;.zip&quot;" office:value-type="string" office:string-value="scp zips/10m_physical/ne_10m_land.zip $(DOCROOT_FREAC)/10m/physical/10m-land.zip">
            <text:p>scp zips/10m_physical/ne_10m_land.zip $(DOCROOT_FREAC)/10m/physical/10m-land.zip</text:p>
          </table:table-cell>
          <table:table-cell table:style-name="ce5" table:number-columns-repeated="992"/>
        </table:table-row>
        <table:table-row table:style-name="ro1">
          <table:table-cell table:style-name="ce5"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5" office:value-type="string">
            <text:p>Land</text:p>
          </table:table-cell>
          <table:table-cell table:style-name="ce5" table:formula="of:=&quot;10m &quot;&amp;[.$B91]&amp;&quot; &quot;&amp;[.$C91]" office:value-type="string" office:string-value="10m physical Land">
            <text:p>10m physical Land</text:p>
          </table:table-cell>
          <table:table-cell table:style-name="ce5" office:value-type="float" office:value="1">
            <text:p>1</text:p>
          </table:table-cell>
          <table:table-cell table:style-name="ce9" table:formula="of:=MAX([.H91:.P91])" office:value-type="float" office:value="2">
            <text:p>2</text:p>
          </table:table-cell>
          <table:table-cell table:style-name="ce1" table:formula="of:=IF([.F91]&lt;=1;1;0)" office:value-type="float" office:value="0">
            <text:p>0</text:p>
          </table:table-cell>
          <table:table-cell table:style-name="ce5" table:number-columns-repeated="6"/>
          <table:table-cell table:style-name="ce5"/>
          <table:table-cell table:style-name="ce20"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10m_land_scale_ranks</text:p>
          </table:table-cell>
          <table:table-cell table:style-name="ce2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table:number-columns-repeated="5"/>
          <table:table-cell table:style-name="ce5" office:value-type="string">
            <text:p>10m-land-scale-ranks</text:p>
          </table:table-cell>
          <table:table-cell/>
          <table:table-cell table:style-name="ce5" office:value-type="string">
            <text:p>land scale ranks</text:p>
          </table:table-cell>
          <table:table-cell table:style-name="ce5" table:formula="of:=&quot;http://www.nacis.org/naturalearth/10m/&quot;&amp;[.B91]&amp;&quot;/&quot;&amp;[.Y91]&amp;&quot;.zip&quot;" office:value-type="string" office:string-value="http://www.nacis.org/naturalearth/10m/physical/10m-land-scale-ranks.zip">
            <text:p>http://www.nacis.org/naturalearth/10m/physical/10m-land-scale-ranks.zip</text:p>
          </table:table-cell>
          <table:table-cell table:style-name="ce5" table:formula="of:=&quot;http://www.naturalearthdata.com/downloads/10m-physical-vectors/&quot;&amp;[.Y91]" office:value-type="string" office:string-value="http://www.naturalearthdata.com/downloads/10m-physical-vectors/10m-land-scale-ranks">
            <text:p>http://www.naturalearthdata.com/downloads/10m-physical-vectors/10m-land-scale-ranks</text:p>
          </table:table-cell>
          <table:table-cell office:value-type="string">
            <text:p>10m-land-scale-ranks</text:p>
          </table:table-cell>
          <table:table-cell table:style-name="ce2" table:formula="of:=IF([.N91]=1;&quot;scp &quot;&amp;[.Q91]&amp;&quot;.zip naturbb6@naturalearthdata.com:download/&quot;&amp;[.A91]&amp;&quot;/&quot;&amp;[.B91]&amp;&quot;/&quot;&amp;[.Y91]&amp;&quot;.zip&quot;;&quot;&quot;)">
            <text:p/>
          </table:table-cell>
          <table:table-cell table:style-name="ce2" table:formula="of:=&quot;scp zips/&quot;&amp;[.A91]&amp;&quot;_&quot;&amp;[.B91]&amp;&quot;/&quot;&amp;[.Q91]&amp;&quot;.zip&quot;&amp;&quot; &quot;&amp;&quot;$(DOCROOT_FREAC)/&quot;&amp;[.A91]&amp;&quot;/&quot;&amp;[.B91]&amp;&quot;/&quot;&amp;[.Y91]&amp;&quot;.zip&quot;" office:value-type="string" office:string-value="scp zips/10m_physical/ne_10m_land_scale_ranks.zip $(DOCROOT_FREAC)/10m/physical/10m-land-scale-ranks.zip">
            <text:p>scp zips/10m_physical/ne_10m_land_scale_ranks.zip $(DOCROOT_FREAC)/10m/physical/10m-land-scale-ranks.zip</text:p>
          </table:table-cell>
          <table:table-cell table:style-name="ce5" table:number-columns-repeated="992"/>
        </table:table-row>
        <table:table-row table:style-name="ro1">
          <table:table-cell table:style-name="ce5"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5" office:value-type="string">
            <text:p>Ocean</text:p>
          </table:table-cell>
          <table:table-cell table:style-name="ce5" table:formula="of:=&quot;10m &quot;&amp;[.$B92]&amp;&quot; &quot;&amp;[.$C92]" office:value-type="string" office:string-value="10m physical Ocean">
            <text:p>10m physical Ocean</text:p>
          </table:table-cell>
          <table:table-cell table:style-name="ce5" office:value-type="float" office:value="1">
            <text:p>1</text:p>
          </table:table-cell>
          <table:table-cell table:style-name="ce9" table:formula="of:=MAX([.H92:.P92])" office:value-type="float" office:value="2">
            <text:p>2</text:p>
          </table:table-cell>
          <table:table-cell table:style-name="ce1" table:formula="of:=IF([.F92]&lt;=1;1;0)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1">
            <text:p>1.1</text:p>
          </table:table-cell>
          <table:table-cell table:style-name="ce5"/>
          <table:table-cell table:style-name="ce5" office:value-type="float" office:value="1.3">
            <text:p>1.3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/>
          <table:table-cell table:style-name="ce20"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5" office:value-type="string">
            <text:p>ne_10m_ocean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table:number-columns-repeated="4"/>
          <table:table-cell table:style-name="ce5" office:value-type="string">
            <text:p>10m-ocean</text:p>
          </table:table-cell>
          <table:table-cell office:value-type="float" office:value="76">
            <text:p>76</text:p>
          </table:table-cell>
          <table:table-cell table:style-name="ce5" office:value-type="string">
            <text:p>ocean</text:p>
          </table:table-cell>
          <table:table-cell table:style-name="ce5" table:formula="of:=&quot;http://www.nacis.org/naturalearth/10m/&quot;&amp;[.B92]&amp;&quot;/&quot;&amp;[.Y92]&amp;&quot;.zip&quot;" office:value-type="string" office:string-value="http://www.nacis.org/naturalearth/10m/physical/10m-ocean.zip">
            <text:p>http://www.nacis.org/naturalearth/10m/physical/10m-ocean.zip</text:p>
          </table:table-cell>
          <table:table-cell table:style-name="ce5" table:formula="of:=&quot;http://www.naturalearthdata.com/downloads/10m-physical-vectors/&quot;&amp;[.Y92]" office:value-type="string" office:string-value="http://www.naturalearthdata.com/downloads/10m-physical-vectors/10m-ocean">
            <text:p>http://www.naturalearthdata.com/downloads/10m-physical-vectors/10m-ocean</text:p>
          </table:table-cell>
          <table:table-cell office:value-type="string">
            <text:p>10m-ocean</text:p>
          </table:table-cell>
          <table:table-cell table:style-name="ce2" table:formula="of:=IF([.N92]=1;&quot;scp &quot;&amp;[.Q92]&amp;&quot;.zip naturbb6@naturalearthdata.com:download/&quot;&amp;[.A92]&amp;&quot;/&quot;&amp;[.B92]&amp;&quot;/&quot;&amp;[.Y92]&amp;&quot;.zip&quot;;&quot;&quot;)">
            <text:p/>
          </table:table-cell>
          <table:table-cell table:style-name="ce2" table:formula="of:=&quot;scp zips/&quot;&amp;[.A92]&amp;&quot;_&quot;&amp;[.B92]&amp;&quot;/&quot;&amp;[.Q92]&amp;&quot;.zip&quot;&amp;&quot; &quot;&amp;&quot;$(DOCROOT_FREAC)/&quot;&amp;[.A92]&amp;&quot;/&quot;&amp;[.B92]&amp;&quot;/&quot;&amp;[.Y92]&amp;&quot;.zip&quot;" office:value-type="string" office:string-value="scp zips/10m_physical/ne_10m_ocean.zip $(DOCROOT_FREAC)/10m/physical/10m-ocean.zip">
            <text:p>scp zips/10m_physical/ne_10m_ocean.zip $(DOCROOT_FREAC)/10m/physical/10m-ocean.zip</text:p>
          </table:table-cell>
          <table:table-cell table:style-name="ce5" table:number-columns-repeated="992"/>
        </table:table-row>
        <table:table-row table:style-name="ro1">
          <table:table-cell table:style-name="ce5"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5" office:value-type="string">
            <text:p>Ocean</text:p>
          </table:table-cell>
          <table:table-cell table:style-name="ce5" table:formula="of:=&quot;10m &quot;&amp;[.$B93]&amp;&quot; &quot;&amp;[.$C93]" office:value-type="string" office:string-value="10m physical Ocean">
            <text:p>10m physical Ocean</text:p>
          </table:table-cell>
          <table:table-cell table:style-name="ce5" office:value-type="float" office:value="1">
            <text:p>1</text:p>
          </table:table-cell>
          <table:table-cell table:style-name="ce9" table:formula="of:=MAX([.H93:.P93])" office:value-type="float" office:value="2">
            <text:p>2</text:p>
          </table:table-cell>
          <table:table-cell table:style-name="ce1" table:formula="of:=IF([.F93]&lt;=1;1;0)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1">
            <text:p>1.1</text:p>
          </table:table-cell>
          <table:table-cell table:style-name="ce5"/>
          <table:table-cell table:style-name="ce5" office:value-type="float" office:value="1.3">
            <text:p>1.3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/>
          <table:table-cell table:style-name="ce20"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10m_ocean_scale_ranks</text:p>
          </table:table-cell>
          <table:table-cell table:style-name="ce2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table:number-columns-repeated="5"/>
          <table:table-cell table:style-name="ce5" office:value-type="string">
            <text:p>10m-ocean-scale-ranks</text:p>
          </table:table-cell>
          <table:table-cell/>
          <table:table-cell table:style-name="ce5" office:value-type="string">
            <text:p>ocean scale ranks</text:p>
          </table:table-cell>
          <table:table-cell table:style-name="ce5" table:formula="of:=&quot;http://www.nacis.org/naturalearth/10m/&quot;&amp;[.B93]&amp;&quot;/&quot;&amp;[.Y93]&amp;&quot;.zip&quot;" office:value-type="string" office:string-value="http://www.nacis.org/naturalearth/10m/physical/10m-ocean-scale-ranks.zip">
            <text:p>http://www.nacis.org/naturalearth/10m/physical/10m-ocean-scale-ranks.zip</text:p>
          </table:table-cell>
          <table:table-cell table:style-name="ce5" table:formula="of:=&quot;http://www.naturalearthdata.com/downloads/10m-physical-vectors/&quot;&amp;[.Y93]" office:value-type="string" office:string-value="http://www.naturalearthdata.com/downloads/10m-physical-vectors/10m-ocean-scale-ranks">
            <text:p>http://www.naturalearthdata.com/downloads/10m-physical-vectors/10m-ocean-scale-ranks</text:p>
          </table:table-cell>
          <table:table-cell office:value-type="string">
            <text:p>10m-ocean-scale-ranks</text:p>
          </table:table-cell>
          <table:table-cell table:style-name="ce2" table:formula="of:=IF([.N93]=1;&quot;scp &quot;&amp;[.Q93]&amp;&quot;.zip naturbb6@naturalearthdata.com:download/&quot;&amp;[.A93]&amp;&quot;/&quot;&amp;[.B93]&amp;&quot;/&quot;&amp;[.Y93]&amp;&quot;.zip&quot;;&quot;&quot;)">
            <text:p/>
          </table:table-cell>
          <table:table-cell table:style-name="ce2" table:formula="of:=&quot;scp zips/&quot;&amp;[.A93]&amp;&quot;_&quot;&amp;[.B93]&amp;&quot;/&quot;&amp;[.Q93]&amp;&quot;.zip&quot;&amp;&quot; &quot;&amp;&quot;$(DOCROOT_FREAC)/&quot;&amp;[.A93]&amp;&quot;/&quot;&amp;[.B93]&amp;&quot;/&quot;&amp;[.Y93]&amp;&quot;.zip&quot;" office:value-type="string" office:string-value="scp zips/10m_physical/ne_10m_ocean_scale_ranks.zip $(DOCROOT_FREAC)/10m/physical/10m-ocean-scale-ranks.zip">
            <text:p>scp zips/10m_physical/ne_10m_ocean_scale_ranks.zip $(DOCROOT_FREAC)/10m/physical/10m-ocean-scale-ranks.zip</text:p>
          </table:table-cell>
          <table:table-cell table:style-name="ce5" table:number-columns-repeated="992"/>
        </table:table-row>
        <table:table-row table:style-name="ro1">
          <table:table-cell table:style-name="ce5"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5" office:value-type="string">
            <text:p>Coastline</text:p>
          </table:table-cell>
          <table:table-cell table:style-name="ce5" table:formula="of:=&quot;10m &quot;&amp;[.$B94]&amp;&quot; &quot;&amp;[.$C94]" office:value-type="string" office:string-value="10m physical Coastline">
            <text:p>10m physical Coastline</text:p>
          </table:table-cell>
          <table:table-cell table:style-name="ce5" office:value-type="float" office:value="1">
            <text:p>1</text:p>
          </table:table-cell>
          <table:table-cell table:style-name="ce9" table:formula="of:=MAX([.H94:.P94])" office:value-type="float" office:value="2">
            <text:p>2</text:p>
          </table:table-cell>
          <table:table-cell table:style-name="ce1" table:formula="of:=IF([.F94]&lt;=1;1;0)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1">
            <text:p>1.1</text:p>
          </table:table-cell>
          <table:table-cell table:style-name="ce5"/>
          <table:table-cell table:style-name="ce5" office:value-type="float" office:value="1.3">
            <text:p>1.3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/>
          <table:table-cell table:style-name="ce20"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5" office:value-type="string">
            <text:p>ne_10m_coastline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table:number-columns-repeated="5"/>
          <table:table-cell table:style-name="ce5" office:value-type="string">
            <text:p>10m-coastline</text:p>
          </table:table-cell>
          <table:table-cell table:style-name="ce5" office:value-type="float" office:value="58">
            <text:p>58</text:p>
          </table:table-cell>
          <table:table-cell table:style-name="ce5" office:value-type="string">
            <text:p>coastline</text:p>
          </table:table-cell>
          <table:table-cell table:style-name="ce5" table:formula="of:=&quot;http://www.nacis.org/naturalearth/10m/&quot;&amp;[.B94]&amp;&quot;/&quot;&amp;[.Y94]&amp;&quot;.zip&quot;" office:value-type="string" office:string-value="http://www.nacis.org/naturalearth/10m/physical/10m-coastline.zip">
            <text:p>http://www.nacis.org/naturalearth/10m/physical/10m-coastline.zip</text:p>
          </table:table-cell>
          <table:table-cell table:style-name="ce5" table:formula="of:=&quot;http://www.naturalearthdata.com/downloads/10m-physical-vectors/&quot;&amp;[.Y94]" office:value-type="string" office:string-value="http://www.naturalearthdata.com/downloads/10m-physical-vectors/10m-coastline">
            <text:p>http://www.naturalearthdata.com/downloads/10m-physical-vectors/10m-coastline</text:p>
          </table:table-cell>
          <table:table-cell table:style-name="ce5" office:value-type="string">
            <text:p>10m-coastline</text:p>
          </table:table-cell>
          <table:table-cell table:style-name="ce2" table:formula="of:=IF([.N94]=1;&quot;scp &quot;&amp;[.Q94]&amp;&quot;.zip naturbb6@naturalearthdata.com:download/&quot;&amp;[.A94]&amp;&quot;/&quot;&amp;[.B94]&amp;&quot;/&quot;&amp;[.Y94]&amp;&quot;.zip&quot;;&quot;&quot;)">
            <text:p/>
          </table:table-cell>
          <table:table-cell table:style-name="ce2" table:formula="of:=&quot;scp zips/&quot;&amp;[.A94]&amp;&quot;_&quot;&amp;[.B94]&amp;&quot;/&quot;&amp;[.Q94]&amp;&quot;.zip&quot;&amp;&quot; &quot;&amp;&quot;$(DOCROOT_FREAC)/&quot;&amp;[.A94]&amp;&quot;/&quot;&amp;[.B94]&amp;&quot;/&quot;&amp;[.Y94]&amp;&quot;.zip&quot;" office:value-type="string" office:string-value="scp zips/10m_physical/ne_10m_coastline.zip $(DOCROOT_FREAC)/10m/physical/10m-coastline.zip">
            <text:p>scp zips/10m_physical/ne_10m_coastline.zip $(DOCROOT_FREAC)/10m/physical/10m-coastline.zip</text:p>
          </table:table-cell>
          <table:table-cell table:style-name="ce5" table:number-columns-repeated="992"/>
        </table:table-row>
        <table:table-row table:style-name="ro1">
          <table:table-cell table:style-name="ce2"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2" office:value-type="string">
            <text:p>Minor Islands</text:p>
          </table:table-cell>
          <table:table-cell table:style-name="ce2" table:formula="of:=&quot;10m &quot;&amp;[.$B95]&amp;&quot; &quot;&amp;[.$C95]" office:value-type="string" office:string-value="10m physical Minor Islands">
            <text:p>10m physical Minor Islands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s/></text:p>
          </table:table-cell>
          <table:table-cell table:style-name="ce1" table:formula="of:=IF([.F95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/>
          <table:table-cell table:style-name="ce2" table:number-columns-repeated="7"/>
          <table:table-cell table:style-name="ce2" office:value-type="string">
            <text:p>10m-minor-islands</text:p>
          </table:table-cell>
          <table:table-cell table:style-name="ce2" table:number-columns-repeated="5"/>
          <table:table-cell table:style-name="ce2" table:formula="of:=IF([.N95]=1;&quot;scp &quot;&amp;[.Q95]&amp;&quot;.zip naturbb6@naturalearthdata.com:download/&quot;&amp;[.A95]&amp;&quot;/&quot;&amp;[.B95]&amp;&quot;/&quot;&amp;[.Y95]&amp;&quot;.zip&quot;;&quot;&quot;)">
            <text:p/>
          </table:table-cell>
          <table:table-cell table:style-name="ce2" table:formula="of:=IF([.N95]=1;&quot;scp &quot;&amp;[.Q95]&amp;&quot;.zip nacis@ftp.freac.fsu.edu:nacis_ftp/web-download/&quot;&amp;[.A95]&amp;&quot;/&quot;&amp;[.B95]&amp;&quot;/&quot;&amp;[.Y95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9" table:formula="of:=MAX([.H96:.P96])" office:value-type="float" office:value="2">
            <text:p>2</text:p>
          </table:table-cell>
          <table:table-cell table:style-name="ce1" table:formula="of:=IF([.F96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0m_minor_islands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minor-islands</text:p>
          </table:table-cell>
          <table:table-cell office:value-type="float" office:value="75">
            <text:p>75</text:p>
          </table:table-cell>
          <table:table-cell table:style-name="ce4" office:value-type="string">
            <text:p>minor islands</text:p>
          </table:table-cell>
          <table:table-cell table:style-name="ce33" table:formula="of:=&quot;http://www.nacis.org/naturalearth/10m/&quot;&amp;[.B96]&amp;&quot;/&quot;&amp;[.Y96]&amp;&quot;.zip&quot;" office:value-type="string" office:string-value="http://www.nacis.org/naturalearth/10m/physical/10m-minor-islands.zip">
            <text:p>http://www.nacis.org/naturalearth/10m/physical/10m-minor-islands.zip</text:p>
          </table:table-cell>
          <table:table-cell table:style-name="ce5" table:formula="of:=&quot;http://www.naturalearthdata.com/downloads/10m-physical-vectors/&quot;&amp;[.Y96]" office:value-type="string" office:string-value="http://www.naturalearthdata.com/downloads/10m-physical-vectors/10m-minor-islands">
            <text:p>http://www.naturalearthdata.com/downloads/10m-physical-vectors/10m-minor-islands</text:p>
          </table:table-cell>
          <table:table-cell office:value-type="string">
            <text:p>10m-minor-islands</text:p>
          </table:table-cell>
          <table:table-cell table:style-name="ce2" table:formula="of:=IF([.N96]=1;&quot;scp &quot;&amp;[.Q96]&amp;&quot;.zip naturbb6@naturalearthdata.com:download/&quot;&amp;[.A96]&amp;&quot;/&quot;&amp;[.B96]&amp;&quot;/&quot;&amp;[.Y96]&amp;&quot;.zip&quot;;&quot;&quot;)">
            <text:p/>
          </table:table-cell>
          <table:table-cell table:style-name="ce2" table:formula="of:=&quot;scp zips/&quot;&amp;[.A96]&amp;&quot;_&quot;&amp;[.B96]&amp;&quot;/&quot;&amp;[.Q96]&amp;&quot;.zip&quot;&amp;&quot; &quot;&amp;&quot;$(DOCROOT_FREAC)/&quot;&amp;[.A96]&amp;&quot;/&quot;&amp;[.B96]&amp;&quot;/&quot;&amp;[.Y96]&amp;&quot;.zip&quot;" office:value-type="string" office:string-value="scp zips/10m_physical/ne_10m_minor_islands.zip $(DOCROOT_FREAC)/10m/physical/10m-minor-islands.zip">
            <text:p>scp zips/10m_physical/ne_10m_minor_islands.zip $(DOCROOT_FREAC)/10m/physical/10m-minor-islands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number-columns-repeated="3"/>
          <table:table-cell table:style-name="ce9" table:formula="of:=MAX([.H97:.P97])" office:value-type="float" office:value="2">
            <text:p>2</text:p>
          </table:table-cell>
          <table:table-cell table:style-name="ce1" table:formula="of:=IF([.F97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0m_minor_islands_coastline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minor-islands-coastline</text:p>
          </table:table-cell>
          <table:table-cell office:value-type="float" office:value="74">
            <text:p>74</text:p>
          </table:table-cell>
          <table:table-cell table:style-name="ce4" office:value-type="string">
            <text:p>minor island coastline</text:p>
          </table:table-cell>
          <table:table-cell table:style-name="ce33" table:formula="of:=&quot;http://www.nacis.org/naturalearth/10m/&quot;&amp;[.B97]&amp;&quot;/&quot;&amp;[.Y97]&amp;&quot;.zip&quot;" office:value-type="string" office:string-value="http://www.nacis.org/naturalearth/10m/physical/10m-minor-islands-coastline.zip">
            <text:p>http://www.nacis.org/naturalearth/10m/physical/10m-minor-islands-coastline.zip</text:p>
          </table:table-cell>
          <table:table-cell table:style-name="ce5" table:formula="of:=[.AC96]" office:value-type="string" office:string-value="http://www.naturalearthdata.com/downloads/10m-physical-vectors/10m-minor-islands">
            <text:p>http://www.naturalearthdata.com/downloads/10m-physical-vectors/10m-minor-islands</text:p>
          </table:table-cell>
          <table:table-cell office:value-type="string">
            <text:p>10m-minor-islands-coastline</text:p>
          </table:table-cell>
          <table:table-cell table:style-name="ce2" table:formula="of:=IF([.N97]=1;&quot;scp &quot;&amp;[.Q97]&amp;&quot;.zip naturbb6@naturalearthdata.com:download/&quot;&amp;[.A97]&amp;&quot;/&quot;&amp;[.B97]&amp;&quot;/&quot;&amp;[.Y97]&amp;&quot;.zip&quot;;&quot;&quot;)">
            <text:p/>
          </table:table-cell>
          <table:table-cell table:style-name="ce2" table:formula="of:=&quot;scp zips/&quot;&amp;[.A97]&amp;&quot;_&quot;&amp;[.B97]&amp;&quot;/&quot;&amp;[.Q97]&amp;&quot;.zip&quot;&amp;&quot; &quot;&amp;&quot;$(DOCROOT_FREAC)/&quot;&amp;[.A97]&amp;&quot;/&quot;&amp;[.B97]&amp;&quot;/&quot;&amp;[.Y97]&amp;&quot;.zip&quot;" office:value-type="string" office:string-value="scp zips/10m_physical/ne_10m_minor_islands_coastline.zip $(DOCROOT_FREAC)/10m/physical/10m-minor-islands-coastline.zip">
            <text:p>scp zips/10m_physical/ne_10m_minor_islands_coastline.zip $(DOCROOT_FREAC)/10m/physical/10m-minor-islands-coastline.zip</text:p>
          </table:table-cell>
          <table:table-cell table:number-columns-repeated="992"/>
        </table:table-row>
        <table:table-row table:style-name="ro1">
          <table:table-cell table:style-name="ce5"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5" office:value-type="string">
            <text:p>Reefs</text:p>
          </table:table-cell>
          <table:table-cell table:style-name="ce5" table:formula="of:=&quot;10m &quot;&amp;[.$B98]&amp;&quot; &quot;&amp;[.$C98]" office:value-type="string" office:string-value="10m physical Reefs">
            <text:p>10m physical Reefs</text:p>
          </table:table-cell>
          <table:table-cell table:style-name="ce5" office:value-type="float" office:value="1">
            <text:p>1</text:p>
          </table:table-cell>
          <table:table-cell table:style-name="ce9" table:formula="of:=MAX([.H98:.P98])" office:value-type="float" office:value="1.3">
            <text:p>1.3</text:p>
          </table:table-cell>
          <table:table-cell table:style-name="ce1" table:formula="of:=IF([.F98]&lt;=1;1;0)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1.3">
            <text:p>1.3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/>
          <table:table-cell table:style-name="ce20"/>
          <table:table-cell table:style-name="ce5"/>
          <table:table-cell table:style-name="ce5" office:value-type="string">
            <text:p>ne_10m_reefs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10m-reefs</text:p>
          </table:table-cell>
          <table:table-cell office:value-type="float" office:value="78">
            <text:p>78</text:p>
          </table:table-cell>
          <table:table-cell table:style-name="ce5" office:value-type="string">
            <text:p>reefs</text:p>
          </table:table-cell>
          <table:table-cell table:style-name="ce5" table:formula="of:=&quot;http://www.nacis.org/naturalearth/10m/&quot;&amp;[.B98]&amp;&quot;/&quot;&amp;[.Y98]&amp;&quot;.zip&quot;" office:value-type="string" office:string-value="http://www.nacis.org/naturalearth/10m/physical/10m-reefs.zip">
            <text:p>http://www.nacis.org/naturalearth/10m/physical/10m-reefs.zip</text:p>
          </table:table-cell>
          <table:table-cell table:style-name="ce5" table:formula="of:=&quot;http://www.naturalearthdata.com/downloads/10m-physical-vectors/&quot;&amp;[.Y98]" office:value-type="string" office:string-value="http://www.naturalearthdata.com/downloads/10m-physical-vectors/10m-reefs">
            <text:p>http://www.naturalearthdata.com/downloads/10m-physical-vectors/10m-reefs</text:p>
          </table:table-cell>
          <table:table-cell office:value-type="string">
            <text:p>10m-reefs</text:p>
          </table:table-cell>
          <table:table-cell table:style-name="ce2" table:formula="of:=IF([.N98]=1;&quot;scp &quot;&amp;[.Q98]&amp;&quot;.zip naturbb6@naturalearthdata.com:download/&quot;&amp;[.A98]&amp;&quot;/&quot;&amp;[.B98]&amp;&quot;/&quot;&amp;[.Y98]&amp;&quot;.zip&quot;;&quot;&quot;)">
            <text:p/>
          </table:table-cell>
          <table:table-cell table:style-name="ce2" table:formula="of:=&quot;scp zips/&quot;&amp;[.A98]&amp;&quot;_&quot;&amp;[.B98]&amp;&quot;/&quot;&amp;[.Q98]&amp;&quot;.zip&quot;&amp;&quot; &quot;&amp;&quot;$(DOCROOT_FREAC)/&quot;&amp;[.A98]&amp;&quot;/&quot;&amp;[.B98]&amp;&quot;/&quot;&amp;[.Y98]&amp;&quot;.zip&quot;" office:value-type="string" office:string-value="scp zips/10m_physical/ne_10m_reefs.zip $(DOCROOT_FREAC)/10m/physical/10m-reefs.zip">
            <text:p>scp zips/10m_physical/ne_10m_reefs.zip $(DOCROOT_FREAC)/10m/physical/10m-reefs.zip</text:p>
          </table:table-cell>
          <table:table-cell table:style-name="ce5" table:number-columns-repeated="992"/>
        </table:table-row>
        <table:table-row table:style-name="ro1">
          <table:table-cell table:style-name="ce5"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5" office:value-type="string">
            <text:p>Glaciated Areas</text:p>
          </table:table-cell>
          <table:table-cell table:style-name="ce5" table:formula="of:=&quot;10m &quot;&amp;[.$B99]&amp;&quot; &quot;&amp;[.$C99]" office:value-type="string" office:string-value="10m physical Glaciated Areas">
            <text:p>10m physical Glaciated Areas</text:p>
          </table:table-cell>
          <table:table-cell table:style-name="ce5" office:value-type="float" office:value="1">
            <text:p>1</text:p>
          </table:table-cell>
          <table:table-cell table:style-name="ce9" table:formula="of:=MAX([.H99:.P99])" office:value-type="float" office:value="2">
            <text:p>2</text:p>
          </table:table-cell>
          <table:table-cell table:style-name="ce1" table:formula="of:=IF([.F99]&lt;=1;1;0)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1">
            <text:p>1.1</text:p>
          </table:table-cell>
          <table:table-cell table:style-name="ce5"/>
          <table:table-cell table:style-name="ce5" office:value-type="float" office:value="1.3">
            <text:p>1.3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/>
          <table:table-cell table:style-name="ce20" office:value-type="float" office:value="2">
            <text:p>2.0</text:p>
          </table:table-cell>
          <table:table-cell table:style-name="ce5" office:value-type="float" office:value="1">
            <text:p>1</text:p>
          </table:table-cell>
          <table:table-cell table:style-name="ce25" office:value-type="string">
            <text:p>ne_10m_glaciated_areas</text:p>
          </table:table-cell>
          <table:table-cell table:style-name="ce25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5" table:number-columns-repeated="5"/>
          <table:table-cell table:style-name="ce5" office:value-type="string">
            <text:p>10m-glaciated-areas</text:p>
          </table:table-cell>
          <table:table-cell office:value-type="float" office:value="63">
            <text:p>63</text:p>
          </table:table-cell>
          <table:table-cell table:style-name="ce5" office:value-type="string">
            <text:p>glaciated areas</text:p>
          </table:table-cell>
          <table:table-cell table:style-name="ce5" table:formula="of:=&quot;http://www.nacis.org/naturalearth/10m/&quot;&amp;[.B99]&amp;&quot;/&quot;&amp;[.Y99]&amp;&quot;.zip&quot;" office:value-type="string" office:string-value="http://www.nacis.org/naturalearth/10m/physical/10m-glaciated-areas.zip">
            <text:p>http://www.nacis.org/naturalearth/10m/physical/10m-glaciated-areas.zip</text:p>
          </table:table-cell>
          <table:table-cell table:style-name="ce5" table:formula="of:=&quot;http://www.naturalearthdata.com/downloads/10m-physical-vectors/&quot;&amp;[.Y99]" office:value-type="string" office:string-value="http://www.naturalearthdata.com/downloads/10m-physical-vectors/10m-glaciated-areas">
            <text:p>http://www.naturalearthdata.com/downloads/10m-physical-vectors/10m-glaciated-areas</text:p>
          </table:table-cell>
          <table:table-cell office:value-type="string">
            <text:p>10m-glaciated-areas</text:p>
          </table:table-cell>
          <table:table-cell table:style-name="ce2" table:formula="of:=IF([.N99]=1;&quot;scp &quot;&amp;[.Q99]&amp;&quot;.zip naturbb6@naturalearthdata.com:download/&quot;&amp;[.A99]&amp;&quot;/&quot;&amp;[.B99]&amp;&quot;/&quot;&amp;[.Y99]&amp;&quot;.zip&quot;;&quot;&quot;)">
            <text:p/>
          </table:table-cell>
          <table:table-cell table:style-name="ce2" table:formula="of:=&quot;scp zips/&quot;&amp;[.A99]&amp;&quot;_&quot;&amp;[.B99]&amp;&quot;/&quot;&amp;[.Q99]&amp;&quot;.zip&quot;&amp;&quot; &quot;&amp;&quot;$(DOCROOT_FREAC)/&quot;&amp;[.A99]&amp;&quot;/&quot;&amp;[.B99]&amp;&quot;/&quot;&amp;[.Y99]&amp;&quot;.zip&quot;" office:value-type="string" office:string-value="scp zips/10m_physical/ne_10m_glaciated_areas.zip $(DOCROOT_FREAC)/10m/physical/10m-glaciated-areas.zip">
            <text:p>scp zips/10m_physical/ne_10m_glaciated_areas.zip $(DOCROOT_FREAC)/10m/physical/10m-glaciated-areas.zip</text:p>
          </table:table-cell>
          <table:table-cell table:style-name="ce5" table:number-columns-repeated="992"/>
        </table:table-row>
        <table:table-row table:style-name="ro1">
          <table:table-cell table:style-name="ce2"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2" office:value-type="string">
            <text:p>Antarctic Ice Shelves</text:p>
          </table:table-cell>
          <table:table-cell table:style-name="ce2" table:formula="of:=&quot;10m &quot;&amp;[.$B100]&amp;&quot; &quot;&amp;[.$C100]" office:value-type="string" office:string-value="10m physical Antarctic Ice Shelves">
            <text:p>10m physical Antarctic Ice Shelves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100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/>
          <table:table-cell table:style-name="ce2" table:number-columns-repeated="7"/>
          <table:table-cell table:style-name="ce2" office:value-type="string">
            <text:p>10m-antarctic-ice-shelves</text:p>
          </table:table-cell>
          <table:table-cell table:style-name="ce2" table:number-columns-repeated="3"/>
          <table:table-cell table:style-name="ce5"/>
          <table:table-cell table:style-name="ce2"/>
          <table:table-cell table:style-name="ce2" table:formula="of:=IF([.N100]=1;&quot;scp &quot;&amp;[.Q100]&amp;&quot;.zip naturbb6@naturalearthdata.com:download/&quot;&amp;[.A100]&amp;&quot;/&quot;&amp;[.B100]&amp;&quot;/&quot;&amp;[.Y100]&amp;&quot;.zip&quot;;&quot;&quot;)">
            <text:p/>
          </table:table-cell>
          <table:table-cell table:style-name="ce2" table:formula="of:=IF([.N100]=1;&quot;scp &quot;&amp;[.Q100]&amp;&quot;.zip nacis@ftp.freac.fsu.edu:nacis_ftp/web-download/&quot;&amp;[.A100]&amp;&quot;/&quot;&amp;[.B100]&amp;&quot;/&quot;&amp;[.Y100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01:.P101])" office:value-type="float" office:value="2">
            <text:p>2</text:p>
          </table:table-cell>
          <table:table-cell table:style-name="ce1" table:formula="of:=IF([.F101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10m_antarctic_ice_shelves_polys</text:p>
          </table:table-cell>
          <table:table-cell table:style-name="ce25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antarctic-ice-shelves-polys</text:p>
          </table:table-cell>
          <table:table-cell office:value-type="float" office:value="43">
            <text:p>43</text:p>
          </table:table-cell>
          <table:table-cell table:style-name="ce4" office:value-type="string">
            <text:p>Antarctic ice shelves</text:p>
          </table:table-cell>
          <table:table-cell table:style-name="ce33" table:formula="of:=&quot;http://www.nacis.org/naturalearth/10m/&quot;&amp;[.B101]&amp;&quot;/&quot;&amp;[.Y101]&amp;&quot;.zip&quot;" office:value-type="string" office:string-value="http://www.nacis.org/naturalearth/10m/physical/10m-antarctic-ice-shelves-polys.zip">
            <text:p>http://www.nacis.org/naturalearth/10m/physical/10m-antarctic-ice-shelves-polys.zip</text:p>
          </table:table-cell>
          <table:table-cell table:style-name="ce5" table:formula="of:=&quot;http://www.naturalearthdata.com/downloads/10m-physical-vectors/&quot;&amp;[.Y100]" office:value-type="string" office:string-value="http://www.naturalearthdata.com/downloads/10m-physical-vectors/10m-antarctic-ice-shelves">
            <text:p>http://www.naturalearthdata.com/downloads/10m-physical-vectors/10m-antarctic-ice-shelves</text:p>
          </table:table-cell>
          <table:table-cell office:value-type="string">
            <text:p>10m-antarctic-ice-shelves-polys</text:p>
          </table:table-cell>
          <table:table-cell table:style-name="ce2" table:formula="of:=IF([.N101]=1;&quot;scp &quot;&amp;[.Q101]&amp;&quot;.zip naturbb6@naturalearthdata.com:download/&quot;&amp;[.A101]&amp;&quot;/&quot;&amp;[.B101]&amp;&quot;/&quot;&amp;[.Y101]&amp;&quot;.zip&quot;;&quot;&quot;)">
            <text:p/>
          </table:table-cell>
          <table:table-cell table:style-name="ce2" table:formula="of:=&quot;scp zips/&quot;&amp;[.A101]&amp;&quot;_&quot;&amp;[.B101]&amp;&quot;/&quot;&amp;[.Q101]&amp;&quot;.zip&quot;&amp;&quot; &quot;&amp;&quot;$(DOCROOT_FREAC)/&quot;&amp;[.A101]&amp;&quot;/&quot;&amp;[.B101]&amp;&quot;/&quot;&amp;[.Y101]&amp;&quot;.zip&quot;" office:value-type="string" office:string-value="scp zips/10m_physical/ne_10m_antarctic_ice_shelves_polys.zip $(DOCROOT_FREAC)/10m/physical/10m-antarctic-ice-shelves-polys.zip">
            <text:p>scp zips/10m_physical/ne_10m_antarctic_ice_shelves_polys.zip $(DOCROOT_FREAC)/10m/physical/10m-antarctic-ice-shelves-polys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02:.P102])" office:value-type="float" office:value="2">
            <text:p>2</text:p>
          </table:table-cell>
          <table:table-cell table:style-name="ce1" table:formula="of:=IF([.F102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0m_antarctic_ice_shelves_lines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0m-antarctic-ice-shelves-lines</text:p>
          </table:table-cell>
          <table:table-cell office:value-type="float" office:value="42">
            <text:p>42</text:p>
          </table:table-cell>
          <table:table-cell table:style-name="ce4" office:value-type="string">
            <text:p>Antarctic ice shelve edge</text:p>
          </table:table-cell>
          <table:table-cell table:style-name="ce33" table:formula="of:=&quot;http://www.nacis.org/naturalearth/10m/&quot;&amp;[.B102]&amp;&quot;/&quot;&amp;[.Y102]&amp;&quot;.zip&quot;" office:value-type="string" office:string-value="http://www.nacis.org/naturalearth/10m/physical/10m-antarctic-ice-shelves-lines.zip">
            <text:p>http://www.nacis.org/naturalearth/10m/physical/10m-antarctic-ice-shelves-lines.zip</text:p>
          </table:table-cell>
          <table:table-cell table:style-name="ce4" table:formula="of:=[.AC101]" office:value-type="string" office:string-value="http://www.naturalearthdata.com/downloads/10m-physical-vectors/10m-antarctic-ice-shelves">
            <text:p>http://www.naturalearthdata.com/downloads/10m-physical-vectors/10m-antarctic-ice-shelves</text:p>
          </table:table-cell>
          <table:table-cell office:value-type="string">
            <text:p>10m-antarctic-ice-shelves-lines</text:p>
          </table:table-cell>
          <table:table-cell table:style-name="ce2" table:formula="of:=IF([.N102]=1;&quot;scp &quot;&amp;[.Q102]&amp;&quot;.zip naturbb6@naturalearthdata.com:download/&quot;&amp;[.A102]&amp;&quot;/&quot;&amp;[.B102]&amp;&quot;/&quot;&amp;[.Y102]&amp;&quot;.zip&quot;;&quot;&quot;)">
            <text:p/>
          </table:table-cell>
          <table:table-cell table:style-name="ce2" table:formula="of:=&quot;scp zips/&quot;&amp;[.A102]&amp;&quot;_&quot;&amp;[.B102]&amp;&quot;/&quot;&amp;[.Q102]&amp;&quot;.zip&quot;&amp;&quot; &quot;&amp;&quot;$(DOCROOT_FREAC)/&quot;&amp;[.A102]&amp;&quot;/&quot;&amp;[.B102]&amp;&quot;/&quot;&amp;[.Y102]&amp;&quot;.zip&quot;" office:value-type="string" office:string-value="scp zips/10m_physical/ne_10m_antarctic_ice_shelves_lines.zip $(DOCROOT_FREAC)/10m/physical/10m-antarctic-ice-shelves-lines.zip">
            <text:p>scp zips/10m_physical/ne_10m_antarctic_ice_shelves_lines.zip $(DOCROOT_FREAC)/10m/physical/10m-antarctic-ice-shelves-lines.zip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2" office:value-type="string">
            <text:p>Bathymetry</text:p>
          </table:table-cell>
          <table:table-cell table:style-name="ce2" table:formula="of:=&quot;10m &quot;&amp;[.$B103]&amp;&quot; &quot;&amp;[.$C103]" office:value-type="string" office:string-value="10m physical Bathymetry">
            <text:p>10m physical Bathymetry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103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/>
          <table:table-cell table:style-name="ce2" table:number-columns-repeated="7"/>
          <table:table-cell table:style-name="ce2" office:value-type="string">
            <text:p>10m-bathymetry</text:p>
          </table:table-cell>
          <table:table-cell table:style-name="ce2" table:number-columns-repeated="5"/>
          <table:table-cell table:style-name="ce2" table:formula="of:=IF([.N103]=1;&quot;scp &quot;&amp;[.Q103]&amp;&quot;.zip naturbb6@naturalearthdata.com:download/&quot;&amp;[.A103]&amp;&quot;/&quot;&amp;[.B103]&amp;&quot;/&quot;&amp;[.Y103]&amp;&quot;.zip&quot;;&quot;&quot;)">
            <text:p/>
          </table:table-cell>
          <table:table-cell table:style-name="ce2" table:formula="of:=IF([.N103]=1;&quot;scp &quot;&amp;[.Q103]&amp;&quot;.zip nacis@ftp.freac.fsu.edu:nacis_ftp/web-download/&quot;&amp;[.A103]&amp;&quot;/&quot;&amp;[.B103]&amp;&quot;/&quot;&amp;[.Y103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04:.P104])" office:value-type="float" office:value="2">
            <text:p>2</text:p>
          </table:table-cell>
          <table:table-cell table:style-name="ce1" table:formula="of:=IF([.F104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0.9">
            <text:p>0.9</text:p>
          </table:table-cell>
          <table:table-cell table:style-name="ce4" office:value-type="string">
            <text:p>ne_10m_bathymetry_all</text:p>
          </table:table-cell>
          <table:table-cell table:style-name="ce4" table:number-columns-repeated="7"/>
          <table:table-cell table:style-name="ce4" office:value-type="string">
            <text:p>10m-bathymetry-all</text:p>
          </table:table-cell>
          <table:table-cell office:value-type="float" office:value="56">
            <text:p>56</text:p>
          </table:table-cell>
          <table:table-cell table:style-name="ce4" office:value-type="string">
            <text:p>all</text:p>
          </table:table-cell>
          <table:table-cell table:style-name="ce33" table:formula="of:=&quot;http://www.nacis.org/naturalearth/10m/&quot;&amp;[.B104]&amp;&quot;/&quot;&amp;[.Y104]&amp;&quot;.zip&quot;" office:value-type="string" office:string-value="http://www.nacis.org/naturalearth/10m/physical/10m-bathymetry-all.zip">
            <text:p>http://www.nacis.org/naturalearth/10m/physical/10m-bathymetry-all.zip</text:p>
          </table:table-cell>
          <table:table-cell table:style-name="ce5" table:formula="of:=&quot;http://www.naturalearthdata.com/downloads/10m-physical-vectors/&quot;&amp;[.Y103]" office:value-type="string" office:string-value="http://www.naturalearthdata.com/downloads/10m-physical-vectors/10m-bathymetry">
            <text:p>http://www.naturalearthdata.com/downloads/10m-physical-vectors/10m-bathymetry</text:p>
          </table:table-cell>
          <table:table-cell office:value-type="string">
            <text:p>10m-bathymetry-all</text:p>
          </table:table-cell>
          <table:table-cell table:style-name="ce2" table:formula="of:=IF([.N104]=1;&quot;scp &quot;&amp;[.Q104]&amp;&quot;.zip naturbb6@naturalearthdata.com:download/&quot;&amp;[.A104]&amp;&quot;/&quot;&amp;[.B104]&amp;&quot;/&quot;&amp;[.Y104]&amp;&quot;.zip&quot;;&quot;&quot;)">
            <text:p/>
          </table:table-cell>
          <table:table-cell table:style-name="ce2" table:formula="of:=&quot;scp zips/&quot;&amp;[.A104]&amp;&quot;_&quot;&amp;[.B104]&amp;&quot;/&quot;&amp;[.Q104]&amp;&quot;.zip&quot;&amp;&quot; &quot;&amp;&quot;$(DOCROOT_FREAC)/&quot;&amp;[.A104]&amp;&quot;/&quot;&amp;[.B104]&amp;&quot;/&quot;&amp;[.Y104]&amp;&quot;.zip&quot;" office:value-type="string" office:string-value="scp zips/10m_physical/ne_10m_bathymetry_all.zip $(DOCROOT_FREAC)/10m/physical/10m-bathymetry-all.zip">
            <text:p>scp zips/10m_physical/ne_10m_bathymetry_all.zip $(DOCROOT_FREAC)/10m/physical/10m-bathymetry-all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105:.P105])" office:value-type="float" office:value="2">
            <text:p>2</text:p>
          </table:table-cell>
          <table:table-cell table:style-name="ce1" table:formula="of:=IF([.F105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0m_bathymetry_0</text:p>
          </table:table-cell>
          <table:table-cell table:style-name="ce4" table:number-columns-repeated="7"/>
          <table:table-cell table:style-name="ce4" office:value-type="string">
            <text:p>10m-bathymetry-0</text:p>
          </table:table-cell>
          <table:table-cell office:value-type="float" office:value="44">
            <text:p>44</text:p>
          </table:table-cell>
          <table:table-cell table:style-name="ce4" office:value-type="string">
            <text:p>0 m</text:p>
          </table:table-cell>
          <table:table-cell table:style-name="ce33" table:formula="of:=&quot;http://www.nacis.org/naturalearth/10m/&quot;&amp;[.B105]&amp;&quot;/&quot;&amp;[.Y105]&amp;&quot;.zip&quot;" office:value-type="string" office:string-value="http://www.nacis.org/naturalearth/10m/physical/10m-bathymetry-0.zip">
            <text:p>http://www.nacis.org/naturalearth/10m/physical/10m-bathymetry-0.zip</text:p>
          </table:table-cell>
          <table:table-cell table:style-name="ce4" table:formula="of:=[.AC104]" office:value-type="string" office:string-value="http://www.naturalearthdata.com/downloads/10m-physical-vectors/10m-bathymetry">
            <text:p>http://www.naturalearthdata.com/downloads/10m-physical-vectors/10m-bathymetry</text:p>
          </table:table-cell>
          <table:table-cell office:value-type="string">
            <text:p>10m-bathymetry-0</text:p>
          </table:table-cell>
          <table:table-cell table:style-name="ce2" table:formula="of:=IF([.N105]=1;&quot;scp &quot;&amp;[.Q105]&amp;&quot;.zip naturbb6@naturalearthdata.com:download/&quot;&amp;[.A105]&amp;&quot;/&quot;&amp;[.B105]&amp;&quot;/&quot;&amp;[.Y105]&amp;&quot;.zip&quot;;&quot;&quot;)">
            <text:p/>
          </table:table-cell>
          <table:table-cell table:style-name="ce2" table:formula="of:=&quot;scp zips/&quot;&amp;[.A105]&amp;&quot;_&quot;&amp;[.B105]&amp;&quot;/&quot;&amp;[.Q105]&amp;&quot;.zip&quot;&amp;&quot; &quot;&amp;&quot;$(DOCROOT_FREAC)/&quot;&amp;[.A105]&amp;&quot;/&quot;&amp;[.B105]&amp;&quot;/&quot;&amp;[.Y105]&amp;&quot;.zip&quot;" office:value-type="string" office:string-value="scp zips/10m_physical/ne_10m_bathymetry_0.zip $(DOCROOT_FREAC)/10m/physical/10m-bathymetry-0.zip">
            <text:p>scp zips/10m_physical/ne_10m_bathymetry_0.zip $(DOCROOT_FREAC)/10m/physical/10m-bathymetry-0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106:.P106])" office:value-type="float" office:value="2">
            <text:p>2</text:p>
          </table:table-cell>
          <table:table-cell table:style-name="ce1" table:formula="of:=IF([.F106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10m_bathymetry_200</text:p>
          </table:table-cell>
          <table:table-cell table:style-name="ce25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bathymetry-200</text:p>
          </table:table-cell>
          <table:table-cell office:value-type="float" office:value="47">
            <text:p>47</text:p>
          </table:table-cell>
          <table:table-cell table:style-name="ce4" office:value-type="string">
            <text:p>200 m</text:p>
          </table:table-cell>
          <table:table-cell table:style-name="ce33" table:formula="of:=&quot;http://www.nacis.org/naturalearth/10m/&quot;&amp;[.B106]&amp;&quot;/&quot;&amp;[.Y106]&amp;&quot;.zip&quot;" office:value-type="string" office:string-value="http://www.nacis.org/naturalearth/10m/physical/10m-bathymetry-200.zip">
            <text:p>http://www.nacis.org/naturalearth/10m/physical/10m-bathymetry-200.zip</text:p>
          </table:table-cell>
          <table:table-cell table:style-name="ce4" table:formula="of:=[.AC105]" office:value-type="string" office:string-value="http://www.naturalearthdata.com/downloads/10m-physical-vectors/10m-bathymetry">
            <text:p>http://www.naturalearthdata.com/downloads/10m-physical-vectors/10m-bathymetry</text:p>
          </table:table-cell>
          <table:table-cell office:value-type="string">
            <text:p>10m-bathymetry-200</text:p>
          </table:table-cell>
          <table:table-cell table:style-name="ce2" table:formula="of:=IF([.N106]=1;&quot;scp &quot;&amp;[.Q106]&amp;&quot;.zip naturbb6@naturalearthdata.com:download/&quot;&amp;[.A106]&amp;&quot;/&quot;&amp;[.B106]&amp;&quot;/&quot;&amp;[.Y106]&amp;&quot;.zip&quot;;&quot;&quot;)">
            <text:p/>
          </table:table-cell>
          <table:table-cell table:style-name="ce2" table:formula="of:=&quot;scp zips/&quot;&amp;[.A106]&amp;&quot;_&quot;&amp;[.B106]&amp;&quot;/&quot;&amp;[.Q106]&amp;&quot;.zip&quot;&amp;&quot; &quot;&amp;&quot;$(DOCROOT_FREAC)/&quot;&amp;[.A106]&amp;&quot;/&quot;&amp;[.B106]&amp;&quot;/&quot;&amp;[.Y106]&amp;&quot;.zip&quot;" office:value-type="string" office:string-value="scp zips/10m_physical/ne_10m_bathymetry_200.zip $(DOCROOT_FREAC)/10m/physical/10m-bathymetry-200.zip">
            <text:p>scp zips/10m_physical/ne_10m_bathymetry_200.zip $(DOCROOT_FREAC)/10m/physical/10m-bathymetry-200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107:.P107])" office:value-type="float" office:value="2">
            <text:p>2</text:p>
          </table:table-cell>
          <table:table-cell table:style-name="ce1" table:formula="of:=IF([.F107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10m_bathymetry_1000</text:p>
          </table:table-cell>
          <table:table-cell table:style-name="ce25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bathymetry-1000</text:p>
          </table:table-cell>
          <table:table-cell office:value-type="float" office:value="45">
            <text:p>45</text:p>
          </table:table-cell>
          <table:table-cell table:style-name="ce4" office:value-type="string">
            <text:p>1,000 m</text:p>
          </table:table-cell>
          <table:table-cell table:style-name="ce33" table:formula="of:=&quot;http://www.nacis.org/naturalearth/10m/&quot;&amp;[.B107]&amp;&quot;/&quot;&amp;[.Y107]&amp;&quot;.zip&quot;" office:value-type="string" office:string-value="http://www.nacis.org/naturalearth/10m/physical/10m-bathymetry-1000.zip">
            <text:p>http://www.nacis.org/naturalearth/10m/physical/10m-bathymetry-1000.zip</text:p>
          </table:table-cell>
          <table:table-cell table:style-name="ce4" table:formula="of:=[.AC106]" office:value-type="string" office:string-value="http://www.naturalearthdata.com/downloads/10m-physical-vectors/10m-bathymetry">
            <text:p>http://www.naturalearthdata.com/downloads/10m-physical-vectors/10m-bathymetry</text:p>
          </table:table-cell>
          <table:table-cell office:value-type="string">
            <text:p>10m-bathymetry-1000</text:p>
          </table:table-cell>
          <table:table-cell table:style-name="ce2" table:formula="of:=IF([.N107]=1;&quot;scp &quot;&amp;[.Q107]&amp;&quot;.zip naturbb6@naturalearthdata.com:download/&quot;&amp;[.A107]&amp;&quot;/&quot;&amp;[.B107]&amp;&quot;/&quot;&amp;[.Y107]&amp;&quot;.zip&quot;;&quot;&quot;)">
            <text:p/>
          </table:table-cell>
          <table:table-cell table:style-name="ce2" table:formula="of:=&quot;scp zips/&quot;&amp;[.A107]&amp;&quot;_&quot;&amp;[.B107]&amp;&quot;/&quot;&amp;[.Q107]&amp;&quot;.zip&quot;&amp;&quot; &quot;&amp;&quot;$(DOCROOT_FREAC)/&quot;&amp;[.A107]&amp;&quot;/&quot;&amp;[.B107]&amp;&quot;/&quot;&amp;[.Y107]&amp;&quot;.zip&quot;" office:value-type="string" office:string-value="scp zips/10m_physical/ne_10m_bathymetry_1000.zip $(DOCROOT_FREAC)/10m/physical/10m-bathymetry-1000.zip">
            <text:p>scp zips/10m_physical/ne_10m_bathymetry_1000.zip $(DOCROOT_FREAC)/10m/physical/10m-bathymetry-1000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108:.P108])" office:value-type="float" office:value="2">
            <text:p>2</text:p>
          </table:table-cell>
          <table:table-cell table:style-name="ce1" table:formula="of:=IF([.F108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10m_bathymetry_2000</text:p>
          </table:table-cell>
          <table:table-cell table:style-name="ce25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bathymetry-2000</text:p>
          </table:table-cell>
          <table:table-cell office:value-type="float" office:value="48">
            <text:p>48</text:p>
          </table:table-cell>
          <table:table-cell table:style-name="ce4" office:value-type="string">
            <text:p>2,000 m</text:p>
          </table:table-cell>
          <table:table-cell table:style-name="ce33" table:formula="of:=&quot;http://www.nacis.org/naturalearth/10m/&quot;&amp;[.B108]&amp;&quot;/&quot;&amp;[.Y108]&amp;&quot;.zip&quot;" office:value-type="string" office:string-value="http://www.nacis.org/naturalearth/10m/physical/10m-bathymetry-2000.zip">
            <text:p>http://www.nacis.org/naturalearth/10m/physical/10m-bathymetry-2000.zip</text:p>
          </table:table-cell>
          <table:table-cell table:style-name="ce4" table:formula="of:=[.AC107]" office:value-type="string" office:string-value="http://www.naturalearthdata.com/downloads/10m-physical-vectors/10m-bathymetry">
            <text:p>http://www.naturalearthdata.com/downloads/10m-physical-vectors/10m-bathymetry</text:p>
          </table:table-cell>
          <table:table-cell office:value-type="string">
            <text:p>10m-bathymetry-2000</text:p>
          </table:table-cell>
          <table:table-cell table:style-name="ce2" table:formula="of:=IF([.N108]=1;&quot;scp &quot;&amp;[.Q108]&amp;&quot;.zip naturbb6@naturalearthdata.com:download/&quot;&amp;[.A108]&amp;&quot;/&quot;&amp;[.B108]&amp;&quot;/&quot;&amp;[.Y108]&amp;&quot;.zip&quot;;&quot;&quot;)">
            <text:p/>
          </table:table-cell>
          <table:table-cell table:style-name="ce2" table:formula="of:=&quot;scp zips/&quot;&amp;[.A108]&amp;&quot;_&quot;&amp;[.B108]&amp;&quot;/&quot;&amp;[.Q108]&amp;&quot;.zip&quot;&amp;&quot; &quot;&amp;&quot;$(DOCROOT_FREAC)/&quot;&amp;[.A108]&amp;&quot;/&quot;&amp;[.B108]&amp;&quot;/&quot;&amp;[.Y108]&amp;&quot;.zip&quot;" office:value-type="string" office:string-value="scp zips/10m_physical/ne_10m_bathymetry_2000.zip $(DOCROOT_FREAC)/10m/physical/10m-bathymetry-2000.zip">
            <text:p>scp zips/10m_physical/ne_10m_bathymetry_2000.zip $(DOCROOT_FREAC)/10m/physical/10m-bathymetry-2000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109:.P109])" office:value-type="float" office:value="2">
            <text:p>2</text:p>
          </table:table-cell>
          <table:table-cell table:style-name="ce1" table:formula="of:=IF([.F109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0.5">
            <text:p>0.5</text:p>
          </table:table-cell>
          <table:table-cell table:style-name="ce25" office:value-type="string">
            <text:p>ne_10m_bathymetry_3000</text:p>
          </table:table-cell>
          <table:table-cell table:style-name="ce25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bathymetry-3000</text:p>
          </table:table-cell>
          <table:table-cell office:value-type="float" office:value="49">
            <text:p>49</text:p>
          </table:table-cell>
          <table:table-cell table:style-name="ce4" office:value-type="string">
            <text:p>3,000 m</text:p>
          </table:table-cell>
          <table:table-cell table:style-name="ce33" table:formula="of:=&quot;http://www.nacis.org/naturalearth/10m/&quot;&amp;[.B109]&amp;&quot;/&quot;&amp;[.Y109]&amp;&quot;.zip&quot;" office:value-type="string" office:string-value="http://www.nacis.org/naturalearth/10m/physical/10m-bathymetry-3000.zip">
            <text:p>http://www.nacis.org/naturalearth/10m/physical/10m-bathymetry-3000.zip</text:p>
          </table:table-cell>
          <table:table-cell table:style-name="ce4" table:formula="of:=[.AC108]" office:value-type="string" office:string-value="http://www.naturalearthdata.com/downloads/10m-physical-vectors/10m-bathymetry">
            <text:p>http://www.naturalearthdata.com/downloads/10m-physical-vectors/10m-bathymetry</text:p>
          </table:table-cell>
          <table:table-cell office:value-type="string">
            <text:p>10m-bathymetry-3000</text:p>
          </table:table-cell>
          <table:table-cell table:style-name="ce2" table:formula="of:=IF([.N109]=1;&quot;scp &quot;&amp;[.Q109]&amp;&quot;.zip naturbb6@naturalearthdata.com:download/&quot;&amp;[.A109]&amp;&quot;/&quot;&amp;[.B109]&amp;&quot;/&quot;&amp;[.Y109]&amp;&quot;.zip&quot;;&quot;&quot;)">
            <text:p/>
          </table:table-cell>
          <table:table-cell table:style-name="ce2" table:formula="of:=&quot;scp zips/&quot;&amp;[.A109]&amp;&quot;_&quot;&amp;[.B109]&amp;&quot;/&quot;&amp;[.Q109]&amp;&quot;.zip&quot;&amp;&quot; &quot;&amp;&quot;$(DOCROOT_FREAC)/&quot;&amp;[.A109]&amp;&quot;/&quot;&amp;[.B109]&amp;&quot;/&quot;&amp;[.Y109]&amp;&quot;.zip&quot;" office:value-type="string" office:string-value="scp zips/10m_physical/ne_10m_bathymetry_3000.zip $(DOCROOT_FREAC)/10m/physical/10m-bathymetry-3000.zip">
            <text:p>scp zips/10m_physical/ne_10m_bathymetry_3000.zip $(DOCROOT_FREAC)/10m/physical/10m-bathymetry-3000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110:.P110])" office:value-type="float" office:value="2">
            <text:p>2</text:p>
          </table:table-cell>
          <table:table-cell table:style-name="ce1" table:formula="of:=IF([.F110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0.5">
            <text:p>0.5</text:p>
          </table:table-cell>
          <table:table-cell table:style-name="ce25" office:value-type="string">
            <text:p>ne_10m_bathymetry_4000</text:p>
          </table:table-cell>
          <table:table-cell table:style-name="ce25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bathymetry-4000</text:p>
          </table:table-cell>
          <table:table-cell office:value-type="float" office:value="50">
            <text:p>50</text:p>
          </table:table-cell>
          <table:table-cell table:style-name="ce4" office:value-type="string">
            <text:p>4,000 m</text:p>
          </table:table-cell>
          <table:table-cell table:style-name="ce33" table:formula="of:=&quot;http://www.nacis.org/naturalearth/10m/&quot;&amp;[.B110]&amp;&quot;/&quot;&amp;[.Y110]&amp;&quot;.zip&quot;" office:value-type="string" office:string-value="http://www.nacis.org/naturalearth/10m/physical/10m-bathymetry-4000.zip">
            <text:p>http://www.nacis.org/naturalearth/10m/physical/10m-bathymetry-4000.zip</text:p>
          </table:table-cell>
          <table:table-cell table:style-name="ce4" table:formula="of:=[.AC109]" office:value-type="string" office:string-value="http://www.naturalearthdata.com/downloads/10m-physical-vectors/10m-bathymetry">
            <text:p>http://www.naturalearthdata.com/downloads/10m-physical-vectors/10m-bathymetry</text:p>
          </table:table-cell>
          <table:table-cell office:value-type="string">
            <text:p>10m-bathymetry-4000</text:p>
          </table:table-cell>
          <table:table-cell table:style-name="ce2" table:formula="of:=IF([.N110]=1;&quot;scp &quot;&amp;[.Q110]&amp;&quot;.zip naturbb6@naturalearthdata.com:download/&quot;&amp;[.A110]&amp;&quot;/&quot;&amp;[.B110]&amp;&quot;/&quot;&amp;[.Y110]&amp;&quot;.zip&quot;;&quot;&quot;)">
            <text:p/>
          </table:table-cell>
          <table:table-cell table:style-name="ce2" table:formula="of:=&quot;scp zips/&quot;&amp;[.A110]&amp;&quot;_&quot;&amp;[.B110]&amp;&quot;/&quot;&amp;[.Q110]&amp;&quot;.zip&quot;&amp;&quot; &quot;&amp;&quot;$(DOCROOT_FREAC)/&quot;&amp;[.A110]&amp;&quot;/&quot;&amp;[.B110]&amp;&quot;/&quot;&amp;[.Y110]&amp;&quot;.zip&quot;" office:value-type="string" office:string-value="scp zips/10m_physical/ne_10m_bathymetry_4000.zip $(DOCROOT_FREAC)/10m/physical/10m-bathymetry-4000.zip">
            <text:p>scp zips/10m_physical/ne_10m_bathymetry_4000.zip $(DOCROOT_FREAC)/10m/physical/10m-bathymetry-4000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111:.P111])" office:value-type="float" office:value="2">
            <text:p>2</text:p>
          </table:table-cell>
          <table:table-cell table:style-name="ce1" table:formula="of:=IF([.F111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0.5">
            <text:p>0.5</text:p>
          </table:table-cell>
          <table:table-cell table:style-name="ce25" office:value-type="string">
            <text:p>ne_10m_bathymetry_5000</text:p>
          </table:table-cell>
          <table:table-cell table:style-name="ce25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bathymetry-5000</text:p>
          </table:table-cell>
          <table:table-cell office:value-type="float" office:value="51">
            <text:p>51</text:p>
          </table:table-cell>
          <table:table-cell table:style-name="ce4" office:value-type="string">
            <text:p>5,000 m</text:p>
          </table:table-cell>
          <table:table-cell table:style-name="ce33" table:formula="of:=&quot;http://www.nacis.org/naturalearth/10m/&quot;&amp;[.B111]&amp;&quot;/&quot;&amp;[.Y111]&amp;&quot;.zip&quot;" office:value-type="string" office:string-value="http://www.nacis.org/naturalearth/10m/physical/10m-bathymetry-5000.zip">
            <text:p>http://www.nacis.org/naturalearth/10m/physical/10m-bathymetry-5000.zip</text:p>
          </table:table-cell>
          <table:table-cell table:style-name="ce4" table:formula="of:=[.AC110]" office:value-type="string" office:string-value="http://www.naturalearthdata.com/downloads/10m-physical-vectors/10m-bathymetry">
            <text:p>http://www.naturalearthdata.com/downloads/10m-physical-vectors/10m-bathymetry</text:p>
          </table:table-cell>
          <table:table-cell office:value-type="string">
            <text:p>10m-bathymetry-5000</text:p>
          </table:table-cell>
          <table:table-cell table:style-name="ce2" table:formula="of:=IF([.N111]=1;&quot;scp &quot;&amp;[.Q111]&amp;&quot;.zip naturbb6@naturalearthdata.com:download/&quot;&amp;[.A111]&amp;&quot;/&quot;&amp;[.B111]&amp;&quot;/&quot;&amp;[.Y111]&amp;&quot;.zip&quot;;&quot;&quot;)">
            <text:p/>
          </table:table-cell>
          <table:table-cell table:style-name="ce2" table:formula="of:=&quot;scp zips/&quot;&amp;[.A111]&amp;&quot;_&quot;&amp;[.B111]&amp;&quot;/&quot;&amp;[.Q111]&amp;&quot;.zip&quot;&amp;&quot; &quot;&amp;&quot;$(DOCROOT_FREAC)/&quot;&amp;[.A111]&amp;&quot;/&quot;&amp;[.B111]&amp;&quot;/&quot;&amp;[.Y111]&amp;&quot;.zip&quot;" office:value-type="string" office:string-value="scp zips/10m_physical/ne_10m_bathymetry_5000.zip $(DOCROOT_FREAC)/10m/physical/10m-bathymetry-5000.zip">
            <text:p>scp zips/10m_physical/ne_10m_bathymetry_5000.zip $(DOCROOT_FREAC)/10m/physical/10m-bathymetry-5000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112:.P112])" office:value-type="float" office:value="2">
            <text:p>2</text:p>
          </table:table-cell>
          <table:table-cell table:style-name="ce1" table:formula="of:=IF([.F112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10m_bathymetry_6000</text:p>
          </table:table-cell>
          <table:table-cell table:style-name="ce25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10m-bathymetry-6000</text:p>
          </table:table-cell>
          <table:table-cell office:value-type="float" office:value="52">
            <text:p>52</text:p>
          </table:table-cell>
          <table:table-cell table:style-name="ce4" office:value-type="string">
            <text:p>6,000 m</text:p>
          </table:table-cell>
          <table:table-cell table:style-name="ce33" table:formula="of:=&quot;http://www.nacis.org/naturalearth/10m/&quot;&amp;[.B112]&amp;&quot;/&quot;&amp;[.Y112]&amp;&quot;.zip&quot;" office:value-type="string" office:string-value="http://www.nacis.org/naturalearth/10m/physical/10m-bathymetry-6000.zip">
            <text:p>http://www.nacis.org/naturalearth/10m/physical/10m-bathymetry-6000.zip</text:p>
          </table:table-cell>
          <table:table-cell table:style-name="ce4" table:formula="of:=[.AC111]" office:value-type="string" office:string-value="http://www.naturalearthdata.com/downloads/10m-physical-vectors/10m-bathymetry">
            <text:p>http://www.naturalearthdata.com/downloads/10m-physical-vectors/10m-bathymetry</text:p>
          </table:table-cell>
          <table:table-cell office:value-type="string">
            <text:p>10m-bathymetry-6000</text:p>
          </table:table-cell>
          <table:table-cell table:style-name="ce2" table:formula="of:=IF([.N112]=1;&quot;scp &quot;&amp;[.Q112]&amp;&quot;.zip naturbb6@naturalearthdata.com:download/&quot;&amp;[.A112]&amp;&quot;/&quot;&amp;[.B112]&amp;&quot;/&quot;&amp;[.Y112]&amp;&quot;.zip&quot;;&quot;&quot;)">
            <text:p/>
          </table:table-cell>
          <table:table-cell table:style-name="ce2" table:formula="of:=&quot;scp zips/&quot;&amp;[.A112]&amp;&quot;_&quot;&amp;[.B112]&amp;&quot;/&quot;&amp;[.Q112]&amp;&quot;.zip&quot;&amp;&quot; &quot;&amp;&quot;$(DOCROOT_FREAC)/&quot;&amp;[.A112]&amp;&quot;/&quot;&amp;[.B112]&amp;&quot;/&quot;&amp;[.Y112]&amp;&quot;.zip&quot;" office:value-type="string" office:string-value="scp zips/10m_physical/ne_10m_bathymetry_6000.zip $(DOCROOT_FREAC)/10m/physical/10m-bathymetry-6000.zip">
            <text:p>scp zips/10m_physical/ne_10m_bathymetry_6000.zip $(DOCROOT_FREAC)/10m/physical/10m-bathymetry-6000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13:.P113])" office:value-type="float" office:value="2">
            <text:p>2</text:p>
          </table:table-cell>
          <table:table-cell table:style-name="ce1" table:formula="of:=IF([.F113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10m_bathymetry_7000</text:p>
          </table:table-cell>
          <table:table-cell table:style-name="ce25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0m-bathymetry-7000</text:p>
          </table:table-cell>
          <table:table-cell office:value-type="float" office:value="53">
            <text:p>53</text:p>
          </table:table-cell>
          <table:table-cell table:style-name="ce4" office:value-type="string">
            <text:p>7,000 m</text:p>
          </table:table-cell>
          <table:table-cell table:style-name="ce33" table:formula="of:=&quot;http://www.nacis.org/naturalearth/10m/&quot;&amp;[.B113]&amp;&quot;/&quot;&amp;[.Y113]&amp;&quot;.zip&quot;" office:value-type="string" office:string-value="http://www.nacis.org/naturalearth/10m/physical/10m-bathymetry-7000.zip">
            <text:p>http://www.nacis.org/naturalearth/10m/physical/10m-bathymetry-7000.zip</text:p>
          </table:table-cell>
          <table:table-cell table:style-name="ce4" table:formula="of:=[.AC112]" office:value-type="string" office:string-value="http://www.naturalearthdata.com/downloads/10m-physical-vectors/10m-bathymetry">
            <text:p>http://www.naturalearthdata.com/downloads/10m-physical-vectors/10m-bathymetry</text:p>
          </table:table-cell>
          <table:table-cell office:value-type="string">
            <text:p>10m-bathymetry-7000</text:p>
          </table:table-cell>
          <table:table-cell table:style-name="ce2" table:formula="of:=IF([.N113]=1;&quot;scp &quot;&amp;[.Q113]&amp;&quot;.zip naturbb6@naturalearthdata.com:download/&quot;&amp;[.A113]&amp;&quot;/&quot;&amp;[.B113]&amp;&quot;/&quot;&amp;[.Y113]&amp;&quot;.zip&quot;;&quot;&quot;)">
            <text:p/>
          </table:table-cell>
          <table:table-cell table:style-name="ce2" table:formula="of:=&quot;scp zips/&quot;&amp;[.A113]&amp;&quot;_&quot;&amp;[.B113]&amp;&quot;/&quot;&amp;[.Q113]&amp;&quot;.zip&quot;&amp;&quot; &quot;&amp;&quot;$(DOCROOT_FREAC)/&quot;&amp;[.A113]&amp;&quot;/&quot;&amp;[.B113]&amp;&quot;/&quot;&amp;[.Y113]&amp;&quot;.zip&quot;" office:value-type="string" office:string-value="scp zips/10m_physical/ne_10m_bathymetry_7000.zip $(DOCROOT_FREAC)/10m/physical/10m-bathymetry-7000.zip">
            <text:p>scp zips/10m_physical/ne_10m_bathymetry_7000.zip $(DOCROOT_FREAC)/10m/physical/10m-bathymetry-7000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14:.P114])" office:value-type="float" office:value="2">
            <text:p>2</text:p>
          </table:table-cell>
          <table:table-cell table:style-name="ce1" table:formula="of:=IF([.F114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10m_bathymetry_8000</text:p>
          </table:table-cell>
          <table:table-cell table:style-name="ce25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0m-bathymetry-8000</text:p>
          </table:table-cell>
          <table:table-cell office:value-type="float" office:value="54">
            <text:p>54</text:p>
          </table:table-cell>
          <table:table-cell table:style-name="ce4" office:value-type="string">
            <text:p>8,000 m</text:p>
          </table:table-cell>
          <table:table-cell table:style-name="ce33" table:formula="of:=&quot;http://www.nacis.org/naturalearth/10m/&quot;&amp;[.B114]&amp;&quot;/&quot;&amp;[.Y114]&amp;&quot;.zip&quot;" office:value-type="string" office:string-value="http://www.nacis.org/naturalearth/10m/physical/10m-bathymetry-8000.zip">
            <text:p>http://www.nacis.org/naturalearth/10m/physical/10m-bathymetry-8000.zip</text:p>
          </table:table-cell>
          <table:table-cell table:style-name="ce4" table:formula="of:=[.AC113]" office:value-type="string" office:string-value="http://www.naturalearthdata.com/downloads/10m-physical-vectors/10m-bathymetry">
            <text:p>http://www.naturalearthdata.com/downloads/10m-physical-vectors/10m-bathymetry</text:p>
          </table:table-cell>
          <table:table-cell office:value-type="string">
            <text:p>10m-bathymetry-8000</text:p>
          </table:table-cell>
          <table:table-cell table:style-name="ce2" table:formula="of:=IF([.N114]=1;&quot;scp &quot;&amp;[.Q114]&amp;&quot;.zip naturbb6@naturalearthdata.com:download/&quot;&amp;[.A114]&amp;&quot;/&quot;&amp;[.B114]&amp;&quot;/&quot;&amp;[.Y114]&amp;&quot;.zip&quot;;&quot;&quot;)">
            <text:p/>
          </table:table-cell>
          <table:table-cell table:style-name="ce2" table:formula="of:=&quot;scp zips/&quot;&amp;[.A114]&amp;&quot;_&quot;&amp;[.B114]&amp;&quot;/&quot;&amp;[.Q114]&amp;&quot;.zip&quot;&amp;&quot; &quot;&amp;&quot;$(DOCROOT_FREAC)/&quot;&amp;[.A114]&amp;&quot;/&quot;&amp;[.B114]&amp;&quot;/&quot;&amp;[.Y114]&amp;&quot;.zip&quot;" office:value-type="string" office:string-value="scp zips/10m_physical/ne_10m_bathymetry_8000.zip $(DOCROOT_FREAC)/10m/physical/10m-bathymetry-8000.zip">
            <text:p>scp zips/10m_physical/ne_10m_bathymetry_8000.zip $(DOCROOT_FREAC)/10m/physical/10m-bathymetry-8000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15:.P115])" office:value-type="float" office:value="2">
            <text:p>2</text:p>
          </table:table-cell>
          <table:table-cell table:style-name="ce1" table:formula="of:=IF([.F115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10m_bathymetry_9000</text:p>
          </table:table-cell>
          <table:table-cell table:style-name="ce25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0m-bathymetry-9000</text:p>
          </table:table-cell>
          <table:table-cell office:value-type="float" office:value="55">
            <text:p>55</text:p>
          </table:table-cell>
          <table:table-cell table:style-name="ce4" office:value-type="string">
            <text:p>9,000 m</text:p>
          </table:table-cell>
          <table:table-cell table:style-name="ce33" table:formula="of:=&quot;http://www.nacis.org/naturalearth/10m/&quot;&amp;[.B115]&amp;&quot;/&quot;&amp;[.Y115]&amp;&quot;.zip&quot;" office:value-type="string" office:string-value="http://www.nacis.org/naturalearth/10m/physical/10m-bathymetry-9000.zip">
            <text:p>http://www.nacis.org/naturalearth/10m/physical/10m-bathymetry-9000.zip</text:p>
          </table:table-cell>
          <table:table-cell table:style-name="ce4" table:formula="of:=[.AC114]" office:value-type="string" office:string-value="http://www.naturalearthdata.com/downloads/10m-physical-vectors/10m-bathymetry">
            <text:p>http://www.naturalearthdata.com/downloads/10m-physical-vectors/10m-bathymetry</text:p>
          </table:table-cell>
          <table:table-cell office:value-type="string">
            <text:p>10m-bathymetry-9000</text:p>
          </table:table-cell>
          <table:table-cell table:style-name="ce2" table:formula="of:=IF([.N115]=1;&quot;scp &quot;&amp;[.Q115]&amp;&quot;.zip naturbb6@naturalearthdata.com:download/&quot;&amp;[.A115]&amp;&quot;/&quot;&amp;[.B115]&amp;&quot;/&quot;&amp;[.Y115]&amp;&quot;.zip&quot;;&quot;&quot;)">
            <text:p/>
          </table:table-cell>
          <table:table-cell table:style-name="ce2" table:formula="of:=&quot;scp zips/&quot;&amp;[.A115]&amp;&quot;_&quot;&amp;[.B115]&amp;&quot;/&quot;&amp;[.Q115]&amp;&quot;.zip&quot;&amp;&quot; &quot;&amp;&quot;$(DOCROOT_FREAC)/&quot;&amp;[.A115]&amp;&quot;/&quot;&amp;[.B115]&amp;&quot;/&quot;&amp;[.Y115]&amp;&quot;.zip&quot;" office:value-type="string" office:string-value="scp zips/10m_physical/ne_10m_bathymetry_9000.zip $(DOCROOT_FREAC)/10m/physical/10m-bathymetry-9000.zip">
            <text:p>scp zips/10m_physical/ne_10m_bathymetry_9000.zip $(DOCROOT_FREAC)/10m/physical/10m-bathymetry-9000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16:.P116])" office:value-type="float" office:value="2">
            <text:p>2</text:p>
          </table:table-cell>
          <table:table-cell table:style-name="ce1" table:formula="of:=IF([.F116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10m_bathymetry_10000</text:p>
          </table:table-cell>
          <table:table-cell table:style-name="ce25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0m-bathymetry-10000</text:p>
          </table:table-cell>
          <table:table-cell office:value-type="float" office:value="46">
            <text:p>46</text:p>
          </table:table-cell>
          <table:table-cell table:style-name="ce4" office:value-type="string">
            <text:p>10,000 m</text:p>
          </table:table-cell>
          <table:table-cell table:style-name="ce33" table:formula="of:=&quot;http://www.nacis.org/naturalearth/10m/&quot;&amp;[.B116]&amp;&quot;/&quot;&amp;[.Y116]&amp;&quot;.zip&quot;" office:value-type="string" office:string-value="http://www.nacis.org/naturalearth/10m/physical/10m-bathymetry-10000.zip">
            <text:p>http://www.nacis.org/naturalearth/10m/physical/10m-bathymetry-10000.zip</text:p>
          </table:table-cell>
          <table:table-cell table:style-name="ce4" table:formula="of:=[.AC115]" office:value-type="string" office:string-value="http://www.naturalearthdata.com/downloads/10m-physical-vectors/10m-bathymetry">
            <text:p>http://www.naturalearthdata.com/downloads/10m-physical-vectors/10m-bathymetry</text:p>
          </table:table-cell>
          <table:table-cell office:value-type="string">
            <text:p>10m-bathymetry-10000</text:p>
          </table:table-cell>
          <table:table-cell table:style-name="ce2" table:formula="of:=IF([.N116]=1;&quot;scp &quot;&amp;[.Q116]&amp;&quot;.zip naturbb6@naturalearthdata.com:download/&quot;&amp;[.A116]&amp;&quot;/&quot;&amp;[.B116]&amp;&quot;/&quot;&amp;[.Y116]&amp;&quot;.zip&quot;;&quot;&quot;)">
            <text:p/>
          </table:table-cell>
          <table:table-cell table:style-name="ce2" table:formula="of:=&quot;scp zips/&quot;&amp;[.A116]&amp;&quot;_&quot;&amp;[.B116]&amp;&quot;/&quot;&amp;[.Q116]&amp;&quot;.zip&quot;&amp;&quot; &quot;&amp;&quot;$(DOCROOT_FREAC)/&quot;&amp;[.A116]&amp;&quot;/&quot;&amp;[.B116]&amp;&quot;/&quot;&amp;[.Y116]&amp;&quot;.zip&quot;" office:value-type="string" office:string-value="scp zips/10m_physical/ne_10m_bathymetry_10000.zip $(DOCROOT_FREAC)/10m/physical/10m-bathymetry-10000.zip">
            <text:p>scp zips/10m_physical/ne_10m_bathymetry_10000.zip $(DOCROOT_FREAC)/10m/physical/10m-bathymetry-10000.zip</text:p>
          </table:table-cell>
          <table:table-cell table:number-columns-repeated="992"/>
        </table:table-row>
        <table:table-row table:style-name="ro1">
          <table:table-cell table:style-name="ce5"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5" office:value-type="string">
            <text:p>Geographic Lines</text:p>
          </table:table-cell>
          <table:table-cell table:style-name="ce5" table:formula="of:=&quot;10m &quot;&amp;[.$B117]&amp;&quot; &quot;&amp;[.$C117]" office:value-type="string" office:string-value="10m physical Geographic Lines">
            <text:p>10m physical Geographic Lines</text:p>
          </table:table-cell>
          <table:table-cell table:style-name="ce5" office:value-type="float" office:value="1">
            <text:p>1</text:p>
          </table:table-cell>
          <table:table-cell table:style-name="ce9" table:formula="of:=MAX([.H117:.P117])" office:value-type="float" office:value="2">
            <text:p>2</text:p>
          </table:table-cell>
          <table:table-cell table:style-name="ce1" table:formula="of:=IF([.F117]&lt;=1;1;0)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1">
            <text:p>1.1</text:p>
          </table:table-cell>
          <table:table-cell table:style-name="ce5"/>
          <table:table-cell table:style-name="ce5" office:value-type="float" office:value="1.3">
            <text:p>1.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4">
            <text:p>1.4</text:p>
          </table:table-cell>
          <table:table-cell table:style-name="ce5" office:value-type="float" office:value="1">
            <text:p>1</text:p>
          </table:table-cell>
          <table:table-cell table:style-name="ce20" office:value-type="float" office:value="2">
            <text:p>2.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ne_10m_geographic_lines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10m-geographic-lines</text:p>
          </table:table-cell>
          <table:table-cell table:style-name="ce5" office:value-type="float" office:value="59">
            <text:p>59</text:p>
          </table:table-cell>
          <table:table-cell table:style-name="ce5" office:value-type="string">
            <text:p>geographic lines</text:p>
          </table:table-cell>
          <table:table-cell table:style-name="ce5" table:formula="of:=&quot;http://www.nacis.org/naturalearth/10m/&quot;&amp;[.B117]&amp;&quot;/&quot;&amp;[.Y117]&amp;&quot;.zip&quot;" office:value-type="string" office:string-value="http://www.nacis.org/naturalearth/10m/physical/10m-geographic-lines.zip">
            <text:p>http://www.nacis.org/naturalearth/10m/physical/10m-geographic-lines.zip</text:p>
          </table:table-cell>
          <table:table-cell table:style-name="ce5" table:formula="of:=&quot;http://www.naturalearthdata.com/downloads/10m-physical-vectors/&quot;&amp;[.Y117]" office:value-type="string" office:string-value="http://www.naturalearthdata.com/downloads/10m-physical-vectors/10m-geographic-lines">
            <text:p>http://www.naturalearthdata.com/downloads/10m-physical-vectors/10m-geographic-lines</text:p>
          </table:table-cell>
          <table:table-cell table:style-name="ce5" office:value-type="string">
            <text:p>10m-geographic-lines</text:p>
          </table:table-cell>
          <table:table-cell table:style-name="ce2" table:formula="of:=IF([.N117]=1;&quot;scp &quot;&amp;[.Q117]&amp;&quot;.zip naturbb6@naturalearthdata.com:download/&quot;&amp;[.A117]&amp;&quot;/&quot;&amp;[.B117]&amp;&quot;/&quot;&amp;[.Y117]&amp;&quot;.zip&quot;;&quot;&quot;)" office:value-type="string" office:string-value="scp ne_10m_geographic_lines.zip naturbb6@naturalearthdata.com:download/10m/physical/10m-geographic-lines.zip">
            <text:p>scp ne_10m_geographic_lines.zip naturbb6@naturalearthdata.com:download/10m/physical/10m-geographic-lines.zip</text:p>
          </table:table-cell>
          <table:table-cell table:style-name="ce2" table:formula="of:=&quot;scp zips/&quot;&amp;[.A117]&amp;&quot;_&quot;&amp;[.B117]&amp;&quot;/&quot;&amp;[.Q117]&amp;&quot;.zip&quot;&amp;&quot; &quot;&amp;&quot;$(DOCROOT_FREAC)/&quot;&amp;[.A117]&amp;&quot;/&quot;&amp;[.B117]&amp;&quot;/&quot;&amp;[.Y117]&amp;&quot;.zip&quot;" office:value-type="string" office:string-value="scp zips/10m_physical/ne_10m_geographic_lines.zip $(DOCROOT_FREAC)/10m/physical/10m-geographic-lines.zip">
            <text:p>scp zips/10m_physical/ne_10m_geographic_lines.zip $(DOCROOT_FREAC)/10m/physical/10m-geographic-lines.zip</text:p>
          </table:table-cell>
          <table:table-cell table:style-name="ce5" table:number-columns-repeated="992"/>
        </table:table-row>
        <table:table-row table:style-name="ro1">
          <table:table-cell table:style-name="ce2"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2" office:value-type="string">
            <text:p>Graticules</text:p>
          </table:table-cell>
          <table:table-cell table:style-name="ce2" table:formula="of:=&quot;10m &quot;&amp;[.$B118]&amp;&quot; &quot;&amp;[.$C118]" office:value-type="string" office:string-value="10m physical Graticules">
            <text:p>10m physical Graticules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118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 office:value-type="string">
            <text:p>ne_10m_graticules</text:p>
          </table:table-cell>
          <table:table-cell table:style-name="ce2" table:number-columns-repeated="7"/>
          <table:table-cell table:style-name="ce2" office:value-type="string">
            <text:p>10m-graticules</text:p>
          </table:table-cell>
          <table:table-cell table:style-name="ce2" table:number-columns-repeated="5"/>
          <table:table-cell table:style-name="ce2" table:formula="of:=IF([.N118]=1;&quot;scp &quot;&amp;[.Q118]&amp;&quot;.zip naturbb6@naturalearthdata.com:download/&quot;&amp;[.A118]&amp;&quot;/&quot;&amp;[.B118]&amp;&quot;/&quot;&amp;[.Y118]&amp;&quot;.zip&quot;;&quot;&quot;)">
            <text:p/>
          </table:table-cell>
          <table:table-cell table:style-name="ce2" table:formula="of:=IF([.N118]=1;&quot;scp &quot;&amp;[.Q118]&amp;&quot;.zip nacis@ftp.freac.fsu.edu:nacis_ftp/web-download/&quot;&amp;[.A118]&amp;&quot;/&quot;&amp;[.B118]&amp;&quot;/&quot;&amp;[.Y118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19:.P119])" office:value-type="float" office:value="2">
            <text:p>2</text:p>
          </table:table-cell>
          <table:table-cell table:style-name="ce1" table:formula="of:=IF([.F119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0m_graticules_all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0m-graticules-all</text:p>
          </table:table-cell>
          <table:table-cell office:value-type="float" office:value="70">
            <text:p>70</text:p>
          </table:table-cell>
          <table:table-cell table:style-name="ce4" office:value-type="string">
            <text:p>all</text:p>
          </table:table-cell>
          <table:table-cell table:style-name="ce33" table:formula="of:=&quot;http://www.nacis.org/naturalearth/10m/&quot;&amp;[.B119]&amp;&quot;/&quot;&amp;[.Y119]&amp;&quot;.zip&quot;" office:value-type="string" office:string-value="http://www.nacis.org/naturalearth/10m/physical/10m-graticules-all.zip">
            <text:p>http://www.nacis.org/naturalearth/10m/physical/10m-graticules-all.zip</text:p>
          </table:table-cell>
          <table:table-cell table:style-name="ce5" table:formula="of:=&quot;http://www.naturalearthdata.com/downloads/10m-physical-vectors/&quot;&amp;[.Y118]" office:value-type="string" office:string-value="http://www.naturalearthdata.com/downloads/10m-physical-vectors/10m-graticules">
            <text:p>http://www.naturalearthdata.com/downloads/10m-physical-vectors/10m-graticules</text:p>
          </table:table-cell>
          <table:table-cell office:value-type="string">
            <text:p>10m-graticules-all</text:p>
          </table:table-cell>
          <table:table-cell table:style-name="ce2" table:formula="of:=IF([.N119]=1;&quot;scp &quot;&amp;[.Q119]&amp;&quot;.zip naturbb6@naturalearthdata.com:download/&quot;&amp;[.A119]&amp;&quot;/&quot;&amp;[.B119]&amp;&quot;/&quot;&amp;[.Y119]&amp;&quot;.zip&quot;;&quot;&quot;)" office:value-type="string" office:string-value="scp ne_10m_graticules_all.zip naturbb6@naturalearthdata.com:download/10m/physical/10m-graticules-all.zip">
            <text:p>scp ne_10m_graticules_all.zip naturbb6@naturalearthdata.com:download/10m/physical/10m-graticules-all.zip</text:p>
          </table:table-cell>
          <table:table-cell table:style-name="ce2" table:formula="of:=&quot;scp zips/&quot;&amp;[.A119]&amp;&quot;_&quot;&amp;[.B119]&amp;&quot;/&quot;&amp;[.Q119]&amp;&quot;.zip&quot;&amp;&quot; &quot;&amp;&quot;$(DOCROOT_FREAC)/&quot;&amp;[.A119]&amp;&quot;/&quot;&amp;[.B119]&amp;&quot;/&quot;&amp;[.Y119]&amp;&quot;.zip&quot;" office:value-type="string" office:string-value="scp zips/10m_physical/ne_10m_graticules_all.zip $(DOCROOT_FREAC)/10m/physical/10m-graticules-all.zip">
            <text:p>scp zips/10m_physical/ne_10m_graticules_all.zip $(DOCROOT_FREAC)/10m/physical/10m-graticules-all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20:.P120])" office:value-type="float" office:value="2">
            <text:p>2</text:p>
          </table:table-cell>
          <table:table-cell table:style-name="ce1" table:formula="of:=IF([.F120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0m_graticules_1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0m-graticules-1</text:p>
          </table:table-cell>
          <table:table-cell office:value-type="float" office:value="64">
            <text:p>64</text:p>
          </table:table-cell>
          <table:table-cell table:style-name="ce4" office:value-type="string">
            <text:p>1 degree</text:p>
          </table:table-cell>
          <table:table-cell table:style-name="ce33" table:formula="of:=&quot;http://www.nacis.org/naturalearth/10m/&quot;&amp;[.B120]&amp;&quot;/&quot;&amp;[.Y120]&amp;&quot;.zip&quot;" office:value-type="string" office:string-value="http://www.nacis.org/naturalearth/10m/physical/10m-graticules-1.zip">
            <text:p>http://www.nacis.org/naturalearth/10m/physical/10m-graticules-1.zip</text:p>
          </table:table-cell>
          <table:table-cell table:style-name="ce5" table:formula="of:=[.AC119]" office:value-type="string" office:string-value="http://www.naturalearthdata.com/downloads/10m-physical-vectors/10m-graticules">
            <text:p>http://www.naturalearthdata.com/downloads/10m-physical-vectors/10m-graticules</text:p>
          </table:table-cell>
          <table:table-cell office:value-type="string">
            <text:p>10m-graticules-1</text:p>
          </table:table-cell>
          <table:table-cell table:style-name="ce2" table:formula="of:=IF([.N120]=1;&quot;scp &quot;&amp;[.Q120]&amp;&quot;.zip naturbb6@naturalearthdata.com:download/&quot;&amp;[.A120]&amp;&quot;/&quot;&amp;[.B120]&amp;&quot;/&quot;&amp;[.Y120]&amp;&quot;.zip&quot;;&quot;&quot;)" office:value-type="string" office:string-value="scp ne_10m_graticules_1.zip naturbb6@naturalearthdata.com:download/10m/physical/10m-graticules-1.zip">
            <text:p>scp ne_10m_graticules_1.zip naturbb6@naturalearthdata.com:download/10m/physical/10m-graticules-1.zip</text:p>
          </table:table-cell>
          <table:table-cell table:style-name="ce2" table:formula="of:=&quot;scp zips/&quot;&amp;[.A120]&amp;&quot;_&quot;&amp;[.B120]&amp;&quot;/&quot;&amp;[.Q120]&amp;&quot;.zip&quot;&amp;&quot; &quot;&amp;&quot;$(DOCROOT_FREAC)/&quot;&amp;[.A120]&amp;&quot;/&quot;&amp;[.B120]&amp;&quot;/&quot;&amp;[.Y120]&amp;&quot;.zip&quot;" office:value-type="string" office:string-value="scp zips/10m_physical/ne_10m_graticules_1.zip $(DOCROOT_FREAC)/10m/physical/10m-graticules-1.zip">
            <text:p>scp zips/10m_physical/ne_10m_graticules_1.zip $(DOCROOT_FREAC)/10m/physical/10m-graticules-1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21:.P121])" office:value-type="float" office:value="2">
            <text:p>2</text:p>
          </table:table-cell>
          <table:table-cell table:style-name="ce1" table:formula="of:=IF([.F121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0m_graticules_5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0m-graticules-5</text:p>
          </table:table-cell>
          <table:table-cell office:value-type="float" office:value="69">
            <text:p>69</text:p>
          </table:table-cell>
          <table:table-cell table:style-name="ce4" office:value-type="float" office:value="5">
            <text:p>5</text:p>
          </table:table-cell>
          <table:table-cell table:style-name="ce33" table:formula="of:=&quot;http://www.nacis.org/naturalearth/10m/&quot;&amp;[.B121]&amp;&quot;/&quot;&amp;[.Y121]&amp;&quot;.zip&quot;" office:value-type="string" office:string-value="http://www.nacis.org/naturalearth/10m/physical/10m-graticules-5.zip">
            <text:p>http://www.nacis.org/naturalearth/10m/physical/10m-graticules-5.zip</text:p>
          </table:table-cell>
          <table:table-cell table:style-name="ce5" table:formula="of:=[.AC120]" office:value-type="string" office:string-value="http://www.naturalearthdata.com/downloads/10m-physical-vectors/10m-graticules">
            <text:p>http://www.naturalearthdata.com/downloads/10m-physical-vectors/10m-graticules</text:p>
          </table:table-cell>
          <table:table-cell office:value-type="string">
            <text:p>10m-graticules-5</text:p>
          </table:table-cell>
          <table:table-cell table:style-name="ce2" table:formula="of:=IF([.N121]=1;&quot;scp &quot;&amp;[.Q121]&amp;&quot;.zip naturbb6@naturalearthdata.com:download/&quot;&amp;[.A121]&amp;&quot;/&quot;&amp;[.B121]&amp;&quot;/&quot;&amp;[.Y121]&amp;&quot;.zip&quot;;&quot;&quot;)" office:value-type="string" office:string-value="scp ne_10m_graticules_5.zip naturbb6@naturalearthdata.com:download/10m/physical/10m-graticules-5.zip">
            <text:p>scp ne_10m_graticules_5.zip naturbb6@naturalearthdata.com:download/10m/physical/10m-graticules-5.zip</text:p>
          </table:table-cell>
          <table:table-cell table:style-name="ce2" table:formula="of:=&quot;scp zips/&quot;&amp;[.A121]&amp;&quot;_&quot;&amp;[.B121]&amp;&quot;/&quot;&amp;[.Q121]&amp;&quot;.zip&quot;&amp;&quot; &quot;&amp;&quot;$(DOCROOT_FREAC)/&quot;&amp;[.A121]&amp;&quot;/&quot;&amp;[.B121]&amp;&quot;/&quot;&amp;[.Y121]&amp;&quot;.zip&quot;" office:value-type="string" office:string-value="scp zips/10m_physical/ne_10m_graticules_5.zip $(DOCROOT_FREAC)/10m/physical/10m-graticules-5.zip">
            <text:p>scp zips/10m_physical/ne_10m_graticules_5.zip $(DOCROOT_FREAC)/10m/physical/10m-graticules-5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22:.P122])" office:value-type="float" office:value="2">
            <text:p>2</text:p>
          </table:table-cell>
          <table:table-cell table:style-name="ce1" table:formula="of:=IF([.F122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0m_graticules_10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0m-graticules-10</text:p>
          </table:table-cell>
          <table:table-cell office:value-type="float" office:value="65">
            <text:p>65</text:p>
          </table:table-cell>
          <table:table-cell table:style-name="ce4" office:value-type="float" office:value="10">
            <text:p>10</text:p>
          </table:table-cell>
          <table:table-cell table:style-name="ce33" table:formula="of:=&quot;http://www.nacis.org/naturalearth/10m/&quot;&amp;[.B122]&amp;&quot;/&quot;&amp;[.Y122]&amp;&quot;.zip&quot;" office:value-type="string" office:string-value="http://www.nacis.org/naturalearth/10m/physical/10m-graticules-10.zip">
            <text:p>http://www.nacis.org/naturalearth/10m/physical/10m-graticules-10.zip</text:p>
          </table:table-cell>
          <table:table-cell table:style-name="ce5" table:formula="of:=[.AC121]" office:value-type="string" office:string-value="http://www.naturalearthdata.com/downloads/10m-physical-vectors/10m-graticules">
            <text:p>http://www.naturalearthdata.com/downloads/10m-physical-vectors/10m-graticules</text:p>
          </table:table-cell>
          <table:table-cell office:value-type="string">
            <text:p>10m-graticules-10</text:p>
          </table:table-cell>
          <table:table-cell table:style-name="ce2" table:formula="of:=IF([.N122]=1;&quot;scp &quot;&amp;[.Q122]&amp;&quot;.zip naturbb6@naturalearthdata.com:download/&quot;&amp;[.A122]&amp;&quot;/&quot;&amp;[.B122]&amp;&quot;/&quot;&amp;[.Y122]&amp;&quot;.zip&quot;;&quot;&quot;)" office:value-type="string" office:string-value="scp ne_10m_graticules_10.zip naturbb6@naturalearthdata.com:download/10m/physical/10m-graticules-10.zip">
            <text:p>scp ne_10m_graticules_10.zip naturbb6@naturalearthdata.com:download/10m/physical/10m-graticules-10.zip</text:p>
          </table:table-cell>
          <table:table-cell table:style-name="ce2" table:formula="of:=&quot;scp zips/&quot;&amp;[.A122]&amp;&quot;_&quot;&amp;[.B122]&amp;&quot;/&quot;&amp;[.Q122]&amp;&quot;.zip&quot;&amp;&quot; &quot;&amp;&quot;$(DOCROOT_FREAC)/&quot;&amp;[.A122]&amp;&quot;/&quot;&amp;[.B122]&amp;&quot;/&quot;&amp;[.Y122]&amp;&quot;.zip&quot;" office:value-type="string" office:string-value="scp zips/10m_physical/ne_10m_graticules_10.zip $(DOCROOT_FREAC)/10m/physical/10m-graticules-10.zip">
            <text:p>scp zips/10m_physical/ne_10m_graticules_10.zip $(DOCROOT_FREAC)/10m/physical/10m-graticules-10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23:.P123])" office:value-type="float" office:value="2">
            <text:p>2</text:p>
          </table:table-cell>
          <table:table-cell table:style-name="ce1" table:formula="of:=IF([.F123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0m_graticules_15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0m-graticules-15</text:p>
          </table:table-cell>
          <table:table-cell office:value-type="float" office:value="66">
            <text:p>66</text:p>
          </table:table-cell>
          <table:table-cell table:style-name="ce4" office:value-type="float" office:value="15">
            <text:p>15</text:p>
          </table:table-cell>
          <table:table-cell table:style-name="ce33" table:formula="of:=&quot;http://www.nacis.org/naturalearth/10m/&quot;&amp;[.B123]&amp;&quot;/&quot;&amp;[.Y123]&amp;&quot;.zip&quot;" office:value-type="string" office:string-value="http://www.nacis.org/naturalearth/10m/physical/10m-graticules-15.zip">
            <text:p>http://www.nacis.org/naturalearth/10m/physical/10m-graticules-15.zip</text:p>
          </table:table-cell>
          <table:table-cell table:style-name="ce5" table:formula="of:=[.AC122]" office:value-type="string" office:string-value="http://www.naturalearthdata.com/downloads/10m-physical-vectors/10m-graticules">
            <text:p>http://www.naturalearthdata.com/downloads/10m-physical-vectors/10m-graticules</text:p>
          </table:table-cell>
          <table:table-cell office:value-type="string">
            <text:p>10m-graticules-15</text:p>
          </table:table-cell>
          <table:table-cell table:style-name="ce2" table:formula="of:=IF([.N123]=1;&quot;scp &quot;&amp;[.Q123]&amp;&quot;.zip naturbb6@naturalearthdata.com:download/&quot;&amp;[.A123]&amp;&quot;/&quot;&amp;[.B123]&amp;&quot;/&quot;&amp;[.Y123]&amp;&quot;.zip&quot;;&quot;&quot;)" office:value-type="string" office:string-value="scp ne_10m_graticules_15.zip naturbb6@naturalearthdata.com:download/10m/physical/10m-graticules-15.zip">
            <text:p>scp ne_10m_graticules_15.zip naturbb6@naturalearthdata.com:download/10m/physical/10m-graticules-15.zip</text:p>
          </table:table-cell>
          <table:table-cell table:style-name="ce2" table:formula="of:=&quot;scp zips/&quot;&amp;[.A123]&amp;&quot;_&quot;&amp;[.B123]&amp;&quot;/&quot;&amp;[.Q123]&amp;&quot;.zip&quot;&amp;&quot; &quot;&amp;&quot;$(DOCROOT_FREAC)/&quot;&amp;[.A123]&amp;&quot;/&quot;&amp;[.B123]&amp;&quot;/&quot;&amp;[.Y123]&amp;&quot;.zip&quot;" office:value-type="string" office:string-value="scp zips/10m_physical/ne_10m_graticules_15.zip $(DOCROOT_FREAC)/10m/physical/10m-graticules-15.zip">
            <text:p>scp zips/10m_physical/ne_10m_graticules_15.zip $(DOCROOT_FREAC)/10m/physical/10m-graticules-15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24:.P124])" office:value-type="float" office:value="2">
            <text:p>2</text:p>
          </table:table-cell>
          <table:table-cell table:style-name="ce1" table:formula="of:=IF([.F124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0m_graticules_20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0m-graticules-20</text:p>
          </table:table-cell>
          <table:table-cell office:value-type="float" office:value="67">
            <text:p>67</text:p>
          </table:table-cell>
          <table:table-cell table:style-name="ce4" office:value-type="float" office:value="20">
            <text:p>20</text:p>
          </table:table-cell>
          <table:table-cell table:style-name="ce33" table:formula="of:=&quot;http://www.nacis.org/naturalearth/10m/&quot;&amp;[.B124]&amp;&quot;/&quot;&amp;[.Y124]&amp;&quot;.zip&quot;" office:value-type="string" office:string-value="http://www.nacis.org/naturalearth/10m/physical/10m-graticules-20.zip">
            <text:p>http://www.nacis.org/naturalearth/10m/physical/10m-graticules-20.zip</text:p>
          </table:table-cell>
          <table:table-cell table:style-name="ce5" table:formula="of:=[.AC123]" office:value-type="string" office:string-value="http://www.naturalearthdata.com/downloads/10m-physical-vectors/10m-graticules">
            <text:p>http://www.naturalearthdata.com/downloads/10m-physical-vectors/10m-graticules</text:p>
          </table:table-cell>
          <table:table-cell office:value-type="string">
            <text:p>10m-graticules-20</text:p>
          </table:table-cell>
          <table:table-cell table:style-name="ce2" table:formula="of:=IF([.N124]=1;&quot;scp &quot;&amp;[.Q124]&amp;&quot;.zip naturbb6@naturalearthdata.com:download/&quot;&amp;[.A124]&amp;&quot;/&quot;&amp;[.B124]&amp;&quot;/&quot;&amp;[.Y124]&amp;&quot;.zip&quot;;&quot;&quot;)" office:value-type="string" office:string-value="scp ne_10m_graticules_20.zip naturbb6@naturalearthdata.com:download/10m/physical/10m-graticules-20.zip">
            <text:p>scp ne_10m_graticules_20.zip naturbb6@naturalearthdata.com:download/10m/physical/10m-graticules-20.zip</text:p>
          </table:table-cell>
          <table:table-cell table:style-name="ce2" table:formula="of:=&quot;scp zips/&quot;&amp;[.A124]&amp;&quot;_&quot;&amp;[.B124]&amp;&quot;/&quot;&amp;[.Q124]&amp;&quot;.zip&quot;&amp;&quot; &quot;&amp;&quot;$(DOCROOT_FREAC)/&quot;&amp;[.A124]&amp;&quot;/&quot;&amp;[.B124]&amp;&quot;/&quot;&amp;[.Y124]&amp;&quot;.zip&quot;" office:value-type="string" office:string-value="scp zips/10m_physical/ne_10m_graticules_20.zip $(DOCROOT_FREAC)/10m/physical/10m-graticules-20.zip">
            <text:p>scp zips/10m_physical/ne_10m_graticules_20.zip $(DOCROOT_FREAC)/10m/physical/10m-graticules-20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25:.P125])" office:value-type="float" office:value="2">
            <text:p>2</text:p>
          </table:table-cell>
          <table:table-cell table:style-name="ce1" table:formula="of:=IF([.F125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0m_graticules_30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0m-graticules-30</text:p>
          </table:table-cell>
          <table:table-cell office:value-type="float" office:value="68">
            <text:p>68</text:p>
          </table:table-cell>
          <table:table-cell table:style-name="ce4" office:value-type="float" office:value="30">
            <text:p>30</text:p>
          </table:table-cell>
          <table:table-cell table:style-name="ce33" table:formula="of:=&quot;http://www.nacis.org/naturalearth/10m/&quot;&amp;[.B125]&amp;&quot;/&quot;&amp;[.Y125]&amp;&quot;.zip&quot;" office:value-type="string" office:string-value="http://www.nacis.org/naturalearth/10m/physical/10m-graticules-30.zip">
            <text:p>http://www.nacis.org/naturalearth/10m/physical/10m-graticules-30.zip</text:p>
          </table:table-cell>
          <table:table-cell table:style-name="ce5" table:formula="of:=[.AC124]" office:value-type="string" office:string-value="http://www.naturalearthdata.com/downloads/10m-physical-vectors/10m-graticules">
            <text:p>http://www.naturalearthdata.com/downloads/10m-physical-vectors/10m-graticules</text:p>
          </table:table-cell>
          <table:table-cell office:value-type="string">
            <text:p>10m-graticules-30</text:p>
          </table:table-cell>
          <table:table-cell table:style-name="ce2" table:formula="of:=IF([.N125]=1;&quot;scp &quot;&amp;[.Q125]&amp;&quot;.zip naturbb6@naturalearthdata.com:download/&quot;&amp;[.A125]&amp;&quot;/&quot;&amp;[.B125]&amp;&quot;/&quot;&amp;[.Y125]&amp;&quot;.zip&quot;;&quot;&quot;)" office:value-type="string" office:string-value="scp ne_10m_graticules_30.zip naturbb6@naturalearthdata.com:download/10m/physical/10m-graticules-30.zip">
            <text:p>scp ne_10m_graticules_30.zip naturbb6@naturalearthdata.com:download/10m/physical/10m-graticules-30.zip</text:p>
          </table:table-cell>
          <table:table-cell table:style-name="ce2" table:formula="of:=&quot;scp zips/&quot;&amp;[.A125]&amp;&quot;_&quot;&amp;[.B125]&amp;&quot;/&quot;&amp;[.Q125]&amp;&quot;.zip&quot;&amp;&quot; &quot;&amp;&quot;$(DOCROOT_FREAC)/&quot;&amp;[.A125]&amp;&quot;/&quot;&amp;[.B125]&amp;&quot;/&quot;&amp;[.Y125]&amp;&quot;.zip&quot;" office:value-type="string" office:string-value="scp zips/10m_physical/ne_10m_graticules_30.zip $(DOCROOT_FREAC)/10m/physical/10m-graticules-30.zip">
            <text:p>scp zips/10m_physical/ne_10m_graticules_30.zip $(DOCROOT_FREAC)/10m/physical/10m-graticules-30.zip</text:p>
          </table:table-cell>
          <table:table-cell table:number-columns-repeated="992"/>
        </table:table-row>
        <table:table-row table:style-name="ro1">
          <table:table-cell office:value-type="string">
            <text:p>10m</text:p>
          </table:table-cell>
          <table:table-cell table:style-name="ce2"/>
          <table:table-cell table:style-name="ce7"/>
          <table:table-cell table:number-columns-repeated="2"/>
          <table:table-cell table:style-name="ce9" table:formula="of:=MAX([.H126:.P126])" office:value-type="float" office:value="2">
            <text:p>2</text:p>
          </table:table-cell>
          <table:table-cell table:style-name="ce1" table:formula="of:=IF([.F126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0m_wgs84_bounding_box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0m-wgs84-bounding-box</text:p>
          </table:table-cell>
          <table:table-cell office:value-type="float" office:value="81">
            <text:p>81</text:p>
          </table:table-cell>
          <table:table-cell table:style-name="ce4" office:value-type="string">
            <text:p>bounding box</text:p>
          </table:table-cell>
          <table:table-cell table:style-name="ce33" table:formula="of:=&quot;http://www.nacis.org/naturalearth/10m/&quot;&amp;[.B126]&amp;&quot;/&quot;&amp;[.Y126]&amp;&quot;.zip&quot;" office:value-type="string" office:string-value="http://www.nacis.org/naturalearth/10m//10m-wgs84-bounding-box.zip">
            <text:p>http://www.nacis.org/naturalearth/10m//10m-wgs84-bounding-box.zip</text:p>
          </table:table-cell>
          <table:table-cell table:style-name="ce5" table:formula="of:=[.AC125]" office:value-type="string" office:string-value="http://www.naturalearthdata.com/downloads/10m-physical-vectors/10m-graticules">
            <text:p>http://www.naturalearthdata.com/downloads/10m-physical-vectors/10m-graticules</text:p>
          </table:table-cell>
          <table:table-cell office:value-type="string">
            <text:p>10m-wgs84-bounding-box</text:p>
          </table:table-cell>
          <table:table-cell table:style-name="ce2" table:formula="of:=IF([.N126]=1;&quot;scp &quot;&amp;[.Q126]&amp;&quot;.zip naturbb6@naturalearthdata.com:download/&quot;&amp;[.A126]&amp;&quot;/&quot;&amp;[.B126]&amp;&quot;/&quot;&amp;[.Y126]&amp;&quot;.zip&quot;;&quot;&quot;)">
            <text:p/>
          </table:table-cell>
          <table:table-cell table:style-name="ce2" table:formula="of:=&quot;scp zips/&quot;&amp;[.A126]&amp;&quot;_&quot;&amp;[.B126]&amp;&quot;/&quot;&amp;[.Q126]&amp;&quot;.zip&quot;&amp;&quot; &quot;&amp;&quot;$(DOCROOT_FREAC)/&quot;&amp;[.A126]&amp;&quot;/&quot;&amp;[.B126]&amp;&quot;/&quot;&amp;[.Y126]&amp;&quot;.zip&quot;" office:value-type="string" office:string-value="scp zips/10m_/ne_10m_wgs84_bounding_box.zip $(DOCROOT_FREAC)/10m//10m-wgs84-bounding-box.zip">
            <text:p>scp zips/10m_/ne_10m_wgs84_bounding_box.zip $(DOCROOT_FREAC)/10m//10m-wgs84-bounding-box.zip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2" office:value-type="string">
            <text:p>Cross Blended Hypsometric Tints</text:p>
          </table:table-cell>
          <table:table-cell table:style-name="ce2" table:formula="of:=&quot;10m &quot;&amp;[.$B127]&amp;&quot; &quot;&amp;[.$C127]" office:value-type="string" office:string-value="10m raster Cross Blended Hypsometric Tints">
            <text:p>10m raster Cross Blended Hypsometric Tints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127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/>
          <table:table-cell table:style-name="ce2" table:number-columns-repeated="7"/>
          <table:table-cell table:style-name="ce2" office:value-type="string">
            <text:p>10m-cross-blended-hypsometric-tints</text:p>
          </table:table-cell>
          <table:table-cell table:style-name="ce2" table:number-columns-repeated="5"/>
          <table:table-cell table:style-name="ce2" table:formula="of:=IF([.N127]=1;&quot;scp &quot;&amp;[.Q127]&amp;&quot;.zip naturbb6@naturalearthdata.com:download/&quot;&amp;[.A127]&amp;&quot;/&quot;&amp;[.B127]&amp;&quot;/&quot;&amp;[.Y127]&amp;&quot;.zip&quot;;&quot;&quot;)">
            <text:p/>
          </table:table-cell>
          <table:table-cell table:style-name="ce2" table:formula="of:=IF([.N127]=1;&quot;scp &quot;&amp;[.Q127]&amp;&quot;.zip nacis@ftp.freac.fsu.edu:nacis_ftp/web-download/&quot;&amp;[.A127]&amp;&quot;/&quot;&amp;[.B127]&amp;&quot;/&quot;&amp;[.Y127]&amp;&quot;.zip&quot;;&quot;&quot;)">
            <text:p/>
          </table:table-cell>
          <table:table-cell table:style-name="ce2"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28:.P128])" office:value-type="float" office:value="2">
            <text:p>2</text:p>
          </table:table-cell>
          <table:table-cell table:style-name="ce1" table:formula="of:=IF([.F128]&lt;=1;1;0)" office:value-type="float" office:value="0">
            <text:p>0</text:p>
          </table:table-cell>
          <table:table-cell table:number-columns-repeated="3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HYP_HR_SR_W_DR_OCEAN</text:p>
          </table:table-cell>
          <table:table-cell table:style-name="ce4" table:number-columns-repeated="7"/>
          <table:table-cell table:style-name="ce4" office:value-type="string">
            <text:p>10m-cross-blended-HYP_HR_SR_W_DR_OCEAN</text:p>
          </table:table-cell>
          <table:table-cell/>
          <table:table-cell table:style-name="ce4"/>
          <table:table-cell table:style-name="ce34" office:value-type="string">
            <text:p><text:span text:style-name="T1"><text:a xlink:href="http://www.nacis.org/naturalearth/10m/raster/HYP_HR_SR_W_DR.zip">http://www.nacis.org/naturalearth/10m/raster/HYP_HR_SR_W_DR.zip</text:a></text:span></text:p>
          </table:table-cell>
          <table:table-cell table:style-name="ce5"/>
          <table:table-cell office:value-type="string">
            <text:p>HYP_HR_SR_W_DR</text:p>
          </table:table-cell>
          <table:table-cell table:style-name="ce2" table:formula="of:=IF([.N128]=1;&quot;scp &quot;&amp;[.Q128]&amp;&quot;.zip naturbb6@naturalearthdata.com:download/&quot;&amp;[.A128]&amp;&quot;/&quot;&amp;[.B128]&amp;&quot;/&quot;&amp;[.Y128]&amp;&quot;.zip&quot;;&quot;&quot;)">
            <text:p/>
          </table:table-cell>
          <table:table-cell table:style-name="ce2"/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29:.P129])" office:value-type="float" office:value="2">
            <text:p>2</text:p>
          </table:table-cell>
          <table:table-cell table:style-name="ce1" table:formula="of:=IF([.F129]&lt;=1;1;0)" office:value-type="float" office:value="0">
            <text:p>0</text:p>
          </table:table-cell>
          <table:table-cell table:number-columns-repeated="3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HYP_LR_SR_W_DR_OCEAN</text:p>
          </table:table-cell>
          <table:table-cell table:style-name="ce4" table:number-columns-repeated="7"/>
          <table:table-cell table:style-name="ce4" office:value-type="string">
            <text:p>10m-cross-blended-HYP_LR_SR_W_DR_OCEAN</text:p>
          </table:table-cell>
          <table:table-cell/>
          <table:table-cell table:style-name="ce4"/>
          <table:table-cell table:style-name="ce34" office:value-type="string">
            <text:p><text:span text:style-name="T1"><text:a xlink:href="http://www.nacis.org/naturalearth/10m/raster/HYP_HR_SR_W_DR.zip">http://www.nacis.org/naturalearth/10m/raster/HYP_HR_SR_W_DR.zip</text:a></text:span></text:p>
          </table:table-cell>
          <table:table-cell table:style-name="ce5"/>
          <table:table-cell office:value-type="string">
            <text:p>HYP_HR_SR_W_DR</text:p>
          </table:table-cell>
          <table:table-cell table:style-name="ce2" table:formula="of:=IF([.N129]=1;&quot;scp &quot;&amp;[.Q129]&amp;&quot;.zip naturbb6@naturalearthdata.com:download/&quot;&amp;[.A129]&amp;&quot;/&quot;&amp;[.B129]&amp;&quot;/&quot;&amp;[.Y129]&amp;&quot;.zip&quot;;&quot;&quot;)">
            <text:p/>
          </table:table-cell>
          <table:table-cell table:style-name="ce2"/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30:.P130])" office:value-type="float" office:value="2">
            <text:p>2</text:p>
          </table:table-cell>
          <table:table-cell table:style-name="ce1" table:formula="of:=IF([.F130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HYP_HR_SR_W_DR</text:p>
          </table:table-cell>
          <table:table-cell table:style-name="ce4" table:number-columns-repeated="7"/>
          <table:table-cell table:style-name="ce4" office:value-type="string">
            <text:p>10m-cross-blended-HYP_HR_SR_W_DR</text:p>
          </table:table-cell>
          <table:table-cell office:value-type="float" office:value="84">
            <text:p>84</text:p>
          </table:table-cell>
          <table:table-cell table:style-name="ce4"/>
          <table:table-cell table:style-name="ce34" office:value-type="string">
            <text:p><text:span text:style-name="T1"><text:a xlink:href="http://www.nacis.org/naturalearth/10m/raster/HYP_HR_SR_W_DR.zip">http://www.nacis.org/naturalearth/10m/raster/HYP_HR_SR_W_DR.zip</text:a></text:span></text:p>
          </table:table-cell>
          <table:table-cell table:style-name="ce5"/>
          <table:table-cell office:value-type="string">
            <text:p>HYP_HR_SR_W_DR</text:p>
          </table:table-cell>
          <table:table-cell table:style-name="ce2" table:formula="of:=IF([.N130]=1;&quot;scp &quot;&amp;[.Q130]&amp;&quot;.zip naturbb6@naturalearthdata.com:download/&quot;&amp;[.A130]&amp;&quot;/&quot;&amp;[.B130]&amp;&quot;/&quot;&amp;[.Y130]&amp;&quot;.zip&quot;;&quot;&quot;)">
            <text:p/>
          </table:table-cell>
          <table:table-cell table:style-name="ce2"/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31:.P131])" office:value-type="float" office:value="2">
            <text:p>2</text:p>
          </table:table-cell>
          <table:table-cell table:style-name="ce1" table:formula="of:=IF([.F131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HYP_LR_SR_W_DR</text:p>
          </table:table-cell>
          <table:table-cell table:style-name="ce4" table:number-columns-repeated="7"/>
          <table:table-cell table:style-name="ce4" office:value-type="string">
            <text:p>10m-cross-blended-HYP_LR_SR_W_DR</text:p>
          </table:table-cell>
          <table:table-cell office:value-type="float" office:value="87">
            <text:p>87</text:p>
          </table:table-cell>
          <table:table-cell table:style-name="ce4"/>
          <table:table-cell table:style-name="ce34" office:value-type="string">
            <text:p><text:span text:style-name="T1"><text:a xlink:href="http://www.nacis.org/naturalearth/10m/raster/HYP_LR_SR_W_DR.zip">http://www.nacis.org/naturalearth/10m/raster/HYP_LR_SR_W_DR.zip</text:a></text:span></text:p>
          </table:table-cell>
          <table:table-cell table:style-name="ce5"/>
          <table:table-cell office:value-type="string">
            <text:p>HYP_LR_SR_W_DR</text:p>
          </table:table-cell>
          <table:table-cell table:style-name="ce2" table:formula="of:=IF([.N131]=1;&quot;scp &quot;&amp;[.Q131]&amp;&quot;.zip naturbb6@naturalearthdata.com:download/&quot;&amp;[.A131]&amp;&quot;/&quot;&amp;[.B131]&amp;&quot;/&quot;&amp;[.Y131]&amp;&quot;.zip&quot;;&quot;&quot;)">
            <text:p/>
          </table:table-cell>
          <table:table-cell table:style-name="ce2"/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32:.P132])" office:value-type="float" office:value="2">
            <text:p>2</text:p>
          </table:table-cell>
          <table:table-cell table:style-name="ce1" table:formula="of:=IF([.F132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HYP_HR_SR_W</text:p>
          </table:table-cell>
          <table:table-cell table:style-name="ce4" table:number-columns-repeated="7"/>
          <table:table-cell table:style-name="ce4" office:value-type="string">
            <text:p>10m-cross-blended-HYP_HR_SR_W</text:p>
          </table:table-cell>
          <table:table-cell office:value-type="float" office:value="83">
            <text:p>83</text:p>
          </table:table-cell>
          <table:table-cell table:style-name="ce4"/>
          <table:table-cell table:style-name="ce34" office:value-type="string">
            <text:p><text:span text:style-name="T1"><text:a xlink:href="http://www.nacis.org/naturalearth/10m/raster/HYP_HR_SR_W.zip">http://www.nacis.org/naturalearth/10m/raster/HYP_HR_SR_W.zip</text:a></text:span></text:p>
          </table:table-cell>
          <table:table-cell table:style-name="ce5"/>
          <table:table-cell office:value-type="string">
            <text:p>HYP_HR_SR_W</text:p>
          </table:table-cell>
          <table:table-cell table:style-name="ce2" table:formula="of:=IF([.N132]=1;&quot;scp &quot;&amp;[.Q132]&amp;&quot;.zip naturbb6@naturalearthdata.com:download/&quot;&amp;[.A132]&amp;&quot;/&quot;&amp;[.B132]&amp;&quot;/&quot;&amp;[.Y132]&amp;&quot;.zip&quot;;&quot;&quot;)">
            <text:p/>
          </table:table-cell>
          <table:table-cell table:style-name="ce2"/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33:.P133])" office:value-type="float" office:value="2">
            <text:p>2</text:p>
          </table:table-cell>
          <table:table-cell table:style-name="ce1" table:formula="of:=IF([.F133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HYP_LR_SR_W</text:p>
          </table:table-cell>
          <table:table-cell table:style-name="ce4" table:number-columns-repeated="7"/>
          <table:table-cell table:style-name="ce4" office:value-type="string">
            <text:p>10m-cross-blended-HYP_LR_SR_W</text:p>
          </table:table-cell>
          <table:table-cell office:value-type="float" office:value="86">
            <text:p>86</text:p>
          </table:table-cell>
          <table:table-cell table:style-name="ce4"/>
          <table:table-cell table:style-name="ce34" office:value-type="string">
            <text:p><text:span text:style-name="T1"><text:a xlink:href="http://www.nacis.org/naturalearth/10m/raster/HYP_LR_SR_W.zip">http://www.nacis.org/naturalearth/10m/raster/HYP_LR_SR_W.zip</text:a></text:span></text:p>
          </table:table-cell>
          <table:table-cell table:style-name="ce5"/>
          <table:table-cell office:value-type="string">
            <text:p>HYP_LR_SR_W</text:p>
          </table:table-cell>
          <table:table-cell table:style-name="ce2" table:formula="of:=IF([.N133]=1;&quot;scp &quot;&amp;[.Q133]&amp;&quot;.zip naturbb6@naturalearthdata.com:download/&quot;&amp;[.A133]&amp;&quot;/&quot;&amp;[.B133]&amp;&quot;/&quot;&amp;[.Y133]&amp;&quot;.zip&quot;;&quot;&quot;)">
            <text:p/>
          </table:table-cell>
          <table:table-cell table:style-name="ce2"/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34:.P134])" office:value-type="float" office:value="2">
            <text:p>2</text:p>
          </table:table-cell>
          <table:table-cell table:style-name="ce1" table:formula="of:=IF([.F134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HYP_HR_SR</text:p>
          </table:table-cell>
          <table:table-cell table:style-name="ce4" table:number-columns-repeated="7"/>
          <table:table-cell table:style-name="ce4" office:value-type="string">
            <text:p>10m-cross-blended-HYP_HR_SR</text:p>
          </table:table-cell>
          <table:table-cell office:value-type="float" office:value="82">
            <text:p>82</text:p>
          </table:table-cell>
          <table:table-cell table:style-name="ce4"/>
          <table:table-cell table:style-name="ce34" office:value-type="string">
            <text:p><text:span text:style-name="T1"><text:a xlink:href="http://www.nacis.org/naturalearth/10m/raster/HYP_HR_SR.zip">http://www.nacis.org/naturalearth/10m/raster/HYP_HR_SR.zip</text:a></text:span></text:p>
          </table:table-cell>
          <table:table-cell table:style-name="ce5"/>
          <table:table-cell office:value-type="string">
            <text:p>HYP_HR_SR</text:p>
          </table:table-cell>
          <table:table-cell table:style-name="ce2" table:formula="of:=IF([.N134]=1;&quot;scp &quot;&amp;[.Q134]&amp;&quot;.zip naturbb6@naturalearthdata.com:download/&quot;&amp;[.A134]&amp;&quot;/&quot;&amp;[.B134]&amp;&quot;/&quot;&amp;[.Y134]&amp;&quot;.zip&quot;;&quot;&quot;)">
            <text:p/>
          </table:table-cell>
          <table:table-cell table:style-name="ce2"/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35:.P135])" office:value-type="float" office:value="2">
            <text:p>2</text:p>
          </table:table-cell>
          <table:table-cell table:style-name="ce1" table:formula="of:=IF([.F135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HYP_LR_SR</text:p>
          </table:table-cell>
          <table:table-cell table:style-name="ce4" table:number-columns-repeated="7"/>
          <table:table-cell table:style-name="ce4" office:value-type="string">
            <text:p>10m-cross-blended-HYP_LR_SR</text:p>
          </table:table-cell>
          <table:table-cell office:value-type="float" office:value="85">
            <text:p>85</text:p>
          </table:table-cell>
          <table:table-cell table:style-name="ce4"/>
          <table:table-cell table:style-name="ce34" office:value-type="string">
            <text:p><text:span text:style-name="T1"><text:a xlink:href="http://www.nacis.org/naturalearth/10m/raster/HYP_LR_SR.zip">http://www.nacis.org/naturalearth/10m/raster/HYP_LR_SR.zip</text:a></text:span></text:p>
          </table:table-cell>
          <table:table-cell table:style-name="ce5"/>
          <table:table-cell office:value-type="string">
            <text:p>HYP_LR_SR</text:p>
          </table:table-cell>
          <table:table-cell table:style-name="ce2" table:formula="of:=IF([.N135]=1;&quot;scp &quot;&amp;[.Q135]&amp;&quot;.zip naturbb6@naturalearthdata.com:download/&quot;&amp;[.A135]&amp;&quot;/&quot;&amp;[.B135]&amp;&quot;/&quot;&amp;[.Y135]&amp;&quot;.zip&quot;;&quot;&quot;)">
            <text:p/>
          </table:table-cell>
          <table:table-cell table:style-name="ce2"/>
          <table:table-cell table:number-columns-repeated="992"/>
        </table:table-row>
        <table:table-row table:style-name="ro1">
          <table:table-cell table:style-name="ce2"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2" office:value-type="string">
            <text:p>Natural Earth 1</text:p>
          </table:table-cell>
          <table:table-cell table:style-name="ce2" table:formula="of:=&quot;10m &quot;&amp;[.$B136]&amp;&quot; &quot;&amp;[.$C136]" office:value-type="string" office:string-value="10m raster Natural Earth 1">
            <text:p>10m raster Natural Earth 1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136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/>
          <table:table-cell table:style-name="ce2" table:number-columns-repeated="7"/>
          <table:table-cell table:style-name="ce2" office:value-type="string">
            <text:p>10m-natural-earth-1</text:p>
          </table:table-cell>
          <table:table-cell table:style-name="ce2" table:number-columns-repeated="5"/>
          <table:table-cell table:style-name="ce2" table:formula="of:=IF([.N136]=1;&quot;scp &quot;&amp;[.Q136]&amp;&quot;.zip naturbb6@naturalearthdata.com:download/&quot;&amp;[.A136]&amp;&quot;/&quot;&amp;[.B136]&amp;&quot;/&quot;&amp;[.Y136]&amp;&quot;.zip&quot;;&quot;&quot;)">
            <text:p/>
          </table:table-cell>
          <table:table-cell table:style-name="ce2" table:formula="of:=IF([.N136]=1;&quot;scp &quot;&amp;[.Q136]&amp;&quot;.zip nacis@ftp.freac.fsu.edu:nacis_ftp/web-download/&quot;&amp;[.A136]&amp;&quot;/&quot;&amp;[.B136]&amp;&quot;/&quot;&amp;[.Y136]&amp;&quot;.zip&quot;;&quot;&quot;)">
            <text:p/>
          </table:table-cell>
          <table:table-cell table:style-name="ce2"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37:.P137])" office:value-type="float" office:value="2">
            <text:p>2</text:p>
          </table:table-cell>
          <table:table-cell table:style-name="ce1" table:formula="of:=IF([.F137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1_LR_LC_SR_W_DR</text:p>
          </table:table-cell>
          <table:table-cell table:style-name="ce4" table:number-columns-repeated="7"/>
          <table:table-cell table:style-name="ce4" office:value-type="string">
            <text:p>10m-natural-earth-1-NE1_LR_LC_SR_W_DR</text:p>
          </table:table-cell>
          <table:table-cell office:value-type="float" office:value="95">
            <text:p>95</text:p>
          </table:table-cell>
          <table:table-cell table:style-name="ce4"/>
          <table:table-cell table:style-name="ce35" office:value-type="string">
            <text:p><text:span text:style-name="T1"><text:a xlink:href="http://www.nacis.org/naturalearth/10m/raster/NE1_LR_LC_SR_W_DR.zip">http://www.nacis.org/naturalearth/10m/raster/NE1_LR_LC_SR_W_DR.zip</text:a></text:span></text:p>
          </table:table-cell>
          <table:table-cell table:style-name="ce5"/>
          <table:table-cell office:value-type="string">
            <text:p>NE1_LR_LC_SR_W_DR</text:p>
          </table:table-cell>
          <table:table-cell table:style-name="ce2" table:formula="of:=IF([.N137]=1;&quot;scp &quot;&amp;[.Q137]&amp;&quot;.zip naturbb6@naturalearthdata.com:download/&quot;&amp;[.A137]&amp;&quot;/&quot;&amp;[.B137]&amp;&quot;/&quot;&amp;[.Y137]&amp;&quot;.zip&quot;;&quot;&quot;)">
            <text:p/>
          </table:table-cell>
          <table:table-cell table:style-name="ce2" table:formula="of:=IF([.N137]=1;&quot;scp &quot;&amp;[.Q137]&amp;&quot;.zip nacis@ftp.freac.fsu.edu:nacis_ftp/web-download/&quot;&amp;[.A137]&amp;&quot;/&quot;&amp;[.B137]&amp;&quot;/&quot;&amp;[.Y137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38:.P138])" office:value-type="float" office:value="2">
            <text:p>2</text:p>
          </table:table-cell>
          <table:table-cell table:style-name="ce1" table:formula="of:=IF([.F138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1_LR_LC_SR_W</text:p>
          </table:table-cell>
          <table:table-cell table:style-name="ce4" table:number-columns-repeated="7"/>
          <table:table-cell table:style-name="ce4" office:value-type="string">
            <text:p>10m-natural-earth-1-NE1_LR_LC_SR_W</text:p>
          </table:table-cell>
          <table:table-cell office:value-type="float" office:value="94">
            <text:p>94</text:p>
          </table:table-cell>
          <table:table-cell table:style-name="ce4"/>
          <table:table-cell table:style-name="ce35" office:value-type="string">
            <text:p><text:span text:style-name="T1"><text:a xlink:href="http://www.nacis.org/naturalearth/10m/raster/NE1_LR_LC_SR_W.zip">http://www.nacis.org/naturalearth/10m/raster/NE1_LR_LC_SR_W.zip</text:a></text:span></text:p>
          </table:table-cell>
          <table:table-cell table:style-name="ce5"/>
          <table:table-cell office:value-type="string">
            <text:p>NE1_LR_LC_SR_W</text:p>
          </table:table-cell>
          <table:table-cell table:style-name="ce2" table:formula="of:=IF([.N138]=1;&quot;scp &quot;&amp;[.Q138]&amp;&quot;.zip naturbb6@naturalearthdata.com:download/&quot;&amp;[.A138]&amp;&quot;/&quot;&amp;[.B138]&amp;&quot;/&quot;&amp;[.Y138]&amp;&quot;.zip&quot;;&quot;&quot;)">
            <text:p/>
          </table:table-cell>
          <table:table-cell table:style-name="ce2" table:formula="of:=IF([.N138]=1;&quot;scp &quot;&amp;[.Q138]&amp;&quot;.zip nacis@ftp.freac.fsu.edu:nacis_ftp/web-download/&quot;&amp;[.A138]&amp;&quot;/&quot;&amp;[.B138]&amp;&quot;/&quot;&amp;[.Y138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39:.P139])" office:value-type="float" office:value="2">
            <text:p>2</text:p>
          </table:table-cell>
          <table:table-cell table:style-name="ce1" table:formula="of:=IF([.F139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1_LR_LC_SR</text:p>
          </table:table-cell>
          <table:table-cell table:style-name="ce4" table:number-columns-repeated="7"/>
          <table:table-cell table:style-name="ce4" office:value-type="string">
            <text:p>10m-natural-earth-1-NE1_LR_LC_SR</text:p>
          </table:table-cell>
          <table:table-cell office:value-type="float" office:value="93">
            <text:p>93</text:p>
          </table:table-cell>
          <table:table-cell table:style-name="ce4"/>
          <table:table-cell table:style-name="ce35" office:value-type="string">
            <text:p><text:span text:style-name="T1"><text:a xlink:href="http://www.nacis.org/naturalearth/10m/raster/NE1_LR_LC_SR.zip">http://www.nacis.org/naturalearth/10m/raster/NE1_LR_LC_SR.zip</text:a></text:span></text:p>
          </table:table-cell>
          <table:table-cell table:style-name="ce5"/>
          <table:table-cell office:value-type="string">
            <text:p>NE1_LR_LC_SR</text:p>
          </table:table-cell>
          <table:table-cell table:style-name="ce2" table:formula="of:=IF([.N139]=1;&quot;scp &quot;&amp;[.Q139]&amp;&quot;.zip naturbb6@naturalearthdata.com:download/&quot;&amp;[.A139]&amp;&quot;/&quot;&amp;[.B139]&amp;&quot;/&quot;&amp;[.Y139]&amp;&quot;.zip&quot;;&quot;&quot;)">
            <text:p/>
          </table:table-cell>
          <table:table-cell table:style-name="ce2" table:formula="of:=IF([.N139]=1;&quot;scp &quot;&amp;[.Q139]&amp;&quot;.zip nacis@ftp.freac.fsu.edu:nacis_ftp/web-download/&quot;&amp;[.A139]&amp;&quot;/&quot;&amp;[.B139]&amp;&quot;/&quot;&amp;[.Y139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40:.P140])" office:value-type="float" office:value="1.3">
            <text:p>1.3</text:p>
          </table:table-cell>
          <table:table-cell table:style-name="ce1" table:formula="of:=IF([.F140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style-name="ce4" office:value-type="string">
            <text:p>NE1_LR_LC</text:p>
          </table:table-cell>
          <table:table-cell table:style-name="ce4" table:number-columns-repeated="7"/>
          <table:table-cell table:style-name="ce4" office:value-type="string">
            <text:p>10m-natural-earth-1-NE1_LR_LC</text:p>
          </table:table-cell>
          <table:table-cell office:value-type="float" office:value="92">
            <text:p>92</text:p>
          </table:table-cell>
          <table:table-cell table:style-name="ce4"/>
          <table:table-cell table:style-name="ce34" office:value-type="string">
            <text:p><text:span text:style-name="T1"><text:a xlink:href="http://www.nacis.org/naturalearth/10m/raster/NE1_LR_LC.zip">http://www.nacis.org/naturalearth/10m/raster/NE1_LR_LC.zip</text:a></text:span></text:p>
          </table:table-cell>
          <table:table-cell table:style-name="ce5"/>
          <table:table-cell office:value-type="string">
            <text:p>NE1_LR_LC</text:p>
          </table:table-cell>
          <table:table-cell table:style-name="ce2" table:formula="of:=IF([.N140]=1;&quot;scp &quot;&amp;[.Q140]&amp;&quot;.zip naturbb6@naturalearthdata.com:download/&quot;&amp;[.A140]&amp;&quot;/&quot;&amp;[.B140]&amp;&quot;/&quot;&amp;[.Y140]&amp;&quot;.zip&quot;;&quot;&quot;)">
            <text:p/>
          </table:table-cell>
          <table:table-cell table:style-name="ce2" table:formula="of:=IF([.N140]=1;&quot;scp &quot;&amp;[.Q140]&amp;&quot;.zip nacis@ftp.freac.fsu.edu:nacis_ftp/web-download/&quot;&amp;[.A140]&amp;&quot;/&quot;&amp;[.B140]&amp;&quot;/&quot;&amp;[.Y140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41:.P141])" office:value-type="float" office:value="2">
            <text:p>2</text:p>
          </table:table-cell>
          <table:table-cell table:style-name="ce1" table:formula="of:=IF([.F141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1_HR_LC_SR_W_DR</text:p>
          </table:table-cell>
          <table:table-cell table:style-name="ce4" table:number-columns-repeated="7"/>
          <table:table-cell table:style-name="ce4" office:value-type="string">
            <text:p>10m-natural-earth-1-NE1_HR_LC_SR_W_DR</text:p>
          </table:table-cell>
          <table:table-cell office:value-type="float" office:value="91">
            <text:p>91</text:p>
          </table:table-cell>
          <table:table-cell table:style-name="ce4"/>
          <table:table-cell table:style-name="ce35" office:value-type="string">
            <text:p><text:span text:style-name="T1"><text:a xlink:href="http://www.nacis.org/naturalearth/10m/raster/NE1_HR_LC_SR_W_DR.zip">http://www.nacis.org/naturalearth/10m/raster/NE1_HR_LC_SR_W_DR.zip</text:a></text:span></text:p>
          </table:table-cell>
          <table:table-cell table:style-name="ce5"/>
          <table:table-cell office:value-type="string">
            <text:p>NE1_HR_LC_SR_W_DR</text:p>
          </table:table-cell>
          <table:table-cell table:style-name="ce2" table:formula="of:=IF([.N141]=1;&quot;scp &quot;&amp;[.Q141]&amp;&quot;.zip naturbb6@naturalearthdata.com:download/&quot;&amp;[.A141]&amp;&quot;/&quot;&amp;[.B141]&amp;&quot;/&quot;&amp;[.Y141]&amp;&quot;.zip&quot;;&quot;&quot;)">
            <text:p/>
          </table:table-cell>
          <table:table-cell table:style-name="ce2" table:formula="of:=IF([.N141]=1;&quot;scp &quot;&amp;[.Q141]&amp;&quot;.zip nacis@ftp.freac.fsu.edu:nacis_ftp/web-download/&quot;&amp;[.A141]&amp;&quot;/&quot;&amp;[.B141]&amp;&quot;/&quot;&amp;[.Y141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42:.P142])" office:value-type="float" office:value="2">
            <text:p>2</text:p>
          </table:table-cell>
          <table:table-cell table:style-name="ce1" table:formula="of:=IF([.F142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1_HR_LC_SR_W</text:p>
          </table:table-cell>
          <table:table-cell table:style-name="ce4" table:number-columns-repeated="7"/>
          <table:table-cell table:style-name="ce4" office:value-type="string">
            <text:p>10m-natural-earth-1-NE1_HR_LC_SR_W</text:p>
          </table:table-cell>
          <table:table-cell office:value-type="float" office:value="90">
            <text:p>90</text:p>
          </table:table-cell>
          <table:table-cell table:style-name="ce4"/>
          <table:table-cell table:style-name="ce35" office:value-type="string">
            <text:p><text:span text:style-name="T1"><text:a xlink:href="http://www.nacis.org/naturalearth/10m/raster/NE1_HR_LC_SR_W.zip">http://www.nacis.org/naturalearth/10m/raster/NE1_HR_LC_SR_W.zip</text:a></text:span></text:p>
          </table:table-cell>
          <table:table-cell table:style-name="ce5"/>
          <table:table-cell office:value-type="string">
            <text:p>NE1_HR_LC_SR_W</text:p>
          </table:table-cell>
          <table:table-cell table:style-name="ce2" table:formula="of:=IF([.N142]=1;&quot;scp &quot;&amp;[.Q142]&amp;&quot;.zip naturbb6@naturalearthdata.com:download/&quot;&amp;[.A142]&amp;&quot;/&quot;&amp;[.B142]&amp;&quot;/&quot;&amp;[.Y142]&amp;&quot;.zip&quot;;&quot;&quot;)">
            <text:p/>
          </table:table-cell>
          <table:table-cell table:style-name="ce2" table:formula="of:=IF([.N142]=1;&quot;scp &quot;&amp;[.Q142]&amp;&quot;.zip nacis@ftp.freac.fsu.edu:nacis_ftp/web-download/&quot;&amp;[.A142]&amp;&quot;/&quot;&amp;[.B142]&amp;&quot;/&quot;&amp;[.Y142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43:.P143])" office:value-type="float" office:value="2">
            <text:p>2</text:p>
          </table:table-cell>
          <table:table-cell table:style-name="ce1" table:formula="of:=IF([.F143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1_HR_LC_SR</text:p>
          </table:table-cell>
          <table:table-cell table:style-name="ce4" table:number-columns-repeated="7"/>
          <table:table-cell table:style-name="ce4" office:value-type="string">
            <text:p>10m-natural-earth-1-NE1_HR_LC_SR</text:p>
          </table:table-cell>
          <table:table-cell office:value-type="float" office:value="89">
            <text:p>89</text:p>
          </table:table-cell>
          <table:table-cell table:style-name="ce4"/>
          <table:table-cell table:style-name="ce35" office:value-type="string">
            <text:p><text:span text:style-name="T1"><text:a xlink:href="http://www.nacis.org/naturalearth/10m/raster/NE1_HR_LC_SR.zip">http://www.nacis.org/naturalearth/10m/raster/NE1_HR_LC_SR.zip</text:a></text:span></text:p>
          </table:table-cell>
          <table:table-cell table:style-name="ce5"/>
          <table:table-cell office:value-type="string">
            <text:p>NE1_HR_LC_SR</text:p>
          </table:table-cell>
          <table:table-cell table:style-name="ce2" table:formula="of:=IF([.N143]=1;&quot;scp &quot;&amp;[.Q143]&amp;&quot;.zip naturbb6@naturalearthdata.com:download/&quot;&amp;[.A143]&amp;&quot;/&quot;&amp;[.B143]&amp;&quot;/&quot;&amp;[.Y143]&amp;&quot;.zip&quot;;&quot;&quot;)">
            <text:p/>
          </table:table-cell>
          <table:table-cell table:style-name="ce2" table:formula="of:=IF([.N143]=1;&quot;scp &quot;&amp;[.Q143]&amp;&quot;.zip nacis@ftp.freac.fsu.edu:nacis_ftp/web-download/&quot;&amp;[.A143]&amp;&quot;/&quot;&amp;[.B143]&amp;&quot;/&quot;&amp;[.Y143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44:.P144])" office:value-type="float" office:value="1.3">
            <text:p>1.3</text:p>
          </table:table-cell>
          <table:table-cell table:style-name="ce1" table:formula="of:=IF([.F144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style-name="ce4" office:value-type="string">
            <text:p>NE1_HR_LC</text:p>
          </table:table-cell>
          <table:table-cell table:style-name="ce4" table:number-columns-repeated="7"/>
          <table:table-cell table:style-name="ce4" office:value-type="string">
            <text:p>10m-natural-earth-1-NE1_HR_LC</text:p>
          </table:table-cell>
          <table:table-cell office:value-type="float" office:value="88">
            <text:p>88</text:p>
          </table:table-cell>
          <table:table-cell table:style-name="ce4"/>
          <table:table-cell table:style-name="ce34" office:value-type="string">
            <text:p><text:span text:style-name="T1"><text:a xlink:href="http://www.nacis.org/naturalearth/10m/raster/NE1_HR_LC.zip">http://www.nacis.org/naturalearth/10m/raster/NE1_HR_LC.zip</text:a></text:span></text:p>
          </table:table-cell>
          <table:table-cell table:style-name="ce5"/>
          <table:table-cell office:value-type="string">
            <text:p>NE1_HR_LC</text:p>
          </table:table-cell>
          <table:table-cell table:style-name="ce2" table:formula="of:=IF([.N144]=1;&quot;scp &quot;&amp;[.Q144]&amp;&quot;.zip naturbb6@naturalearthdata.com:download/&quot;&amp;[.A144]&amp;&quot;/&quot;&amp;[.B144]&amp;&quot;/&quot;&amp;[.Y144]&amp;&quot;.zip&quot;;&quot;&quot;)">
            <text:p/>
          </table:table-cell>
          <table:table-cell table:style-name="ce2" table:formula="of:=IF([.N144]=1;&quot;scp &quot;&amp;[.Q144]&amp;&quot;.zip nacis@ftp.freac.fsu.edu:nacis_ftp/web-download/&quot;&amp;[.A144]&amp;&quot;/&quot;&amp;[.B144]&amp;&quot;/&quot;&amp;[.Y144]&amp;&quot;.zip&quot;;&quot;&quot;)">
            <text:p/>
          </table:table-cell>
          <table:table-cell table:number-columns-repeated="992"/>
        </table:table-row>
        <table:table-row table:style-name="ro1">
          <table:table-cell table:style-name="ce2"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2" office:value-type="string">
            <text:p>Natural Earth 2</text:p>
          </table:table-cell>
          <table:table-cell table:style-name="ce2" table:formula="of:=&quot;10m &quot;&amp;[.$B145]&amp;&quot; &quot;&amp;[.$C145]" office:value-type="string" office:string-value="10m raster Natural Earth 2">
            <text:p>10m raster Natural Earth 2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145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/>
          <table:table-cell table:style-name="ce2" table:number-columns-repeated="7"/>
          <table:table-cell table:style-name="ce2" office:value-type="string">
            <text:p>10m-natural-earth-2</text:p>
          </table:table-cell>
          <table:table-cell table:style-name="ce2" table:number-columns-repeated="5"/>
          <table:table-cell table:style-name="ce2" table:formula="of:=IF([.N145]=1;&quot;scp &quot;&amp;[.Q145]&amp;&quot;.zip naturbb6@naturalearthdata.com:download/&quot;&amp;[.A145]&amp;&quot;/&quot;&amp;[.B145]&amp;&quot;/&quot;&amp;[.Y145]&amp;&quot;.zip&quot;;&quot;&quot;)">
            <text:p/>
          </table:table-cell>
          <table:table-cell table:style-name="ce2" table:formula="of:=IF([.N145]=1;&quot;scp &quot;&amp;[.Q145]&amp;&quot;.zip nacis@ftp.freac.fsu.edu:nacis_ftp/web-download/&quot;&amp;[.A145]&amp;&quot;/&quot;&amp;[.B145]&amp;&quot;/&quot;&amp;[.Y145]&amp;&quot;.zip&quot;;&quot;&quot;)">
            <text:p/>
          </table:table-cell>
          <table:table-cell table:style-name="ce2"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46:.P146])" office:value-type="float" office:value="2">
            <text:p>2</text:p>
          </table:table-cell>
          <table:table-cell table:style-name="ce1" table:formula="of:=IF([.F146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2_LR_LC_SR_W_DR</text:p>
          </table:table-cell>
          <table:table-cell table:style-name="ce4" table:number-columns-repeated="7"/>
          <table:table-cell table:style-name="ce4" office:value-type="string">
            <text:p>10m-natural-earth-2-NE2_LR_LC_SR_W_DR</text:p>
          </table:table-cell>
          <table:table-cell office:value-type="float" office:value="103">
            <text:p>103</text:p>
          </table:table-cell>
          <table:table-cell table:style-name="ce4"/>
          <table:table-cell table:style-name="ce35" office:value-type="string">
            <text:p><text:span text:style-name="T1"><text:a xlink:href="http://www.nacis.org/naturalearth/10m/raster/NE2_LR_LC_SR_W_DR.zip">http://www.nacis.org/naturalearth/10m/raster/NE2_LR_LC_SR_W_DR.zip</text:a></text:span></text:p>
          </table:table-cell>
          <table:table-cell table:style-name="ce5"/>
          <table:table-cell office:value-type="string">
            <text:p>NE2_LR_LC_SR_W_DR</text:p>
          </table:table-cell>
          <table:table-cell table:style-name="ce2" table:formula="of:=IF([.N146]=1;&quot;scp &quot;&amp;[.Q146]&amp;&quot;.zip naturbb6@naturalearthdata.com:download/&quot;&amp;[.A146]&amp;&quot;/&quot;&amp;[.B146]&amp;&quot;/&quot;&amp;[.Y146]&amp;&quot;.zip&quot;;&quot;&quot;)">
            <text:p/>
          </table:table-cell>
          <table:table-cell table:style-name="ce2" table:formula="of:=IF([.N146]=1;&quot;scp &quot;&amp;[.Q146]&amp;&quot;.zip nacis@ftp.freac.fsu.edu:nacis_ftp/web-download/&quot;&amp;[.A146]&amp;&quot;/&quot;&amp;[.B146]&amp;&quot;/&quot;&amp;[.Y146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47:.P147])" office:value-type="float" office:value="2">
            <text:p>2</text:p>
          </table:table-cell>
          <table:table-cell table:style-name="ce1" table:formula="of:=IF([.F147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2_LR_LC_SR_W</text:p>
          </table:table-cell>
          <table:table-cell table:style-name="ce4" table:number-columns-repeated="7"/>
          <table:table-cell table:style-name="ce4" office:value-type="string">
            <text:p>10m-natural-earth-2-NE2_LR_LC_SR_W</text:p>
          </table:table-cell>
          <table:table-cell office:value-type="float" office:value="102">
            <text:p>102</text:p>
          </table:table-cell>
          <table:table-cell table:style-name="ce4"/>
          <table:table-cell table:style-name="ce35" office:value-type="string">
            <text:p><text:span text:style-name="T1"><text:a xlink:href="http://www.nacis.org/naturalearth/10m/raster/NE2_LR_LC_SR_W.zip">http://www.nacis.org/naturalearth/10m/raster/NE2_LR_LC_SR_W.zip</text:a></text:span></text:p>
          </table:table-cell>
          <table:table-cell table:style-name="ce5"/>
          <table:table-cell office:value-type="string">
            <text:p>NE2_LR_LC_SR_W</text:p>
          </table:table-cell>
          <table:table-cell table:style-name="ce2" table:formula="of:=IF([.N147]=1;&quot;scp &quot;&amp;[.Q147]&amp;&quot;.zip naturbb6@naturalearthdata.com:download/&quot;&amp;[.A147]&amp;&quot;/&quot;&amp;[.B147]&amp;&quot;/&quot;&amp;[.Y147]&amp;&quot;.zip&quot;;&quot;&quot;)">
            <text:p/>
          </table:table-cell>
          <table:table-cell table:style-name="ce2" table:formula="of:=IF([.N147]=1;&quot;scp &quot;&amp;[.Q147]&amp;&quot;.zip nacis@ftp.freac.fsu.edu:nacis_ftp/web-download/&quot;&amp;[.A147]&amp;&quot;/&quot;&amp;[.B147]&amp;&quot;/&quot;&amp;[.Y147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48:.P148])" office:value-type="float" office:value="2">
            <text:p>2</text:p>
          </table:table-cell>
          <table:table-cell table:style-name="ce1" table:formula="of:=IF([.F148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2_LR_LC_SR</text:p>
          </table:table-cell>
          <table:table-cell table:style-name="ce4" table:number-columns-repeated="7"/>
          <table:table-cell table:style-name="ce4" office:value-type="string">
            <text:p>10m-natural-earth-2-NE2_LR_LC_SR</text:p>
          </table:table-cell>
          <table:table-cell office:value-type="float" office:value="101">
            <text:p>101</text:p>
          </table:table-cell>
          <table:table-cell table:style-name="ce4"/>
          <table:table-cell table:style-name="ce35" office:value-type="string">
            <text:p><text:span text:style-name="T1"><text:a xlink:href="http://www.nacis.org/naturalearth/10m/raster/NE2_LR_LC_SR.zip">http://www.nacis.org/naturalearth/10m/raster/NE2_LR_LC_SR.zip</text:a></text:span></text:p>
          </table:table-cell>
          <table:table-cell table:style-name="ce5"/>
          <table:table-cell office:value-type="string">
            <text:p>NE2_LR_LC_SR</text:p>
          </table:table-cell>
          <table:table-cell table:style-name="ce2" table:formula="of:=IF([.N148]=1;&quot;scp &quot;&amp;[.Q148]&amp;&quot;.zip naturbb6@naturalearthdata.com:download/&quot;&amp;[.A148]&amp;&quot;/&quot;&amp;[.B148]&amp;&quot;/&quot;&amp;[.Y148]&amp;&quot;.zip&quot;;&quot;&quot;)">
            <text:p/>
          </table:table-cell>
          <table:table-cell table:style-name="ce2" table:formula="of:=IF([.N148]=1;&quot;scp &quot;&amp;[.Q148]&amp;&quot;.zip nacis@ftp.freac.fsu.edu:nacis_ftp/web-download/&quot;&amp;[.A148]&amp;&quot;/&quot;&amp;[.B148]&amp;&quot;/&quot;&amp;[.Y148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49:.P149])" office:value-type="float" office:value="1.3">
            <text:p>1.3</text:p>
          </table:table-cell>
          <table:table-cell table:style-name="ce1" table:formula="of:=IF([.F149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style-name="ce4" office:value-type="string">
            <text:p>NE2_LR_LC</text:p>
          </table:table-cell>
          <table:table-cell table:style-name="ce4" table:number-columns-repeated="7"/>
          <table:table-cell table:style-name="ce4" office:value-type="string">
            <text:p>10m-natural-earth-2-NE2_LR_LC</text:p>
          </table:table-cell>
          <table:table-cell office:value-type="float" office:value="100">
            <text:p>100</text:p>
          </table:table-cell>
          <table:table-cell table:style-name="ce4"/>
          <table:table-cell table:style-name="ce35" office:value-type="string">
            <text:p><text:span text:style-name="T1"><text:a xlink:href="http://www.nacis.org/naturalearth/10m/raster/NE2_LR_LC.zip">http://www.nacis.org/naturalearth/10m/raster/NE2_LR_LC.zip</text:a></text:span></text:p>
          </table:table-cell>
          <table:table-cell table:style-name="ce5"/>
          <table:table-cell office:value-type="string">
            <text:p>NE2_LR_LC</text:p>
          </table:table-cell>
          <table:table-cell table:style-name="ce2" table:formula="of:=IF([.N149]=1;&quot;scp &quot;&amp;[.Q149]&amp;&quot;.zip naturbb6@naturalearthdata.com:download/&quot;&amp;[.A149]&amp;&quot;/&quot;&amp;[.B149]&amp;&quot;/&quot;&amp;[.Y149]&amp;&quot;.zip&quot;;&quot;&quot;)">
            <text:p/>
          </table:table-cell>
          <table:table-cell table:style-name="ce2" table:formula="of:=IF([.N149]=1;&quot;scp &quot;&amp;[.Q149]&amp;&quot;.zip nacis@ftp.freac.fsu.edu:nacis_ftp/web-download/&quot;&amp;[.A149]&amp;&quot;/&quot;&amp;[.B149]&amp;&quot;/&quot;&amp;[.Y149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50:.P150])" office:value-type="float" office:value="2">
            <text:p>2</text:p>
          </table:table-cell>
          <table:table-cell table:style-name="ce1" table:formula="of:=IF([.F150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2_HR_LC_SR_W_DR</text:p>
          </table:table-cell>
          <table:table-cell table:style-name="ce4" table:number-columns-repeated="7"/>
          <table:table-cell table:style-name="ce4" office:value-type="string">
            <text:p>10m-natural-earth-2-NE2_HR_LC_SR_W_DR</text:p>
          </table:table-cell>
          <table:table-cell office:value-type="float" office:value="99">
            <text:p>99</text:p>
          </table:table-cell>
          <table:table-cell table:style-name="ce4"/>
          <table:table-cell table:style-name="ce35" office:value-type="string">
            <text:p><text:span text:style-name="T1"><text:a xlink:href="http://www.nacis.org/naturalearth/10m/raster/NE2_HR_LC_SR_W_DR.zip">http://www.nacis.org/naturalearth/10m/raster/NE2_HR_LC_SR_W_DR.zip</text:a></text:span></text:p>
          </table:table-cell>
          <table:table-cell table:style-name="ce5"/>
          <table:table-cell office:value-type="string">
            <text:p>NE2_HR_LC_SR_W_DR</text:p>
          </table:table-cell>
          <table:table-cell table:style-name="ce2" table:formula="of:=IF([.N150]=1;&quot;scp &quot;&amp;[.Q150]&amp;&quot;.zip naturbb6@naturalearthdata.com:download/&quot;&amp;[.A150]&amp;&quot;/&quot;&amp;[.B150]&amp;&quot;/&quot;&amp;[.Y150]&amp;&quot;.zip&quot;;&quot;&quot;)">
            <text:p/>
          </table:table-cell>
          <table:table-cell table:style-name="ce2" table:formula="of:=IF([.N150]=1;&quot;scp &quot;&amp;[.Q150]&amp;&quot;.zip nacis@ftp.freac.fsu.edu:nacis_ftp/web-download/&quot;&amp;[.A150]&amp;&quot;/&quot;&amp;[.B150]&amp;&quot;/&quot;&amp;[.Y150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51:.P151])" office:value-type="float" office:value="2">
            <text:p>2</text:p>
          </table:table-cell>
          <table:table-cell table:style-name="ce1" table:formula="of:=IF([.F151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2_HR_LC_SR_W</text:p>
          </table:table-cell>
          <table:table-cell table:style-name="ce4" table:number-columns-repeated="7"/>
          <table:table-cell table:style-name="ce4" office:value-type="string">
            <text:p>10m-natural-earth-2-NE2_HR_LC_SR_W</text:p>
          </table:table-cell>
          <table:table-cell office:value-type="float" office:value="98">
            <text:p>98</text:p>
          </table:table-cell>
          <table:table-cell table:style-name="ce4"/>
          <table:table-cell table:style-name="ce35" office:value-type="string">
            <text:p><text:span text:style-name="T1"><text:a xlink:href="http://www.nacis.org/naturalearth/10m/raster/NE2_HR_LC_SR_W.zip">http://www.nacis.org/naturalearth/10m/raster/NE2_HR_LC_SR_W.zip</text:a></text:span></text:p>
          </table:table-cell>
          <table:table-cell table:style-name="ce5"/>
          <table:table-cell office:value-type="string">
            <text:p>NE2_HR_LC_SR_W</text:p>
          </table:table-cell>
          <table:table-cell table:style-name="ce2" table:formula="of:=IF([.N151]=1;&quot;scp &quot;&amp;[.Q151]&amp;&quot;.zip naturbb6@naturalearthdata.com:download/&quot;&amp;[.A151]&amp;&quot;/&quot;&amp;[.B151]&amp;&quot;/&quot;&amp;[.Y151]&amp;&quot;.zip&quot;;&quot;&quot;)">
            <text:p/>
          </table:table-cell>
          <table:table-cell table:style-name="ce2" table:formula="of:=IF([.N151]=1;&quot;scp &quot;&amp;[.Q151]&amp;&quot;.zip nacis@ftp.freac.fsu.edu:nacis_ftp/web-download/&quot;&amp;[.A151]&amp;&quot;/&quot;&amp;[.B151]&amp;&quot;/&quot;&amp;[.Y151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52:.P152])" office:value-type="float" office:value="2">
            <text:p>2</text:p>
          </table:table-cell>
          <table:table-cell table:style-name="ce1" table:formula="of:=IF([.F152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2_HR_LC_SR</text:p>
          </table:table-cell>
          <table:table-cell table:style-name="ce4" table:number-columns-repeated="7"/>
          <table:table-cell table:style-name="ce4" office:value-type="string">
            <text:p>10m-natural-earth-2-NE2_HR_LC_SR</text:p>
          </table:table-cell>
          <table:table-cell office:value-type="float" office:value="97">
            <text:p>97</text:p>
          </table:table-cell>
          <table:table-cell table:style-name="ce4"/>
          <table:table-cell table:style-name="ce35" office:value-type="string">
            <text:p><text:span text:style-name="T1"><text:a xlink:href="http://www.nacis.org/naturalearth/10m/raster/NE2_HR_LC_SR.zip">http://www.nacis.org/naturalearth/10m/raster/NE2_HR_LC_SR.zip</text:a></text:span></text:p>
          </table:table-cell>
          <table:table-cell table:style-name="ce5"/>
          <table:table-cell office:value-type="string">
            <text:p>NE2_HR_LC_SR</text:p>
          </table:table-cell>
          <table:table-cell table:style-name="ce2" table:formula="of:=IF([.N152]=1;&quot;scp &quot;&amp;[.Q152]&amp;&quot;.zip naturbb6@naturalearthdata.com:download/&quot;&amp;[.A152]&amp;&quot;/&quot;&amp;[.B152]&amp;&quot;/&quot;&amp;[.Y152]&amp;&quot;.zip&quot;;&quot;&quot;)">
            <text:p/>
          </table:table-cell>
          <table:table-cell table:style-name="ce2" table:formula="of:=IF([.N152]=1;&quot;scp &quot;&amp;[.Q152]&amp;&quot;.zip nacis@ftp.freac.fsu.edu:nacis_ftp/web-download/&quot;&amp;[.A152]&amp;&quot;/&quot;&amp;[.B152]&amp;&quot;/&quot;&amp;[.Y152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53:.P153])" office:value-type="float" office:value="1.3">
            <text:p>1.3</text:p>
          </table:table-cell>
          <table:table-cell table:style-name="ce1" table:formula="of:=IF([.F153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style-name="ce4" office:value-type="string">
            <text:p>NE2_HR_LC</text:p>
          </table:table-cell>
          <table:table-cell table:style-name="ce4" table:number-columns-repeated="7"/>
          <table:table-cell table:style-name="ce4" office:value-type="string">
            <text:p>10m-natural-earth-2-NE2_HR_LC</text:p>
          </table:table-cell>
          <table:table-cell office:value-type="float" office:value="96">
            <text:p>96</text:p>
          </table:table-cell>
          <table:table-cell table:style-name="ce4"/>
          <table:table-cell table:style-name="ce35" office:value-type="string">
            <text:p><text:span text:style-name="T1"><text:a xlink:href="http://www.nacis.org/naturalearth/10m/raster/NE2_HR_LC.zip">http://www.nacis.org/naturalearth/10m/raster/NE2_HR_LC.zip</text:a></text:span></text:p>
          </table:table-cell>
          <table:table-cell table:style-name="ce5"/>
          <table:table-cell office:value-type="string">
            <text:p>NE2_HR_LC</text:p>
          </table:table-cell>
          <table:table-cell table:style-name="ce2" table:formula="of:=IF([.N153]=1;&quot;scp &quot;&amp;[.Q153]&amp;&quot;.zip naturbb6@naturalearthdata.com:download/&quot;&amp;[.A153]&amp;&quot;/&quot;&amp;[.B153]&amp;&quot;/&quot;&amp;[.Y153]&amp;&quot;.zip&quot;;&quot;&quot;)">
            <text:p/>
          </table:table-cell>
          <table:table-cell table:style-name="ce2" table:formula="of:=IF([.N153]=1;&quot;scp &quot;&amp;[.Q153]&amp;&quot;.zip nacis@ftp.freac.fsu.edu:nacis_ftp/web-download/&quot;&amp;[.A153]&amp;&quot;/&quot;&amp;[.B153]&amp;&quot;/&quot;&amp;[.Y153]&amp;&quot;.zip&quot;;&quot;&quot;)">
            <text:p/>
          </table:table-cell>
          <table:table-cell table:number-columns-repeated="992"/>
        </table:table-row>
        <table:table-row table:style-name="ro1">
          <table:table-cell table:style-name="ce2"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2" office:value-type="string">
            <text:p>Ocean Bottom</text:p>
          </table:table-cell>
          <table:table-cell table:style-name="ce2" table:formula="of:=&quot;10m &quot;&amp;[.$B154]&amp;&quot; &quot;&amp;[.$C154]" office:value-type="string" office:string-value="10m raster Ocean Bottom">
            <text:p>10m raster Ocean Bottom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154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/>
          <table:table-cell table:style-name="ce2" table:number-columns-repeated="7"/>
          <table:table-cell table:style-name="ce2" office:value-type="string">
            <text:p>10m-ocean-bottom</text:p>
          </table:table-cell>
          <table:table-cell table:style-name="ce2" table:number-columns-repeated="5"/>
          <table:table-cell table:style-name="ce2" table:formula="of:=IF([.N154]=1;&quot;scp &quot;&amp;[.Q154]&amp;&quot;.zip naturbb6@naturalearthdata.com:download/&quot;&amp;[.A154]&amp;&quot;/&quot;&amp;[.B154]&amp;&quot;/&quot;&amp;[.Y154]&amp;&quot;.zip&quot;;&quot;&quot;)">
            <text:p/>
          </table:table-cell>
          <table:table-cell table:style-name="ce2" table:formula="of:=IF([.N154]=1;&quot;scp &quot;&amp;[.Q154]&amp;&quot;.zip nacis@ftp.freac.fsu.edu:nacis_ftp/web-download/&quot;&amp;[.A154]&amp;&quot;/&quot;&amp;[.B154]&amp;&quot;/&quot;&amp;[.Y154]&amp;&quot;.zip&quot;;&quot;&quot;)">
            <text:p/>
          </table:table-cell>
          <table:table-cell table:style-name="ce2"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table:style-name="ce4" office:value-type="float" office:value="1">
            <text:p>1</text:p>
          </table:table-cell>
          <table:table-cell table:style-name="ce9" table:formula="of:=MAX([.H155:.P155])" office:value-type="float" office:value="1.3">
            <text:p>1.3</text:p>
          </table:table-cell>
          <table:table-cell table:style-name="ce1" table:formula="of:=IF([.F155]&lt;=1;1;0)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.0.1</text:p>
          </table:table-cell>
          <table:table-cell table:style-name="ce4"/>
          <table:table-cell table:style-name="ce4" office:value-type="float" office:value="1.3">
            <text:p>1.3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number-columns-repeated="2"/>
          <table:table-cell table:style-name="ce4" office:value-type="string">
            <text:p>ne_10m_ocean_bottom_OB_LR</text:p>
          </table:table-cell>
          <table:table-cell table:style-name="ce4" table:number-columns-repeated="7"/>
          <table:table-cell table:style-name="ce4" office:value-type="string">
            <text:p>10m-ocean-bottom-OB_LR</text:p>
          </table:table-cell>
          <table:table-cell office:value-type="float" office:value="104">
            <text:p>104</text:p>
          </table:table-cell>
          <table:table-cell table:style-name="ce4"/>
          <table:table-cell table:style-name="ce35" office:value-type="string">
            <text:p><text:span text:style-name="T1"><text:a xlink:href="http://www.nacis.org/naturalearth/10m/raster/OB_LR.zip">http://www.nacis.org/naturalearth/10m/raster/OB_LR.zip</text:a></text:span></text:p>
          </table:table-cell>
          <table:table-cell table:style-name="ce5"/>
          <table:table-cell office:value-type="string">
            <text:p>OB_LR</text:p>
          </table:table-cell>
          <table:table-cell table:style-name="ce2" table:formula="of:=IF([.N155]=1;&quot;scp &quot;&amp;[.Q155]&amp;&quot;.zip naturbb6@naturalearthdata.com:download/&quot;&amp;[.A155]&amp;&quot;/&quot;&amp;[.B155]&amp;&quot;/&quot;&amp;[.Y155]&amp;&quot;.zip&quot;;&quot;&quot;)">
            <text:p/>
          </table:table-cell>
          <table:table-cell table:style-name="ce2" table:formula="of:=IF([.N155]=1;&quot;scp &quot;&amp;[.Q155]&amp;&quot;.zip nacis@ftp.freac.fsu.edu:nacis_ftp/web-download/&quot;&amp;[.A155]&amp;&quot;/&quot;&amp;[.B155]&amp;&quot;/&quot;&amp;[.Y155]&amp;&quot;.zip&quot;;&quot;&quot;)">
            <text:p/>
          </table:table-cell>
          <table:table-cell table:number-columns-repeated="992"/>
        </table:table-row>
        <table:table-row table:style-name="ro1">
          <table:table-cell table:style-name="ce2"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2" office:value-type="string">
            <text:p>Shaded Relief</text:p>
          </table:table-cell>
          <table:table-cell table:style-name="ce2" table:formula="of:=&quot;10m &quot;&amp;[.$B156]&amp;&quot; &quot;&amp;[.$C156]" office:value-type="string" office:string-value="10m raster Shaded Relief">
            <text:p>10m raster Shaded Relief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156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/>
          <table:table-cell table:style-name="ce2" table:number-columns-repeated="7"/>
          <table:table-cell table:style-name="ce2" office:value-type="string">
            <text:p>10m-shaded-relief</text:p>
          </table:table-cell>
          <table:table-cell table:style-name="ce2" table:number-columns-repeated="5"/>
          <table:table-cell table:style-name="ce2" table:formula="of:=IF([.N156]=1;&quot;scp &quot;&amp;[.Q156]&amp;&quot;.zip naturbb6@naturalearthdata.com:download/&quot;&amp;[.A156]&amp;&quot;/&quot;&amp;[.B156]&amp;&quot;/&quot;&amp;[.Y156]&amp;&quot;.zip&quot;;&quot;&quot;)">
            <text:p/>
          </table:table-cell>
          <table:table-cell table:style-name="ce2" table:formula="of:=IF([.N156]=1;&quot;scp &quot;&amp;[.Q156]&amp;&quot;.zip nacis@ftp.freac.fsu.edu:nacis_ftp/web-download/&quot;&amp;[.A156]&amp;&quot;/&quot;&amp;[.B156]&amp;&quot;/&quot;&amp;[.Y156]&amp;&quot;.zip&quot;;&quot;&quot;)">
            <text:p/>
          </table:table-cell>
          <table:table-cell table:style-name="ce2"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table:style-name="ce4" office:value-type="float" office:value="1">
            <text:p>1</text:p>
          </table:table-cell>
          <table:table-cell table:style-name="ce9" table:formula="of:=MAX([.H157:.P157])" office:value-type="float" office:value="2">
            <text:p>2</text:p>
          </table:table-cell>
          <table:table-cell table:style-name="ce1" table:formula="of:=IF([.F157]&lt;=1;1;0)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.0.1</text:p>
          </table:table-cell>
          <table:table-cell table:style-name="ce4"/>
          <table:table-cell table:style-name="ce4" office:value-type="float" office:value="1.3">
            <text:p>1.3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0m_shaded_relief_SR_HR</text:p>
          </table:table-cell>
          <table:table-cell table:style-name="ce4" table:number-columns-repeated="7"/>
          <table:table-cell table:style-name="ce4" office:value-type="string">
            <text:p>10m-shaded-relief-SR_HR</text:p>
          </table:table-cell>
          <table:table-cell office:value-type="float" office:value="105">
            <text:p>105</text:p>
          </table:table-cell>
          <table:table-cell table:style-name="ce4"/>
          <table:table-cell table:style-name="ce35" office:value-type="string">
            <text:p><text:span text:style-name="T1"><text:a xlink:href="http://www.nacis.org/naturalearth/10m/raster/SR_HR.zip">http://www.nacis.org/naturalearth/10m/raster/SR_HR.zip</text:a></text:span></text:p>
          </table:table-cell>
          <table:table-cell table:style-name="ce5"/>
          <table:table-cell office:value-type="string">
            <text:p>SR_HR</text:p>
          </table:table-cell>
          <table:table-cell table:style-name="ce2" table:formula="of:=IF([.N157]=1;&quot;scp &quot;&amp;[.Q157]&amp;&quot;.zip naturbb6@naturalearthdata.com:download/&quot;&amp;[.A157]&amp;&quot;/&quot;&amp;[.B157]&amp;&quot;/&quot;&amp;[.Y157]&amp;&quot;.zip&quot;;&quot;&quot;)">
            <text:p/>
          </table:table-cell>
          <table:table-cell table:style-name="ce2" table:formula="of:=IF([.N157]=1;&quot;scp &quot;&amp;[.Q157]&amp;&quot;.zip nacis@ftp.freac.fsu.edu:nacis_ftp/web-download/&quot;&amp;[.A157]&amp;&quot;/&quot;&amp;[.B157]&amp;&quot;/&quot;&amp;[.Y157]&amp;&quot;.zip&quot;;&quot;&quot;)">
            <text:p/>
          </table:table-cell>
          <table:table-cell table:number-columns-repeated="992"/>
        </table:table-row>
        <table:table-row table:style-name="ro2">
          <table:table-cell table:style-name="ce6"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8"/>
          <table:table-cell table:style-name="ce6" table:number-columns-repeated="2"/>
          <table:table-cell table:style-name="ce9" table:formula="of:=MAX([.H158:.P158])" office:value-type="float" office:value="2">
            <text:p>2</text:p>
          </table:table-cell>
          <table:table-cell table:style-name="ce1" table:formula="of:=IF([.F158]&lt;=1;1;0)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1.0.1</text:p>
          </table:table-cell>
          <table:table-cell table:style-name="ce13"/>
          <table:table-cell table:style-name="ce13" office:value-type="float" office:value="1.3">
            <text:p>1.3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13" office:value-type="string">
            <text:p>ne_10m_shaded_relief_SR_LR</text:p>
          </table:table-cell>
          <table:table-cell table:style-name="ce13" table:number-columns-repeated="7"/>
          <table:table-cell table:style-name="ce13" office:value-type="string">
            <text:p>10m-shaded-relief-SR_LR</text:p>
          </table:table-cell>
          <table:table-cell table:style-name="ce6" office:value-type="float" office:value="106">
            <text:p>106</text:p>
          </table:table-cell>
          <table:table-cell table:style-name="ce13"/>
          <table:table-cell table:style-name="ce36" office:value-type="string">
            <text:p><text:span text:style-name="T1"><text:a xlink:href="http://www.nacis.org/naturalearth/10m/raster/SR_LR.zip">http://www.nacis.org/naturalearth/10m/raster/SR_LR.zip</text:a></text:span></text:p>
          </table:table-cell>
          <table:table-cell table:style-name="ce5"/>
          <table:table-cell table:style-name="ce6" office:value-type="string">
            <text:p>SR_LR</text:p>
          </table:table-cell>
          <table:table-cell table:style-name="ce2" table:formula="of:=IF([.N158]=1;&quot;scp &quot;&amp;[.Q158]&amp;&quot;.zip naturbb6@naturalearthdata.com:download/&quot;&amp;[.A158]&amp;&quot;/&quot;&amp;[.B158]&amp;&quot;/&quot;&amp;[.Y158]&amp;&quot;.zip&quot;;&quot;&quot;)">
            <text:p/>
          </table:table-cell>
          <table:table-cell table:style-name="ce2" table:formula="of:=IF([.N158]=1;&quot;scp &quot;&amp;[.Q158]&amp;&quot;.zip nacis@ftp.freac.fsu.edu:nacis_ftp/web-download/&quot;&amp;[.A158]&amp;&quot;/&quot;&amp;[.B158]&amp;&quot;/&quot;&amp;[.Y158]&amp;&quot;.zip&quot;;&quot;&quot;)">
            <text:p/>
          </table:table-cell>
          <table:table-cell table:style-name="ce6" table:number-columns-repeated="992"/>
        </table:table-row>
        <table:table-row table:style-name="ro1">
          <table:table-cell table:style-name="ce2"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2" office:value-type="string">
            <text:p>Shaded Relief</text:p>
          </table:table-cell>
          <table:table-cell table:style-name="ce2" table:formula="of:=&quot;10m &quot;&amp;[.$B159]&amp;&quot; &quot;&amp;[.$C159]" office:value-type="string" office:string-value="10m raster Shaded Relief">
            <text:p>10m raster Shaded Relief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159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/>
          <table:table-cell table:style-name="ce2" table:number-columns-repeated="7"/>
          <table:table-cell table:style-name="ce2" office:value-type="string">
            <text:p>10m-shaded-relief</text:p>
          </table:table-cell>
          <table:table-cell table:style-name="ce2" table:number-columns-repeated="5"/>
          <table:table-cell table:style-name="ce2" table:formula="of:=IF([.N159]=1;&quot;scp &quot;&amp;[.Q159]&amp;&quot;.zip naturbb6@naturalearthdata.com:download/&quot;&amp;[.A159]&amp;&quot;/&quot;&amp;[.B159]&amp;&quot;/&quot;&amp;[.Y159]&amp;&quot;.zip&quot;;&quot;&quot;)">
            <text:p/>
          </table:table-cell>
          <table:table-cell table:style-name="ce2" table:formula="of:=IF([.N159]=1;&quot;scp &quot;&amp;[.Q159]&amp;&quot;.zip nacis@ftp.freac.fsu.edu:nacis_ftp/web-download/&quot;&amp;[.A159]&amp;&quot;/&quot;&amp;[.B159]&amp;&quot;/&quot;&amp;[.Y159]&amp;&quot;.zip&quot;;&quot;&quot;)">
            <text:p/>
          </table:table-cell>
          <table:table-cell table:style-name="ce2"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60:.P160])" office:value-type="float" office:value="2">
            <text:p>2</text:p>
          </table:table-cell>
          <table:table-cell table:style-name="ce1" table:formula="of:=IF([.F160]&lt;=1;1;0)" office:value-type="float" office:value="0">
            <text:p>0</text:p>
          </table:table-cell>
          <table:table-cell table:number-columns-repeated="6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GRAY_HR_SR_OB_DR</text:p>
          </table:table-cell>
          <table:table-cell table:style-name="ce24"/>
          <table:table-cell table:style-name="ce4" table:number-columns-repeated="6"/>
          <table:table-cell table:style-name="ce4" office:value-type="string">
            <text:p>GRAY_HR_SR_OB_DR</text:p>
          </table:table-cell>
          <table:table-cell/>
          <table:table-cell table:style-name="ce4"/>
          <table:table-cell table:style-name="ce35" office:value-type="string">
            <text:p><text:span text:style-name="T1"><text:a xlink:href="http://www.nacis.org/naturalearth/50m">http://www.nacis.org/naturalearth/50m/raster/GRAY_50m_SR.zip</text:a></text:span></text:p>
          </table:table-cell>
          <table:table-cell table:style-name="ce4"/>
          <table:table-cell table:style-name="ce4" office:value-type="string">
            <text:p>GRAY_50m_SR</text:p>
          </table:table-cell>
          <table:table-cell table:style-name="ce2" table:formula="of:=IF([.N160]=1;&quot;scp &quot;&amp;[.Q160]&amp;&quot;.zip naturbb6@naturalearthdata.com:download/&quot;&amp;[.A160]&amp;&quot;/&quot;&amp;[.B160]&amp;&quot;/&quot;&amp;[.Y160]&amp;&quot;.zip&quot;;&quot;&quot;)">
            <text:p/>
          </table:table-cell>
          <table:table-cell table:style-name="ce2" table:formula="of:=IF([.N160]=1;&quot;scp &quot;&amp;[.Q160]&amp;&quot;.zip nacis@ftp.freac.fsu.edu:nacis_ftp/web-download/&quot;&amp;[.A160]&amp;&quot;/&quot;&amp;[.B160]&amp;&quot;/&quot;&amp;[.Y160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61:.P161])" office:value-type="float" office:value="2">
            <text:p>2</text:p>
          </table:table-cell>
          <table:table-cell table:style-name="ce1" table:formula="of:=IF([.F161]&lt;=1;1;0)" office:value-type="float" office:value="0">
            <text:p>0</text:p>
          </table:table-cell>
          <table:table-cell table:number-columns-repeated="6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GRAY_HR_SR_OB</text:p>
          </table:table-cell>
          <table:table-cell table:style-name="ce24"/>
          <table:table-cell table:style-name="ce4" table:number-columns-repeated="6"/>
          <table:table-cell table:style-name="ce4" office:value-type="string">
            <text:p>GRAY_HR_SR_OB</text:p>
          </table:table-cell>
          <table:table-cell/>
          <table:table-cell table:style-name="ce4"/>
          <table:table-cell table:style-name="ce35" office:value-type="string">
            <text:p><text:span text:style-name="T1"><text:a xlink:href="http://www.nacis.org/naturalearth/50m">http://www.nacis.org/naturalearth/50m/raster/GRAY_50m_SR.zip</text:a></text:span></text:p>
          </table:table-cell>
          <table:table-cell table:style-name="ce4"/>
          <table:table-cell table:style-name="ce4" office:value-type="string">
            <text:p>GRAY_50m_SR</text:p>
          </table:table-cell>
          <table:table-cell table:style-name="ce2" table:formula="of:=IF([.N161]=1;&quot;scp &quot;&amp;[.Q161]&amp;&quot;.zip naturbb6@naturalearthdata.com:download/&quot;&amp;[.A161]&amp;&quot;/&quot;&amp;[.B161]&amp;&quot;/&quot;&amp;[.Y161]&amp;&quot;.zip&quot;;&quot;&quot;)">
            <text:p/>
          </table:table-cell>
          <table:table-cell table:style-name="ce2" table:formula="of:=IF([.N161]=1;&quot;scp &quot;&amp;[.Q161]&amp;&quot;.zip nacis@ftp.freac.fsu.edu:nacis_ftp/web-download/&quot;&amp;[.A161]&amp;&quot;/&quot;&amp;[.B161]&amp;&quot;/&quot;&amp;[.Y161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62:.P162])" office:value-type="float" office:value="2">
            <text:p>2</text:p>
          </table:table-cell>
          <table:table-cell table:style-name="ce1" table:formula="of:=IF([.F162]&lt;=1;1;0)" office:value-type="float" office:value="0">
            <text:p>0</text:p>
          </table:table-cell>
          <table:table-cell table:number-columns-repeated="6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GRAY_HR_SR_W</text:p>
          </table:table-cell>
          <table:table-cell table:style-name="ce24"/>
          <table:table-cell table:style-name="ce4" table:number-columns-repeated="6"/>
          <table:table-cell table:style-name="ce4" office:value-type="string">
            <text:p>GRAY_HR_SR_W</text:p>
          </table:table-cell>
          <table:table-cell/>
          <table:table-cell table:style-name="ce4"/>
          <table:table-cell table:style-name="ce35" office:value-type="string">
            <text:p><text:span text:style-name="T1"><text:a xlink:href="http://www.nacis.org/naturalearth/50m">http://www.nacis.org/naturalearth/50m/raster/GRAY_50m_SR.zip</text:a></text:span></text:p>
          </table:table-cell>
          <table:table-cell table:style-name="ce4"/>
          <table:table-cell table:style-name="ce4" office:value-type="string">
            <text:p>GRAY_50m_SR</text:p>
          </table:table-cell>
          <table:table-cell table:style-name="ce2" table:formula="of:=IF([.N162]=1;&quot;scp &quot;&amp;[.Q162]&amp;&quot;.zip naturbb6@naturalearthdata.com:download/&quot;&amp;[.A162]&amp;&quot;/&quot;&amp;[.B162]&amp;&quot;/&quot;&amp;[.Y162]&amp;&quot;.zip&quot;;&quot;&quot;)">
            <text:p/>
          </table:table-cell>
          <table:table-cell table:style-name="ce2" table:formula="of:=IF([.N162]=1;&quot;scp &quot;&amp;[.Q162]&amp;&quot;.zip nacis@ftp.freac.fsu.edu:nacis_ftp/web-download/&quot;&amp;[.A162]&amp;&quot;/&quot;&amp;[.B162]&amp;&quot;/&quot;&amp;[.Y162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63:.P163])" office:value-type="float" office:value="2">
            <text:p>2</text:p>
          </table:table-cell>
          <table:table-cell table:style-name="ce1" table:formula="of:=IF([.F163]&lt;=1;1;0)" office:value-type="float" office:value="0">
            <text:p>0</text:p>
          </table:table-cell>
          <table:table-cell table:number-columns-repeated="6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GRAY_HR_SR</text:p>
          </table:table-cell>
          <table:table-cell table:style-name="ce24"/>
          <table:table-cell table:style-name="ce4" table:number-columns-repeated="6"/>
          <table:table-cell table:style-name="ce4" office:value-type="string">
            <text:p>GRAY_HR_SR</text:p>
          </table:table-cell>
          <table:table-cell/>
          <table:table-cell table:style-name="ce4"/>
          <table:table-cell table:style-name="ce35" office:value-type="string">
            <text:p><text:span text:style-name="T1"><text:a xlink:href="http://www.nacis.org/naturalearth/50m">http://www.nacis.org/naturalearth/50m/raster/GRAY_50m_SR.zip</text:a></text:span></text:p>
          </table:table-cell>
          <table:table-cell table:style-name="ce4"/>
          <table:table-cell table:style-name="ce4" office:value-type="string">
            <text:p>GRAY_50m_SR</text:p>
          </table:table-cell>
          <table:table-cell table:style-name="ce2" table:formula="of:=IF([.N163]=1;&quot;scp &quot;&amp;[.Q163]&amp;&quot;.zip naturbb6@naturalearthdata.com:download/&quot;&amp;[.A163]&amp;&quot;/&quot;&amp;[.B163]&amp;&quot;/&quot;&amp;[.Y163]&amp;&quot;.zip&quot;;&quot;&quot;)">
            <text:p/>
          </table:table-cell>
          <table:table-cell table:style-name="ce2" table:formula="of:=IF([.N163]=1;&quot;scp &quot;&amp;[.Q163]&amp;&quot;.zip nacis@ftp.freac.fsu.edu:nacis_ftp/web-download/&quot;&amp;[.A163]&amp;&quot;/&quot;&amp;[.B163]&amp;&quot;/&quot;&amp;[.Y163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64:.P164])" office:value-type="float" office:value="2">
            <text:p>2</text:p>
          </table:table-cell>
          <table:table-cell table:style-name="ce1" table:formula="of:=IF([.F164]&lt;=1;1;0)" office:value-type="float" office:value="0">
            <text:p>0</text:p>
          </table:table-cell>
          <table:table-cell table:number-columns-repeated="6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GRAY_LR_SR_OB_DR</text:p>
          </table:table-cell>
          <table:table-cell table:style-name="ce24"/>
          <table:table-cell table:style-name="ce4" table:number-columns-repeated="6"/>
          <table:table-cell table:style-name="ce4" office:value-type="string">
            <text:p>GRAY_LR_SR_OB_DR</text:p>
          </table:table-cell>
          <table:table-cell/>
          <table:table-cell table:style-name="ce4"/>
          <table:table-cell table:style-name="ce35" office:value-type="string">
            <text:p><text:span text:style-name="T1"><text:a xlink:href="http://www.nacis.org/naturalearth/50m">http://www.nacis.org/naturalearth/50m/raster/GRAY_50m_SR.zip</text:a></text:span></text:p>
          </table:table-cell>
          <table:table-cell table:style-name="ce4"/>
          <table:table-cell table:style-name="ce4" office:value-type="string">
            <text:p>GRAY_50m_SR</text:p>
          </table:table-cell>
          <table:table-cell table:style-name="ce2" table:formula="of:=IF([.N164]=1;&quot;scp &quot;&amp;[.Q164]&amp;&quot;.zip naturbb6@naturalearthdata.com:download/&quot;&amp;[.A164]&amp;&quot;/&quot;&amp;[.B164]&amp;&quot;/&quot;&amp;[.Y164]&amp;&quot;.zip&quot;;&quot;&quot;)">
            <text:p/>
          </table:table-cell>
          <table:table-cell table:style-name="ce2" table:formula="of:=IF([.N164]=1;&quot;scp &quot;&amp;[.Q164]&amp;&quot;.zip nacis@ftp.freac.fsu.edu:nacis_ftp/web-download/&quot;&amp;[.A164]&amp;&quot;/&quot;&amp;[.B164]&amp;&quot;/&quot;&amp;[.Y164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65:.P165])" office:value-type="float" office:value="2">
            <text:p>2</text:p>
          </table:table-cell>
          <table:table-cell table:style-name="ce1" table:formula="of:=IF([.F165]&lt;=1;1;0)" office:value-type="float" office:value="0">
            <text:p>0</text:p>
          </table:table-cell>
          <table:table-cell table:number-columns-repeated="6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GRAY_LR_SR_OB</text:p>
          </table:table-cell>
          <table:table-cell table:style-name="ce24"/>
          <table:table-cell table:style-name="ce4" table:number-columns-repeated="6"/>
          <table:table-cell table:style-name="ce4" office:value-type="string">
            <text:p>GRAY_LR_SR_OB</text:p>
          </table:table-cell>
          <table:table-cell/>
          <table:table-cell table:style-name="ce4"/>
          <table:table-cell table:style-name="ce35" office:value-type="string">
            <text:p><text:span text:style-name="T1"><text:a xlink:href="http://www.nacis.org/naturalearth/50m">http://www.nacis.org/naturalearth/50m/raster/GRAY_50m_SR.zip</text:a></text:span></text:p>
          </table:table-cell>
          <table:table-cell table:style-name="ce4"/>
          <table:table-cell table:style-name="ce4" office:value-type="string">
            <text:p>GRAY_50m_SR</text:p>
          </table:table-cell>
          <table:table-cell table:style-name="ce2" table:formula="of:=IF([.N165]=1;&quot;scp &quot;&amp;[.Q165]&amp;&quot;.zip naturbb6@naturalearthdata.com:download/&quot;&amp;[.A165]&amp;&quot;/&quot;&amp;[.B165]&amp;&quot;/&quot;&amp;[.Y165]&amp;&quot;.zip&quot;;&quot;&quot;)">
            <text:p/>
          </table:table-cell>
          <table:table-cell table:style-name="ce2" table:formula="of:=IF([.N165]=1;&quot;scp &quot;&amp;[.Q165]&amp;&quot;.zip nacis@ftp.freac.fsu.edu:nacis_ftp/web-download/&quot;&amp;[.A165]&amp;&quot;/&quot;&amp;[.B165]&amp;&quot;/&quot;&amp;[.Y165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66:.P166])" office:value-type="float" office:value="2">
            <text:p>2</text:p>
          </table:table-cell>
          <table:table-cell table:style-name="ce1" table:formula="of:=IF([.F166]&lt;=1;1;0)" office:value-type="float" office:value="0">
            <text:p>0</text:p>
          </table:table-cell>
          <table:table-cell table:number-columns-repeated="6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GRAY_LR_SR_W</text:p>
          </table:table-cell>
          <table:table-cell table:style-name="ce24"/>
          <table:table-cell table:style-name="ce4" table:number-columns-repeated="6"/>
          <table:table-cell table:style-name="ce4" office:value-type="string">
            <text:p>GRAY_LR_SR_W</text:p>
          </table:table-cell>
          <table:table-cell/>
          <table:table-cell table:style-name="ce4"/>
          <table:table-cell table:style-name="ce35" office:value-type="string">
            <text:p><text:span text:style-name="T1"><text:a xlink:href="http://www.nacis.org/naturalearth/50m">http://www.nacis.org/naturalearth/50m/raster/GRAY_50m_SR.zip</text:a></text:span></text:p>
          </table:table-cell>
          <table:table-cell table:style-name="ce4"/>
          <table:table-cell table:style-name="ce4" office:value-type="string">
            <text:p>GRAY_50m_SR</text:p>
          </table:table-cell>
          <table:table-cell table:style-name="ce2" table:formula="of:=IF([.N166]=1;&quot;scp &quot;&amp;[.Q166]&amp;&quot;.zip naturbb6@naturalearthdata.com:download/&quot;&amp;[.A166]&amp;&quot;/&quot;&amp;[.B166]&amp;&quot;/&quot;&amp;[.Y166]&amp;&quot;.zip&quot;;&quot;&quot;)">
            <text:p/>
          </table:table-cell>
          <table:table-cell table:style-name="ce2" table:formula="of:=IF([.N166]=1;&quot;scp &quot;&amp;[.Q166]&amp;&quot;.zip nacis@ftp.freac.fsu.edu:nacis_ftp/web-download/&quot;&amp;[.A166]&amp;&quot;/&quot;&amp;[.B166]&amp;&quot;/&quot;&amp;[.Y166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1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67:.P167])" office:value-type="float" office:value="2">
            <text:p>2</text:p>
          </table:table-cell>
          <table:table-cell table:style-name="ce1" table:formula="of:=IF([.F167]&lt;=1;1;0)" office:value-type="float" office:value="0">
            <text:p>0</text:p>
          </table:table-cell>
          <table:table-cell table:number-columns-repeated="6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GRAY_LR_SR</text:p>
          </table:table-cell>
          <table:table-cell table:style-name="ce24"/>
          <table:table-cell table:style-name="ce4" table:number-columns-repeated="6"/>
          <table:table-cell table:style-name="ce4" office:value-type="string">
            <text:p>GRAY_LR_SR</text:p>
          </table:table-cell>
          <table:table-cell/>
          <table:table-cell table:style-name="ce4"/>
          <table:table-cell table:style-name="ce35" office:value-type="string">
            <text:p><text:span text:style-name="T1"><text:a xlink:href="http://www.nacis.org/naturalearth/50m">http://www.nacis.org/naturalearth/50m/raster/GRAY_50m_SR.zip</text:a></text:span></text:p>
          </table:table-cell>
          <table:table-cell table:style-name="ce4"/>
          <table:table-cell table:style-name="ce4" office:value-type="string">
            <text:p>GRAY_50m_SR</text:p>
          </table:table-cell>
          <table:table-cell table:style-name="ce2" table:formula="of:=IF([.N167]=1;&quot;scp &quot;&amp;[.Q167]&amp;&quot;.zip naturbb6@naturalearthdata.com:download/&quot;&amp;[.A167]&amp;&quot;/&quot;&amp;[.B167]&amp;&quot;/&quot;&amp;[.Y167]&amp;&quot;.zip&quot;;&quot;&quot;)">
            <text:p/>
          </table:table-cell>
          <table:table-cell table:style-name="ce2" table:formula="of:=IF([.N167]=1;&quot;scp &quot;&amp;[.Q167]&amp;&quot;.zip nacis@ftp.freac.fsu.edu:nacis_ftp/web-download/&quot;&amp;[.A167]&amp;&quot;/&quot;&amp;[.B167]&amp;&quot;/&quot;&amp;[.Y167]&amp;&quot;.zip&quot;;&quot;&quot;)">
            <text:p/>
          </table:table-cell>
          <table:table-cell table:number-columns-repeated="992"/>
        </table:table-row>
        <table:table-row table:style-name="ro1">
          <table:table-cell table:style-name="ce3" office:value-type="string">
            <text:p>50m</text:p>
          </table:table-cell>
          <table:table-cell table:style-name="ce2" office:value-type="string">
            <text:p>cultural</text:p>
          </table:table-cell>
          <table:table-cell table:style-name="ce3" office:value-type="string">
            <text:p>Rivers, Lake Centerlines</text:p>
          </table:table-cell>
          <table:table-cell table:style-name="ce3" table:formula="of:=&quot;10m &quot;&amp;[.$B168]&amp;&quot; &quot;&amp;[.$C168]" office:value-type="string" office:string-value="10m cultural Rivers, Lake Centerlines">
            <text:p>10m cultural Rivers, Lake Centerlines</text:p>
          </table:table-cell>
          <table:table-cell table:style-name="ce3"/>
          <table:table-cell table:style-name="ce3" table:formula="of:=MAX([.F169:.F191])" office:value-type="float" office:value="2">
            <text:p>2</text:p>
          </table:table-cell>
          <table:table-cell table:style-name="ce1" table:formula="of:=IF([.F168]&lt;=1;1;0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1.3">
            <text:p>1.3</text:p>
          </table:table-cell>
          <table:table-cell table:style-name="ce3" office:value-type="string">
            <text:p>////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.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e_50m_cultural</text:p>
          </table:table-cell>
          <table:table-cell table:style-name="ce3" table:number-columns-repeated="7"/>
          <table:table-cell table:style-name="ce3" office:value-type="string">
            <text:p>50m-cultural</text:p>
          </table:table-cell>
          <table:table-cell table:style-name="ce3" office:value-type="float" office:value="204">
            <text:p>204</text:p>
          </table:table-cell>
          <table:table-cell table:style-name="ce3" office:value-type="string">
            <text:p>all 50m cultural themes</text:p>
          </table:table-cell>
          <table:table-cell table:style-name="ce5" table:formula="of:=&quot;http://www.nacis.org/naturalearth/50m/&quot;&amp;[.B168]&amp;&quot;/&quot;&amp;[.Y168]&amp;&quot;.zip&quot;" office:value-type="string" office:string-value="http://www.nacis.org/naturalearth/50m/cultural/50m-cultural.zip">
            <text:p>http://www.nacis.org/naturalearth/50m/cultural/50m-cultural.zip</text:p>
          </table:table-cell>
          <table:table-cell table:style-name="ce3" table:number-columns-repeated="2"/>
          <table:table-cell table:style-name="ce2" table:formula="of:=IF([.N168]=1;&quot;scp &quot;&amp;[.Q168]&amp;&quot;.zip naturbb6@naturalearthdata.com:download/&quot;&amp;[.A168]&amp;&quot;/&quot;&amp;[.B168]&amp;&quot;/&quot;&amp;[.Y168]&amp;&quot;.zip&quot;;&quot;&quot;)" office:value-type="string" office:string-value="scp ne_50m_cultural.zip naturbb6@naturalearthdata.com:download/50m/cultural/50m-cultural.zip">
            <text:p>scp ne_50m_cultural.zip naturbb6@naturalearthdata.com:download/50m/cultural/50m-cultural.zip</text:p>
          </table:table-cell>
          <table:table-cell table:style-name="ce2" table:formula="of:=&quot;scp zips/&quot;&amp;[.A168]&amp;&quot;_&quot;&amp;[.B168]&amp;&quot;/&quot;&amp;[.Q168]&amp;&quot;.zip&quot;&amp;&quot; &quot;&amp;&quot;$(DOCROOT_FREAC)/&quot;&amp;[.A168]&amp;&quot;/&quot;&amp;[.B168]&amp;&quot;/&quot;&amp;[.Y168]&amp;&quot;.zip&quot;" office:value-type="string" office:string-value="scp zips/50m_cultural/ne_50m_cultural.zip $(DOCROOT_FREAC)/50m/cultural/50m-cultural.zip">
            <text:p>scp zips/50m_cultural/ne_50m_cultural.zip $(DOCROOT_FREAC)/50m/cultural/50m-cultural.zip</text:p>
          </table:table-cell>
          <table:table-cell table:style-name="ce3" table:number-columns-repeated="992"/>
        </table:table-row>
        <table:table-row table:style-name="ro1">
          <table:table-cell table:style-name="ce5"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5"/>
          <table:table-cell table:style-name="ce5" table:formula="of:=&quot;50m &quot;&amp;[.$#REF!#REF!]&amp;&quot; &quot;&amp;[.$#REF!#REF!]" office:value-type="float" office:value="0">
            <text:p>#REF!</text:p>
          </table:table-cell>
          <table:table-cell table:style-name="ce5" office:value-type="float" office:value="1">
            <text:p>1</text:p>
          </table:table-cell>
          <table:table-cell table:style-name="ce9" table:formula="of:=MAX([.H169:.P169])" office:value-type="float" office:value="2">
            <text:p>2</text:p>
          </table:table-cell>
          <table:table-cell table:style-name="ce1" table:formula="of:=IF([.F169]&lt;=1;1;0)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1">
            <text:p>1.1</text:p>
          </table:table-cell>
          <table:table-cell table:style-name="ce5"/>
          <table:table-cell table:style-name="ce5" office:value-type="float" office:value="1.3">
            <text:p>1.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4">
            <text:p>1.4</text:p>
          </table:table-cell>
          <table:table-cell table:style-name="ce5" office:value-type="float" office:value="1">
            <text:p>1</text:p>
          </table:table-cell>
          <table:table-cell table:style-name="ce20" office:value-type="float" office:value="2">
            <text:p>2.0</text:p>
          </table:table-cell>
          <table:table-cell table:style-name="ce5" office:value-type="float" office:value="1">
            <text:p>1</text:p>
          </table:table-cell>
          <table:table-cell table:style-name="ce24" office:value-type="string">
            <text:p>ne_50m_admin_0_countries</text:p>
          </table:table-cell>
          <table:table-cell table:style-name="ce24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50m-admin-0-countries</text:p>
          </table:table-cell>
          <table:table-cell office:value-type="float" office:value="114">
            <text:p>114</text:p>
          </table:table-cell>
          <table:table-cell table:style-name="ce5" office:value-type="string">
            <text:p>countries</text:p>
          </table:table-cell>
          <table:table-cell table:style-name="ce5" table:formula="of:=&quot;http://www.nacis.org/naturalearth/50m/&quot;&amp;[.B169]&amp;&quot;/&quot;&amp;[.Y169]&amp;&quot;.zip&quot;" office:value-type="string" office:string-value="http://www.nacis.org/naturalearth/50m/cultural/50m-admin-0-countries.zip">
            <text:p>http://www.nacis.org/naturalearth/50m/cultural/50m-admin-0-countries.zip</text:p>
          </table:table-cell>
          <table:table-cell table:style-name="ce5" table:formula="of:=&quot;http://www.naturalearthdata.com/downloads/50m-cultural-vectors/&quot;&amp;[.Y169]" office:value-type="string" office:string-value="http://www.naturalearthdata.com/downloads/50m-cultural-vectors/50m-admin-0-countries">
            <text:p>http://www.naturalearthdata.com/downloads/50m-cultural-vectors/50m-admin-0-countries</text:p>
          </table:table-cell>
          <table:table-cell office:value-type="string">
            <text:p>50m-admin-0-countries</text:p>
          </table:table-cell>
          <table:table-cell table:style-name="ce2" table:formula="of:=IF([.N169]=1;&quot;scp &quot;&amp;[.Q169]&amp;&quot;.zip naturbb6@naturalearthdata.com:download/&quot;&amp;[.A169]&amp;&quot;/&quot;&amp;[.B169]&amp;&quot;/&quot;&amp;[.Y169]&amp;&quot;.zip&quot;;&quot;&quot;)" office:value-type="string" office:string-value="scp ne_50m_admin_0_countries.zip naturbb6@naturalearthdata.com:download/50m/cultural/50m-admin-0-countries.zip">
            <text:p>scp ne_50m_admin_0_countries.zip naturbb6@naturalearthdata.com:download/50m/cultural/50m-admin-0-countries.zip</text:p>
          </table:table-cell>
          <table:table-cell table:style-name="ce2" table:formula="of:=&quot;scp zips/&quot;&amp;[.A169]&amp;&quot;_&quot;&amp;[.B169]&amp;&quot;/&quot;&amp;[.Q169]&amp;&quot;.zip&quot;&amp;&quot; &quot;&amp;&quot;$(DOCROOT_FREAC)/&quot;&amp;[.A169]&amp;&quot;/&quot;&amp;[.B169]&amp;&quot;/&quot;&amp;[.Y169]&amp;&quot;.zip&quot;" office:value-type="string" office:string-value="scp zips/50m_cultural/ne_50m_admin_0_countries.zip $(DOCROOT_FREAC)/50m/cultural/50m-admin-0-countries.zip">
            <text:p>scp zips/50m_cultural/ne_50m_admin_0_countries.zip $(DOCROOT_FREAC)/50m/cultural/50m-admin-0-countries.zip</text:p>
          </table:table-cell>
          <table:table-cell table:style-name="ce5" table:number-columns-repeated="992"/>
        </table:table-row>
        <table:table-row table:style-name="ro1">
          <table:table-cell table:style-name="ce2"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2"/>
          <table:table-cell table:style-name="ce2" table:formula="of:=&quot;50m &quot;&amp;[.$B30]&amp;&quot; &quot;&amp;[.$C30]" office:value-type="string" office:string-value="50m cultural Admin 0 - Details">
            <text:p>50m cultural Admin 0 - Details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s/></text:p>
          </table:table-cell>
          <table:table-cell table:style-name="ce1" table:formula="of:=IF([.F170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/>
          <table:table-cell table:style-name="ce2" table:number-columns-repeated="7"/>
          <table:table-cell table:style-name="ce2" office:value-type="string">
            <text:p>50m-admin-0-details</text:p>
          </table:table-cell>
          <table:table-cell table:style-name="ce2" table:number-columns-repeated="5"/>
          <table:table-cell table:style-name="ce2" table:formula="of:=IF([.N170]=1;&quot;scp &quot;&amp;[.Q170]&amp;&quot;.zip naturbb6@naturalearthdata.com:download/&quot;&amp;[.A170]&amp;&quot;/&quot;&amp;[.B170]&amp;&quot;/&quot;&amp;[.Y170]&amp;&quot;.zip&quot;;&quot;&quot;)">
            <text:p/>
          </table:table-cell>
          <table:table-cell table:style-name="ce2" table:formula="of:=IF([.N170]=1;&quot;scp &quot;&amp;[.Q170]&amp;&quot;.zip nacis@ftp.freac.fsu.edu:nacis_ftp/web-download/&quot;&amp;[.A170]&amp;&quot;/&quot;&amp;[.B170]&amp;&quot;/&quot;&amp;[.Y170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7"/>
          <table:table-cell table:formula="of:=&quot;50m &quot;&amp;[.$B31]&amp;&quot; &quot;&amp;[.$C31]" office:value-type="string" office:string-value="50m cultural ">
            <text:p>50m cultural </text:p>
          </table:table-cell>
          <table:table-cell/>
          <table:table-cell table:style-name="ce9" table:formula="of:=MAX([.H171:.P171])" office:value-type="float" office:value="2">
            <text:p>2</text:p>
          </table:table-cell>
          <table:table-cell table:style-name="ce1" table:formula="of:=IF([.F171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50m_admin_0_map_units</text:p>
          </table:table-cell>
          <table:table-cell table:style-name="ce2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admin-0-map-units</text:p>
          </table:table-cell>
          <table:table-cell office:value-type="float" office:value="118">
            <text:p>118</text:p>
          </table:table-cell>
          <table:table-cell table:style-name="ce4" office:value-type="string">
            <text:p>map units</text:p>
          </table:table-cell>
          <table:table-cell table:style-name="ce33" table:formula="of:=&quot;http://www.nacis.org/naturalearth/50m/&quot;&amp;[.B171]&amp;&quot;/&quot;&amp;[.Y171]&amp;&quot;.zip&quot;" office:value-type="string" office:string-value="http://www.nacis.org/naturalearth/50m/cultural/50m-admin-0-map-units.zip">
            <text:p>http://www.nacis.org/naturalearth/50m/cultural/50m-admin-0-map-units.zip</text:p>
          </table:table-cell>
          <table:table-cell table:style-name="ce5" table:formula="of:=&quot;http://www.naturalearthdata.com/downloads/50m-cultural-vectors/&quot;&amp;[.Y170]" office:value-type="string" office:string-value="http://www.naturalearthdata.com/downloads/50m-cultural-vectors/50m-admin-0-details">
            <text:p>http://www.naturalearthdata.com/downloads/50m-cultural-vectors/50m-admin-0-details</text:p>
          </table:table-cell>
          <table:table-cell office:value-type="string">
            <text:p>50m-admin-0-map-units</text:p>
          </table:table-cell>
          <table:table-cell table:style-name="ce2" table:formula="of:=IF([.N171]=1;&quot;scp &quot;&amp;[.Q171]&amp;&quot;.zip naturbb6@naturalearthdata.com:download/&quot;&amp;[.A171]&amp;&quot;/&quot;&amp;[.B171]&amp;&quot;/&quot;&amp;[.Y171]&amp;&quot;.zip&quot;;&quot;&quot;)" office:value-type="string" office:string-value="scp ne_50m_admin_0_map_units.zip naturbb6@naturalearthdata.com:download/50m/cultural/50m-admin-0-map-units.zip">
            <text:p>scp ne_50m_admin_0_map_units.zip naturbb6@naturalearthdata.com:download/50m/cultural/50m-admin-0-map-units.zip</text:p>
          </table:table-cell>
          <table:table-cell table:style-name="ce2" table:formula="of:=&quot;scp zips/&quot;&amp;[.A171]&amp;&quot;_&quot;&amp;[.B171]&amp;&quot;/&quot;&amp;[.Q171]&amp;&quot;.zip&quot;&amp;&quot; &quot;&amp;&quot;$(DOCROOT_FREAC)/&quot;&amp;[.A171]&amp;&quot;/&quot;&amp;[.B171]&amp;&quot;/&quot;&amp;[.Y171]&amp;&quot;.zip&quot;" office:value-type="string" office:string-value="scp zips/50m_cultural/ne_50m_admin_0_map_units.zip $(DOCROOT_FREAC)/50m/cultural/50m-admin-0-map-units.zip">
            <text:p>scp zips/50m_cultural/ne_50m_admin_0_map_units.zip $(DOCROOT_FREAC)/50m/cultural/50m-admin-0-map-units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7"/>
          <table:table-cell table:formula="of:=&quot;50m &quot;&amp;[.$B32]&amp;&quot; &quot;&amp;[.$C32]" office:value-type="string" office:string-value="50m cultural ">
            <text:p>50m cultural </text:p>
          </table:table-cell>
          <table:table-cell/>
          <table:table-cell table:style-name="ce9" table:formula="of:=MAX([.H172:.P172])" office:value-type="float" office:value="2">
            <text:p>2</text:p>
          </table:table-cell>
          <table:table-cell table:style-name="ce1" table:formula="of:=IF([.F172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50m_admin_0_map_subunits</text:p>
          </table:table-cell>
          <table:table-cell table:style-name="ce2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admin-0-map-subunits</text:p>
          </table:table-cell>
          <table:table-cell office:value-type="float" office:value="117">
            <text:p>117</text:p>
          </table:table-cell>
          <table:table-cell table:style-name="ce4" office:value-type="string">
            <text:p>map subunits</text:p>
          </table:table-cell>
          <table:table-cell table:style-name="ce33" table:formula="of:=&quot;http://www.nacis.org/naturalearth/50m/&quot;&amp;[.B172]&amp;&quot;/&quot;&amp;[.Y172]&amp;&quot;.zip&quot;" office:value-type="string" office:string-value="http://www.nacis.org/naturalearth/50m/cultural/50m-admin-0-map-subunits.zip">
            <text:p>http://www.nacis.org/naturalearth/50m/cultural/50m-admin-0-map-subunits.zip</text:p>
          </table:table-cell>
          <table:table-cell table:style-name="ce4" table:formula="of:=[.AC171]" office:value-type="string" office:string-value="http://www.naturalearthdata.com/downloads/50m-cultural-vectors/50m-admin-0-details">
            <text:p>http://www.naturalearthdata.com/downloads/50m-cultural-vectors/50m-admin-0-details</text:p>
          </table:table-cell>
          <table:table-cell office:value-type="string">
            <text:p>50m-admin-0-map-subunits</text:p>
          </table:table-cell>
          <table:table-cell table:style-name="ce2" table:formula="of:=IF([.N172]=1;&quot;scp &quot;&amp;[.Q172]&amp;&quot;.zip naturbb6@naturalearthdata.com:download/&quot;&amp;[.A172]&amp;&quot;/&quot;&amp;[.B172]&amp;&quot;/&quot;&amp;[.Y172]&amp;&quot;.zip&quot;;&quot;&quot;)" office:value-type="string" office:string-value="scp ne_50m_admin_0_map_subunits.zip naturbb6@naturalearthdata.com:download/50m/cultural/50m-admin-0-map-subunits.zip">
            <text:p>scp ne_50m_admin_0_map_subunits.zip naturbb6@naturalearthdata.com:download/50m/cultural/50m-admin-0-map-subunits.zip</text:p>
          </table:table-cell>
          <table:table-cell table:style-name="ce2" table:formula="of:=&quot;scp zips/&quot;&amp;[.A172]&amp;&quot;_&quot;&amp;[.B172]&amp;&quot;/&quot;&amp;[.Q172]&amp;&quot;.zip&quot;&amp;&quot; &quot;&amp;&quot;$(DOCROOT_FREAC)/&quot;&amp;[.A172]&amp;&quot;/&quot;&amp;[.B172]&amp;&quot;/&quot;&amp;[.Y172]&amp;&quot;.zip&quot;" office:value-type="string" office:string-value="scp zips/50m_cultural/ne_50m_admin_0_map_subunits.zip $(DOCROOT_FREAC)/50m/cultural/50m-admin-0-map-subunits.zip">
            <text:p>scp zips/50m_cultural/ne_50m_admin_0_map_subunits.zip $(DOCROOT_FREAC)/50m/cultural/50m-admin-0-map-subunits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7"/>
          <table:table-cell table:number-columns-repeated="2"/>
          <table:table-cell table:style-name="ce9" table:formula="of:=MAX([.H173:.P173])" office:value-type="float" office:value="2">
            <text:p>2</text:p>
          </table:table-cell>
          <table:table-cell table:style-name="ce1" table:formula="of:=IF([.F173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50m_admin_0_scale_ranks</text:p>
          </table:table-cell>
          <table:table-cell table:style-name="ce25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50m-admin-0-scale-ranks</text:p>
          </table:table-cell>
          <table:table-cell office:value-type="float" office:value="121">
            <text:p>121</text:p>
          </table:table-cell>
          <table:table-cell table:style-name="ce4" office:value-type="string">
            <text:p>scale ranks</text:p>
          </table:table-cell>
          <table:table-cell table:style-name="ce33" table:formula="of:=&quot;http://www.nacis.org/naturalearth/50m/&quot;&amp;[.B173]&amp;&quot;/&quot;&amp;[.Y173]&amp;&quot;.zip&quot;" office:value-type="string" office:string-value="http://www.nacis.org/naturalearth/50m/cultural/50m-admin-0-scale-ranks.zip">
            <text:p>http://www.nacis.org/naturalearth/50m/cultural/50m-admin-0-scale-ranks.zip</text:p>
          </table:table-cell>
          <table:table-cell table:style-name="ce4" table:formula="of:=[.AC172]" office:value-type="string" office:string-value="http://www.naturalearthdata.com/downloads/50m-cultural-vectors/50m-admin-0-details">
            <text:p>http://www.naturalearthdata.com/downloads/50m-cultural-vectors/50m-admin-0-details</text:p>
          </table:table-cell>
          <table:table-cell office:value-type="string">
            <text:p>50m-admin-0-scale-ranks</text:p>
          </table:table-cell>
          <table:table-cell table:style-name="ce2" table:formula="of:=IF([.N173]=1;&quot;scp &quot;&amp;[.Q173]&amp;&quot;.zip naturbb6@naturalearthdata.com:download/&quot;&amp;[.A173]&amp;&quot;/&quot;&amp;[.B173]&amp;&quot;/&quot;&amp;[.Y173]&amp;&quot;.zip&quot;;&quot;&quot;)" office:value-type="string" office:string-value="scp ne_50m_admin_0_scale_ranks.zip naturbb6@naturalearthdata.com:download/50m/cultural/50m-admin-0-scale-ranks.zip">
            <text:p>scp ne_50m_admin_0_scale_ranks.zip naturbb6@naturalearthdata.com:download/50m/cultural/50m-admin-0-scale-ranks.zip</text:p>
          </table:table-cell>
          <table:table-cell table:style-name="ce2" table:formula="of:=&quot;scp zips/&quot;&amp;[.A173]&amp;&quot;_&quot;&amp;[.B173]&amp;&quot;/&quot;&amp;[.Q173]&amp;&quot;.zip&quot;&amp;&quot; &quot;&amp;&quot;$(DOCROOT_FREAC)/&quot;&amp;[.A173]&amp;&quot;/&quot;&amp;[.B173]&amp;&quot;/&quot;&amp;[.Y173]&amp;&quot;.zip&quot;" office:value-type="string" office:string-value="scp zips/50m_cultural/ne_50m_admin_0_scale_ranks.zip $(DOCROOT_FREAC)/50m/cultural/50m-admin-0-scale-ranks.zip">
            <text:p>scp zips/50m_cultural/ne_50m_admin_0_scale_ranks.zip $(DOCROOT_FREAC)/50m/cultural/50m-admin-0-scale-ranks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7"/>
          <table:table-cell table:formula="of:=&quot;50m &quot;&amp;[.$B35]&amp;&quot; &quot;&amp;[.$C35]" office:value-type="string" office:string-value="50m cultural ">
            <text:p>50m cultural </text:p>
          </table:table-cell>
          <table:table-cell/>
          <table:table-cell table:style-name="ce9" table:formula="of:=MAX([.H174:.P174])" office:value-type="float" office:value="2">
            <text:p>2</text:p>
          </table:table-cell>
          <table:table-cell table:style-name="ce1" table:formula="of:=IF([.F174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50m_admin_0_sovereignty</text:p>
          </table:table-cell>
          <table:table-cell table:style-name="ce2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admin-0-sovereignty</text:p>
          </table:table-cell>
          <table:table-cell office:value-type="float" office:value="124">
            <text:p>124</text:p>
          </table:table-cell>
          <table:table-cell table:style-name="ce4" office:value-type="string">
            <text:p>sovereignty</text:p>
          </table:table-cell>
          <table:table-cell table:style-name="ce33" table:formula="of:=&quot;http://www.nacis.org/naturalearth/50m/&quot;&amp;[.B174]&amp;&quot;/&quot;&amp;[.Y174]&amp;&quot;.zip&quot;" office:value-type="string" office:string-value="http://www.nacis.org/naturalearth/50m/cultural/50m-admin-0-sovereignty.zip">
            <text:p>http://www.nacis.org/naturalearth/50m/cultural/50m-admin-0-sovereignty.zip</text:p>
          </table:table-cell>
          <table:table-cell table:style-name="ce4" table:formula="of:=[.AC173]" office:value-type="string" office:string-value="http://www.naturalearthdata.com/downloads/50m-cultural-vectors/50m-admin-0-details">
            <text:p>http://www.naturalearthdata.com/downloads/50m-cultural-vectors/50m-admin-0-details</text:p>
          </table:table-cell>
          <table:table-cell office:value-type="string">
            <text:p>50m-admin-0-sovereignty</text:p>
          </table:table-cell>
          <table:table-cell table:style-name="ce2" table:formula="of:=IF([.N174]=1;&quot;scp &quot;&amp;[.Q174]&amp;&quot;.zip naturbb6@naturalearthdata.com:download/&quot;&amp;[.A174]&amp;&quot;/&quot;&amp;[.B174]&amp;&quot;/&quot;&amp;[.Y174]&amp;&quot;.zip&quot;;&quot;&quot;)" office:value-type="string" office:string-value="scp ne_50m_admin_0_sovereignty.zip naturbb6@naturalearthdata.com:download/50m/cultural/50m-admin-0-sovereignty.zip">
            <text:p>scp ne_50m_admin_0_sovereignty.zip naturbb6@naturalearthdata.com:download/50m/cultural/50m-admin-0-sovereignty.zip</text:p>
          </table:table-cell>
          <table:table-cell table:style-name="ce2" table:formula="of:=&quot;scp zips/&quot;&amp;[.A174]&amp;&quot;_&quot;&amp;[.B174]&amp;&quot;/&quot;&amp;[.Q174]&amp;&quot;.zip&quot;&amp;&quot; &quot;&amp;&quot;$(DOCROOT_FREAC)/&quot;&amp;[.A174]&amp;&quot;/&quot;&amp;[.B174]&amp;&quot;/&quot;&amp;[.Y174]&amp;&quot;.zip&quot;" office:value-type="string" office:string-value="scp zips/50m_cultural/ne_50m_admin_0_sovereignty.zip $(DOCROOT_FREAC)/50m/cultural/50m-admin-0-sovereignty.zip">
            <text:p>scp zips/50m_cultural/ne_50m_admin_0_sovereignty.zip $(DOCROOT_FREAC)/50m/cultural/50m-admin-0-sovereignty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7"/>
          <table:table-cell table:style-name="ce9" table:formula="of:=&quot;50m &quot;&amp;[.$#REF!#REF!]&amp;&quot; &quot;&amp;[.$#REF!#REF!]" office:value-type="float" office:value="0">
            <text:p>#REF!</text:p>
          </table:table-cell>
          <table:table-cell office:value-type="float" office:value="1">
            <text:p>1</text:p>
          </table:table-cell>
          <table:table-cell table:style-name="ce9" table:formula="of:=MAX([.H175:.P175])" office:value-type="float" office:value="2">
            <text:p>2</text:p>
          </table:table-cell>
          <table:table-cell table:style-name="ce1" table:formula="of:=IF([.F175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8" office:value-type="string">
            <text:p>ne_50m_admin_0_tiny_countries</text:p>
          </table:table-cell>
          <table:table-cell table:style-name="ce28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admin-0-tiny-countries</text:p>
          </table:table-cell>
          <table:table-cell office:value-type="float" office:value="125">
            <text:p>125</text:p>
          </table:table-cell>
          <table:table-cell table:style-name="ce4" office:value-type="string">
            <text:p>tiny country points</text:p>
          </table:table-cell>
          <table:table-cell table:style-name="ce33" table:formula="of:=&quot;http://www.nacis.org/naturalearth/50m/&quot;&amp;[.B175]&amp;&quot;/&quot;&amp;[.Y175]&amp;&quot;.zip&quot;" office:value-type="string" office:string-value="http://www.nacis.org/naturalearth/50m/cultural/50m-admin-0-tiny-countries.zip">
            <text:p>http://www.nacis.org/naturalearth/50m/cultural/50m-admin-0-tiny-countries.zip</text:p>
          </table:table-cell>
          <table:table-cell table:style-name="ce4" table:formula="of:=[.AC174]" office:value-type="string" office:string-value="http://www.naturalearthdata.com/downloads/50m-cultural-vectors/50m-admin-0-details">
            <text:p>http://www.naturalearthdata.com/downloads/50m-cultural-vectors/50m-admin-0-details</text:p>
          </table:table-cell>
          <table:table-cell office:value-type="string">
            <text:p>50m-admin-0-tiny-countries</text:p>
          </table:table-cell>
          <table:table-cell table:style-name="ce2" table:formula="of:=IF([.N175]=1;&quot;scp &quot;&amp;[.Q175]&amp;&quot;.zip naturbb6@naturalearthdata.com:download/&quot;&amp;[.A175]&amp;&quot;/&quot;&amp;[.B175]&amp;&quot;/&quot;&amp;[.Y175]&amp;&quot;.zip&quot;;&quot;&quot;)">
            <text:p/>
          </table:table-cell>
          <table:table-cell table:style-name="ce2" table:formula="of:=&quot;scp zips/&quot;&amp;[.A175]&amp;&quot;_&quot;&amp;[.B175]&amp;&quot;/&quot;&amp;[.Q175]&amp;&quot;.zip&quot;&amp;&quot; &quot;&amp;&quot;$(DOCROOT_FREAC)/&quot;&amp;[.A175]&amp;&quot;/&quot;&amp;[.B175]&amp;&quot;/&quot;&amp;[.Y175]&amp;&quot;.zip&quot;" office:value-type="string" office:string-value="scp zips/50m_cultural/ne_50m_admin_0_tiny_countries.zip $(DOCROOT_FREAC)/50m/cultural/50m-admin-0-tiny-countries.zip">
            <text:p>scp zips/50m_cultural/ne_50m_admin_0_tiny_countries.zip $(DOCROOT_FREAC)/50m/cultural/50m-admin-0-tiny-countries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7"/>
          <table:table-cell table:style-name="ce9" table:formula="of:=&quot;50m &quot;&amp;[.$#REF!#REF!]&amp;&quot; &quot;&amp;[.$#REF!#REF!]" office:value-type="float" office:value="0">
            <text:p>#REF!</text:p>
          </table:table-cell>
          <table:table-cell office:value-type="float" office:value="1">
            <text:p>1</text:p>
          </table:table-cell>
          <table:table-cell table:style-name="ce9" table:formula="of:=MAX([.H176:.P176])" office:value-type="float" office:value="2">
            <text:p>2</text:p>
          </table:table-cell>
          <table:table-cell table:style-name="ce1" table:formula="of:=IF([.F176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8" office:value-type="string">
            <text:p>ne_50m_admin_0_tiny_countries_scale_rank</text:p>
          </table:table-cell>
          <table:table-cell table:style-name="ce28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admin-0-tiny-countries</text:p>
          </table:table-cell>
          <table:table-cell office:value-type="float" office:value="125">
            <text:p>125</text:p>
          </table:table-cell>
          <table:table-cell table:style-name="ce4" office:value-type="string">
            <text:p>tiny country points</text:p>
          </table:table-cell>
          <table:table-cell table:style-name="ce33" table:formula="of:=&quot;http://www.nacis.org/naturalearth/50m/&quot;&amp;[.B176]&amp;&quot;/&quot;&amp;[.Y176]&amp;&quot;.zip&quot;" office:value-type="string" office:string-value="http://www.nacis.org/naturalearth/50m/cultural/50m-admin-0-tiny-countries.zip">
            <text:p>http://www.nacis.org/naturalearth/50m/cultural/50m-admin-0-tiny-countries.zip</text:p>
          </table:table-cell>
          <table:table-cell table:style-name="ce4" table:formula="of:=[.AC175]" office:value-type="string" office:string-value="http://www.naturalearthdata.com/downloads/50m-cultural-vectors/50m-admin-0-details">
            <text:p>http://www.naturalearthdata.com/downloads/50m-cultural-vectors/50m-admin-0-details</text:p>
          </table:table-cell>
          <table:table-cell office:value-type="string">
            <text:p>50m-admin-0-tiny-countries</text:p>
          </table:table-cell>
          <table:table-cell table:style-name="ce2" table:formula="of:=IF([.N176]=1;&quot;scp &quot;&amp;[.Q176]&amp;&quot;.zip naturbb6@naturalearthdata.com:download/&quot;&amp;[.A176]&amp;&quot;/&quot;&amp;[.B176]&amp;&quot;/&quot;&amp;[.Y176]&amp;&quot;.zip&quot;;&quot;&quot;)">
            <text:p/>
          </table:table-cell>
          <table:table-cell table:style-name="ce2" table:formula="of:=&quot;scp zips/&quot;&amp;[.A176]&amp;&quot;_&quot;&amp;[.B176]&amp;&quot;/&quot;&amp;[.Q176]&amp;&quot;.zip&quot;&amp;&quot; &quot;&amp;&quot;$(DOCROOT_FREAC)/&quot;&amp;[.A176]&amp;&quot;/&quot;&amp;[.B176]&amp;&quot;/&quot;&amp;[.Y176]&amp;&quot;.zip&quot;" office:value-type="string" office:string-value="scp zips/50m_cultural/ne_50m_admin_0_tiny_countries_scale_rank.zip $(DOCROOT_FREAC)/50m/cultural/50m-admin-0-tiny-countries.zip">
            <text:p>scp zips/50m_cultural/ne_50m_admin_0_tiny_countries_scale_rank.zip $(DOCROOT_FREAC)/50m/cultural/50m-admin-0-tiny-countries.zip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2"/>
          <table:table-cell table:style-name="ce2" table:formula="of:=&quot;50m &quot;&amp;[.$B36]&amp;&quot; &quot;&amp;[.$C36]" office:value-type="string" office:string-value="50m Political: Admin 0 - Boundary Lines">
            <text:p>50m Political: Admin 0 - Boundary Lines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177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/>
          <table:table-cell table:style-name="ce2" table:number-columns-repeated="7"/>
          <table:table-cell table:style-name="ce2" office:value-type="string">
            <text:p>50m-admin-0-boundary-lines</text:p>
          </table:table-cell>
          <table:table-cell table:style-name="ce2" table:number-columns-repeated="5"/>
          <table:table-cell table:style-name="ce2" table:formula="of:=IF([.N177]=1;&quot;scp &quot;&amp;[.Q177]&amp;&quot;.zip naturbb6@naturalearthdata.com:download/&quot;&amp;[.A177]&amp;&quot;/&quot;&amp;[.B177]&amp;&quot;/&quot;&amp;[.Y177]&amp;&quot;.zip&quot;;&quot;&quot;)">
            <text:p/>
          </table:table-cell>
          <table:table-cell table:style-name="ce2" table:formula="of:=IF([.N177]=1;&quot;scp &quot;&amp;[.Q177]&amp;&quot;.zip nacis@ftp.freac.fsu.edu:nacis_ftp/web-download/&quot;&amp;[.A177]&amp;&quot;/&quot;&amp;[.B177]&amp;&quot;/&quot;&amp;[.Y177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table:style-name="ce2"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2" table:number-columns-repeated="3"/>
          <table:table-cell table:style-name="ce9" table:formula="of:=MAX([.H178:.P178])" office:value-type="float" office:value="1.4">
            <text:p>1.4</text:p>
          </table:table-cell>
          <table:table-cell table:style-name="ce1" table:formula="of:=IF([.F178]&lt;=1;1;0)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style-name="ce14" office:value-type="float" office:value="1.3">
            <text:p>1.3</text:p>
          </table:table-cell>
          <table:table-cell table:style-name="ce14" office:value-type="float" office:value="1">
            <text:p>1</text:p>
          </table:table-cell>
          <table:table-cell office:value-type="float" office:value="1.4">
            <text:p>1.4</text:p>
          </table:table-cell>
          <table:table-cell table:style-name="ce14" office:value-type="float" office:value="1">
            <text:p>1</text:p>
          </table:table-cell>
          <table:table-cell table:style-name="ce22"/>
          <table:table-cell table:style-name="ce14"/>
          <table:table-cell table:style-name="ce4" office:value-type="string">
            <text:p>ne_50m_admin_0_boundary_map_units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admin-0-boundary-map-units</text:p>
          </table:table-cell>
          <table:table-cell office:value-type="float" office:value="112">
            <text:p>112</text:p>
          </table:table-cell>
          <table:table-cell table:style-name="ce4" office:value-type="string">
            <text:p>map unit lines</text:p>
          </table:table-cell>
          <table:table-cell table:style-name="ce33" table:formula="of:=&quot;http://www.nacis.org/naturalearth/50m/&quot;&amp;[.B178]&amp;&quot;/&quot;&amp;[.Y178]&amp;&quot;.zip&quot;" office:value-type="string" office:string-value="http://www.nacis.org/naturalearth/50m/cultural/50m-admin-0-boundary-map-units.zip">
            <text:p>http://www.nacis.org/naturalearth/50m/cultural/50m-admin-0-boundary-map-units.zip</text:p>
          </table:table-cell>
          <table:table-cell table:style-name="ce5" table:formula="of:=&quot;http://www.naturalearthdata.com/downloads/50m-cultural-vectors/&quot;&amp;[.Y177]" office:value-type="string" office:string-value="http://www.naturalearthdata.com/downloads/50m-cultural-vectors/50m-admin-0-boundary-lines">
            <text:p>http://www.naturalearthdata.com/downloads/50m-cultural-vectors/50m-admin-0-boundary-lines</text:p>
          </table:table-cell>
          <table:table-cell office:value-type="string">
            <text:p>50m-admin-0-boundary-map-units</text:p>
          </table:table-cell>
          <table:table-cell table:style-name="ce2" table:formula="of:=IF([.N178]=1;&quot;scp &quot;&amp;[.Q178]&amp;&quot;.zip naturbb6@naturalearthdata.com:download/&quot;&amp;[.A178]&amp;&quot;/&quot;&amp;[.B178]&amp;&quot;/&quot;&amp;[.Y178]&amp;&quot;.zip&quot;;&quot;&quot;)" office:value-type="string" office:string-value="scp ne_50m_admin_0_boundary_map_units.zip naturbb6@naturalearthdata.com:download/50m/cultural/50m-admin-0-boundary-map-units.zip">
            <text:p>scp ne_50m_admin_0_boundary_map_units.zip naturbb6@naturalearthdata.com:download/50m/cultural/50m-admin-0-boundary-map-units.zip</text:p>
          </table:table-cell>
          <table:table-cell table:style-name="ce2" table:formula="of:=&quot;scp zips/&quot;&amp;[.A178]&amp;&quot;_&quot;&amp;[.B178]&amp;&quot;/&quot;&amp;[.Q178]&amp;&quot;.zip&quot;&amp;&quot; &quot;&amp;&quot;$(DOCROOT_FREAC)/&quot;&amp;[.A178]&amp;&quot;/&quot;&amp;[.B178]&amp;&quot;/&quot;&amp;[.Y178]&amp;&quot;.zip&quot;" office:value-type="string" office:string-value="scp zips/50m_cultural/ne_50m_admin_0_boundary_map_units.zip $(DOCROOT_FREAC)/50m/cultural/50m-admin-0-boundary-map-units.zip">
            <text:p>scp zips/50m_cultural/ne_50m_admin_0_boundary_map_units.zip $(DOCROOT_FREAC)/50m/cultural/50m-admin-0-boundary-map-units.zip</text:p>
          </table:table-cell>
          <table:table-cell table:style-name="ce2"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79:.P179])" office:value-type="float" office:value="2">
            <text:p>2</text:p>
          </table:table-cell>
          <table:table-cell table:style-name="ce1" table:formula="of:=IF([.F179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50m_admin_0_boundary_lines_land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admin-0-boundary-lines-land</text:p>
          </table:table-cell>
          <table:table-cell office:value-type="float" office:value="111">
            <text:p>111</text:p>
          </table:table-cell>
          <table:table-cell table:style-name="ce4" office:value-type="string">
            <text:p>land lines</text:p>
          </table:table-cell>
          <table:table-cell table:style-name="ce33" table:formula="of:=&quot;http://www.nacis.org/naturalearth/50m/&quot;&amp;[.B179]&amp;&quot;/&quot;&amp;[.Y179]&amp;&quot;.zip&quot;" office:value-type="string" office:string-value="http://www.nacis.org/naturalearth/50m/cultural/50m-admin-0-boundary-lines-land.zip">
            <text:p>http://www.nacis.org/naturalearth/50m/cultural/50m-admin-0-boundary-lines-land.zip</text:p>
          </table:table-cell>
          <table:table-cell table:style-name="ce4" table:formula="of:=[.AC178]" office:value-type="string" office:string-value="http://www.naturalearthdata.com/downloads/50m-cultural-vectors/50m-admin-0-boundary-lines">
            <text:p>http://www.naturalearthdata.com/downloads/50m-cultural-vectors/50m-admin-0-boundary-lines</text:p>
          </table:table-cell>
          <table:table-cell office:value-type="string">
            <text:p>50m-admin-0-boundary-lines-land</text:p>
          </table:table-cell>
          <table:table-cell table:style-name="ce2" table:formula="of:=IF([.N179]=1;&quot;scp &quot;&amp;[.Q179]&amp;&quot;.zip naturbb6@naturalearthdata.com:download/&quot;&amp;[.A179]&amp;&quot;/&quot;&amp;[.B179]&amp;&quot;/&quot;&amp;[.Y179]&amp;&quot;.zip&quot;;&quot;&quot;)" office:value-type="string" office:string-value="scp ne_50m_admin_0_boundary_lines_land.zip naturbb6@naturalearthdata.com:download/50m/cultural/50m-admin-0-boundary-lines-land.zip">
            <text:p>scp ne_50m_admin_0_boundary_lines_land.zip naturbb6@naturalearthdata.com:download/50m/cultural/50m-admin-0-boundary-lines-land.zip</text:p>
          </table:table-cell>
          <table:table-cell table:style-name="ce2" table:formula="of:=&quot;scp zips/&quot;&amp;[.A179]&amp;&quot;_&quot;&amp;[.B179]&amp;&quot;/&quot;&amp;[.Q179]&amp;&quot;.zip&quot;&amp;&quot; &quot;&amp;&quot;$(DOCROOT_FREAC)/&quot;&amp;[.A179]&amp;&quot;/&quot;&amp;[.B179]&amp;&quot;/&quot;&amp;[.Y179]&amp;&quot;.zip&quot;" office:value-type="string" office:string-value="scp zips/50m_cultural/ne_50m_admin_0_boundary_lines_land.zip $(DOCROOT_FREAC)/50m/cultural/50m-admin-0-boundary-lines-land.zip">
            <text:p>scp zips/50m_cultural/ne_50m_admin_0_boundary_lines_land.zip $(DOCROOT_FREAC)/50m/cultural/50m-admin-0-boundary-lines-land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80:.P180])" office:value-type="float" office:value="1.3">
            <text:p>1.3</text:p>
          </table:table-cell>
          <table:table-cell table:style-name="ce1" table:formula="of:=IF([.F180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style-name="ce4" office:value-type="string">
            <text:p>ne_50m_admin_0_boundary_lines_maritime_indicator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admin-0-boundary-lines-maritime-indicator</text:p>
          </table:table-cell>
          <table:table-cell office:value-type="float" office:value="109">
            <text:p>109</text:p>
          </table:table-cell>
          <table:table-cell table:style-name="ce4" office:value-type="string">
            <text:p>maritime indicators</text:p>
          </table:table-cell>
          <table:table-cell table:style-name="ce33" table:formula="of:=&quot;http://www.nacis.org/naturalearth/50m/&quot;&amp;[.B180]&amp;&quot;/&quot;&amp;[.Y180]&amp;&quot;.zip&quot;" office:value-type="string" office:string-value="http://www.nacis.org/naturalearth/50m/cultural/50m-admin-0-boundary-lines-maritime-indicator.zip">
            <text:p>http://www.nacis.org/naturalearth/50m/cultural/50m-admin-0-boundary-lines-maritime-indicator.zip</text:p>
          </table:table-cell>
          <table:table-cell table:style-name="ce4" table:formula="of:=[.AC179]" office:value-type="string" office:string-value="http://www.naturalearthdata.com/downloads/50m-cultural-vectors/50m-admin-0-boundary-lines">
            <text:p>http://www.naturalearthdata.com/downloads/50m-cultural-vectors/50m-admin-0-boundary-lines</text:p>
          </table:table-cell>
          <table:table-cell office:value-type="string">
            <text:p>50m-admin-0-boundary-lines-maritime-indicator</text:p>
          </table:table-cell>
          <table:table-cell table:style-name="ce2" table:formula="of:=IF([.N180]=1;&quot;scp &quot;&amp;[.Q180]&amp;&quot;.zip naturbb6@naturalearthdata.com:download/&quot;&amp;[.A180]&amp;&quot;/&quot;&amp;[.B180]&amp;&quot;/&quot;&amp;[.Y180]&amp;&quot;.zip&quot;;&quot;&quot;)">
            <text:p/>
          </table:table-cell>
          <table:table-cell table:style-name="ce2" table:formula="of:=&quot;scp zips/&quot;&amp;[.A180]&amp;&quot;_&quot;&amp;[.B180]&amp;&quot;/&quot;&amp;[.Q180]&amp;&quot;.zip&quot;&amp;&quot; &quot;&amp;&quot;$(DOCROOT_FREAC)/&quot;&amp;[.A180]&amp;&quot;/&quot;&amp;[.B180]&amp;&quot;/&quot;&amp;[.Y180]&amp;&quot;.zip&quot;" office:value-type="string" office:string-value="scp zips/50m_cultural/ne_50m_admin_0_boundary_lines_maritime_indicator.zip $(DOCROOT_FREAC)/50m/cultural/50m-admin-0-boundary-lines-maritime-indicator.zip">
            <text:p>scp zips/50m_cultural/ne_50m_admin_0_boundary_lines_maritime_indicator.zip $(DOCROOT_FREAC)/50m/cultural/50m-admin-0-boundary-lines-maritime-indicator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7"/>
          <table:table-cell table:formula="of:=&quot;50m &quot;&amp;[.$B42]&amp;&quot; &quot;&amp;[.$C42]" office:value-type="string" office:string-value="50m cultural ">
            <text:p>50m cultural </text:p>
          </table:table-cell>
          <table:table-cell office:value-type="float" office:value="1">
            <text:p>1</text:p>
          </table:table-cell>
          <table:table-cell table:style-name="ce9" table:formula="of:=MAX([.H181:.P181])" office:value-type="float" office:value="1.3">
            <text:p>1.3</text:p>
          </table:table-cell>
          <table:table-cell table:style-name="ce1" table:formula="of:=IF([.F181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style-name="ce4" office:value-type="string">
            <text:p>ne_50m_admin_0_pacific_groupings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admin-0-pacific-groupings</text:p>
          </table:table-cell>
          <table:table-cell office:value-type="float" office:value="120">
            <text:p>120</text:p>
          </table:table-cell>
          <table:table-cell table:style-name="ce4" office:value-type="string">
            <text:p>Pacific grouping lines</text:p>
          </table:table-cell>
          <table:table-cell table:style-name="ce33" table:formula="of:=&quot;http://www.nacis.org/naturalearth/50m/&quot;&amp;[.B181]&amp;&quot;/&quot;&amp;[.Y181]&amp;&quot;.zip&quot;" office:value-type="string" office:string-value="http://www.nacis.org/naturalearth/50m/cultural/50m-admin-0-pacific-groupings.zip">
            <text:p>http://www.nacis.org/naturalearth/50m/cultural/50m-admin-0-pacific-groupings.zip</text:p>
          </table:table-cell>
          <table:table-cell table:style-name="ce4" table:formula="of:=[.AC180]" office:value-type="string" office:string-value="http://www.naturalearthdata.com/downloads/50m-cultural-vectors/50m-admin-0-boundary-lines">
            <text:p>http://www.naturalearthdata.com/downloads/50m-cultural-vectors/50m-admin-0-boundary-lines</text:p>
          </table:table-cell>
          <table:table-cell office:value-type="string">
            <text:p>50m-admin-0-pacific-groupings</text:p>
          </table:table-cell>
          <table:table-cell table:style-name="ce2" table:formula="of:=IF([.N181]=1;&quot;scp &quot;&amp;[.Q181]&amp;&quot;.zip naturbb6@naturalearthdata.com:download/&quot;&amp;[.A181]&amp;&quot;/&quot;&amp;[.B181]&amp;&quot;/&quot;&amp;[.Y181]&amp;&quot;.zip&quot;;&quot;&quot;)">
            <text:p/>
          </table:table-cell>
          <table:table-cell table:style-name="ce2" table:formula="of:=&quot;scp zips/&quot;&amp;[.A181]&amp;&quot;_&quot;&amp;[.B181]&amp;&quot;/&quot;&amp;[.Q181]&amp;&quot;.zip&quot;&amp;&quot; &quot;&amp;&quot;$(DOCROOT_FREAC)/&quot;&amp;[.A181]&amp;&quot;/&quot;&amp;[.B181]&amp;&quot;/&quot;&amp;[.Y181]&amp;&quot;.zip&quot;" office:value-type="string" office:string-value="scp zips/50m_cultural/ne_50m_admin_0_pacific_groupings.zip $(DOCROOT_FREAC)/50m/cultural/50m-admin-0-pacific-groupings.zip">
            <text:p>scp zips/50m_cultural/ne_50m_admin_0_pacific_groupings.zip $(DOCROOT_FREAC)/50m/cultural/50m-admin-0-pacific-groupings.zip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2"/>
          <table:table-cell table:style-name="ce2" table:formula="of:=&quot;50m &quot;&amp;[.$B43]&amp;&quot; &quot;&amp;[.$C43]" office:value-type="string" office:string-value="50m Political: Admin 0 - Breakaway, Disputed Areas">
            <text:p>50m Political: Admin 0 - Breakaway, Disputed Areas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<text:s/></text:p>
          </table:table-cell>
          <table:table-cell table:style-name="ce1" table:formula="of:=IF([.F182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/>
          <table:table-cell table:style-name="ce2" table:number-columns-repeated="7"/>
          <table:table-cell table:style-name="ce2" office:value-type="string">
            <text:p>50m-admin-0-breakaway-disputed-areas</text:p>
          </table:table-cell>
          <table:table-cell table:style-name="ce2" table:number-columns-repeated="2"/>
          <table:table-cell table:style-name="ce33"/>
          <table:table-cell table:style-name="ce2" table:number-columns-repeated="2"/>
          <table:table-cell table:style-name="ce2" table:formula="of:=IF([.N182]=1;&quot;scp &quot;&amp;[.Q182]&amp;&quot;.zip naturbb6@naturalearthdata.com:download/&quot;&amp;[.A182]&amp;&quot;/&quot;&amp;[.B182]&amp;&quot;/&quot;&amp;[.Y182]&amp;&quot;.zip&quot;;&quot;&quot;)">
            <text:p/>
          </table:table-cell>
          <table:table-cell table:style-name="ce2" table:formula="of:=IF([.N182]=1;&quot;scp &quot;&amp;[.Q182]&amp;&quot;.zip nacis@ftp.freac.fsu.edu:nacis_ftp/web-download/&quot;&amp;[.A182]&amp;&quot;/&quot;&amp;[.B182]&amp;&quot;/&quot;&amp;[.Y182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7"/>
          <table:table-cell table:number-columns-repeated="2"/>
          <table:table-cell table:style-name="ce9" table:formula="of:=MAX([.H183:.P183])" office:value-type="float" office:value="2">
            <text:p>2</text:p>
          </table:table-cell>
          <table:table-cell table:style-name="ce1" table:formula="of:=IF([.F183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50m_admin_0_breakaway_disputed_areas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admin-0-breakaway-disputed-areas</text:p>
          </table:table-cell>
          <table:table-cell office:value-type="float" office:value="113">
            <text:p>113</text:p>
          </table:table-cell>
          <table:table-cell table:style-name="ce4" office:value-type="string">
            <text:p>breakaway and disputed areas</text:p>
          </table:table-cell>
          <table:table-cell table:style-name="ce33" table:formula="of:=&quot;http://www.nacis.org/naturalearth/50m/&quot;&amp;[.B183]&amp;&quot;/&quot;&amp;[.Y183]&amp;&quot;.zip&quot;" office:value-type="string" office:string-value="http://www.nacis.org/naturalearth/50m/cultural/50m-admin-0-breakaway-disputed-areas.zip">
            <text:p>http://www.nacis.org/naturalearth/50m/cultural/50m-admin-0-breakaway-disputed-areas.zip</text:p>
          </table:table-cell>
          <table:table-cell table:style-name="ce5" table:formula="of:=&quot;http://www.naturalearthdata.com/downloads/50m-cultural-vectors/&quot;&amp;[.Y182]" office:value-type="string" office:string-value="http://www.naturalearthdata.com/downloads/50m-cultural-vectors/50m-admin-0-breakaway-disputed-areas">
            <text:p>http://www.naturalearthdata.com/downloads/50m-cultural-vectors/50m-admin-0-breakaway-disputed-areas</text:p>
          </table:table-cell>
          <table:table-cell office:value-type="string">
            <text:p>50m-admin-0-breakaway-disputed-areas</text:p>
          </table:table-cell>
          <table:table-cell table:style-name="ce2" table:formula="of:=IF([.N183]=1;&quot;scp &quot;&amp;[.Q183]&amp;&quot;.zip naturbb6@naturalearthdata.com:download/&quot;&amp;[.A183]&amp;&quot;/&quot;&amp;[.B183]&amp;&quot;/&quot;&amp;[.Y183]&amp;&quot;.zip&quot;;&quot;&quot;)" office:value-type="string" office:string-value="scp ne_50m_admin_0_breakaway_disputed_areas.zip naturbb6@naturalearthdata.com:download/50m/cultural/50m-admin-0-breakaway-disputed-areas.zip">
            <text:p>scp ne_50m_admin_0_breakaway_disputed_areas.zip naturbb6@naturalearthdata.com:download/50m/cultural/50m-admin-0-breakaway-disputed-areas.zip</text:p>
          </table:table-cell>
          <table:table-cell table:style-name="ce2" table:formula="of:=&quot;scp zips/&quot;&amp;[.A183]&amp;&quot;_&quot;&amp;[.B183]&amp;&quot;/&quot;&amp;[.Q183]&amp;&quot;.zip&quot;&amp;&quot; &quot;&amp;&quot;$(DOCROOT_FREAC)/&quot;&amp;[.A183]&amp;&quot;/&quot;&amp;[.B183]&amp;&quot;/&quot;&amp;[.Y183]&amp;&quot;.zip&quot;" office:value-type="string" office:string-value="scp zips/50m_cultural/ne_50m_admin_0_breakaway_disputed_areas.zip $(DOCROOT_FREAC)/50m/cultural/50m-admin-0-breakaway-disputed-areas.zip">
            <text:p>scp zips/50m_cultural/ne_50m_admin_0_breakaway_disputed_areas.zip $(DOCROOT_FREAC)/50m/cultural/50m-admin-0-breakaway-disputed-areas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7"/>
          <table:table-cell table:number-columns-repeated="2"/>
          <table:table-cell table:style-name="ce9" table:formula="of:=MAX([.H184:.P184])" office:value-type="float" office:value="2">
            <text:p>2</text:p>
          </table:table-cell>
          <table:table-cell table:style-name="ce1" table:formula="of:=IF([.F184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50m_admin_0_boundary_lines_disputed_areas</text:p>
          </table:table-cell>
          <table:table-cell table:style-name="ce2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admin-0-boundary-breakaway-disputed-areas</text:p>
          </table:table-cell>
          <table:table-cell office:value-type="float" office:value="201">
            <text:p>201</text:p>
          </table:table-cell>
          <table:table-cell table:style-name="ce4" office:value-type="string">
            <text:p>boundary lines</text:p>
          </table:table-cell>
          <table:table-cell table:style-name="ce33" table:formula="of:=&quot;http://www.nacis.org/naturalearth/50m/&quot;&amp;[.B184]&amp;&quot;/&quot;&amp;[.Y184]&amp;&quot;.zip&quot;" office:value-type="string" office:string-value="http://www.nacis.org/naturalearth/50m/cultural/50m-admin-0-boundary-breakaway-disputed-areas.zip">
            <text:p>http://www.nacis.org/naturalearth/50m/cultural/50m-admin-0-boundary-breakaway-disputed-areas.zip</text:p>
          </table:table-cell>
          <table:table-cell table:style-name="ce4" table:formula="of:=[.AC183]" office:value-type="string" office:string-value="http://www.naturalearthdata.com/downloads/50m-cultural-vectors/50m-admin-0-breakaway-disputed-areas">
            <text:p>http://www.naturalearthdata.com/downloads/50m-cultural-vectors/50m-admin-0-breakaway-disputed-areas</text:p>
          </table:table-cell>
          <table:table-cell office:value-type="string">
            <text:p>50m-admin-0-boundary-claims</text:p>
          </table:table-cell>
          <table:table-cell table:style-name="ce2" table:formula="of:=IF([.N184]=1;&quot;scp &quot;&amp;[.Q184]&amp;&quot;.zip naturbb6@naturalearthdata.com:download/&quot;&amp;[.A184]&amp;&quot;/&quot;&amp;[.B184]&amp;&quot;/&quot;&amp;[.Y184]&amp;&quot;.zip&quot;;&quot;&quot;)" office:value-type="string" office:string-value="scp ne_50m_admin_0_boundary_lines_disputed_areas.zip naturbb6@naturalearthdata.com:download/50m/cultural/50m-admin-0-boundary-breakaway-disputed-areas.zip">
            <text:p>scp ne_50m_admin_0_boundary_lines_disputed_areas.zip naturbb6@naturalearthdata.com:download/50m/cultural/50m-admin-0-boundary-breakaway-disputed-areas.zip</text:p>
          </table:table-cell>
          <table:table-cell table:style-name="ce2" table:formula="of:=&quot;scp zips/&quot;&amp;[.A184]&amp;&quot;_&quot;&amp;[.B184]&amp;&quot;/&quot;&amp;[.Q184]&amp;&quot;.zip&quot;&amp;&quot; &quot;&amp;&quot;$(DOCROOT_FREAC)/&quot;&amp;[.A184]&amp;&quot;/&quot;&amp;[.B184]&amp;&quot;/&quot;&amp;[.Y184]&amp;&quot;.zip&quot;" office:value-type="string" office:string-value="scp zips/50m_cultural/ne_50m_admin_0_boundary_lines_disputed_areas.zip $(DOCROOT_FREAC)/50m/cultural/50m-admin-0-boundary-breakaway-disputed-areas.zip">
            <text:p>scp zips/50m_cultural/ne_50m_admin_0_boundary_lines_disputed_areas.zip $(DOCROOT_FREAC)/50m/cultural/50m-admin-0-boundary-breakaway-disputed-areas.zip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2"/>
          <table:table-cell table:style-name="ce2" table:formula="of:=&quot;50m &quot;&amp;[.$B48]&amp;&quot; &quot;&amp;[.$C48]" office:value-type="string" office:string-value="50m Political: Admin 1 - States, Provinces">
            <text:p>50m Political: Admin 1 - States, Provinces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185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/>
          <table:table-cell table:style-name="ce2" table:number-columns-repeated="7"/>
          <table:table-cell table:style-name="ce2" office:value-type="string">
            <text:p>50m-admin-1-states-provinces</text:p>
          </table:table-cell>
          <table:table-cell table:style-name="ce2" table:number-columns-repeated="5"/>
          <table:table-cell table:style-name="ce2" table:formula="of:=IF([.N185]=1;&quot;scp &quot;&amp;[.Q185]&amp;&quot;.zip naturbb6@naturalearthdata.com:download/&quot;&amp;[.A185]&amp;&quot;/&quot;&amp;[.B185]&amp;&quot;/&quot;&amp;[.Y185]&amp;&quot;.zip&quot;;&quot;&quot;)">
            <text:p/>
          </table:table-cell>
          <table:table-cell table:style-name="ce2" table:formula="of:=IF([.N185]=1;&quot;scp &quot;&amp;[.Q185]&amp;&quot;.zip nacis@ftp.freac.fsu.edu:nacis_ftp/web-download/&quot;&amp;[.A185]&amp;&quot;/&quot;&amp;[.B185]&amp;&quot;/&quot;&amp;[.Y185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86:.P186])" office:value-type="float" office:value="2">
            <text:p>2</text:p>
          </table:table-cell>
          <table:table-cell table:style-name="ce1" table:formula="of:=IF([.F186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50m_admin_1_states_provinces_shp</text:p>
          </table:table-cell>
          <table:table-cell table:style-name="ce24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50m-admin-1-states-provinces-shp</text:p>
          </table:table-cell>
          <table:table-cell office:value-type="float" office:value="127">
            <text:p>127</text:p>
          </table:table-cell>
          <table:table-cell table:style-name="ce4" office:value-type="string">
            <text:p>states and provinces (shp)</text:p>
          </table:table-cell>
          <table:table-cell table:style-name="ce33" table:formula="of:=&quot;http://www.nacis.org/naturalearth/50m/&quot;&amp;[.B186]&amp;&quot;/&quot;&amp;[.Y186]&amp;&quot;.zip&quot;" office:value-type="string" office:string-value="http://www.nacis.org/naturalearth/50m/cultural/50m-admin-1-states-provinces-shp.zip">
            <text:p>http://www.nacis.org/naturalearth/50m/cultural/50m-admin-1-states-provinces-shp.zip</text:p>
          </table:table-cell>
          <table:table-cell table:style-name="ce5" table:formula="of:=&quot;http://www.naturalearthdata.com/downloads/50m-cultural-vectors/&quot;&amp;[.Y185]" office:value-type="string" office:string-value="http://www.naturalearthdata.com/downloads/50m-cultural-vectors/50m-admin-1-states-provinces">
            <text:p>http://www.naturalearthdata.com/downloads/50m-cultural-vectors/50m-admin-1-states-provinces</text:p>
          </table:table-cell>
          <table:table-cell office:value-type="string">
            <text:p>50m-admin-1-states-provinces-shp</text:p>
          </table:table-cell>
          <table:table-cell table:style-name="ce2" table:formula="of:=IF([.N186]=1;&quot;scp &quot;&amp;[.Q186]&amp;&quot;.zip naturbb6@naturalearthdata.com:download/&quot;&amp;[.A186]&amp;&quot;/&quot;&amp;[.B186]&amp;&quot;/&quot;&amp;[.Y186]&amp;&quot;.zip&quot;;&quot;&quot;)">
            <text:p/>
          </table:table-cell>
          <table:table-cell table:style-name="ce2" table:formula="of:=&quot;scp zips/&quot;&amp;[.A186]&amp;&quot;_&quot;&amp;[.B186]&amp;&quot;/&quot;&amp;[.Q186]&amp;&quot;.zip&quot;&amp;&quot; &quot;&amp;&quot;$(DOCROOT_FREAC)/&quot;&amp;[.A186]&amp;&quot;/&quot;&amp;[.B186]&amp;&quot;/&quot;&amp;[.Y186]&amp;&quot;.zip&quot;" office:value-type="string" office:string-value="scp zips/50m_cultural/ne_50m_admin_1_states_provinces_shp.zip $(DOCROOT_FREAC)/50m/cultural/50m-admin-1-states-provinces-shp.zip">
            <text:p>scp zips/50m_cultural/ne_50m_admin_1_states_provinces_shp.zip $(DOCROOT_FREAC)/50m/cultural/50m-admin-1-states-provinces-shp.zip</text:p>
          </table:table-cell>
          <table:table-cell table:number-columns-repeated="992"/>
        </table:table-row>
        <table:table-row table:style-name="ro2">
          <table:table-cell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87:.P187])" office:value-type="float" office:value="2">
            <text:p>2</text:p>
          </table:table-cell>
          <table:table-cell table:style-name="ce1" table:formula="of:=IF([.F187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50m_admin_1_states_provinces_lakes_shp</text:p>
          </table:table-cell>
          <table:table-cell table:style-name="ce2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ne_50m_admin_1_states_provinces_lakes_shp</text:p>
          </table:table-cell>
          <table:table-cell table:style-name="ce31" office:value-type="float" office:value="269">
            <text:p>269</text:p>
          </table:table-cell>
          <table:table-cell table:style-name="ce4" office:value-type="string">
            <text:p>boundary lines</text:p>
          </table:table-cell>
          <table:table-cell table:style-name="ce33" table:formula="of:=&quot;http://www.nacis.org/naturalearth/50m/&quot;&amp;[.B187]&amp;&quot;/&quot;&amp;[.Y187]&amp;&quot;.zip&quot;" office:value-type="string" office:string-value="http://www.nacis.org/naturalearth/50m/cultural/ne_50m_admin_1_states_provinces_lakes_shp.zip">
            <text:p>http://www.nacis.org/naturalearth/50m/cultural/ne_50m_admin_1_states_provinces_lakes_shp.zip</text:p>
          </table:table-cell>
          <table:table-cell table:style-name="ce4" table:formula="of:=[.AC186]" office:value-type="string" office:string-value="http://www.naturalearthdata.com/downloads/50m-cultural-vectors/50m-admin-1-states-provinces">
            <text:p>http://www.naturalearthdata.com/downloads/50m-cultural-vectors/50m-admin-1-states-provinces</text:p>
          </table:table-cell>
          <table:table-cell office:value-type="string">
            <text:p>50m-admin-1-states-provinces-lines-shp</text:p>
          </table:table-cell>
          <table:table-cell table:style-name="ce2" table:formula="of:=IF([.N187]=1;&quot;scp &quot;&amp;[.Q187]&amp;&quot;.zip naturbb6@naturalearthdata.com:download/&quot;&amp;[.A187]&amp;&quot;/&quot;&amp;[.B187]&amp;&quot;/&quot;&amp;[.Y187]&amp;&quot;.zip&quot;;&quot;&quot;)" office:value-type="string" office:string-value="scp ne_50m_admin_1_states_provinces_lakes_shp.zip naturbb6@naturalearthdata.com:download/50m/cultural/ne_50m_admin_1_states_provinces_lakes_shp.zip">
            <text:p>scp ne_50m_admin_1_states_provinces_lakes_shp.zip naturbb6@naturalearthdata.com:download/50m/cultural/ne_50m_admin_1_states_provinces_lakes_shp.zip</text:p>
          </table:table-cell>
          <table:table-cell table:style-name="ce2" table:formula="of:=&quot;scp zips/&quot;&amp;[.A187]&amp;&quot;_&quot;&amp;[.B187]&amp;&quot;/&quot;&amp;[.Q187]&amp;&quot;.zip&quot;&amp;&quot; &quot;&amp;&quot;$(DOCROOT_FREAC)/&quot;&amp;[.A187]&amp;&quot;/&quot;&amp;[.B187]&amp;&quot;/&quot;&amp;[.Y187]&amp;&quot;.zip&quot;" office:value-type="string" office:string-value="scp zips/50m_cultural/ne_50m_admin_1_states_provinces_lakes_shp.zip $(DOCROOT_FREAC)/50m/cultural/ne_50m_admin_1_states_provinces_lakes_shp.zip">
            <text:p>scp zips/50m_cultural/ne_50m_admin_1_states_provinces_lakes_shp.zip $(DOCROOT_FREAC)/50m/cultural/ne_50m_admin_1_states_provinces_lakes_shp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188:.P188])" office:value-type="float" office:value="2">
            <text:p>2</text:p>
          </table:table-cell>
          <table:table-cell table:style-name="ce1" table:formula="of:=IF([.F188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50m_admin_1_states_provinces_lines_shp</text:p>
          </table:table-cell>
          <table:table-cell table:style-name="ce2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string">
            <text:p>50m-admin-1-states-provinces-lines-shp</text:p>
          </table:table-cell>
          <table:table-cell office:value-type="float" office:value="126">
            <text:p>126</text:p>
          </table:table-cell>
          <table:table-cell table:style-name="ce4" office:value-type="string">
            <text:p>boundary lines</text:p>
          </table:table-cell>
          <table:table-cell table:style-name="ce33" table:formula="of:=&quot;http://www.nacis.org/naturalearth/50m/&quot;&amp;[.B188]&amp;&quot;/&quot;&amp;[.Y188]&amp;&quot;.zip&quot;" office:value-type="string" office:string-value="http://www.nacis.org/naturalearth/50m/cultural/50m-admin-1-states-provinces-lines-shp.zip">
            <text:p>http://www.nacis.org/naturalearth/50m/cultural/50m-admin-1-states-provinces-lines-shp.zip</text:p>
          </table:table-cell>
          <table:table-cell table:style-name="ce4" table:formula="of:=[.AC187]" office:value-type="string" office:string-value="http://www.naturalearthdata.com/downloads/50m-cultural-vectors/50m-admin-1-states-provinces">
            <text:p>http://www.naturalearthdata.com/downloads/50m-cultural-vectors/50m-admin-1-states-provinces</text:p>
          </table:table-cell>
          <table:table-cell office:value-type="string">
            <text:p>50m-admin-1-states-provinces-lines-shp</text:p>
          </table:table-cell>
          <table:table-cell table:style-name="ce2" table:formula="of:=IF([.N188]=1;&quot;scp &quot;&amp;[.Q188]&amp;&quot;.zip naturbb6@naturalearthdata.com:download/&quot;&amp;[.A188]&amp;&quot;/&quot;&amp;[.B188]&amp;&quot;/&quot;&amp;[.Y188]&amp;&quot;.zip&quot;;&quot;&quot;)">
            <text:p/>
          </table:table-cell>
          <table:table-cell table:style-name="ce2" table:formula="of:=&quot;scp zips/&quot;&amp;[.A188]&amp;&quot;_&quot;&amp;[.B188]&amp;&quot;/&quot;&amp;[.Q188]&amp;&quot;.zip&quot;&amp;&quot; &quot;&amp;&quot;$(DOCROOT_FREAC)/&quot;&amp;[.A188]&amp;&quot;/&quot;&amp;[.B188]&amp;&quot;/&quot;&amp;[.Y188]&amp;&quot;.zip&quot;" office:value-type="string" office:string-value="scp zips/50m_cultural/ne_50m_admin_1_states_provinces_lines_shp.zip $(DOCROOT_FREAC)/50m/cultural/50m-admin-1-states-provinces-lines-shp.zip">
            <text:p>scp zips/50m_cultural/ne_50m_admin_1_states_provinces_lines_shp.zip $(DOCROOT_FREAC)/50m/cultural/50m-admin-1-states-provinces-lines-shp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7"/>
          <table:table-cell table:formula="of:=&quot;50m &quot;&amp;[.$B57]&amp;&quot; &quot;&amp;[.$C57]" office:value-type="string" office:string-value="50m cultural Populated Places">
            <text:p>50m cultural Populated Places</text:p>
          </table:table-cell>
          <table:table-cell/>
          <table:table-cell table:style-name="ce9" table:formula="of:=MAX([.H189:.P189])" office:value-type="float" office:value="2">
            <text:p>2</text:p>
          </table:table-cell>
          <table:table-cell table:style-name="ce1" table:formula="of:=IF([.F189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5" office:value-type="string">
            <text:p>ne_50m_populated_places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50m-populated-places</text:p>
          </table:table-cell>
          <table:table-cell office:value-type="float" office:value="128">
            <text:p>128</text:p>
          </table:table-cell>
          <table:table-cell table:style-name="ce5" office:value-type="string">
            <text:p>populated places</text:p>
          </table:table-cell>
          <table:table-cell table:style-name="ce33" table:formula="of:=&quot;http://www.nacis.org/naturalearth/50m/&quot;&amp;[.B189]&amp;&quot;/&quot;&amp;[.Y189]&amp;&quot;.zip&quot;" office:value-type="string" office:string-value="http://www.nacis.org/naturalearth/50m/cultural/50m-populated-places.zip">
            <text:p>http://www.nacis.org/naturalearth/50m/cultural/50m-populated-places.zip</text:p>
          </table:table-cell>
          <table:table-cell table:style-name="ce5" table:formula="of:=&quot;http://www.naturalearthdata.com/downloads/50m-cultural-vectors/&quot;&amp;[.Y189]" office:value-type="string" office:string-value="http://www.naturalearthdata.com/downloads/50m-cultural-vectors/50m-populated-places">
            <text:p>http://www.naturalearthdata.com/downloads/50m-cultural-vectors/50m-populated-places</text:p>
          </table:table-cell>
          <table:table-cell office:value-type="string">
            <text:p>50m-populated-places</text:p>
          </table:table-cell>
          <table:table-cell table:style-name="ce2" table:formula="of:=IF([.N189]=1;&quot;scp &quot;&amp;[.Q189]&amp;&quot;.zip naturbb6@naturalearthdata.com:download/&quot;&amp;[.A189]&amp;&quot;/&quot;&amp;[.B189]&amp;&quot;/&quot;&amp;[.Y189]&amp;&quot;.zip&quot;;&quot;&quot;)" office:value-type="string" office:string-value="scp ne_50m_populated_places.zip naturbb6@naturalearthdata.com:download/50m/cultural/50m-populated-places.zip">
            <text:p>scp ne_50m_populated_places.zip naturbb6@naturalearthdata.com:download/50m/cultural/50m-populated-places.zip</text:p>
          </table:table-cell>
          <table:table-cell table:style-name="ce2" table:formula="of:=&quot;scp zips/&quot;&amp;[.A189]&amp;&quot;_&quot;&amp;[.B189]&amp;&quot;/&quot;&amp;[.Q189]&amp;&quot;.zip&quot;&amp;&quot; &quot;&amp;&quot;$(DOCROOT_FREAC)/&quot;&amp;[.A189]&amp;&quot;/&quot;&amp;[.B189]&amp;&quot;/&quot;&amp;[.Y189]&amp;&quot;.zip&quot;" office:value-type="string" office:string-value="scp zips/50m_cultural/ne_50m_populated_places.zip $(DOCROOT_FREAC)/50m/cultural/50m-populated-places.zip">
            <text:p>scp zips/50m_cultural/ne_50m_populated_places.zip $(DOCROOT_FREAC)/50m/cultural/50m-populated-places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7"/>
          <table:table-cell table:formula="of:=&quot;50m &quot;&amp;[.$B58]&amp;&quot; &quot;&amp;[.$C58]" office:value-type="string" office:string-value="50m cultural Populated Places">
            <text:p>50m cultural Populated Places</text:p>
          </table:table-cell>
          <table:table-cell/>
          <table:table-cell table:style-name="ce9" table:formula="of:=MAX([.H190:.P190])" office:value-type="float" office:value="2">
            <text:p>2</text:p>
          </table:table-cell>
          <table:table-cell table:style-name="ce1" table:formula="of:=IF([.F190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5" office:value-type="string">
            <text:p>ne_50m_populated_places_simple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50m-populated-places-simple</text:p>
          </table:table-cell>
          <table:table-cell office:value-type="float" office:value="230">
            <text:p>230</text:p>
          </table:table-cell>
          <table:table-cell table:style-name="ce5" office:value-type="string">
            <text:p>populated places (less columns)</text:p>
          </table:table-cell>
          <table:table-cell table:style-name="ce33" table:formula="of:=&quot;http://www.nacis.org/naturalearth/50m/&quot;&amp;[.B190]&amp;&quot;/&quot;&amp;[.Y190]&amp;&quot;.zip&quot;" office:value-type="string" office:string-value="http://www.nacis.org/naturalearth/50m/cultural/50m-populated-places-simple.zip">
            <text:p>http://www.nacis.org/naturalearth/50m/cultural/50m-populated-places-simple.zip</text:p>
          </table:table-cell>
          <table:table-cell table:style-name="ce5" table:formula="of:=[.AC189]" office:value-type="string" office:string-value="http://www.naturalearthdata.com/downloads/50m-cultural-vectors/50m-populated-places">
            <text:p>http://www.naturalearthdata.com/downloads/50m-cultural-vectors/50m-populated-places</text:p>
          </table:table-cell>
          <table:table-cell office:value-type="string">
            <text:p>50m-populated-places</text:p>
          </table:table-cell>
          <table:table-cell table:style-name="ce2" table:formula="of:=IF([.N190]=1;&quot;scp &quot;&amp;[.Q190]&amp;&quot;.zip naturbb6@naturalearthdata.com:download/&quot;&amp;[.A190]&amp;&quot;/&quot;&amp;[.B190]&amp;&quot;/&quot;&amp;[.Y190]&amp;&quot;.zip&quot;;&quot;&quot;)" office:value-type="string" office:string-value="scp ne_50m_populated_places_simple.zip naturbb6@naturalearthdata.com:download/50m/cultural/50m-populated-places-simple.zip">
            <text:p>scp ne_50m_populated_places_simple.zip naturbb6@naturalearthdata.com:download/50m/cultural/50m-populated-places-simple.zip</text:p>
          </table:table-cell>
          <table:table-cell table:style-name="ce2" table:formula="of:=&quot;scp zips/&quot;&amp;[.A190]&amp;&quot;_&quot;&amp;[.B190]&amp;&quot;/&quot;&amp;[.Q190]&amp;&quot;.zip&quot;&amp;&quot; &quot;&amp;&quot;$(DOCROOT_FREAC)/&quot;&amp;[.A190]&amp;&quot;/&quot;&amp;[.B190]&amp;&quot;/&quot;&amp;[.Y190]&amp;&quot;.zip&quot;" office:value-type="string" office:string-value="scp zips/50m_cultural/ne_50m_populated_places_simple.zip $(DOCROOT_FREAC)/50m/cultural/50m-populated-places-simple.zip">
            <text:p>scp zips/50m_cultural/ne_50m_populated_places_simple.zip $(DOCROOT_FREAC)/50m/cultural/50m-populated-places-simple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5" office:value-type="string">
            <text:p>cultural</text:p>
          </table:table-cell>
          <table:table-cell table:style-name="ce7"/>
          <table:table-cell table:formula="of:=&quot;50m &quot;&amp;[.$B59]&amp;&quot; &quot;&amp;[.$C59]" office:value-type="string" office:string-value="50m cultural Urban Areas">
            <text:p>50m cultural Urban Areas</text:p>
          </table:table-cell>
          <table:table-cell office:value-type="float" office:value="1">
            <text:p>1</text:p>
          </table:table-cell>
          <table:table-cell table:style-name="ce9" table:formula="of:=MAX([.H191:.P191])" office:value-type="float" office:value="1">
            <text:p>1</text:p>
          </table:table-cell>
          <table:table-cell table:style-name="ce1" table:formula="of:=IF([.F191]&lt;=1;1;0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/>
          <table:table-cell table:number-columns-repeated="2"/>
          <table:table-cell table:style-name="ce5" office:value-type="string">
            <text:p>ne_50m_urban_area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50m-urban-area</text:p>
          </table:table-cell>
          <table:table-cell office:value-type="float" office:value="129">
            <text:p>129</text:p>
          </table:table-cell>
          <table:table-cell table:style-name="ce5" office:value-type="string">
            <text:p>urban areas</text:p>
          </table:table-cell>
          <table:table-cell table:style-name="ce33" table:formula="of:=&quot;http://www.nacis.org/naturalearth/50m/&quot;&amp;[.B191]&amp;&quot;/&quot;&amp;[.Y191]&amp;&quot;.zip&quot;" office:value-type="string" office:string-value="http://www.nacis.org/naturalearth/50m/cultural/50m-urban-area.zip">
            <text:p>http://www.nacis.org/naturalearth/50m/cultural/50m-urban-area.zip</text:p>
          </table:table-cell>
          <table:table-cell table:style-name="ce5" table:formula="of:=&quot;http://www.naturalearthdata.com/downloads/50m-cultural-vectors/&quot;&amp;[.Y191]" office:value-type="string" office:string-value="http://www.naturalearthdata.com/downloads/50m-cultural-vectors/50m-urban-area">
            <text:p>http://www.naturalearthdata.com/downloads/50m-cultural-vectors/50m-urban-area</text:p>
          </table:table-cell>
          <table:table-cell office:value-type="string">
            <text:p>50m-urban-area</text:p>
          </table:table-cell>
          <table:table-cell table:style-name="ce2" table:formula="of:=IF([.N191]=1;&quot;scp &quot;&amp;[.Q191]&amp;&quot;.zip naturbb6@naturalearthdata.com:download/&quot;&amp;[.A191]&amp;&quot;/&quot;&amp;[.B191]&amp;&quot;/&quot;&amp;[.Y191]&amp;&quot;.zip&quot;;&quot;&quot;)">
            <text:p/>
          </table:table-cell>
          <table:table-cell table:style-name="ce2" table:formula="of:=&quot;scp zips/&quot;&amp;[.A191]&amp;&quot;_&quot;&amp;[.B191]&amp;&quot;/&quot;&amp;[.Q191]&amp;&quot;.zip&quot;&amp;&quot; &quot;&amp;&quot;$(DOCROOT_FREAC)/&quot;&amp;[.A191]&amp;&quot;/&quot;&amp;[.B191]&amp;&quot;/&quot;&amp;[.Y191]&amp;&quot;.zip&quot;" office:value-type="string" office:string-value="scp zips/50m_cultural/ne_50m_urban_area.zip $(DOCROOT_FREAC)/50m/cultural/50m-urban-area.zip">
            <text:p>scp zips/50m_cultural/ne_50m_urban_area.zip $(DOCROOT_FREAC)/50m/cultural/50m-urban-area.zip</text:p>
          </table:table-cell>
          <table:table-cell table:number-columns-repeated="992"/>
        </table:table-row>
        <table:table-row table:style-name="ro2">
          <table:table-cell office:value-type="string">
            <text:p>5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table:style-name="ce9" office:value-type="float" office:value="1.5">
            <text:p>1.5</text:p>
          </table:table-cell>
          <table:table-cell table:style-name="ce1" office:value-type="float" office:value="0">
            <text:p>0</text:p>
          </table:table-cell>
          <table:table-cell table:number-columns-repeated="9"/>
          <table:table-cell table:style-name="ce4" office:value-type="string">
            <text:p>ne_50m_roads</text:p>
          </table:table-cell>
          <table:table-cell table:style-name="ce4" table:number-columns-repeated="7"/>
          <table:table-cell table:style-name="ce4" office:value-type="string">
            <text:p>50m-roads</text:p>
          </table:table-cell>
          <table:table-cell/>
          <table:table-cell table:style-name="ce4" office:value-type="string">
            <text:p>roads</text:p>
          </table:table-cell>
          <table:table-cell table:style-name="ce37" office:value-type="string">
            <text:p><text:span text:style-name="T2"><text:a xlink:href="http://www.nacis.org/naturalearth/50m">http://www.nacis.org/naturalearth/50m/cultural/50m-roads.zip</text:a></text:span></text:p>
          </table:table-cell>
          <table:table-cell table:style-name="ce5" table:formula="of:=&quot;http://www.naturalearthdata.com/downloads/50m-cultural-vectors/&quot;&amp;[.Y192]" office:value-type="string" office:string-value="http://www.naturalearthdata.com/downloads/50m-cultural-vectors/50m-roads">
            <text:p>http://www.naturalearthdata.com/downloads/50m-cultural-vectors/50m-roads</text:p>
          </table:table-cell>
          <table:table-cell office:value-type="string">
            <text:p>50m-roads</text:p>
          </table:table-cell>
          <table:table-cell table:style-name="ce2"/>
          <table:table-cell table:style-name="ce2" table:formula="of:=&quot;scp zips/&quot;&amp;[.A192]&amp;&quot;_&quot;&amp;[.B192]&amp;&quot;/&quot;&amp;[.Q192]&amp;&quot;.zip&quot;&amp;&quot; &quot;&amp;&quot;$(DOCROOT_FREAC)/&quot;&amp;[.A192]&amp;&quot;/&quot;&amp;[.B192]&amp;&quot;/&quot;&amp;[.Y192]&amp;&quot;.zip&quot;" office:value-type="string" office:string-value="scp zips/50m_cultural/ne_50m_roads.zip $(DOCROOT_FREAC)/50m/cultural/50m-roads.zip">
            <text:p>scp zips/50m_cultural/ne_50m_roads.zip $(DOCROOT_FREAC)/50m/cultural/50m-roads.zip</text:p>
          </table:table-cell>
          <table:table-cell table:number-columns-repeated="992"/>
        </table:table-row>
        <table:table-row table:style-name="ro2">
          <table:table-cell office:value-type="string">
            <text:p>5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table:style-name="ce9" office:value-type="float" office:value="1.5">
            <text:p>1.5</text:p>
          </table:table-cell>
          <table:table-cell table:style-name="ce1" office:value-type="float" office:value="0">
            <text:p>0</text:p>
          </table:table-cell>
          <table:table-cell table:number-columns-repeated="9"/>
          <table:table-cell table:style-name="ce4" office:value-type="string">
            <text:p>ne_50m_railroads</text:p>
          </table:table-cell>
          <table:table-cell table:style-name="ce4" table:number-columns-repeated="7"/>
          <table:table-cell table:style-name="ce4" office:value-type="string">
            <text:p>50m-railroads</text:p>
          </table:table-cell>
          <table:table-cell/>
          <table:table-cell table:style-name="ce4" office:value-type="string">
            <text:p>railroads</text:p>
          </table:table-cell>
          <table:table-cell table:style-name="ce37" office:value-type="string">
            <text:p><text:span text:style-name="T2"><text:a xlink:href="http://www.nacis.org/naturalearth/50m">http://www.nacis.org/naturalearth/50m/cultural/50m-railroads.zip</text:a></text:span></text:p>
          </table:table-cell>
          <table:table-cell table:style-name="ce5" table:formula="of:=&quot;http://www.naturalearthdata.com/downloads/50m-cultural-vectors/&quot;&amp;[.Y193]" office:value-type="string" office:string-value="http://www.naturalearthdata.com/downloads/50m-cultural-vectors/50m-railroads">
            <text:p>http://www.naturalearthdata.com/downloads/50m-cultural-vectors/50m-railroads</text:p>
          </table:table-cell>
          <table:table-cell office:value-type="string">
            <text:p>50m-railroads</text:p>
          </table:table-cell>
          <table:table-cell table:style-name="ce2"/>
          <table:table-cell table:style-name="ce2" table:formula="of:=&quot;scp zips/&quot;&amp;[.A193]&amp;&quot;_&quot;&amp;[.B193]&amp;&quot;/&quot;&amp;[.Q193]&amp;&quot;.zip&quot;&amp;&quot; &quot;&amp;&quot;$(DOCROOT_FREAC)/&quot;&amp;[.A193]&amp;&quot;/&quot;&amp;[.B193]&amp;&quot;/&quot;&amp;[.Y193]&amp;&quot;.zip&quot;" office:value-type="string" office:string-value="scp zips/50m_cultural/ne_50m_railroads.zip $(DOCROOT_FREAC)/50m/cultural/50m-railroads.zip">
            <text:p>scp zips/50m_cultural/ne_50m_railroads.zip $(DOCROOT_FREAC)/50m/cultural/50m-railroads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table:style-name="ce9" table:formula="of:=MAX([.H194:.P194])" office:value-type="float" office:value="2">
            <text:p>2</text:p>
          </table:table-cell>
          <table:table-cell table:style-name="ce1" table:formula="of:=IF([.F194]&lt;=1;1;0)" office:value-type="float" office:value="0">
            <text:p>0</text:p>
          </table:table-cell>
          <table:table-cell table:number-columns-repeated="6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50m_airports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airports</text:p>
          </table:table-cell>
          <table:table-cell/>
          <table:table-cell table:style-name="ce4" office:value-type="string">
            <text:p>airports</text:p>
          </table:table-cell>
          <table:table-cell table:style-name="ce33" table:formula="of:=&quot;http://www.nacis.org/naturalearth/50m/&quot;&amp;[.B194]&amp;&quot;/&quot;&amp;[.Y194]&amp;&quot;.zip&quot;" office:value-type="string" office:string-value="http://www.nacis.org/naturalearth/50m/cultural/50m-airports.zip">
            <text:p>http://www.nacis.org/naturalearth/50m/cultural/50m-airports.zip</text:p>
          </table:table-cell>
          <table:table-cell table:style-name="ce5" table:formula="of:=&quot;http://www.naturalearthdata.com/downloads/50m-cultural-vectors/&quot;&amp;[.Y194]" office:value-type="string" office:string-value="http://www.naturalearthdata.com/downloads/50m-cultural-vectors/50m-airports">
            <text:p>http://www.naturalearthdata.com/downloads/50m-cultural-vectors/50m-airports</text:p>
          </table:table-cell>
          <table:table-cell office:value-type="string">
            <text:p>50m-airports</text:p>
          </table:table-cell>
          <table:table-cell table:style-name="ce2" table:formula="of:=IF([.N194]=1;&quot;scp &quot;&amp;[.Q194]&amp;&quot;.zip naturbb6@naturalearthdata.com:download/&quot;&amp;[.A194]&amp;&quot;/&quot;&amp;[.B194]&amp;&quot;/&quot;&amp;[.Y194]&amp;&quot;.zip&quot;;&quot;&quot;)">
            <text:p/>
          </table:table-cell>
          <table:table-cell table:style-name="ce2" table:formula="of:=&quot;scp zips/&quot;&amp;[.A194]&amp;&quot;_&quot;&amp;[.B194]&amp;&quot;/&quot;&amp;[.Q194]&amp;&quot;.zip&quot;&amp;&quot; &quot;&amp;&quot;$(DOCROOT_FREAC)/&quot;&amp;[.A194]&amp;&quot;/&quot;&amp;[.B194]&amp;&quot;/&quot;&amp;[.Y194]&amp;&quot;.zip&quot;" office:value-type="string" office:string-value="scp zips/50m_cultural/ne_50m_airports.zip $(DOCROOT_FREAC)/50m/cultural/50m-airports.zip">
            <text:p>scp zips/50m_cultural/ne_50m_airports.zip $(DOCROOT_FREAC)/50m/cultural/50m-airports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2" office:value-type="string">
            <text:p>cultural</text:p>
          </table:table-cell>
          <table:table-cell table:style-name="ce7"/>
          <table:table-cell/>
          <table:table-cell office:value-type="float" office:value="0.5">
            <text:p>0.5</text:p>
          </table:table-cell>
          <table:table-cell table:style-name="ce9" table:formula="of:=MAX([.H195:.P195])" office:value-type="float" office:value="2">
            <text:p>2</text:p>
          </table:table-cell>
          <table:table-cell table:style-name="ce1" table:formula="of:=IF([.F195]&lt;=1;1;0)" office:value-type="float" office:value="0">
            <text:p>0</text:p>
          </table:table-cell>
          <table:table-cell table:number-columns-repeated="6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50m_ports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ports</text:p>
          </table:table-cell>
          <table:table-cell/>
          <table:table-cell table:style-name="ce4" office:value-type="string">
            <text:p>ports</text:p>
          </table:table-cell>
          <table:table-cell table:style-name="ce33" table:formula="of:=&quot;http://www.nacis.org/naturalearth/50m/&quot;&amp;[.B195]&amp;&quot;/&quot;&amp;[.Y195]&amp;&quot;.zip&quot;" office:value-type="string" office:string-value="http://www.nacis.org/naturalearth/50m/cultural/50m-ports.zip">
            <text:p>http://www.nacis.org/naturalearth/50m/cultural/50m-ports.zip</text:p>
          </table:table-cell>
          <table:table-cell table:style-name="ce5" table:formula="of:=&quot;http://www.naturalearthdata.com/downloads/50m-cultural-vectors/&quot;&amp;[.Y195]" office:value-type="string" office:string-value="http://www.naturalearthdata.com/downloads/50m-cultural-vectors/50m-ports">
            <text:p>http://www.naturalearthdata.com/downloads/50m-cultural-vectors/50m-ports</text:p>
          </table:table-cell>
          <table:table-cell office:value-type="string">
            <text:p>50m-ports</text:p>
          </table:table-cell>
          <table:table-cell table:style-name="ce2" table:formula="of:=IF([.N195]=1;&quot;scp &quot;&amp;[.Q195]&amp;&quot;.zip naturbb6@naturalearthdata.com:download/&quot;&amp;[.A195]&amp;&quot;/&quot;&amp;[.B195]&amp;&quot;/&quot;&amp;[.Y195]&amp;&quot;.zip&quot;;&quot;&quot;)">
            <text:p/>
          </table:table-cell>
          <table:table-cell table:style-name="ce2" table:formula="of:=&quot;scp zips/&quot;&amp;[.A195]&amp;&quot;_&quot;&amp;[.B195]&amp;&quot;/&quot;&amp;[.Q195]&amp;&quot;.zip&quot;&amp;&quot; &quot;&amp;&quot;$(DOCROOT_FREAC)/&quot;&amp;[.A195]&amp;&quot;/&quot;&amp;[.B195]&amp;&quot;/&quot;&amp;[.Y195]&amp;&quot;.zip&quot;" office:value-type="string" office:string-value="scp zips/50m_cultural/ne_50m_ports.zip $(DOCROOT_FREAC)/50m/cultural/50m-ports.zip">
            <text:p>scp zips/50m_cultural/ne_50m_ports.zip $(DOCROOT_FREAC)/50m/cultural/50m-ports.zip</text:p>
          </table:table-cell>
          <table:table-cell table:number-columns-repeated="992"/>
        </table:table-row>
        <table:table-row table:style-name="ro1">
          <table:table-cell table:style-name="ce3"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3" office:value-type="string">
            <text:p>Rivers, Lake Centerlines</text:p>
          </table:table-cell>
          <table:table-cell table:style-name="ce3" table:formula="of:=&quot;10m &quot;&amp;[.$B196]&amp;&quot; &quot;&amp;[.$C196]" office:value-type="string" office:string-value="10m physical Rivers, Lake Centerlines">
            <text:p>10m physical Rivers, Lake Centerlines</text:p>
          </table:table-cell>
          <table:table-cell table:style-name="ce3"/>
          <table:table-cell table:style-name="ce3" table:formula="of:=MAX([.F197:.F224])" office:value-type="float" office:value="2">
            <text:p>2</text:p>
          </table:table-cell>
          <table:table-cell table:style-name="ce1" table:formula="of:=IF([.F196]&lt;=1;1;0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1.3">
            <text:p>1.3</text:p>
          </table:table-cell>
          <table:table-cell table:style-name="ce3" office:value-type="string">
            <text:p>////</text:p>
          </table:table-cell>
          <table:table-cell table:style-name="ce3" office:value-type="float" office:value="1.4">
            <text:p>1.4</text:p>
          </table:table-cell>
          <table:table-cell table:style-name="ce3"/>
          <table:table-cell table:style-name="ce18" office:value-type="float" office:value="2">
            <text:p>2.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e_50m_physical</text:p>
          </table:table-cell>
          <table:table-cell table:style-name="ce3" table:number-columns-repeated="7"/>
          <table:table-cell table:style-name="ce3" office:value-type="string">
            <text:p>50m-physical</text:p>
          </table:table-cell>
          <table:table-cell table:style-name="ce3" office:value-type="float" office:value="205">
            <text:p>205</text:p>
          </table:table-cell>
          <table:table-cell table:style-name="ce3" office:value-type="string">
            <text:p>all 50m physical themes</text:p>
          </table:table-cell>
          <table:table-cell table:style-name="ce5" table:formula="of:=&quot;http://www.nacis.org/naturalearth/50m/&quot;&amp;[.B196]&amp;&quot;/&quot;&amp;[.Y196]&amp;&quot;.zip&quot;" office:value-type="string" office:string-value="http://www.nacis.org/naturalearth/50m/physical/50m-physical.zip">
            <text:p>http://www.nacis.org/naturalearth/50m/physical/50m-physical.zip</text:p>
          </table:table-cell>
          <table:table-cell table:style-name="ce3" table:number-columns-repeated="2"/>
          <table:table-cell table:style-name="ce2" table:formula="of:=IF([.N196]=1;&quot;scp &quot;&amp;[.Q196]&amp;&quot;.zip naturbb6@naturalearthdata.com:download/&quot;&amp;[.A196]&amp;&quot;/&quot;&amp;[.B196]&amp;&quot;/&quot;&amp;[.Y196]&amp;&quot;.zip&quot;;&quot;&quot;)">
            <text:p/>
          </table:table-cell>
          <table:table-cell table:style-name="ce2" table:formula="of:=&quot;scp zips/&quot;&amp;[.A196]&amp;&quot;_&quot;&amp;[.B196]&amp;&quot;/&quot;&amp;[.Q196]&amp;&quot;.zip&quot;&amp;&quot; &quot;&amp;&quot;$(DOCROOT_FREAC)/&quot;&amp;[.A196]&amp;&quot;/&quot;&amp;[.B196]&amp;&quot;/&quot;&amp;[.Y196]&amp;&quot;.zip&quot;" office:value-type="string" office:string-value="scp zips/50m_physical/ne_50m_physical.zip $(DOCROOT_FREAC)/50m/physical/50m-physical.zip">
            <text:p>scp zips/50m_physical/ne_50m_physical.zip $(DOCROOT_FREAC)/50m/physical/50m-physical.zip</text:p>
          </table:table-cell>
          <table:table-cell table:style-name="ce3"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 table:formula="of:=&quot;50m &quot;&amp;[.$B76]&amp;&quot; &quot;&amp;[.$C76]" office:value-type="string" office:string-value="50m physical ">
            <text:p>50m physical </text:p>
          </table:table-cell>
          <table:table-cell/>
          <table:table-cell table:style-name="ce9" table:formula="of:=MAX([.H197:.P197])" office:value-type="float" office:value="1">
            <text:p>1</text:p>
          </table:table-cell>
          <table:table-cell table:style-name="ce1" table:formula="of:=IF([.F197]&lt;=1;1;0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/>
          <table:table-cell table:number-columns-repeated="2"/>
          <table:table-cell table:style-name="ce5" office:value-type="string">
            <text:p>ne_50m_rivers_lake_centerlines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50m-rivers-lake-centerlines</text:p>
          </table:table-cell>
          <table:table-cell office:value-type="float" office:value="151">
            <text:p>151</text:p>
          </table:table-cell>
          <table:table-cell table:style-name="ce5" office:value-type="string">
            <text:p>rivers and lake centerlines</text:p>
          </table:table-cell>
          <table:table-cell table:style-name="ce33" table:formula="of:=&quot;http://www.nacis.org/naturalearth/50m/&quot;&amp;[.B197]&amp;&quot;/&quot;&amp;[.Y197]&amp;&quot;.zip&quot;" office:value-type="string" office:string-value="http://www.nacis.org/naturalearth/50m/physical/50m-rivers-lake-centerlines.zip">
            <text:p>http://www.nacis.org/naturalearth/50m/physical/50m-rivers-lake-centerlines.zip</text:p>
          </table:table-cell>
          <table:table-cell table:style-name="ce5" table:formula="of:=&quot;http://www.naturalearthdata.com/downloads/50m-physical-vectors/&quot;&amp;[.Y197]" office:value-type="string" office:string-value="http://www.naturalearthdata.com/downloads/50m-physical-vectors/50m-rivers-lake-centerlines">
            <text:p>http://www.naturalearthdata.com/downloads/50m-physical-vectors/50m-rivers-lake-centerlines</text:p>
          </table:table-cell>
          <table:table-cell office:value-type="string">
            <text:p>50m-rivers-lake-centerlines</text:p>
          </table:table-cell>
          <table:table-cell table:style-name="ce2" table:formula="of:=IF([.N197]=1;&quot;scp &quot;&amp;[.Q197]&amp;&quot;.zip naturbb6@naturalearthdata.com:download/&quot;&amp;[.A197]&amp;&quot;/&quot;&amp;[.B197]&amp;&quot;/&quot;&amp;[.Y197]&amp;&quot;.zip&quot;;&quot;&quot;)">
            <text:p/>
          </table:table-cell>
          <table:table-cell table:style-name="ce2" table:formula="of:=&quot;scp zips/&quot;&amp;[.A197]&amp;&quot;_&quot;&amp;[.B197]&amp;&quot;/&quot;&amp;[.Q197]&amp;&quot;.zip&quot;&amp;&quot; &quot;&amp;&quot;$(DOCROOT_FREAC)/&quot;&amp;[.A197]&amp;&quot;/&quot;&amp;[.B197]&amp;&quot;/&quot;&amp;[.Y197]&amp;&quot;.zip&quot;" office:value-type="string" office:string-value="scp zips/50m_physical/ne_50m_rivers_lake_centerlines.zip $(DOCROOT_FREAC)/50m/physical/50m-rivers-lake-centerlines.zip">
            <text:p>scp zips/50m_physical/ne_50m_rivers_lake_centerlines.zip $(DOCROOT_FREAC)/50m/physical/50m-rivers-lake-centerlines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 table:formula="of:=&quot;50m &quot;&amp;[.$B79]&amp;&quot; &quot;&amp;[.$C79]" office:value-type="string" office:string-value="50m physical Lakes">
            <text:p>50m physical Lakes</text:p>
          </table:table-cell>
          <table:table-cell/>
          <table:table-cell table:style-name="ce9" table:formula="of:=MAX([.H198:.P198])" office:value-type="float" office:value="2">
            <text:p>2</text:p>
          </table:table-cell>
          <table:table-cell table:style-name="ce1" table:formula="of:=IF([.F198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50m_rivers_lake_centerlines_scale_ranks</text:p>
          </table:table-cell>
          <table:table-cell table:style-name="ce24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50m-rivers-lake-centerlines-with-scale-ranks</text:p>
          </table:table-cell>
          <table:table-cell office:value-type="float" office:value="199">
            <text:p>199</text:p>
          </table:table-cell>
          <table:table-cell table:style-name="ce5" office:value-type="string">
            <text:p>with scale ranks + tappering</text:p>
          </table:table-cell>
          <table:table-cell table:style-name="ce33" table:formula="of:=&quot;http://www.nacis.org/naturalearth/50m/&quot;&amp;[.B198]&amp;&quot;/&quot;&amp;[.Y198]&amp;&quot;.zip&quot;" office:value-type="string" office:string-value="http://www.nacis.org/naturalearth/50m/physical/50m-rivers-lake-centerlines-with-scale-ranks.zip">
            <text:p>http://www.nacis.org/naturalearth/50m/physical/50m-rivers-lake-centerlines-with-scale-ranks.zip</text:p>
          </table:table-cell>
          <table:table-cell table:style-name="ce5" table:formula="of:=[.AC197]" office:value-type="string" office:string-value="http://www.naturalearthdata.com/downloads/50m-physical-vectors/50m-rivers-lake-centerlines">
            <text:p>http://www.naturalearthdata.com/downloads/50m-physical-vectors/50m-rivers-lake-centerlines</text:p>
          </table:table-cell>
          <table:table-cell office:value-type="string">
            <text:p>50m-rivers-lake-centerlines</text:p>
          </table:table-cell>
          <table:table-cell table:style-name="ce2" table:formula="of:=IF([.N198]=1;&quot;scp &quot;&amp;[.Q198]&amp;&quot;.zip naturbb6@naturalearthdata.com:download/&quot;&amp;[.A198]&amp;&quot;/&quot;&amp;[.B198]&amp;&quot;/&quot;&amp;[.Y198]&amp;&quot;.zip&quot;;&quot;&quot;)">
            <text:p/>
          </table:table-cell>
          <table:table-cell table:style-name="ce2" table:formula="of:=&quot;scp zips/&quot;&amp;[.A198]&amp;&quot;_&quot;&amp;[.B198]&amp;&quot;/&quot;&amp;[.Q198]&amp;&quot;.zip&quot;&amp;&quot; &quot;&amp;&quot;$(DOCROOT_FREAC)/&quot;&amp;[.A198]&amp;&quot;/&quot;&amp;[.B198]&amp;&quot;/&quot;&amp;[.Y198]&amp;&quot;.zip&quot;" office:value-type="string" office:string-value="scp zips/50m_physical/ne_50m_rivers_lake_centerlines_scale_ranks.zip $(DOCROOT_FREAC)/50m/physical/50m-rivers-lake-centerlines-with-scale-ranks.zip">
            <text:p>scp zips/50m_physical/ne_50m_rivers_lake_centerlines_scale_ranks.zip $(DOCROOT_FREAC)/50m/physical/50m-rivers-lake-centerlines-with-scale-ranks.zip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50m</text:p>
          </table:table-cell>
          <table:table-cell table:style-name="ce2"/>
          <table:table-cell table:style-name="ce2" table:number-columns-repeated="3"/>
          <table:table-cell table:style-name="ce2" office:value-type="string">
            <text:p><text:s/></text:p>
          </table:table-cell>
          <table:table-cell table:style-name="ce1" table:formula="of:=IF([.F199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 office:value-type="string">
            <text:p>ne_50m_lakes</text:p>
          </table:table-cell>
          <table:table-cell table:style-name="ce2" table:number-columns-repeated="7"/>
          <table:table-cell table:style-name="ce2" office:value-type="string">
            <text:p>50m-lakes</text:p>
          </table:table-cell>
          <table:table-cell table:style-name="ce2" table:number-columns-repeated="5"/>
          <table:table-cell table:style-name="ce2" table:formula="of:=IF([.N199]=1;&quot;scp &quot;&amp;[.Q199]&amp;&quot;.zip naturbb6@naturalearthdata.com:download/&quot;&amp;[.A199]&amp;&quot;/&quot;&amp;[.B199]&amp;&quot;/&quot;&amp;[.Y199]&amp;&quot;.zip&quot;;&quot;&quot;)">
            <text:p/>
          </table:table-cell>
          <table:table-cell table:style-name="ce2" table:formula="of:=IF([.N199]=1;&quot;scp &quot;&amp;[.Q199]&amp;&quot;.zip nacis@ftp.freac.fsu.edu:nacis_ftp/web-download/&quot;&amp;[.A199]&amp;&quot;/&quot;&amp;[.B199]&amp;&quot;/&quot;&amp;[.Y199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 table:formula="of:=&quot;50m &quot;&amp;[.$B79]&amp;&quot; &quot;&amp;[.$C79]" office:value-type="string" office:string-value="50m physical Lakes">
            <text:p>50m physical Lakes</text:p>
          </table:table-cell>
          <table:table-cell/>
          <table:table-cell table:style-name="ce9" table:formula="of:=MAX([.H200:.P200])" office:value-type="float" office:value="2">
            <text:p>2</text:p>
          </table:table-cell>
          <table:table-cell table:style-name="ce1" table:formula="of:=IF([.F200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5" office:value-type="string">
            <text:p>ne_50m_lakes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50m-lakes</text:p>
          </table:table-cell>
          <table:table-cell office:value-type="float" office:value="147">
            <text:p>147</text:p>
          </table:table-cell>
          <table:table-cell table:style-name="ce5" office:value-type="string">
            <text:p>lakes</text:p>
          </table:table-cell>
          <table:table-cell table:style-name="ce33" table:formula="of:=&quot;http://www.nacis.org/naturalearth/50m/&quot;&amp;[.B200]&amp;&quot;/&quot;&amp;[.Y200]&amp;&quot;.zip&quot;" office:value-type="string" office:string-value="http://www.nacis.org/naturalearth/50m/physical/50m-lakes.zip">
            <text:p>http://www.nacis.org/naturalearth/50m/physical/50m-lakes.zip</text:p>
          </table:table-cell>
          <table:table-cell table:style-name="ce5" table:formula="of:=&quot;http://www.naturalearthdata.com/downloads/50m-physical-vectors/&quot;&amp;[.Y200]" office:value-type="string" office:string-value="http://www.naturalearthdata.com/downloads/50m-physical-vectors/50m-lakes">
            <text:p>http://www.naturalearthdata.com/downloads/50m-physical-vectors/50m-lakes</text:p>
          </table:table-cell>
          <table:table-cell office:value-type="string">
            <text:p>50m-lakes</text:p>
          </table:table-cell>
          <table:table-cell table:style-name="ce2" table:formula="of:=IF([.N200]=1;&quot;scp &quot;&amp;[.Q200]&amp;&quot;.zip naturbb6@naturalearthdata.com:download/&quot;&amp;[.A200]&amp;&quot;/&quot;&amp;[.B200]&amp;&quot;/&quot;&amp;[.Y200]&amp;&quot;.zip&quot;;&quot;&quot;)">
            <text:p/>
          </table:table-cell>
          <table:table-cell table:style-name="ce2" table:formula="of:=&quot;scp zips/&quot;&amp;[.A200]&amp;&quot;_&quot;&amp;[.B200]&amp;&quot;/&quot;&amp;[.Q200]&amp;&quot;.zip&quot;&amp;&quot; &quot;&amp;&quot;$(DOCROOT_FREAC)/&quot;&amp;[.A200]&amp;&quot;/&quot;&amp;[.B200]&amp;&quot;/&quot;&amp;[.Y200]&amp;&quot;.zip&quot;" office:value-type="string" office:string-value="scp zips/50m_physical/ne_50m_lakes.zip $(DOCROOT_FREAC)/50m/physical/50m-lakes.zip">
            <text:p>scp zips/50m_physical/ne_50m_lakes.zip $(DOCROOT_FREAC)/50m/physical/50m-lakes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01:.P201])" office:value-type="float" office:value="2">
            <text:p>2</text:p>
          </table:table-cell>
          <table:table-cell table:style-name="ce1" table:formula="of:=IF([.F201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5" office:value-type="string">
            <text:p>ne_50m_lakes_historic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50m-lakes-historic</text:p>
          </table:table-cell>
          <table:table-cell office:value-type="float" office:value="146">
            <text:p>146</text:p>
          </table:table-cell>
          <table:table-cell table:style-name="ce5" office:value-type="string">
            <text:p>historic</text:p>
          </table:table-cell>
          <table:table-cell table:style-name="ce33" table:formula="of:=&quot;http://www.nacis.org/naturalearth/50m/&quot;&amp;[.B201]&amp;&quot;/&quot;&amp;[.Y201]&amp;&quot;.zip&quot;" office:value-type="string" office:string-value="http://www.nacis.org/naturalearth/50m/physical/50m-lakes-historic.zip">
            <text:p>http://www.nacis.org/naturalearth/50m/physical/50m-lakes-historic.zip</text:p>
          </table:table-cell>
          <table:table-cell table:style-name="ce5" table:formula="of:=[.AC200]" office:value-type="string" office:string-value="http://www.naturalearthdata.com/downloads/50m-physical-vectors/50m-lakes">
            <text:p>http://www.naturalearthdata.com/downloads/50m-physical-vectors/50m-lakes</text:p>
          </table:table-cell>
          <table:table-cell office:value-type="string">
            <text:p>50m-lakes-historic</text:p>
          </table:table-cell>
          <table:table-cell table:style-name="ce2" table:formula="of:=IF([.N201]=1;&quot;scp &quot;&amp;[.Q201]&amp;&quot;.zip naturbb6@naturalearthdata.com:download/&quot;&amp;[.A201]&amp;&quot;/&quot;&amp;[.B201]&amp;&quot;/&quot;&amp;[.Y201]&amp;&quot;.zip&quot;;&quot;&quot;)">
            <text:p/>
          </table:table-cell>
          <table:table-cell table:style-name="ce2" table:formula="of:=&quot;scp zips/&quot;&amp;[.A201]&amp;&quot;_&quot;&amp;[.B201]&amp;&quot;/&quot;&amp;[.Q201]&amp;&quot;.zip&quot;&amp;&quot; &quot;&amp;&quot;$(DOCROOT_FREAC)/&quot;&amp;[.A201]&amp;&quot;/&quot;&amp;[.B201]&amp;&quot;/&quot;&amp;[.Y201]&amp;&quot;.zip&quot;" office:value-type="string" office:string-value="scp zips/50m_physical/ne_50m_lakes_historic.zip $(DOCROOT_FREAC)/50m/physical/50m-lakes-historic.zip">
            <text:p>scp zips/50m_physical/ne_50m_lakes_historic.zip $(DOCROOT_FREAC)/50m/physical/50m-lakes-historic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 table:formula="of:=&quot;50m &quot;&amp;[.$B84]&amp;&quot; &quot;&amp;[.$C84]" office:value-type="string" office:string-value="50m physical Playas">
            <text:p>50m physical Playas</text:p>
          </table:table-cell>
          <table:table-cell office:value-type="float" office:value="1">
            <text:p>1</text:p>
          </table:table-cell>
          <table:table-cell table:style-name="ce9" table:formula="of:=MAX([.H202:.P202])" office:value-type="float" office:value="2">
            <text:p>2</text:p>
          </table:table-cell>
          <table:table-cell table:style-name="ce1" table:formula="of:=IF([.F202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5" office:value-type="string">
            <text:p>ne_50m_playas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50m-playas</text:p>
          </table:table-cell>
          <table:table-cell office:value-type="float" office:value="150">
            <text:p>150</text:p>
          </table:table-cell>
          <table:table-cell table:style-name="ce5" office:value-type="string">
            <text:p>playas</text:p>
          </table:table-cell>
          <table:table-cell table:style-name="ce33" table:formula="of:=&quot;http://www.nacis.org/naturalearth/50m/&quot;&amp;[.B202]&amp;&quot;/&quot;&amp;[.Y202]&amp;&quot;.zip&quot;" office:value-type="string" office:string-value="http://www.nacis.org/naturalearth/50m/physical/50m-playas.zip">
            <text:p>http://www.nacis.org/naturalearth/50m/physical/50m-playas.zip</text:p>
          </table:table-cell>
          <table:table-cell table:style-name="ce5" table:formula="of:=[.AC201]" office:value-type="string" office:string-value="http://www.naturalearthdata.com/downloads/50m-physical-vectors/50m-lakes">
            <text:p>http://www.naturalearthdata.com/downloads/50m-physical-vectors/50m-lakes</text:p>
          </table:table-cell>
          <table:table-cell office:value-type="string">
            <text:p>50m-playas</text:p>
          </table:table-cell>
          <table:table-cell table:style-name="ce2" table:formula="of:=IF([.N202]=1;&quot;scp &quot;&amp;[.Q202]&amp;&quot;.zip naturbb6@naturalearthdata.com:download/&quot;&amp;[.A202]&amp;&quot;/&quot;&amp;[.B202]&amp;&quot;/&quot;&amp;[.Y202]&amp;&quot;.zip&quot;;&quot;&quot;)">
            <text:p/>
          </table:table-cell>
          <table:table-cell table:style-name="ce2" table:formula="of:=&quot;scp zips/&quot;&amp;[.A202]&amp;&quot;_&quot;&amp;[.B202]&amp;&quot;/&quot;&amp;[.Q202]&amp;&quot;.zip&quot;&amp;&quot; &quot;&amp;&quot;$(DOCROOT_FREAC)/&quot;&amp;[.A202]&amp;&quot;/&quot;&amp;[.B202]&amp;&quot;/&quot;&amp;[.Y202]&amp;&quot;.zip&quot;" office:value-type="string" office:string-value="scp zips/50m_physical/ne_50m_playas.zip $(DOCROOT_FREAC)/50m/physical/50m-playas.zip">
            <text:p>scp zips/50m_physical/ne_50m_playas.zip $(DOCROOT_FREAC)/50m/physical/50m-playas.zip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2"/>
          <table:table-cell table:style-name="ce2" table:formula="of:=&quot;50m &quot;&amp;[.$B85]&amp;&quot; &quot;&amp;[.$C85]" office:value-type="string" office:string-value="50m physical Geography Regions">
            <text:p>50m physical Geography Regions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203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 office:value-type="string">
            <text:p>ne_50m_geography_regions</text:p>
          </table:table-cell>
          <table:table-cell table:style-name="ce2" table:number-columns-repeated="7"/>
          <table:table-cell table:style-name="ce2" office:value-type="string">
            <text:p>50m-geography-regions</text:p>
          </table:table-cell>
          <table:table-cell table:style-name="ce2" table:number-columns-repeated="5"/>
          <table:table-cell table:style-name="ce2" table:formula="of:=IF([.N203]=1;&quot;scp &quot;&amp;[.Q203]&amp;&quot;.zip naturbb6@naturalearthdata.com:download/&quot;&amp;[.A203]&amp;&quot;/&quot;&amp;[.B203]&amp;&quot;/&quot;&amp;[.Y203]&amp;&quot;.zip&quot;;&quot;&quot;)">
            <text:p/>
          </table:table-cell>
          <table:table-cell table:style-name="ce2" table:formula="of:=IF([.N203]=1;&quot;scp &quot;&amp;[.Q203]&amp;&quot;.zip nacis@ftp.freac.fsu.edu:nacis_ftp/web-download/&quot;&amp;[.A203]&amp;&quot;/&quot;&amp;[.B203]&amp;&quot;/&quot;&amp;[.Y203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204:.P204])" office:value-type="float" office:value="2">
            <text:p>2</text:p>
          </table:table-cell>
          <table:table-cell table:style-name="ce1" table:formula="of:=IF([.F204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50m_geography_regions_polys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geography-regions-polys</text:p>
          </table:table-cell>
          <table:table-cell office:value-type="float" office:value="137">
            <text:p>137</text:p>
          </table:table-cell>
          <table:table-cell table:style-name="ce4" office:value-type="string">
            <text:p>label areas</text:p>
          </table:table-cell>
          <table:table-cell table:style-name="ce33" table:formula="of:=&quot;http://www.nacis.org/naturalearth/50m/&quot;&amp;[.B204]&amp;&quot;/&quot;&amp;[.Y204]&amp;&quot;.zip&quot;" office:value-type="string" office:string-value="http://www.nacis.org/naturalearth/50m/physical/50m-geography-regions-polys.zip">
            <text:p>http://www.nacis.org/naturalearth/50m/physical/50m-geography-regions-polys.zip</text:p>
          </table:table-cell>
          <table:table-cell table:style-name="ce5" table:formula="of:=&quot;http://www.naturalearthdata.com/downloads/50m-physical-vectors/&quot;&amp;[.Y203]" office:value-type="string" office:string-value="http://www.naturalearthdata.com/downloads/50m-physical-vectors/50m-geography-regions">
            <text:p>http://www.naturalearthdata.com/downloads/50m-physical-vectors/50m-geography-regions</text:p>
          </table:table-cell>
          <table:table-cell office:value-type="string">
            <text:p>50m-geography-regions-polys</text:p>
          </table:table-cell>
          <table:table-cell table:style-name="ce2" table:formula="of:=IF([.N204]=1;&quot;scp &quot;&amp;[.Q204]&amp;&quot;.zip naturbb6@naturalearthdata.com:download/&quot;&amp;[.A204]&amp;&quot;/&quot;&amp;[.B204]&amp;&quot;/&quot;&amp;[.Y204]&amp;&quot;.zip&quot;;&quot;&quot;)">
            <text:p/>
          </table:table-cell>
          <table:table-cell table:style-name="ce2" table:formula="of:=&quot;scp zips/&quot;&amp;[.A204]&amp;&quot;_&quot;&amp;[.B204]&amp;&quot;/&quot;&amp;[.Q204]&amp;&quot;.zip&quot;&amp;&quot; &quot;&amp;&quot;$(DOCROOT_FREAC)/&quot;&amp;[.A204]&amp;&quot;/&quot;&amp;[.B204]&amp;&quot;/&quot;&amp;[.Y204]&amp;&quot;.zip&quot;" office:value-type="string" office:string-value="scp zips/50m_physical/ne_50m_geography_regions_polys.zip $(DOCROOT_FREAC)/50m/physical/50m-geography-regions-polys.zip">
            <text:p>scp zips/50m_physical/ne_50m_geography_regions_polys.zip $(DOCROOT_FREAC)/50m/physical/50m-geography-regions-polys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205:.P205])" office:value-type="float" office:value="2">
            <text:p>2</text:p>
          </table:table-cell>
          <table:table-cell table:style-name="ce1" table:formula="of:=IF([.F205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50m_geography_regions_points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geography-regions-points</text:p>
          </table:table-cell>
          <table:table-cell office:value-type="float" office:value="136">
            <text:p>136</text:p>
          </table:table-cell>
          <table:table-cell table:style-name="ce4" office:value-type="string">
            <text:p>label points</text:p>
          </table:table-cell>
          <table:table-cell table:style-name="ce33" table:formula="of:=&quot;http://www.nacis.org/naturalearth/50m/&quot;&amp;[.B205]&amp;&quot;/&quot;&amp;[.Y205]&amp;&quot;.zip&quot;" office:value-type="string" office:string-value="http://www.nacis.org/naturalearth/50m/physical/50m-geography-regions-points.zip">
            <text:p>http://www.nacis.org/naturalearth/50m/physical/50m-geography-regions-points.zip</text:p>
          </table:table-cell>
          <table:table-cell table:style-name="ce4" table:formula="of:=[.AC204]" office:value-type="string" office:string-value="http://www.naturalearthdata.com/downloads/50m-physical-vectors/50m-geography-regions">
            <text:p>http://www.naturalearthdata.com/downloads/50m-physical-vectors/50m-geography-regions</text:p>
          </table:table-cell>
          <table:table-cell office:value-type="string">
            <text:p>50m-geography-regions-points</text:p>
          </table:table-cell>
          <table:table-cell table:style-name="ce2" table:formula="of:=IF([.N205]=1;&quot;scp &quot;&amp;[.Q205]&amp;&quot;.zip naturbb6@naturalearthdata.com:download/&quot;&amp;[.A205]&amp;&quot;/&quot;&amp;[.B205]&amp;&quot;/&quot;&amp;[.Y205]&amp;&quot;.zip&quot;;&quot;&quot;)">
            <text:p/>
          </table:table-cell>
          <table:table-cell table:style-name="ce2" table:formula="of:=&quot;scp zips/&quot;&amp;[.A205]&amp;&quot;_&quot;&amp;[.B205]&amp;&quot;/&quot;&amp;[.Q205]&amp;&quot;.zip&quot;&amp;&quot; &quot;&amp;&quot;$(DOCROOT_FREAC)/&quot;&amp;[.A205]&amp;&quot;/&quot;&amp;[.B205]&amp;&quot;/&quot;&amp;[.Y205]&amp;&quot;.zip&quot;" office:value-type="string" office:string-value="scp zips/50m_physical/ne_50m_geography_regions_points.zip $(DOCROOT_FREAC)/50m/physical/50m-geography-regions-points.zip">
            <text:p>scp zips/50m_physical/ne_50m_geography_regions_points.zip $(DOCROOT_FREAC)/50m/physical/50m-geography-regions-points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206:.P206])" office:value-type="float" office:value="2">
            <text:p>2</text:p>
          </table:table-cell>
          <table:table-cell table:style-name="ce1" table:formula="of:=IF([.F206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50m_geography_regions_elevation_points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geography-regions-elevation-points</text:p>
          </table:table-cell>
          <table:table-cell office:value-type="float" office:value="231">
            <text:p>231</text:p>
          </table:table-cell>
          <table:table-cell table:style-name="ce4" office:value-type="string">
            <text:p>elevation points</text:p>
          </table:table-cell>
          <table:table-cell table:style-name="ce33" table:formula="of:=&quot;http://www.nacis.org/naturalearth/50m/&quot;&amp;[.B206]&amp;&quot;/&quot;&amp;[.Y206]&amp;&quot;.zip&quot;" office:value-type="string" office:string-value="http://www.nacis.org/naturalearth/50m/physical/50m-geography-regions-elevation-points.zip">
            <text:p>http://www.nacis.org/naturalearth/50m/physical/50m-geography-regions-elevation-points.zip</text:p>
          </table:table-cell>
          <table:table-cell table:style-name="ce4" table:formula="of:=[.AC205]" office:value-type="string" office:string-value="http://www.naturalearthdata.com/downloads/50m-physical-vectors/50m-geography-regions">
            <text:p>http://www.naturalearthdata.com/downloads/50m-physical-vectors/50m-geography-regions</text:p>
          </table:table-cell>
          <table:table-cell office:value-type="string">
            <text:p>50m-geography-regions-points</text:p>
          </table:table-cell>
          <table:table-cell table:style-name="ce2" table:formula="of:=IF([.N206]=1;&quot;scp &quot;&amp;[.Q206]&amp;&quot;.zip naturbb6@naturalearthdata.com:download/&quot;&amp;[.A206]&amp;&quot;/&quot;&amp;[.B206]&amp;&quot;/&quot;&amp;[.Y206]&amp;&quot;.zip&quot;;&quot;&quot;)">
            <text:p/>
          </table:table-cell>
          <table:table-cell table:style-name="ce2" table:formula="of:=&quot;scp zips/&quot;&amp;[.A206]&amp;&quot;_&quot;&amp;[.B206]&amp;&quot;/&quot;&amp;[.Q206]&amp;&quot;.zip&quot;&amp;&quot; &quot;&amp;&quot;$(DOCROOT_FREAC)/&quot;&amp;[.A206]&amp;&quot;/&quot;&amp;[.B206]&amp;&quot;/&quot;&amp;[.Y206]&amp;&quot;.zip&quot;" office:value-type="string" office:string-value="scp zips/50m_physical/ne_50m_geography_regions_elevation_points.zip $(DOCROOT_FREAC)/50m/physical/50m-geography-regions-elevation-points.zip">
            <text:p>scp zips/50m_physical/ne_50m_geography_regions_elevation_points.zip $(DOCROOT_FREAC)/50m/physical/50m-geography-regions-elevation-points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207:.P207])" office:value-type="float" office:value="2">
            <text:p>2</text:p>
          </table:table-cell>
          <table:table-cell table:style-name="ce1" table:formula="of:=IF([.F207]&lt;=1;1;0)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office:value-type="float" office:value="1.1">
            <text:p>1.1</text:p>
          </table:table-cell>
          <table:table-cell table:style-name="ce1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50m_geography_marine_polys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geography-marine-polys</text:p>
          </table:table-cell>
          <table:table-cell office:value-type="float" office:value="135">
            <text:p>135</text:p>
          </table:table-cell>
          <table:table-cell table:style-name="ce4" office:value-type="string">
            <text:p>marine areas</text:p>
          </table:table-cell>
          <table:table-cell table:style-name="ce33" table:formula="of:=&quot;http://www.nacis.org/naturalearth/50m/&quot;&amp;[.B207]&amp;&quot;/&quot;&amp;[.Y207]&amp;&quot;.zip&quot;" office:value-type="string" office:string-value="http://www.nacis.org/naturalearth/50m/physical/50m-geography-marine-polys.zip">
            <text:p>http://www.nacis.org/naturalearth/50m/physical/50m-geography-marine-polys.zip</text:p>
          </table:table-cell>
          <table:table-cell table:style-name="ce4" table:formula="of:=[.AC206]" office:value-type="string" office:string-value="http://www.naturalearthdata.com/downloads/50m-physical-vectors/50m-geography-regions">
            <text:p>http://www.naturalearthdata.com/downloads/50m-physical-vectors/50m-geography-regions</text:p>
          </table:table-cell>
          <table:table-cell office:value-type="string">
            <text:p>50m-geography-marine-polys</text:p>
          </table:table-cell>
          <table:table-cell table:style-name="ce2" table:formula="of:=IF([.N207]=1;&quot;scp &quot;&amp;[.Q207]&amp;&quot;.zip naturbb6@naturalearthdata.com:download/&quot;&amp;[.A207]&amp;&quot;/&quot;&amp;[.B207]&amp;&quot;/&quot;&amp;[.Y207]&amp;&quot;.zip&quot;;&quot;&quot;)">
            <text:p/>
          </table:table-cell>
          <table:table-cell table:style-name="ce2" table:formula="of:=&quot;scp zips/&quot;&amp;[.A207]&amp;&quot;_&quot;&amp;[.B207]&amp;&quot;/&quot;&amp;[.Q207]&amp;&quot;.zip&quot;&amp;&quot; &quot;&amp;&quot;$(DOCROOT_FREAC)/&quot;&amp;[.A207]&amp;&quot;/&quot;&amp;[.B207]&amp;&quot;/&quot;&amp;[.Y207]&amp;&quot;.zip&quot;" office:value-type="string" office:string-value="scp zips/50m_physical/ne_50m_geography_marine_polys.zip $(DOCROOT_FREAC)/50m/physical/50m-geography-marine-polys.zip">
            <text:p>scp zips/50m_physical/ne_50m_geography_marine_polys.zip $(DOCROOT_FREAC)/50m/physical/50m-geography-marine-polys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 table:formula="of:=&quot;50m &quot;&amp;[.$B90]&amp;&quot; &quot;&amp;[.$C90]" office:value-type="string" office:string-value="50m physical Land">
            <text:p>50m physical Land</text:p>
          </table:table-cell>
          <table:table-cell office:value-type="float" office:value="1">
            <text:p>1</text:p>
          </table:table-cell>
          <table:table-cell table:style-name="ce9" table:formula="of:=MAX([.H208:.P208])" office:value-type="float" office:value="2">
            <text:p>2</text:p>
          </table:table-cell>
          <table:table-cell table:style-name="ce1" table:formula="of:=IF([.F208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5" office:value-type="string">
            <text:p>ne_50m_land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50m-land</text:p>
          </table:table-cell>
          <table:table-cell office:value-type="float" office:value="148">
            <text:p>148</text:p>
          </table:table-cell>
          <table:table-cell table:style-name="ce5" office:value-type="string">
            <text:p>land</text:p>
          </table:table-cell>
          <table:table-cell table:style-name="ce33" table:formula="of:=&quot;http://www.nacis.org/naturalearth/50m/&quot;&amp;[.B208]&amp;&quot;/&quot;&amp;[.Y208]&amp;&quot;.zip&quot;" office:value-type="string" office:string-value="http://www.nacis.org/naturalearth/50m/physical/50m-land.zip">
            <text:p>http://www.nacis.org/naturalearth/50m/physical/50m-land.zip</text:p>
          </table:table-cell>
          <table:table-cell table:style-name="ce5" table:formula="of:=&quot;http://www.naturalearthdata.com/downloads/50m-physical-vectors/&quot;&amp;[.Y208]" office:value-type="string" office:string-value="http://www.naturalearthdata.com/downloads/50m-physical-vectors/50m-land">
            <text:p>http://www.naturalearthdata.com/downloads/50m-physical-vectors/50m-land</text:p>
          </table:table-cell>
          <table:table-cell office:value-type="string">
            <text:p>50m-land</text:p>
          </table:table-cell>
          <table:table-cell table:style-name="ce2" table:formula="of:=IF([.N208]=1;&quot;scp &quot;&amp;[.Q208]&amp;&quot;.zip naturbb6@naturalearthdata.com:download/&quot;&amp;[.A208]&amp;&quot;/&quot;&amp;[.B208]&amp;&quot;/&quot;&amp;[.Y208]&amp;&quot;.zip&quot;;&quot;&quot;)">
            <text:p/>
          </table:table-cell>
          <table:table-cell table:style-name="ce2" table:formula="of:=&quot;scp zips/&quot;&amp;[.A208]&amp;&quot;_&quot;&amp;[.B208]&amp;&quot;/&quot;&amp;[.Q208]&amp;&quot;.zip&quot;&amp;&quot; &quot;&amp;&quot;$(DOCROOT_FREAC)/&quot;&amp;[.A208]&amp;&quot;/&quot;&amp;[.B208]&amp;&quot;/&quot;&amp;[.Y208]&amp;&quot;.zip&quot;" office:value-type="string" office:string-value="scp zips/50m_physical/ne_50m_land.zip $(DOCROOT_FREAC)/50m/physical/50m-land.zip">
            <text:p>scp zips/50m_physical/ne_50m_land.zip $(DOCROOT_FREAC)/50m/physical/50m-land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 table:formula="of:=&quot;50m &quot;&amp;[.$B92]&amp;&quot; &quot;&amp;[.$C92]" office:value-type="string" office:string-value="50m physical Ocean">
            <text:p>50m physical Ocean</text:p>
          </table:table-cell>
          <table:table-cell office:value-type="float" office:value="1">
            <text:p>1</text:p>
          </table:table-cell>
          <table:table-cell table:style-name="ce9" table:formula="of:=MAX([.H209:.P209])" office:value-type="float" office:value="2">
            <text:p>2</text:p>
          </table:table-cell>
          <table:table-cell table:style-name="ce1" table:formula="of:=IF([.F209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50m_ocean</text:p>
          </table:table-cell>
          <table:table-cell table:style-name="ce25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5" table:number-columns-repeated="5"/>
          <table:table-cell table:style-name="ce5" office:value-type="string">
            <text:p>50m-ocean</text:p>
          </table:table-cell>
          <table:table-cell office:value-type="float" office:value="149">
            <text:p>149</text:p>
          </table:table-cell>
          <table:table-cell table:style-name="ce5" office:value-type="string">
            <text:p>ocean</text:p>
          </table:table-cell>
          <table:table-cell table:style-name="ce33" table:formula="of:=&quot;http://www.nacis.org/naturalearth/50m/&quot;&amp;[.B209]&amp;&quot;/&quot;&amp;[.Y209]&amp;&quot;.zip&quot;" office:value-type="string" office:string-value="http://www.nacis.org/naturalearth/50m/physical/50m-ocean.zip">
            <text:p>http://www.nacis.org/naturalearth/50m/physical/50m-ocean.zip</text:p>
          </table:table-cell>
          <table:table-cell table:style-name="ce5" table:formula="of:=&quot;http://www.naturalearthdata.com/downloads/50m-physical-vectors/&quot;&amp;[.Y209]" office:value-type="string" office:string-value="http://www.naturalearthdata.com/downloads/50m-physical-vectors/50m-ocean">
            <text:p>http://www.naturalearthdata.com/downloads/50m-physical-vectors/50m-ocean</text:p>
          </table:table-cell>
          <table:table-cell office:value-type="string">
            <text:p>50m-ocean</text:p>
          </table:table-cell>
          <table:table-cell table:style-name="ce2" table:formula="of:=IF([.N209]=1;&quot;scp &quot;&amp;[.Q209]&amp;&quot;.zip naturbb6@naturalearthdata.com:download/&quot;&amp;[.A209]&amp;&quot;/&quot;&amp;[.B209]&amp;&quot;/&quot;&amp;[.Y209]&amp;&quot;.zip&quot;;&quot;&quot;)">
            <text:p/>
          </table:table-cell>
          <table:table-cell table:style-name="ce2" table:formula="of:=&quot;scp zips/&quot;&amp;[.A209]&amp;&quot;_&quot;&amp;[.B209]&amp;&quot;/&quot;&amp;[.Q209]&amp;&quot;.zip&quot;&amp;&quot; &quot;&amp;&quot;$(DOCROOT_FREAC)/&quot;&amp;[.A209]&amp;&quot;/&quot;&amp;[.B209]&amp;&quot;/&quot;&amp;[.Y209]&amp;&quot;.zip&quot;" office:value-type="string" office:string-value="scp zips/50m_physical/ne_50m_ocean.zip $(DOCROOT_FREAC)/50m/physical/50m-ocean.zip">
            <text:p>scp zips/50m_physical/ne_50m_ocean.zip $(DOCROOT_FREAC)/50m/physical/50m-ocean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 table:formula="of:=&quot;50m &quot;&amp;[.$B94]&amp;&quot; &quot;&amp;[.$C94]" office:value-type="string" office:string-value="50m physical Coastline">
            <text:p>50m physical Coastline</text:p>
          </table:table-cell>
          <table:table-cell office:value-type="float" office:value="1">
            <text:p>1</text:p>
          </table:table-cell>
          <table:table-cell table:style-name="ce9" table:formula="of:=MAX([.H210:.P210])" office:value-type="float" office:value="2">
            <text:p>2</text:p>
          </table:table-cell>
          <table:table-cell table:style-name="ce1" table:formula="of:=IF([.F210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5" office:value-type="string">
            <text:p>ne_50m_coastline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50m-coastline</text:p>
          </table:table-cell>
          <table:table-cell office:value-type="float" office:value="133">
            <text:p>133</text:p>
          </table:table-cell>
          <table:table-cell table:style-name="ce5" office:value-type="string">
            <text:p>coastline</text:p>
          </table:table-cell>
          <table:table-cell table:style-name="ce33" table:formula="of:=&quot;http://www.nacis.org/naturalearth/50m/&quot;&amp;[.B210]&amp;&quot;/&quot;&amp;[.Y210]&amp;&quot;.zip&quot;" office:value-type="string" office:string-value="http://www.nacis.org/naturalearth/50m/physical/50m-coastline.zip">
            <text:p>http://www.nacis.org/naturalearth/50m/physical/50m-coastline.zip</text:p>
          </table:table-cell>
          <table:table-cell table:style-name="ce5" table:formula="of:=&quot;http://www.naturalearthdata.com/downloads/50m-physical-vectors/&quot;&amp;[.Y210]" office:value-type="string" office:string-value="http://www.naturalearthdata.com/downloads/50m-physical-vectors/50m-coastline">
            <text:p>http://www.naturalearthdata.com/downloads/50m-physical-vectors/50m-coastline</text:p>
          </table:table-cell>
          <table:table-cell office:value-type="string">
            <text:p>50m-coastline</text:p>
          </table:table-cell>
          <table:table-cell table:style-name="ce2" table:formula="of:=IF([.N210]=1;&quot;scp &quot;&amp;[.Q210]&amp;&quot;.zip naturbb6@naturalearthdata.com:download/&quot;&amp;[.A210]&amp;&quot;/&quot;&amp;[.B210]&amp;&quot;/&quot;&amp;[.Y210]&amp;&quot;.zip&quot;;&quot;&quot;)">
            <text:p/>
          </table:table-cell>
          <table:table-cell table:style-name="ce2" table:formula="of:=&quot;scp zips/&quot;&amp;[.A210]&amp;&quot;_&quot;&amp;[.B210]&amp;&quot;/&quot;&amp;[.Q210]&amp;&quot;.zip&quot;&amp;&quot; &quot;&amp;&quot;$(DOCROOT_FREAC)/&quot;&amp;[.A210]&amp;&quot;/&quot;&amp;[.B210]&amp;&quot;/&quot;&amp;[.Y210]&amp;&quot;.zip&quot;" office:value-type="string" office:string-value="scp zips/50m_physical/ne_50m_coastline.zip $(DOCROOT_FREAC)/50m/physical/50m-coastline.zip">
            <text:p>scp zips/50m_physical/ne_50m_coastline.zip $(DOCROOT_FREAC)/50m/physical/50m-coastline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 table:formula="of:=&quot;50m &quot;&amp;[.$B99]&amp;&quot; &quot;&amp;[.$C99]" office:value-type="string" office:string-value="50m physical Glaciated Areas">
            <text:p>50m physical Glaciated Areas</text:p>
          </table:table-cell>
          <table:table-cell office:value-type="float" office:value="1">
            <text:p>1</text:p>
          </table:table-cell>
          <table:table-cell table:style-name="ce9" table:formula="of:=MAX([.H211:.P211])" office:value-type="float" office:value="1.3">
            <text:p>1.3</text:p>
          </table:table-cell>
          <table:table-cell table:style-name="ce1" table:formula="of:=IF([.F211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style-name="ce5" office:value-type="string">
            <text:p>ne_50m_glaciated_areas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50m-glaciated-areas</text:p>
          </table:table-cell>
          <table:table-cell office:value-type="float" office:value="138">
            <text:p>138</text:p>
          </table:table-cell>
          <table:table-cell table:style-name="ce5" office:value-type="string">
            <text:p>glaciated areas</text:p>
          </table:table-cell>
          <table:table-cell table:style-name="ce33" table:formula="of:=&quot;http://www.nacis.org/naturalearth/50m/&quot;&amp;[.B211]&amp;&quot;/&quot;&amp;[.Y211]&amp;&quot;.zip&quot;" office:value-type="string" office:string-value="http://www.nacis.org/naturalearth/50m/physical/50m-glaciated-areas.zip">
            <text:p>http://www.nacis.org/naturalearth/50m/physical/50m-glaciated-areas.zip</text:p>
          </table:table-cell>
          <table:table-cell table:style-name="ce5" table:formula="of:=&quot;http://www.naturalearthdata.com/downloads/50m-physical-vectors/&quot;&amp;[.Y211]" office:value-type="string" office:string-value="http://www.naturalearthdata.com/downloads/50m-physical-vectors/50m-glaciated-areas">
            <text:p>http://www.naturalearthdata.com/downloads/50m-physical-vectors/50m-glaciated-areas</text:p>
          </table:table-cell>
          <table:table-cell office:value-type="string">
            <text:p>50m-glaciated-areas</text:p>
          </table:table-cell>
          <table:table-cell table:style-name="ce2" table:formula="of:=IF([.N211]=1;&quot;scp &quot;&amp;[.Q211]&amp;&quot;.zip naturbb6@naturalearthdata.com:download/&quot;&amp;[.A211]&amp;&quot;/&quot;&amp;[.B211]&amp;&quot;/&quot;&amp;[.Y211]&amp;&quot;.zip&quot;;&quot;&quot;)">
            <text:p/>
          </table:table-cell>
          <table:table-cell table:style-name="ce2" table:formula="of:=&quot;scp zips/&quot;&amp;[.A211]&amp;&quot;_&quot;&amp;[.B211]&amp;&quot;/&quot;&amp;[.Q211]&amp;&quot;.zip&quot;&amp;&quot; &quot;&amp;&quot;$(DOCROOT_FREAC)/&quot;&amp;[.A211]&amp;&quot;/&quot;&amp;[.B211]&amp;&quot;/&quot;&amp;[.Y211]&amp;&quot;.zip&quot;" office:value-type="string" office:string-value="scp zips/50m_physical/ne_50m_glaciated_areas.zip $(DOCROOT_FREAC)/50m/physical/50m-glaciated-areas.zip">
            <text:p>scp zips/50m_physical/ne_50m_glaciated_areas.zip $(DOCROOT_FREAC)/50m/physical/50m-glaciated-areas.zip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2"/>
          <table:table-cell table:style-name="ce2" table:formula="of:=&quot;50m &quot;&amp;[.$B100]&amp;&quot; &quot;&amp;[.$C100]" office:value-type="string" office:string-value="50m physical Antarctic Ice Shelves">
            <text:p>50m physical Antarctic Ice Shelves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212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 office:value-type="string">
            <text:p>ne_50m_antarctic_ice_shelves</text:p>
          </table:table-cell>
          <table:table-cell table:style-name="ce2" table:number-columns-repeated="7"/>
          <table:table-cell table:style-name="ce2" office:value-type="string">
            <text:p>50m-antarctic-ice-shelves</text:p>
          </table:table-cell>
          <table:table-cell table:style-name="ce2" table:number-columns-repeated="5"/>
          <table:table-cell table:style-name="ce2" table:formula="of:=IF([.N212]=1;&quot;scp &quot;&amp;[.Q212]&amp;&quot;.zip naturbb6@naturalearthdata.com:download/&quot;&amp;[.A212]&amp;&quot;/&quot;&amp;[.B212]&amp;&quot;/&quot;&amp;[.Y212]&amp;&quot;.zip&quot;;&quot;&quot;)">
            <text:p/>
          </table:table-cell>
          <table:table-cell table:style-name="ce2" table:formula="of:=IF([.N212]=1;&quot;scp &quot;&amp;[.Q212]&amp;&quot;.zip nacis@ftp.freac.fsu.edu:nacis_ftp/web-download/&quot;&amp;[.A212]&amp;&quot;/&quot;&amp;[.B212]&amp;&quot;/&quot;&amp;[.Y212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13:.P213])" office:value-type="float" office:value="1.3">
            <text:p>1.3</text:p>
          </table:table-cell>
          <table:table-cell table:style-name="ce1" table:formula="of:=IF([.F213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style-name="ce4" office:value-type="string">
            <text:p>ne_50m_antarctic_ice_shelves_polys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antarctic-ice-shelves-polys</text:p>
          </table:table-cell>
          <table:table-cell office:value-type="float" office:value="132">
            <text:p>132</text:p>
          </table:table-cell>
          <table:table-cell table:style-name="ce4" office:value-type="string">
            <text:p>Antarctic ice shelves</text:p>
          </table:table-cell>
          <table:table-cell table:style-name="ce33" table:formula="of:=&quot;http://www.nacis.org/naturalearth/50m/&quot;&amp;[.B213]&amp;&quot;/&quot;&amp;[.Y213]&amp;&quot;.zip&quot;" office:value-type="string" office:string-value="http://www.nacis.org/naturalearth/50m/physical/50m-antarctic-ice-shelves-polys.zip">
            <text:p>http://www.nacis.org/naturalearth/50m/physical/50m-antarctic-ice-shelves-polys.zip</text:p>
          </table:table-cell>
          <table:table-cell table:style-name="ce5" table:formula="of:=&quot;http://www.naturalearthdata.com/downloads/50m-physical-vectors/&quot;&amp;[.Y212]" office:value-type="string" office:string-value="http://www.naturalearthdata.com/downloads/50m-physical-vectors/50m-antarctic-ice-shelves">
            <text:p>http://www.naturalearthdata.com/downloads/50m-physical-vectors/50m-antarctic-ice-shelves</text:p>
          </table:table-cell>
          <table:table-cell office:value-type="string">
            <text:p>50m-antarctic-ice-shelves-polys</text:p>
          </table:table-cell>
          <table:table-cell table:style-name="ce2" table:formula="of:=IF([.N213]=1;&quot;scp &quot;&amp;[.Q213]&amp;&quot;.zip naturbb6@naturalearthdata.com:download/&quot;&amp;[.A213]&amp;&quot;/&quot;&amp;[.B213]&amp;&quot;/&quot;&amp;[.Y213]&amp;&quot;.zip&quot;;&quot;&quot;)">
            <text:p/>
          </table:table-cell>
          <table:table-cell table:style-name="ce2" table:formula="of:=&quot;scp zips/&quot;&amp;[.A213]&amp;&quot;_&quot;&amp;[.B213]&amp;&quot;/&quot;&amp;[.Q213]&amp;&quot;.zip&quot;&amp;&quot; &quot;&amp;&quot;$(DOCROOT_FREAC)/&quot;&amp;[.A213]&amp;&quot;/&quot;&amp;[.B213]&amp;&quot;/&quot;&amp;[.Y213]&amp;&quot;.zip&quot;" office:value-type="string" office:string-value="scp zips/50m_physical/ne_50m_antarctic_ice_shelves_polys.zip $(DOCROOT_FREAC)/50m/physical/50m-antarctic-ice-shelves-polys.zip">
            <text:p>scp zips/50m_physical/ne_50m_antarctic_ice_shelves_polys.zip $(DOCROOT_FREAC)/50m/physical/50m-antarctic-ice-shelves-polys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14:.P214])" office:value-type="float" office:value="1.3">
            <text:p>1.3</text:p>
          </table:table-cell>
          <table:table-cell table:style-name="ce1" table:formula="of:=IF([.F214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style-name="ce4" office:value-type="string">
            <text:p>ne_50m_antarctic_ice_shelves_lines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antarctic-ice-shelves-lines</text:p>
          </table:table-cell>
          <table:table-cell office:value-type="float" office:value="131">
            <text:p>131</text:p>
          </table:table-cell>
          <table:table-cell table:style-name="ce4" office:value-type="string">
            <text:p>Antarctic ice shelve edge</text:p>
          </table:table-cell>
          <table:table-cell table:style-name="ce33" table:formula="of:=&quot;http://www.nacis.org/naturalearth/50m/&quot;&amp;[.B214]&amp;&quot;/&quot;&amp;[.Y214]&amp;&quot;.zip&quot;" office:value-type="string" office:string-value="http://www.nacis.org/naturalearth/50m/physical/50m-antarctic-ice-shelves-lines.zip">
            <text:p>http://www.nacis.org/naturalearth/50m/physical/50m-antarctic-ice-shelves-lines.zip</text:p>
          </table:table-cell>
          <table:table-cell table:style-name="ce4" table:formula="of:=[.AC213]" office:value-type="string" office:string-value="http://www.naturalearthdata.com/downloads/50m-physical-vectors/50m-antarctic-ice-shelves">
            <text:p>http://www.naturalearthdata.com/downloads/50m-physical-vectors/50m-antarctic-ice-shelves</text:p>
          </table:table-cell>
          <table:table-cell office:value-type="string">
            <text:p>50m-antarctic-ice-shelves-lines</text:p>
          </table:table-cell>
          <table:table-cell table:style-name="ce2" table:formula="of:=IF([.N214]=1;&quot;scp &quot;&amp;[.Q214]&amp;&quot;.zip naturbb6@naturalearthdata.com:download/&quot;&amp;[.A214]&amp;&quot;/&quot;&amp;[.B214]&amp;&quot;/&quot;&amp;[.Y214]&amp;&quot;.zip&quot;;&quot;&quot;)">
            <text:p/>
          </table:table-cell>
          <table:table-cell table:style-name="ce2" table:formula="of:=&quot;scp zips/&quot;&amp;[.A214]&amp;&quot;_&quot;&amp;[.B214]&amp;&quot;/&quot;&amp;[.Q214]&amp;&quot;.zip&quot;&amp;&quot; &quot;&amp;&quot;$(DOCROOT_FREAC)/&quot;&amp;[.A214]&amp;&quot;/&quot;&amp;[.B214]&amp;&quot;/&quot;&amp;[.Y214]&amp;&quot;.zip&quot;" office:value-type="string" office:string-value="scp zips/50m_physical/ne_50m_antarctic_ice_shelves_lines.zip $(DOCROOT_FREAC)/50m/physical/50m-antarctic-ice-shelves-lines.zip">
            <text:p>scp zips/50m_physical/ne_50m_antarctic_ice_shelves_lines.zip $(DOCROOT_FREAC)/50m/physical/50m-antarctic-ice-shelves-lines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 table:formula="of:=&quot;50m &quot;&amp;[.$B117]&amp;&quot; &quot;&amp;[.$C117]" office:value-type="string" office:string-value="50m physical Geographic Lines">
            <text:p>50m physical Geographic Lines</text:p>
          </table:table-cell>
          <table:table-cell office:value-type="float" office:value="1">
            <text:p>1</text:p>
          </table:table-cell>
          <table:table-cell table:style-name="ce9" table:formula="of:=MAX([.H215:.P215])" office:value-type="float" office:value="2">
            <text:p>2</text:p>
          </table:table-cell>
          <table:table-cell table:style-name="ce1" table:formula="of:=IF([.F215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5" office:value-type="string">
            <text:p>ne_50m_geographic_lines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50m-geographic-lines</text:p>
          </table:table-cell>
          <table:table-cell office:value-type="float" office:value="134">
            <text:p>134</text:p>
          </table:table-cell>
          <table:table-cell table:style-name="ce5" office:value-type="string">
            <text:p>geographic lines</text:p>
          </table:table-cell>
          <table:table-cell table:style-name="ce33" table:formula="of:=&quot;http://www.nacis.org/naturalearth/50m/&quot;&amp;[.B215]&amp;&quot;/&quot;&amp;[.Y215]&amp;&quot;.zip&quot;" office:value-type="string" office:string-value="http://www.nacis.org/naturalearth/50m/physical/50m-geographic-lines.zip">
            <text:p>http://www.nacis.org/naturalearth/50m/physical/50m-geographic-lines.zip</text:p>
          </table:table-cell>
          <table:table-cell table:style-name="ce5"/>
          <table:table-cell office:value-type="string">
            <text:p>50m-geographic-lines</text:p>
          </table:table-cell>
          <table:table-cell table:style-name="ce2" table:formula="of:=IF([.N215]=1;&quot;scp &quot;&amp;[.Q215]&amp;&quot;.zip naturbb6@naturalearthdata.com:download/&quot;&amp;[.A215]&amp;&quot;/&quot;&amp;[.B215]&amp;&quot;/&quot;&amp;[.Y215]&amp;&quot;.zip&quot;;&quot;&quot;)">
            <text:p/>
          </table:table-cell>
          <table:table-cell table:style-name="ce2" table:formula="of:=&quot;scp zips/&quot;&amp;[.A215]&amp;&quot;_&quot;&amp;[.B215]&amp;&quot;/&quot;&amp;[.Q215]&amp;&quot;.zip&quot;&amp;&quot; &quot;&amp;&quot;$(DOCROOT_FREAC)/&quot;&amp;[.A215]&amp;&quot;/&quot;&amp;[.B215]&amp;&quot;/&quot;&amp;[.Y215]&amp;&quot;.zip&quot;" office:value-type="string" office:string-value="scp zips/50m_physical/ne_50m_geographic_lines.zip $(DOCROOT_FREAC)/50m/physical/50m-geographic-lines.zip">
            <text:p>scp zips/50m_physical/ne_50m_geographic_lines.zip $(DOCROOT_FREAC)/50m/physical/50m-geographic-lines.zip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2"/>
          <table:table-cell table:style-name="ce2" table:formula="of:=&quot;50m &quot;&amp;[.$B118]&amp;&quot; &quot;&amp;[.$C118]" office:value-type="string" office:string-value="50m physical Graticules">
            <text:p>50m physical Graticules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216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 office:value-type="string">
            <text:p>ne_50m_graticules</text:p>
          </table:table-cell>
          <table:table-cell table:style-name="ce2" table:number-columns-repeated="7"/>
          <table:table-cell table:style-name="ce2" office:value-type="string">
            <text:p>50m-graticules</text:p>
          </table:table-cell>
          <table:table-cell table:style-name="ce2" table:number-columns-repeated="5"/>
          <table:table-cell table:style-name="ce2" table:formula="of:=IF([.N216]=1;&quot;scp &quot;&amp;[.Q216]&amp;&quot;.zip naturbb6@naturalearthdata.com:download/&quot;&amp;[.A216]&amp;&quot;/&quot;&amp;[.B216]&amp;&quot;/&quot;&amp;[.Y216]&amp;&quot;.zip&quot;;&quot;&quot;)">
            <text:p/>
          </table:table-cell>
          <table:table-cell table:style-name="ce2" table:formula="of:=IF([.N216]=1;&quot;scp &quot;&amp;[.Q216]&amp;&quot;.zip nacis@ftp.freac.fsu.edu:nacis_ftp/web-download/&quot;&amp;[.A216]&amp;&quot;/&quot;&amp;[.B216]&amp;&quot;/&quot;&amp;[.Y216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17:.P217])" office:value-type="float" office:value="2">
            <text:p>2</text:p>
          </table:table-cell>
          <table:table-cell table:style-name="ce1" table:formula="of:=IF([.F217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50m_graticules_all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graticules-all</text:p>
          </table:table-cell>
          <table:table-cell office:value-type="float" office:value="145">
            <text:p>145</text:p>
          </table:table-cell>
          <table:table-cell table:style-name="ce4" office:value-type="string">
            <text:p>all</text:p>
          </table:table-cell>
          <table:table-cell table:style-name="ce33" table:formula="of:=&quot;http://www.nacis.org/naturalearth/50m/&quot;&amp;[.B217]&amp;&quot;/&quot;&amp;[.Y217]&amp;&quot;.zip&quot;" office:value-type="string" office:string-value="http://www.nacis.org/naturalearth/50m/physical/50m-graticules-all.zip">
            <text:p>http://www.nacis.org/naturalearth/50m/physical/50m-graticules-all.zip</text:p>
          </table:table-cell>
          <table:table-cell table:style-name="ce5" table:formula="of:=&quot;http://www.naturalearthdata.com/downloads/50m-physical-vectors/&quot;&amp;[.Y216]" office:value-type="string" office:string-value="http://www.naturalearthdata.com/downloads/50m-physical-vectors/50m-graticules">
            <text:p>http://www.naturalearthdata.com/downloads/50m-physical-vectors/50m-graticules</text:p>
          </table:table-cell>
          <table:table-cell office:value-type="string">
            <text:p>50m-graticules-all</text:p>
          </table:table-cell>
          <table:table-cell table:style-name="ce2" table:formula="of:=IF([.N217]=1;&quot;scp &quot;&amp;[.Q217]&amp;&quot;.zip naturbb6@naturalearthdata.com:download/&quot;&amp;[.A217]&amp;&quot;/&quot;&amp;[.B217]&amp;&quot;/&quot;&amp;[.Y217]&amp;&quot;.zip&quot;;&quot;&quot;)" office:value-type="string" office:string-value="scp ne_50m_graticules_all.zip naturbb6@naturalearthdata.com:download/50m/physical/50m-graticules-all.zip">
            <text:p>scp ne_50m_graticules_all.zip naturbb6@naturalearthdata.com:download/50m/physical/50m-graticules-all.zip</text:p>
          </table:table-cell>
          <table:table-cell table:style-name="ce2" table:formula="of:=&quot;scp zips/&quot;&amp;[.A217]&amp;&quot;_&quot;&amp;[.B217]&amp;&quot;/&quot;&amp;[.Q217]&amp;&quot;.zip&quot;&amp;&quot; &quot;&amp;&quot;$(DOCROOT_FREAC)/&quot;&amp;[.A217]&amp;&quot;/&quot;&amp;[.B217]&amp;&quot;/&quot;&amp;[.Y217]&amp;&quot;.zip&quot;" office:value-type="string" office:string-value="scp zips/50m_physical/ne_50m_graticules_all.zip $(DOCROOT_FREAC)/50m/physical/50m-graticules-all.zip">
            <text:p>scp zips/50m_physical/ne_50m_graticules_all.zip $(DOCROOT_FREAC)/50m/physical/50m-graticules-all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18:.P218])" office:value-type="float" office:value="2">
            <text:p>2</text:p>
          </table:table-cell>
          <table:table-cell table:style-name="ce1" table:formula="of:=IF([.F218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50m_graticules_1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graticules-1</text:p>
          </table:table-cell>
          <table:table-cell office:value-type="float" office:value="139">
            <text:p>139</text:p>
          </table:table-cell>
          <table:table-cell table:style-name="ce4" office:value-type="string">
            <text:p>1 degree</text:p>
          </table:table-cell>
          <table:table-cell table:style-name="ce33" table:formula="of:=&quot;http://www.nacis.org/naturalearth/50m/&quot;&amp;[.B218]&amp;&quot;/&quot;&amp;[.Y218]&amp;&quot;.zip&quot;" office:value-type="string" office:string-value="http://www.nacis.org/naturalearth/50m/physical/50m-graticules-1.zip">
            <text:p>http://www.nacis.org/naturalearth/50m/physical/50m-graticules-1.zip</text:p>
          </table:table-cell>
          <table:table-cell table:style-name="ce4" table:formula="of:=[.AC217]" office:value-type="string" office:string-value="http://www.naturalearthdata.com/downloads/50m-physical-vectors/50m-graticules">
            <text:p>http://www.naturalearthdata.com/downloads/50m-physical-vectors/50m-graticules</text:p>
          </table:table-cell>
          <table:table-cell office:value-type="string">
            <text:p>50m-graticules-1</text:p>
          </table:table-cell>
          <table:table-cell table:style-name="ce2" table:formula="of:=IF([.N218]=1;&quot;scp &quot;&amp;[.Q218]&amp;&quot;.zip naturbb6@naturalearthdata.com:download/&quot;&amp;[.A218]&amp;&quot;/&quot;&amp;[.B218]&amp;&quot;/&quot;&amp;[.Y218]&amp;&quot;.zip&quot;;&quot;&quot;)" office:value-type="string" office:string-value="scp ne_50m_graticules_1.zip naturbb6@naturalearthdata.com:download/50m/physical/50m-graticules-1.zip">
            <text:p>scp ne_50m_graticules_1.zip naturbb6@naturalearthdata.com:download/50m/physical/50m-graticules-1.zip</text:p>
          </table:table-cell>
          <table:table-cell table:style-name="ce2" table:formula="of:=&quot;scp zips/&quot;&amp;[.A218]&amp;&quot;_&quot;&amp;[.B218]&amp;&quot;/&quot;&amp;[.Q218]&amp;&quot;.zip&quot;&amp;&quot; &quot;&amp;&quot;$(DOCROOT_FREAC)/&quot;&amp;[.A218]&amp;&quot;/&quot;&amp;[.B218]&amp;&quot;/&quot;&amp;[.Y218]&amp;&quot;.zip&quot;" office:value-type="string" office:string-value="scp zips/50m_physical/ne_50m_graticules_1.zip $(DOCROOT_FREAC)/50m/physical/50m-graticules-1.zip">
            <text:p>scp zips/50m_physical/ne_50m_graticules_1.zip $(DOCROOT_FREAC)/50m/physical/50m-graticules-1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19:.P219])" office:value-type="float" office:value="2">
            <text:p>2</text:p>
          </table:table-cell>
          <table:table-cell table:style-name="ce1" table:formula="of:=IF([.F219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50m_graticules_5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graticules-5</text:p>
          </table:table-cell>
          <table:table-cell office:value-type="float" office:value="144">
            <text:p>144</text:p>
          </table:table-cell>
          <table:table-cell table:style-name="ce4" office:value-type="float" office:value="5">
            <text:p>5</text:p>
          </table:table-cell>
          <table:table-cell table:style-name="ce33" table:formula="of:=&quot;http://www.nacis.org/naturalearth/50m/&quot;&amp;[.B219]&amp;&quot;/&quot;&amp;[.Y219]&amp;&quot;.zip&quot;" office:value-type="string" office:string-value="http://www.nacis.org/naturalearth/50m/physical/50m-graticules-5.zip">
            <text:p>http://www.nacis.org/naturalearth/50m/physical/50m-graticules-5.zip</text:p>
          </table:table-cell>
          <table:table-cell table:style-name="ce4" table:formula="of:=[.AC218]" office:value-type="string" office:string-value="http://www.naturalearthdata.com/downloads/50m-physical-vectors/50m-graticules">
            <text:p>http://www.naturalearthdata.com/downloads/50m-physical-vectors/50m-graticules</text:p>
          </table:table-cell>
          <table:table-cell office:value-type="string">
            <text:p>50m-graticules-5</text:p>
          </table:table-cell>
          <table:table-cell table:style-name="ce2" table:formula="of:=IF([.N219]=1;&quot;scp &quot;&amp;[.Q219]&amp;&quot;.zip naturbb6@naturalearthdata.com:download/&quot;&amp;[.A219]&amp;&quot;/&quot;&amp;[.B219]&amp;&quot;/&quot;&amp;[.Y219]&amp;&quot;.zip&quot;;&quot;&quot;)" office:value-type="string" office:string-value="scp ne_50m_graticules_5.zip naturbb6@naturalearthdata.com:download/50m/physical/50m-graticules-5.zip">
            <text:p>scp ne_50m_graticules_5.zip naturbb6@naturalearthdata.com:download/50m/physical/50m-graticules-5.zip</text:p>
          </table:table-cell>
          <table:table-cell table:style-name="ce2" table:formula="of:=&quot;scp zips/&quot;&amp;[.A219]&amp;&quot;_&quot;&amp;[.B219]&amp;&quot;/&quot;&amp;[.Q219]&amp;&quot;.zip&quot;&amp;&quot; &quot;&amp;&quot;$(DOCROOT_FREAC)/&quot;&amp;[.A219]&amp;&quot;/&quot;&amp;[.B219]&amp;&quot;/&quot;&amp;[.Y219]&amp;&quot;.zip&quot;" office:value-type="string" office:string-value="scp zips/50m_physical/ne_50m_graticules_5.zip $(DOCROOT_FREAC)/50m/physical/50m-graticules-5.zip">
            <text:p>scp zips/50m_physical/ne_50m_graticules_5.zip $(DOCROOT_FREAC)/50m/physical/50m-graticules-5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20:.P220])" office:value-type="float" office:value="2">
            <text:p>2</text:p>
          </table:table-cell>
          <table:table-cell table:style-name="ce1" table:formula="of:=IF([.F220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50m_graticules_10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graticules-10</text:p>
          </table:table-cell>
          <table:table-cell office:value-type="float" office:value="140">
            <text:p>140</text:p>
          </table:table-cell>
          <table:table-cell table:style-name="ce4" office:value-type="float" office:value="10">
            <text:p>10</text:p>
          </table:table-cell>
          <table:table-cell table:style-name="ce33" table:formula="of:=&quot;http://www.nacis.org/naturalearth/50m/&quot;&amp;[.B220]&amp;&quot;/&quot;&amp;[.Y220]&amp;&quot;.zip&quot;" office:value-type="string" office:string-value="http://www.nacis.org/naturalearth/50m/physical/50m-graticules-10.zip">
            <text:p>http://www.nacis.org/naturalearth/50m/physical/50m-graticules-10.zip</text:p>
          </table:table-cell>
          <table:table-cell table:style-name="ce4" table:formula="of:=[.AC219]" office:value-type="string" office:string-value="http://www.naturalearthdata.com/downloads/50m-physical-vectors/50m-graticules">
            <text:p>http://www.naturalearthdata.com/downloads/50m-physical-vectors/50m-graticules</text:p>
          </table:table-cell>
          <table:table-cell office:value-type="string">
            <text:p>50m-graticules-10</text:p>
          </table:table-cell>
          <table:table-cell table:style-name="ce2" table:formula="of:=IF([.N220]=1;&quot;scp &quot;&amp;[.Q220]&amp;&quot;.zip naturbb6@naturalearthdata.com:download/&quot;&amp;[.A220]&amp;&quot;/&quot;&amp;[.B220]&amp;&quot;/&quot;&amp;[.Y220]&amp;&quot;.zip&quot;;&quot;&quot;)" office:value-type="string" office:string-value="scp ne_50m_graticules_10.zip naturbb6@naturalearthdata.com:download/50m/physical/50m-graticules-10.zip">
            <text:p>scp ne_50m_graticules_10.zip naturbb6@naturalearthdata.com:download/50m/physical/50m-graticules-10.zip</text:p>
          </table:table-cell>
          <table:table-cell table:style-name="ce2" table:formula="of:=&quot;scp zips/&quot;&amp;[.A220]&amp;&quot;_&quot;&amp;[.B220]&amp;&quot;/&quot;&amp;[.Q220]&amp;&quot;.zip&quot;&amp;&quot; &quot;&amp;&quot;$(DOCROOT_FREAC)/&quot;&amp;[.A220]&amp;&quot;/&quot;&amp;[.B220]&amp;&quot;/&quot;&amp;[.Y220]&amp;&quot;.zip&quot;" office:value-type="string" office:string-value="scp zips/50m_physical/ne_50m_graticules_10.zip $(DOCROOT_FREAC)/50m/physical/50m-graticules-10.zip">
            <text:p>scp zips/50m_physical/ne_50m_graticules_10.zip $(DOCROOT_FREAC)/50m/physical/50m-graticules-10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21:.P221])" office:value-type="float" office:value="2">
            <text:p>2</text:p>
          </table:table-cell>
          <table:table-cell table:style-name="ce1" table:formula="of:=IF([.F221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50m_graticules_15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graticules-15</text:p>
          </table:table-cell>
          <table:table-cell office:value-type="float" office:value="141">
            <text:p>141</text:p>
          </table:table-cell>
          <table:table-cell table:style-name="ce4" office:value-type="float" office:value="15">
            <text:p>15</text:p>
          </table:table-cell>
          <table:table-cell table:style-name="ce33" table:formula="of:=&quot;http://www.nacis.org/naturalearth/50m/&quot;&amp;[.B221]&amp;&quot;/&quot;&amp;[.Y221]&amp;&quot;.zip&quot;" office:value-type="string" office:string-value="http://www.nacis.org/naturalearth/50m/physical/50m-graticules-15.zip">
            <text:p>http://www.nacis.org/naturalearth/50m/physical/50m-graticules-15.zip</text:p>
          </table:table-cell>
          <table:table-cell table:style-name="ce4" table:formula="of:=[.AC220]" office:value-type="string" office:string-value="http://www.naturalearthdata.com/downloads/50m-physical-vectors/50m-graticules">
            <text:p>http://www.naturalearthdata.com/downloads/50m-physical-vectors/50m-graticules</text:p>
          </table:table-cell>
          <table:table-cell office:value-type="string">
            <text:p>50m-graticules-15</text:p>
          </table:table-cell>
          <table:table-cell table:style-name="ce2" table:formula="of:=IF([.N221]=1;&quot;scp &quot;&amp;[.Q221]&amp;&quot;.zip naturbb6@naturalearthdata.com:download/&quot;&amp;[.A221]&amp;&quot;/&quot;&amp;[.B221]&amp;&quot;/&quot;&amp;[.Y221]&amp;&quot;.zip&quot;;&quot;&quot;)" office:value-type="string" office:string-value="scp ne_50m_graticules_15.zip naturbb6@naturalearthdata.com:download/50m/physical/50m-graticules-15.zip">
            <text:p>scp ne_50m_graticules_15.zip naturbb6@naturalearthdata.com:download/50m/physical/50m-graticules-15.zip</text:p>
          </table:table-cell>
          <table:table-cell table:style-name="ce2" table:formula="of:=&quot;scp zips/&quot;&amp;[.A221]&amp;&quot;_&quot;&amp;[.B221]&amp;&quot;/&quot;&amp;[.Q221]&amp;&quot;.zip&quot;&amp;&quot; &quot;&amp;&quot;$(DOCROOT_FREAC)/&quot;&amp;[.A221]&amp;&quot;/&quot;&amp;[.B221]&amp;&quot;/&quot;&amp;[.Y221]&amp;&quot;.zip&quot;" office:value-type="string" office:string-value="scp zips/50m_physical/ne_50m_graticules_15.zip $(DOCROOT_FREAC)/50m/physical/50m-graticules-15.zip">
            <text:p>scp zips/50m_physical/ne_50m_graticules_15.zip $(DOCROOT_FREAC)/50m/physical/50m-graticules-15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22:.P222])" office:value-type="float" office:value="2">
            <text:p>2</text:p>
          </table:table-cell>
          <table:table-cell table:style-name="ce1" table:formula="of:=IF([.F222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50m_graticules_20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graticules-20</text:p>
          </table:table-cell>
          <table:table-cell office:value-type="float" office:value="142">
            <text:p>142</text:p>
          </table:table-cell>
          <table:table-cell table:style-name="ce4" office:value-type="float" office:value="20">
            <text:p>20</text:p>
          </table:table-cell>
          <table:table-cell table:style-name="ce33" table:formula="of:=&quot;http://www.nacis.org/naturalearth/50m/&quot;&amp;[.B222]&amp;&quot;/&quot;&amp;[.Y222]&amp;&quot;.zip&quot;" office:value-type="string" office:string-value="http://www.nacis.org/naturalearth/50m/physical/50m-graticules-20.zip">
            <text:p>http://www.nacis.org/naturalearth/50m/physical/50m-graticules-20.zip</text:p>
          </table:table-cell>
          <table:table-cell table:style-name="ce4" table:formula="of:=[.AC221]" office:value-type="string" office:string-value="http://www.naturalearthdata.com/downloads/50m-physical-vectors/50m-graticules">
            <text:p>http://www.naturalearthdata.com/downloads/50m-physical-vectors/50m-graticules</text:p>
          </table:table-cell>
          <table:table-cell office:value-type="string">
            <text:p>50m-graticules-20</text:p>
          </table:table-cell>
          <table:table-cell table:style-name="ce2" table:formula="of:=IF([.N222]=1;&quot;scp &quot;&amp;[.Q222]&amp;&quot;.zip naturbb6@naturalearthdata.com:download/&quot;&amp;[.A222]&amp;&quot;/&quot;&amp;[.B222]&amp;&quot;/&quot;&amp;[.Y222]&amp;&quot;.zip&quot;;&quot;&quot;)" office:value-type="string" office:string-value="scp ne_50m_graticules_20.zip naturbb6@naturalearthdata.com:download/50m/physical/50m-graticules-20.zip">
            <text:p>scp ne_50m_graticules_20.zip naturbb6@naturalearthdata.com:download/50m/physical/50m-graticules-20.zip</text:p>
          </table:table-cell>
          <table:table-cell table:style-name="ce2" table:formula="of:=&quot;scp zips/&quot;&amp;[.A222]&amp;&quot;_&quot;&amp;[.B222]&amp;&quot;/&quot;&amp;[.Q222]&amp;&quot;.zip&quot;&amp;&quot; &quot;&amp;&quot;$(DOCROOT_FREAC)/&quot;&amp;[.A222]&amp;&quot;/&quot;&amp;[.B222]&amp;&quot;/&quot;&amp;[.Y222]&amp;&quot;.zip&quot;" office:value-type="string" office:string-value="scp zips/50m_physical/ne_50m_graticules_20.zip $(DOCROOT_FREAC)/50m/physical/50m-graticules-20.zip">
            <text:p>scp zips/50m_physical/ne_50m_graticules_20.zip $(DOCROOT_FREAC)/50m/physical/50m-graticules-20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 office:value-type="string">
            <text:p>physic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23:.P223])" office:value-type="float" office:value="2">
            <text:p>2</text:p>
          </table:table-cell>
          <table:table-cell table:style-name="ce1" table:formula="of:=IF([.F223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50m_graticules_30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graticules-30</text:p>
          </table:table-cell>
          <table:table-cell office:value-type="float" office:value="143">
            <text:p>143</text:p>
          </table:table-cell>
          <table:table-cell table:style-name="ce4" office:value-type="float" office:value="30">
            <text:p>30</text:p>
          </table:table-cell>
          <table:table-cell table:style-name="ce33" table:formula="of:=&quot;http://www.nacis.org/naturalearth/50m/&quot;&amp;[.B223]&amp;&quot;/&quot;&amp;[.Y223]&amp;&quot;.zip&quot;" office:value-type="string" office:string-value="http://www.nacis.org/naturalearth/50m/physical/50m-graticules-30.zip">
            <text:p>http://www.nacis.org/naturalearth/50m/physical/50m-graticules-30.zip</text:p>
          </table:table-cell>
          <table:table-cell table:style-name="ce4" table:formula="of:=[.AC222]" office:value-type="string" office:string-value="http://www.naturalearthdata.com/downloads/50m-physical-vectors/50m-graticules">
            <text:p>http://www.naturalearthdata.com/downloads/50m-physical-vectors/50m-graticules</text:p>
          </table:table-cell>
          <table:table-cell office:value-type="string">
            <text:p>50m-graticules-30</text:p>
          </table:table-cell>
          <table:table-cell table:style-name="ce2" table:formula="of:=IF([.N223]=1;&quot;scp &quot;&amp;[.Q223]&amp;&quot;.zip naturbb6@naturalearthdata.com:download/&quot;&amp;[.A223]&amp;&quot;/&quot;&amp;[.B223]&amp;&quot;/&quot;&amp;[.Y223]&amp;&quot;.zip&quot;;&quot;&quot;)" office:value-type="string" office:string-value="scp ne_50m_graticules_30.zip naturbb6@naturalearthdata.com:download/50m/physical/50m-graticules-30.zip">
            <text:p>scp ne_50m_graticules_30.zip naturbb6@naturalearthdata.com:download/50m/physical/50m-graticules-30.zip</text:p>
          </table:table-cell>
          <table:table-cell table:style-name="ce2" table:formula="of:=&quot;scp zips/&quot;&amp;[.A223]&amp;&quot;_&quot;&amp;[.B223]&amp;&quot;/&quot;&amp;[.Q223]&amp;&quot;.zip&quot;&amp;&quot; &quot;&amp;&quot;$(DOCROOT_FREAC)/&quot;&amp;[.A223]&amp;&quot;/&quot;&amp;[.B223]&amp;&quot;/&quot;&amp;[.Y223]&amp;&quot;.zip&quot;" office:value-type="string" office:string-value="scp zips/50m_physical/ne_50m_graticules_30.zip $(DOCROOT_FREAC)/50m/physical/50m-graticules-30.zip">
            <text:p>scp zips/50m_physical/ne_50m_graticules_30.zip $(DOCROOT_FREAC)/50m/physical/50m-graticules-30.zip</text:p>
          </table:table-cell>
          <table:table-cell table:number-columns-repeated="992"/>
        </table:table-row>
        <table:table-row table:style-name="ro1">
          <table:table-cell office:value-type="string">
            <text:p>50m</text:p>
          </table:table-cell>
          <table:table-cell table:style-name="ce7"/>
          <table:table-cell table:style-name="ce7"/>
          <table:table-cell table:number-columns-repeated="2"/>
          <table:table-cell table:style-name="ce9" table:formula="of:=MAX([.H224:.P224])" office:value-type="float" office:value="2">
            <text:p>2</text:p>
          </table:table-cell>
          <table:table-cell table:style-name="ce1" table:formula="of:=IF([.F224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50m_wgs84_bounding_box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50m-wgs84-bounding-box</text:p>
          </table:table-cell>
          <table:table-cell office:value-type="float" office:value="153">
            <text:p>153</text:p>
          </table:table-cell>
          <table:table-cell table:style-name="ce4" office:value-type="string">
            <text:p>bounding box</text:p>
          </table:table-cell>
          <table:table-cell table:style-name="ce33" table:formula="of:=&quot;http://www.nacis.org/naturalearth/50m/&quot;&amp;[.B224]&amp;&quot;/&quot;&amp;[.Y224]&amp;&quot;.zip&quot;" office:value-type="string" office:string-value="http://www.nacis.org/naturalearth/50m//50m-wgs84-bounding-box.zip">
            <text:p>http://www.nacis.org/naturalearth/50m//50m-wgs84-bounding-box.zip</text:p>
          </table:table-cell>
          <table:table-cell table:style-name="ce4" table:formula="of:=[.AC223]" office:value-type="string" office:string-value="http://www.naturalearthdata.com/downloads/50m-physical-vectors/50m-graticules">
            <text:p>http://www.naturalearthdata.com/downloads/50m-physical-vectors/50m-graticules</text:p>
          </table:table-cell>
          <table:table-cell table:style-name="ce4" office:value-type="string">
            <text:p>50m-wgs84-bounding-box</text:p>
          </table:table-cell>
          <table:table-cell table:style-name="ce2" table:formula="of:=IF([.N224]=1;&quot;scp &quot;&amp;[.Q224]&amp;&quot;.zip naturbb6@naturalearthdata.com:download/&quot;&amp;[.A224]&amp;&quot;/&quot;&amp;[.B224]&amp;&quot;/&quot;&amp;[.Y224]&amp;&quot;.zip&quot;;&quot;&quot;)">
            <text:p/>
          </table:table-cell>
          <table:table-cell table:style-name="ce2" table:formula="of:=&quot;scp zips/&quot;&amp;[.A224]&amp;&quot;_&quot;&amp;[.B224]&amp;&quot;/&quot;&amp;[.Q224]&amp;&quot;.zip&quot;&amp;&quot; &quot;&amp;&quot;$(DOCROOT_FREAC)/&quot;&amp;[.A224]&amp;&quot;/&quot;&amp;[.B224]&amp;&quot;/&quot;&amp;[.Y224]&amp;&quot;.zip&quot;" office:value-type="string" office:string-value="scp zips/50m_/ne_50m_wgs84_bounding_box.zip $(DOCROOT_FREAC)/50m//50m-wgs84-bounding-box.zip">
            <text:p>scp zips/50m_/ne_50m_wgs84_bounding_box.zip $(DOCROOT_FREAC)/50m//50m-wgs84-bounding-box.zip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50m</text:p>
          </table:table-cell>
          <table:table-cell table:style-name="ce2" office:value-type="string">
            <text:p>raster</text:p>
          </table:table-cell>
          <table:table-cell table:style-name="ce2"/>
          <table:table-cell table:style-name="ce2" table:formula="of:=&quot;50m &quot;&amp;[.$B127]&amp;&quot; &quot;&amp;[.$C127]" office:value-type="string" office:string-value="50m raster Cross Blended Hypsometric Tints">
            <text:p>50m raster Cross Blended Hypsometric Tints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225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 office:value-type="string">
            <text:p>50m-cross-blended-hypsometric-tints</text:p>
          </table:table-cell>
          <table:table-cell table:style-name="ce2" table:number-columns-repeated="7"/>
          <table:table-cell table:style-name="ce2" office:value-type="string">
            <text:p>50m-cross-blended-hypsometric-tints</text:p>
          </table:table-cell>
          <table:table-cell table:style-name="ce2" table:number-columns-repeated="5"/>
          <table:table-cell table:style-name="ce2" table:formula="of:=IF([.N225]=1;&quot;scp &quot;&amp;[.Q225]&amp;&quot;.zip naturbb6@naturalearthdata.com:download/&quot;&amp;[.A225]&amp;&quot;/&quot;&amp;[.B225]&amp;&quot;/&quot;&amp;[.Y225]&amp;&quot;.zip&quot;;&quot;&quot;)">
            <text:p/>
          </table:table-cell>
          <table:table-cell table:style-name="ce2" table:formula="of:=IF([.N225]=1;&quot;scp &quot;&amp;[.Q225]&amp;&quot;.zip nacis@ftp.freac.fsu.edu:nacis_ftp/web-download/&quot;&amp;[.A225]&amp;&quot;/&quot;&amp;[.B225]&amp;&quot;/&quot;&amp;[.Y225]&amp;&quot;.zip&quot;;&quot;&quot;)">
            <text:p/>
          </table:table-cell>
          <table:table-cell table:style-name="ce2" table:number-columns-repeated="992"/>
        </table:table-row>
        <table:table-row table:style-name="ro2">
          <table:table-cell office:value-type="string">
            <text:p>5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26:.P226])" office:value-type="float" office:value="2">
            <text:p>2</text:p>
          </table:table-cell>
          <table:table-cell table:style-name="ce1" table:formula="of:=IF([.F226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HYP_50M_SR_W</text:p>
          </table:table-cell>
          <table:table-cell table:style-name="ce4" table:number-columns-repeated="7"/>
          <table:table-cell table:style-name="ce4" office:value-type="string">
            <text:p>50m-cross-blended-HYP_50M_SR_W</text:p>
          </table:table-cell>
          <table:table-cell office:value-type="float" office:value="156">
            <text:p>156</text:p>
          </table:table-cell>
          <table:table-cell table:style-name="ce4"/>
          <table:table-cell table:style-name="ce35" office:value-type="string">
            <text:p><text:span text:style-name="T1"><text:a xlink:href="http://www.nacis.org/naturalearth/50m/raster/HYP_50M_SR_W.zip">http://www.nacis.org/naturalearth/50m/raster/HYP_50M_SR_W.zip</text:a></text:span></text:p>
          </table:table-cell>
          <table:table-cell table:style-name="ce4"/>
          <table:table-cell office:value-type="string">
            <text:p>HYP_50M_SR_W</text:p>
          </table:table-cell>
          <table:table-cell table:style-name="ce2" table:formula="of:=IF([.N226]=1;&quot;scp &quot;&amp;[.Q226]&amp;&quot;.zip naturbb6@naturalearthdata.com:download/&quot;&amp;[.A226]&amp;&quot;/&quot;&amp;[.B226]&amp;&quot;/&quot;&amp;[.Y226]&amp;&quot;.zip&quot;;&quot;&quot;)">
            <text:p/>
          </table:table-cell>
          <table:table-cell table:style-name="ce2" table:formula="of:=IF([.N226]=1;&quot;scp &quot;&amp;[.Q226]&amp;&quot;.zip nacis@ftp.freac.fsu.edu:nacis_ftp/web-download/&quot;&amp;[.A226]&amp;&quot;/&quot;&amp;[.B226]&amp;&quot;/&quot;&amp;[.Y226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5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27:.P227])" office:value-type="float" office:value="1.3">
            <text:p>1.3</text:p>
          </table:table-cell>
          <table:table-cell table:style-name="ce1" table:formula="of:=IF([.F227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style-name="ce4" office:value-type="string">
            <text:p>HYP_50M_SR</text:p>
          </table:table-cell>
          <table:table-cell table:style-name="ce4" table:number-columns-repeated="7"/>
          <table:table-cell table:style-name="ce4" office:value-type="string">
            <text:p>50m-cross-blended-HYP_50M_SR</text:p>
          </table:table-cell>
          <table:table-cell office:value-type="float" office:value="155">
            <text:p>155</text:p>
          </table:table-cell>
          <table:table-cell table:style-name="ce4"/>
          <table:table-cell table:style-name="ce35" office:value-type="string">
            <text:p><text:span text:style-name="T1"><text:a xlink:href="http://www.nacis.org/naturalearth/50m/raster/HYP_50M_SR.zip">http://www.nacis.org/naturalearth/50m/raster/HYP_50M_SR.zip</text:a></text:span></text:p>
          </table:table-cell>
          <table:table-cell table:style-name="ce4"/>
          <table:table-cell office:value-type="string">
            <text:p>HYP_50M_SR</text:p>
          </table:table-cell>
          <table:table-cell table:style-name="ce2" table:formula="of:=IF([.N227]=1;&quot;scp &quot;&amp;[.Q227]&amp;&quot;.zip naturbb6@naturalearthdata.com:download/&quot;&amp;[.A227]&amp;&quot;/&quot;&amp;[.B227]&amp;&quot;/&quot;&amp;[.Y227]&amp;&quot;.zip&quot;;&quot;&quot;)">
            <text:p/>
          </table:table-cell>
          <table:table-cell table:style-name="ce2" table:formula="of:=IF([.N227]=1;&quot;scp &quot;&amp;[.Q227]&amp;&quot;.zip nacis@ftp.freac.fsu.edu:nacis_ftp/web-download/&quot;&amp;[.A227]&amp;&quot;/&quot;&amp;[.B227]&amp;&quot;/&quot;&amp;[.Y227]&amp;&quot;.zip&quot;;&quot;&quot;)">
            <text:p/>
          </table:table-cell>
          <table:table-cell table:number-columns-repeated="992"/>
        </table:table-row>
        <table:table-row table:style-name="ro1">
          <table:table-cell table:style-name="ce2" office:value-type="string">
            <text:p>50m</text:p>
          </table:table-cell>
          <table:table-cell table:style-name="ce2" office:value-type="string">
            <text:p>raster</text:p>
          </table:table-cell>
          <table:table-cell table:style-name="ce2"/>
          <table:table-cell table:style-name="ce2" table:formula="of:=&quot;50m &quot;&amp;[.$B136]&amp;&quot; &quot;&amp;[.$C136]" office:value-type="string" office:string-value="50m raster Natural Earth 1">
            <text:p>50m raster Natural Earth 1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228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 office:value-type="string">
            <text:p><text:s/></text:p>
          </table:table-cell>
          <table:table-cell table:style-name="ce2" office:value-type="string">
            <text:p>50m-natural-earth-1</text:p>
          </table:table-cell>
          <table:table-cell table:style-name="ce2" table:number-columns-repeated="7"/>
          <table:table-cell table:style-name="ce2" office:value-type="string">
            <text:p>50m-natural-earth-1</text:p>
          </table:table-cell>
          <table:table-cell table:style-name="ce2" table:number-columns-repeated="5"/>
          <table:table-cell table:style-name="ce2" table:formula="of:=IF([.N228]=1;&quot;scp &quot;&amp;[.Q228]&amp;&quot;.zip naturbb6@naturalearthdata.com:download/&quot;&amp;[.A228]&amp;&quot;/&quot;&amp;[.B228]&amp;&quot;/&quot;&amp;[.Y228]&amp;&quot;.zip&quot;;&quot;&quot;)">
            <text:p/>
          </table:table-cell>
          <table:table-cell table:style-name="ce2" table:formula="of:=IF([.N228]=1;&quot;scp &quot;&amp;[.Q228]&amp;&quot;.zip nacis@ftp.freac.fsu.edu:nacis_ftp/web-download/&quot;&amp;[.A228]&amp;&quot;/&quot;&amp;[.B228]&amp;&quot;/&quot;&amp;[.Y228]&amp;&quot;.zip&quot;;&quot;&quot;)">
            <text:p/>
          </table:table-cell>
          <table:table-cell table:style-name="ce2" table:number-columns-repeated="992"/>
        </table:table-row>
        <table:table-row table:style-name="ro2">
          <table:table-cell office:value-type="string">
            <text:p>5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29:.P229])" office:value-type="float" office:value="2">
            <text:p>2</text:p>
          </table:table-cell>
          <table:table-cell table:style-name="ce1" table:formula="of:=IF([.F229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1_50M_SR_W</text:p>
          </table:table-cell>
          <table:table-cell table:style-name="ce4" table:number-columns-repeated="7"/>
          <table:table-cell table:style-name="ce4" office:value-type="string">
            <text:p>50m-natural-earth-1-NE1_50M_SR_W</text:p>
          </table:table-cell>
          <table:table-cell office:value-type="float" office:value="158">
            <text:p>158</text:p>
          </table:table-cell>
          <table:table-cell table:style-name="ce4"/>
          <table:table-cell table:style-name="ce35" office:value-type="string">
            <text:p><text:span text:style-name="T1"><text:a xlink:href="http://www.nacis.org/naturalearth/50m/raster/NE1_50M_SR_W.zip">http://www.nacis.org/naturalearth/50m/raster/NE1_50M_SR_W.zip</text:a></text:span></text:p>
          </table:table-cell>
          <table:table-cell table:style-name="ce4"/>
          <table:table-cell office:value-type="string">
            <text:p>NE1_50M_SR_W</text:p>
          </table:table-cell>
          <table:table-cell table:style-name="ce2" table:formula="of:=IF([.N229]=1;&quot;scp &quot;&amp;[.Q229]&amp;&quot;.zip naturbb6@naturalearthdata.com:download/&quot;&amp;[.A229]&amp;&quot;/&quot;&amp;[.B229]&amp;&quot;/&quot;&amp;[.Y229]&amp;&quot;.zip&quot;;&quot;&quot;)">
            <text:p/>
          </table:table-cell>
          <table:table-cell table:style-name="ce2" table:formula="of:=IF([.N229]=1;&quot;scp &quot;&amp;[.Q229]&amp;&quot;.zip nacis@ftp.freac.fsu.edu:nacis_ftp/web-download/&quot;&amp;[.A229]&amp;&quot;/&quot;&amp;[.B229]&amp;&quot;/&quot;&amp;[.Y229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5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30:.P230])" office:value-type="float" office:value="1.3">
            <text:p>1.3</text:p>
          </table:table-cell>
          <table:table-cell table:style-name="ce1" table:formula="of:=IF([.F230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style-name="ce4" office:value-type="string">
            <text:p>NE1_50m_SR</text:p>
          </table:table-cell>
          <table:table-cell table:style-name="ce4" table:number-columns-repeated="7"/>
          <table:table-cell table:style-name="ce4" office:value-type="string">
            <text:p>50m-natural-earth-1-NE1_50m_SR</text:p>
          </table:table-cell>
          <table:table-cell office:value-type="float" office:value="157">
            <text:p>157</text:p>
          </table:table-cell>
          <table:table-cell table:style-name="ce4"/>
          <table:table-cell table:style-name="ce35" office:value-type="string">
            <text:p><text:span text:style-name="T1"><text:a xlink:href="http://www.nacis.org/naturalearth/50m/raster/NE1_50m_SR.zip">http://www.nacis.org/naturalearth/50m/raster/NE1_50m_SR.zip</text:a></text:span></text:p>
          </table:table-cell>
          <table:table-cell table:style-name="ce4"/>
          <table:table-cell office:value-type="string">
            <text:p>NE1_50M_SR</text:p>
          </table:table-cell>
          <table:table-cell table:style-name="ce2" table:formula="of:=IF([.N230]=1;&quot;scp &quot;&amp;[.Q230]&amp;&quot;.zip naturbb6@naturalearthdata.com:download/&quot;&amp;[.A230]&amp;&quot;/&quot;&amp;[.B230]&amp;&quot;/&quot;&amp;[.Y230]&amp;&quot;.zip&quot;;&quot;&quot;)">
            <text:p/>
          </table:table-cell>
          <table:table-cell table:style-name="ce2" table:formula="of:=IF([.N230]=1;&quot;scp &quot;&amp;[.Q230]&amp;&quot;.zip nacis@ftp.freac.fsu.edu:nacis_ftp/web-download/&quot;&amp;[.A230]&amp;&quot;/&quot;&amp;[.B230]&amp;&quot;/&quot;&amp;[.Y230]&amp;&quot;.zip&quot;;&quot;&quot;)">
            <text:p/>
          </table:table-cell>
          <table:table-cell table:number-columns-repeated="992"/>
        </table:table-row>
        <table:table-row table:style-name="ro1">
          <table:table-cell table:style-name="ce2" office:value-type="string">
            <text:p>50m</text:p>
          </table:table-cell>
          <table:table-cell table:style-name="ce2" office:value-type="string">
            <text:p>raster</text:p>
          </table:table-cell>
          <table:table-cell table:style-name="ce2"/>
          <table:table-cell table:style-name="ce2" table:formula="of:=&quot;50m &quot;&amp;[.$B145]&amp;&quot; &quot;&amp;[.$C145]" office:value-type="string" office:string-value="50m raster Natural Earth 2">
            <text:p>50m raster Natural Earth 2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231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 office:value-type="string">
            <text:p>50m-natural-earth-2</text:p>
          </table:table-cell>
          <table:table-cell table:style-name="ce2" table:number-columns-repeated="7"/>
          <table:table-cell table:style-name="ce2" office:value-type="string">
            <text:p>50m-natural-earth-2</text:p>
          </table:table-cell>
          <table:table-cell table:style-name="ce2" table:number-columns-repeated="5"/>
          <table:table-cell table:style-name="ce2" table:formula="of:=IF([.N231]=1;&quot;scp &quot;&amp;[.Q231]&amp;&quot;.zip naturbb6@naturalearthdata.com:download/&quot;&amp;[.A231]&amp;&quot;/&quot;&amp;[.B231]&amp;&quot;/&quot;&amp;[.Y231]&amp;&quot;.zip&quot;;&quot;&quot;)">
            <text:p/>
          </table:table-cell>
          <table:table-cell table:style-name="ce2" table:formula="of:=IF([.N231]=1;&quot;scp &quot;&amp;[.Q231]&amp;&quot;.zip nacis@ftp.freac.fsu.edu:nacis_ftp/web-download/&quot;&amp;[.A231]&amp;&quot;/&quot;&amp;[.B231]&amp;&quot;/&quot;&amp;[.Y231]&amp;&quot;.zip&quot;;&quot;&quot;)">
            <text:p/>
          </table:table-cell>
          <table:table-cell table:style-name="ce2" table:number-columns-repeated="992"/>
        </table:table-row>
        <table:table-row table:style-name="ro2">
          <table:table-cell office:value-type="string">
            <text:p>5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32:.P232])" office:value-type="float" office:value="2">
            <text:p>2</text:p>
          </table:table-cell>
          <table:table-cell table:style-name="ce1" table:formula="of:=IF([.F232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2_50m_SR_W</text:p>
          </table:table-cell>
          <table:table-cell table:style-name="ce4" table:number-columns-repeated="7"/>
          <table:table-cell table:style-name="ce4" office:value-type="string">
            <text:p>50m-natural-earth-2-NE2_50m_SR_W</text:p>
          </table:table-cell>
          <table:table-cell office:value-type="float" office:value="160">
            <text:p>160</text:p>
          </table:table-cell>
          <table:table-cell table:style-name="ce4"/>
          <table:table-cell table:style-name="ce35" office:value-type="string">
            <text:p><text:span text:style-name="T1"><text:a xlink:href="http://www.nacis.org/naturalearth/50m/raster/NE2_50m_SR_W.zip">http://www.nacis.org/naturalearth/50m/raster/NE2_50m_SR_W.zip</text:a></text:span></text:p>
          </table:table-cell>
          <table:table-cell table:style-name="ce4"/>
          <table:table-cell office:value-type="string">
            <text:p>NE2_50M_SR_W</text:p>
          </table:table-cell>
          <table:table-cell table:style-name="ce2" table:formula="of:=IF([.N232]=1;&quot;scp &quot;&amp;[.Q232]&amp;&quot;.zip naturbb6@naturalearthdata.com:download/&quot;&amp;[.A232]&amp;&quot;/&quot;&amp;[.B232]&amp;&quot;/&quot;&amp;[.Y232]&amp;&quot;.zip&quot;;&quot;&quot;)">
            <text:p/>
          </table:table-cell>
          <table:table-cell table:style-name="ce2" table:formula="of:=IF([.N232]=1;&quot;scp &quot;&amp;[.Q232]&amp;&quot;.zip nacis@ftp.freac.fsu.edu:nacis_ftp/web-download/&quot;&amp;[.A232]&amp;&quot;/&quot;&amp;[.B232]&amp;&quot;/&quot;&amp;[.Y232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5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33:.P233])" office:value-type="float" office:value="1.3">
            <text:p>1.3</text:p>
          </table:table-cell>
          <table:table-cell table:style-name="ce1" table:formula="of:=IF([.F233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style-name="ce4" office:value-type="string">
            <text:p>NE2_50m_SR</text:p>
          </table:table-cell>
          <table:table-cell table:style-name="ce4" table:number-columns-repeated="7"/>
          <table:table-cell table:style-name="ce4" office:value-type="string">
            <text:p>50m-natural-earth-2-NE2_50m_SR</text:p>
          </table:table-cell>
          <table:table-cell office:value-type="float" office:value="159">
            <text:p>159</text:p>
          </table:table-cell>
          <table:table-cell table:style-name="ce4"/>
          <table:table-cell table:style-name="ce35" office:value-type="string">
            <text:p><text:span text:style-name="T1"><text:a xlink:href="http://www.nacis.org/naturalearth/50m/raster/NE2_50m_SR.zip">http://www.nacis.org/naturalearth/50m/raster/NE2_50m_SR.zip</text:a></text:span></text:p>
          </table:table-cell>
          <table:table-cell table:style-name="ce4"/>
          <table:table-cell office:value-type="string">
            <text:p>NE2_50M_SR</text:p>
          </table:table-cell>
          <table:table-cell table:style-name="ce2" table:formula="of:=IF([.N233]=1;&quot;scp &quot;&amp;[.Q233]&amp;&quot;.zip naturbb6@naturalearthdata.com:download/&quot;&amp;[.A233]&amp;&quot;/&quot;&amp;[.B233]&amp;&quot;/&quot;&amp;[.Y233]&amp;&quot;.zip&quot;;&quot;&quot;)">
            <text:p/>
          </table:table-cell>
          <table:table-cell table:style-name="ce2" table:formula="of:=IF([.N233]=1;&quot;scp &quot;&amp;[.Q233]&amp;&quot;.zip nacis@ftp.freac.fsu.edu:nacis_ftp/web-download/&quot;&amp;[.A233]&amp;&quot;/&quot;&amp;[.B233]&amp;&quot;/&quot;&amp;[.Y233]&amp;&quot;.zip&quot;;&quot;&quot;)">
            <text:p/>
          </table:table-cell>
          <table:table-cell table:number-columns-repeated="992"/>
        </table:table-row>
        <table:table-row table:style-name="ro1">
          <table:table-cell table:style-name="ce2" office:value-type="string">
            <text:p>50m</text:p>
          </table:table-cell>
          <table:table-cell table:style-name="ce2" office:value-type="string">
            <text:p>raster</text:p>
          </table:table-cell>
          <table:table-cell table:style-name="ce2"/>
          <table:table-cell table:style-name="ce2" table:formula="of:=&quot;50m &quot;&amp;[.$B154]&amp;&quot; &quot;&amp;[.$C154]" office:value-type="string" office:string-value="50m raster Ocean Bottom">
            <text:p>50m raster Ocean Bottom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234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 office:value-type="string">
            <text:p>ne_50m_ocean_bottom</text:p>
          </table:table-cell>
          <table:table-cell table:style-name="ce2" table:number-columns-repeated="7"/>
          <table:table-cell table:style-name="ce2" office:value-type="string">
            <text:p>50m-ocean-bottom</text:p>
          </table:table-cell>
          <table:table-cell table:style-name="ce2" table:number-columns-repeated="5"/>
          <table:table-cell table:style-name="ce2" table:formula="of:=IF([.N234]=1;&quot;scp &quot;&amp;[.Q234]&amp;&quot;.zip naturbb6@naturalearthdata.com:download/&quot;&amp;[.A234]&amp;&quot;/&quot;&amp;[.B234]&amp;&quot;/&quot;&amp;[.Y234]&amp;&quot;.zip&quot;;&quot;&quot;)">
            <text:p/>
          </table:table-cell>
          <table:table-cell table:style-name="ce2" table:formula="of:=IF([.N234]=1;&quot;scp &quot;&amp;[.Q234]&amp;&quot;.zip nacis@ftp.freac.fsu.edu:nacis_ftp/web-download/&quot;&amp;[.A234]&amp;&quot;/&quot;&amp;[.B234]&amp;&quot;/&quot;&amp;[.Y234]&amp;&quot;.zip&quot;;&quot;&quot;)">
            <text:p/>
          </table:table-cell>
          <table:table-cell table:style-name="ce2" table:number-columns-repeated="992"/>
        </table:table-row>
        <table:table-row table:style-name="ro2">
          <table:table-cell office:value-type="string">
            <text:p>5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35:.P235])" office:value-type="float" office:value="1.3">
            <text:p>1.3</text:p>
          </table:table-cell>
          <table:table-cell table:style-name="ce1" table:formula="of:=IF([.F235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style-name="ce4" office:value-type="string">
            <text:p>ne_50m_ocean_bottom_OB_50M</text:p>
          </table:table-cell>
          <table:table-cell table:style-name="ce4" table:number-columns-repeated="7"/>
          <table:table-cell table:style-name="ce4" office:value-type="string">
            <text:p>50m-ocean-bottom-OB_50M</text:p>
          </table:table-cell>
          <table:table-cell office:value-type="float" office:value="161">
            <text:p>161</text:p>
          </table:table-cell>
          <table:table-cell table:style-name="ce4"/>
          <table:table-cell table:style-name="ce35" office:value-type="string">
            <text:p><text:span text:style-name="T1"><text:a xlink:href="http://www.nacis.org/naturalearth/50m/raster/OB_50M.zip">http://www.nacis.org/naturalearth/50m/raster/OB_50M.zip</text:a></text:span></text:p>
          </table:table-cell>
          <table:table-cell table:style-name="ce4"/>
          <table:table-cell office:value-type="string">
            <text:p>OB_50M</text:p>
          </table:table-cell>
          <table:table-cell table:style-name="ce2" table:formula="of:=IF([.N235]=1;&quot;scp &quot;&amp;[.Q235]&amp;&quot;.zip naturbb6@naturalearthdata.com:download/&quot;&amp;[.A235]&amp;&quot;/&quot;&amp;[.B235]&amp;&quot;/&quot;&amp;[.Y235]&amp;&quot;.zip&quot;;&quot;&quot;)">
            <text:p/>
          </table:table-cell>
          <table:table-cell table:style-name="ce2" table:formula="of:=IF([.N235]=1;&quot;scp &quot;&amp;[.Q235]&amp;&quot;.zip nacis@ftp.freac.fsu.edu:nacis_ftp/web-download/&quot;&amp;[.A235]&amp;&quot;/&quot;&amp;[.B235]&amp;&quot;/&quot;&amp;[.Y235]&amp;&quot;.zip&quot;;&quot;&quot;)">
            <text:p/>
          </table:table-cell>
          <table:table-cell table:number-columns-repeated="992"/>
        </table:table-row>
        <table:table-row table:style-name="ro1">
          <table:table-cell table:style-name="ce2" office:value-type="string">
            <text:p>50m</text:p>
          </table:table-cell>
          <table:table-cell table:style-name="ce2" office:value-type="string">
            <text:p>raster</text:p>
          </table:table-cell>
          <table:table-cell table:style-name="ce2" office:value-type="string">
            <text:p>Bathymetry</text:p>
          </table:table-cell>
          <table:table-cell table:style-name="ce2" table:formula="of:=&quot;50m &quot;&amp;[.$B236]&amp;&quot; &quot;&amp;[.$C236]" office:value-type="string" office:string-value="50m raster Bathymetry">
            <text:p>50m raster Bathymetry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236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 office:value-type="string">
            <text:p>ne_50m_bathymetry</text:p>
          </table:table-cell>
          <table:table-cell table:style-name="ce2" table:number-columns-repeated="7"/>
          <table:table-cell table:style-name="ce2" office:value-type="string">
            <text:p>50m-bathymetry</text:p>
          </table:table-cell>
          <table:table-cell table:style-name="ce2" table:number-columns-repeated="5"/>
          <table:table-cell table:style-name="ce2" table:formula="of:=IF([.N236]=1;&quot;scp &quot;&amp;[.Q236]&amp;&quot;.zip naturbb6@naturalearthdata.com:download/&quot;&amp;[.A236]&amp;&quot;/&quot;&amp;[.B236]&amp;&quot;/&quot;&amp;[.Y236]&amp;&quot;.zip&quot;;&quot;&quot;)">
            <text:p/>
          </table:table-cell>
          <table:table-cell table:style-name="ce2" table:formula="of:=IF([.N236]=1;&quot;scp &quot;&amp;[.Q236]&amp;&quot;.zip nacis@ftp.freac.fsu.edu:nacis_ftp/web-download/&quot;&amp;[.A236]&amp;&quot;/&quot;&amp;[.B236]&amp;&quot;/&quot;&amp;[.Y236]&amp;&quot;.zip&quot;;&quot;&quot;)">
            <text:p/>
          </table:table-cell>
          <table:table-cell table:style-name="ce2" table:number-columns-repeated="992"/>
        </table:table-row>
        <table:table-row table:style-name="ro2">
          <table:table-cell office:value-type="string">
            <text:p>5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37:.P237])" office:value-type="float" office:value="2">
            <text:p>2</text:p>
          </table:table-cell>
          <table:table-cell table:style-name="ce1" table:formula="of:=IF([.F237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.0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50m_bathymetry_BATHY_50M</text:p>
          </table:table-cell>
          <table:table-cell table:style-name="ce4" table:number-columns-repeated="7"/>
          <table:table-cell table:style-name="ce4" office:value-type="string">
            <text:p>50m-bathymetry-BATHY_50M</text:p>
          </table:table-cell>
          <table:table-cell office:value-type="float" office:value="154">
            <text:p>154</text:p>
          </table:table-cell>
          <table:table-cell table:style-name="ce4"/>
          <table:table-cell table:style-name="ce35" office:value-type="string">
            <text:p><text:span text:style-name="T1"><text:a xlink:href="http://www.nacis.org/naturalearth/50m/raster/BATHY_50M.zip">http://www.nacis.org/naturalearth/50m/raster/BATHY_50M.zip</text:a></text:span></text:p>
          </table:table-cell>
          <table:table-cell table:style-name="ce4"/>
          <table:table-cell office:value-type="string">
            <text:p>BATH_50M</text:p>
          </table:table-cell>
          <table:table-cell table:style-name="ce2" table:formula="of:=IF([.N237]=1;&quot;scp &quot;&amp;[.Q237]&amp;&quot;.zip naturbb6@naturalearthdata.com:download/&quot;&amp;[.A237]&amp;&quot;/&quot;&amp;[.B237]&amp;&quot;/&quot;&amp;[.Y237]&amp;&quot;.zip&quot;;&quot;&quot;)">
            <text:p/>
          </table:table-cell>
          <table:table-cell table:style-name="ce2" table:formula="of:=IF([.N237]=1;&quot;scp &quot;&amp;[.Q237]&amp;&quot;.zip nacis@ftp.freac.fsu.edu:nacis_ftp/web-download/&quot;&amp;[.A237]&amp;&quot;/&quot;&amp;[.B237]&amp;&quot;/&quot;&amp;[.Y237]&amp;&quot;.zip&quot;;&quot;&quot;)">
            <text:p/>
          </table:table-cell>
          <table:table-cell table:number-columns-repeated="992"/>
        </table:table-row>
        <table:table-row table:style-name="ro1">
          <table:table-cell table:style-name="ce2" office:value-type="string">
            <text:p>50m</text:p>
          </table:table-cell>
          <table:table-cell table:style-name="ce2" office:value-type="string">
            <text:p>raster</text:p>
          </table:table-cell>
          <table:table-cell table:style-name="ce2"/>
          <table:table-cell table:style-name="ce2" table:formula="of:=&quot;50m &quot;&amp;[.$B156]&amp;&quot; &quot;&amp;[.$C156]" office:value-type="string" office:string-value="50m raster Shaded Relief">
            <text:p>50m raster Shaded Relief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238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 office:value-type="string">
            <text:p>ne_50m_shaded_relief</text:p>
          </table:table-cell>
          <table:table-cell table:style-name="ce2" table:number-columns-repeated="7"/>
          <table:table-cell table:style-name="ce2" office:value-type="string">
            <text:p>50m-shaded-relief</text:p>
          </table:table-cell>
          <table:table-cell table:style-name="ce2" table:number-columns-repeated="5"/>
          <table:table-cell table:style-name="ce2" table:formula="of:=IF([.N238]=1;&quot;scp &quot;&amp;[.Q238]&amp;&quot;.zip naturbb6@naturalearthdata.com:download/&quot;&amp;[.A238]&amp;&quot;/&quot;&amp;[.B238]&amp;&quot;/&quot;&amp;[.Y238]&amp;&quot;.zip&quot;;&quot;&quot;)">
            <text:p/>
          </table:table-cell>
          <table:table-cell table:style-name="ce2" table:formula="of:=IF([.N238]=1;&quot;scp &quot;&amp;[.Q238]&amp;&quot;.zip nacis@ftp.freac.fsu.edu:nacis_ftp/web-download/&quot;&amp;[.A238]&amp;&quot;/&quot;&amp;[.B238]&amp;&quot;/&quot;&amp;[.Y238]&amp;&quot;.zip&quot;;&quot;&quot;)">
            <text:p/>
          </table:table-cell>
          <table:table-cell table:style-name="ce2" table:number-columns-repeated="992"/>
        </table:table-row>
        <table:table-row table:style-name="ro2">
          <table:table-cell table:style-name="ce6" office:value-type="string">
            <text:p>50m</text:p>
          </table:table-cell>
          <table:table-cell table:style-name="ce2" office:value-type="string">
            <text:p>raster</text:p>
          </table:table-cell>
          <table:table-cell table:style-name="ce8"/>
          <table:table-cell table:style-name="ce6"/>
          <table:table-cell table:style-name="ce6" office:value-type="float" office:value="1">
            <text:p>1</text:p>
          </table:table-cell>
          <table:table-cell table:style-name="ce9" table:formula="of:=MAX([.H239:.P239])" office:value-type="float" office:value="1.3">
            <text:p>1.3</text:p>
          </table:table-cell>
          <table:table-cell table:style-name="ce1" table:formula="of:=IF([.F239]&lt;=1;1;0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office:value-type="string">
            <text:p>1.0.1</text:p>
          </table:table-cell>
          <table:table-cell table:style-name="ce6"/>
          <table:table-cell office:value-type="float" office:value="1.3">
            <text:p>1.3</text:p>
          </table:table-cell>
          <table:table-cell table:style-name="ce6" office:value-type="float" office:value="1">
            <text:p>1</text:p>
          </table:table-cell>
          <table:table-cell/>
          <table:table-cell table:style-name="ce6"/>
          <table:table-cell table:style-name="ce23"/>
          <table:table-cell table:style-name="ce6"/>
          <table:table-cell table:style-name="ce13" office:value-type="string">
            <text:p>ne_50m_shaded_relief_SR_50M</text:p>
          </table:table-cell>
          <table:table-cell table:style-name="ce13" table:number-columns-repeated="7"/>
          <table:table-cell table:style-name="ce13" office:value-type="string">
            <text:p>50m-shaded-relief-SR_50M</text:p>
          </table:table-cell>
          <table:table-cell table:style-name="ce6" office:value-type="float" office:value="162">
            <text:p>162</text:p>
          </table:table-cell>
          <table:table-cell table:style-name="ce13"/>
          <table:table-cell table:style-name="ce36" office:value-type="string">
            <text:p><text:span text:style-name="T1"><text:a xlink:href="http://www.nacis.org/naturalearth/50m/raster/SR_50M.zip">http://www.nacis.org/naturalearth/50m/raster/SR_50M.zip</text:a></text:span></text:p>
          </table:table-cell>
          <table:table-cell table:style-name="ce13"/>
          <table:table-cell table:style-name="ce6" office:value-type="string">
            <text:p>SR_50M</text:p>
          </table:table-cell>
          <table:table-cell table:style-name="ce2" table:formula="of:=IF([.N239]=1;&quot;scp &quot;&amp;[.Q239]&amp;&quot;.zip naturbb6@naturalearthdata.com:download/&quot;&amp;[.A239]&amp;&quot;/&quot;&amp;[.B239]&amp;&quot;/&quot;&amp;[.Y239]&amp;&quot;.zip&quot;;&quot;&quot;)">
            <text:p/>
          </table:table-cell>
          <table:table-cell table:style-name="ce2" table:formula="of:=IF([.N239]=1;&quot;scp &quot;&amp;[.Q239]&amp;&quot;.zip nacis@ftp.freac.fsu.edu:nacis_ftp/web-download/&quot;&amp;[.A239]&amp;&quot;/&quot;&amp;[.B239]&amp;&quot;/&quot;&amp;[.Y239]&amp;&quot;.zip&quot;;&quot;&quot;)">
            <text:p/>
          </table:table-cell>
          <table:table-cell table:style-name="ce6" table:number-columns-repeated="992"/>
        </table:table-row>
        <table:table-row table:style-name="ro1">
          <table:table-cell table:style-name="ce2" office:value-type="string">
            <text:p>50m</text:p>
          </table:table-cell>
          <table:table-cell table:style-name="ce2" office:value-type="string">
            <text:p>raster</text:p>
          </table:table-cell>
          <table:table-cell table:style-name="ce2"/>
          <table:table-cell table:style-name="ce2" table:formula="of:=&quot;50m &quot;&amp;[.$B158]&amp;&quot; &quot;&amp;[.$C158]" office:value-type="string" office:string-value="50m raster ">
            <text:p>50m raster 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240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 office:value-type="string">
            <text:p>ne_50m_gray</text:p>
          </table:table-cell>
          <table:table-cell table:style-name="ce2" table:number-columns-repeated="7"/>
          <table:table-cell table:style-name="ce2" office:value-type="string">
            <text:p>50m-shaded-relief</text:p>
          </table:table-cell>
          <table:table-cell table:style-name="ce2" table:number-columns-repeated="5"/>
          <table:table-cell table:style-name="ce2" table:formula="of:=IF([.N240]=1;&quot;scp &quot;&amp;[.Q240]&amp;&quot;.zip naturbb6@naturalearthdata.com:download/&quot;&amp;[.A240]&amp;&quot;/&quot;&amp;[.B240]&amp;&quot;/&quot;&amp;[.Y240]&amp;&quot;.zip&quot;;&quot;&quot;)">
            <text:p/>
          </table:table-cell>
          <table:table-cell table:style-name="ce2" table:formula="of:=IF([.N240]=1;&quot;scp &quot;&amp;[.Q240]&amp;&quot;.zip nacis@ftp.freac.fsu.edu:nacis_ftp/web-download/&quot;&amp;[.A240]&amp;&quot;/&quot;&amp;[.B240]&amp;&quot;/&quot;&amp;[.Y240]&amp;&quot;.zip&quot;;&quot;&quot;)">
            <text:p/>
          </table:table-cell>
          <table:table-cell table:style-name="ce2" table:number-columns-repeated="992"/>
        </table:table-row>
        <table:table-row table:style-name="ro2">
          <table:table-cell office:value-type="string">
            <text:p>5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41:.P241])" office:value-type="float" office:value="2">
            <text:p>2</text:p>
          </table:table-cell>
          <table:table-cell table:style-name="ce1" table:formula="of:=IF([.F241]&lt;=1;1;0)" office:value-type="float" office:value="0">
            <text:p>0</text:p>
          </table:table-cell>
          <table:table-cell table:number-columns-repeated="6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GRAY_50m_SR</text:p>
          </table:table-cell>
          <table:table-cell table:style-name="ce24"/>
          <table:table-cell table:style-name="ce4" table:number-columns-repeated="6"/>
          <table:table-cell table:style-name="ce4" office:value-type="string">
            <text:p>GRAY_50m_SR</text:p>
          </table:table-cell>
          <table:table-cell/>
          <table:table-cell table:style-name="ce4"/>
          <table:table-cell table:style-name="ce35" office:value-type="string">
            <text:p><text:span text:style-name="T1"><text:a xlink:href="http://www.nacis.org/naturalearth/50m">http://www.nacis.org/naturalearth/50m/raster/GRAY_50m_SR.zip</text:a></text:span></text:p>
          </table:table-cell>
          <table:table-cell table:style-name="ce4"/>
          <table:table-cell table:style-name="ce4" office:value-type="string">
            <text:p>GRAY_50m_SR</text:p>
          </table:table-cell>
          <table:table-cell table:style-name="ce2" table:formula="of:=IF([.N241]=1;&quot;scp &quot;&amp;[.Q241]&amp;&quot;.zip naturbb6@naturalearthdata.com:download/&quot;&amp;[.A241]&amp;&quot;/&quot;&amp;[.B241]&amp;&quot;/&quot;&amp;[.Y241]&amp;&quot;.zip&quot;;&quot;&quot;)">
            <text:p/>
          </table:table-cell>
          <table:table-cell table:style-name="ce2" table:formula="of:=IF([.N241]=1;&quot;scp &quot;&amp;[.Q241]&amp;&quot;.zip nacis@ftp.freac.fsu.edu:nacis_ftp/web-download/&quot;&amp;[.A241]&amp;&quot;/&quot;&amp;[.B241]&amp;&quot;/&quot;&amp;[.Y241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5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42:.P242])" office:value-type="float" office:value="2">
            <text:p>2</text:p>
          </table:table-cell>
          <table:table-cell table:style-name="ce1" table:formula="of:=IF([.F242]&lt;=1;1;0)" office:value-type="float" office:value="0">
            <text:p>0</text:p>
          </table:table-cell>
          <table:table-cell table:number-columns-repeated="6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GRAY_50m_SR_W</text:p>
          </table:table-cell>
          <table:table-cell table:style-name="ce24"/>
          <table:table-cell table:style-name="ce4" table:number-columns-repeated="6"/>
          <table:table-cell table:style-name="ce4" office:value-type="string">
            <text:p>GRAY_50m_SR_W</text:p>
          </table:table-cell>
          <table:table-cell/>
          <table:table-cell table:style-name="ce4"/>
          <table:table-cell table:style-name="ce35" office:value-type="string">
            <text:p><text:span text:style-name="T1"><text:a xlink:href="http://www.nacis.org/naturalearth/50m">http://www.nacis.org/naturalearth/50m/raster/GRAY_50m_SR_W.zip</text:a></text:span></text:p>
          </table:table-cell>
          <table:table-cell table:style-name="ce4"/>
          <table:table-cell table:style-name="ce4" office:value-type="string">
            <text:p>GRAY_50m_SR_W</text:p>
          </table:table-cell>
          <table:table-cell table:style-name="ce2" table:formula="of:=IF([.N242]=1;&quot;scp &quot;&amp;[.Q242]&amp;&quot;.zip naturbb6@naturalearthdata.com:download/&quot;&amp;[.A242]&amp;&quot;/&quot;&amp;[.B242]&amp;&quot;/&quot;&amp;[.Y242]&amp;&quot;.zip&quot;;&quot;&quot;)">
            <text:p/>
          </table:table-cell>
          <table:table-cell table:style-name="ce2" table:formula="of:=IF([.N242]=1;&quot;scp &quot;&amp;[.Q242]&amp;&quot;.zip nacis@ftp.freac.fsu.edu:nacis_ftp/web-download/&quot;&amp;[.A242]&amp;&quot;/&quot;&amp;[.B242]&amp;&quot;/&quot;&amp;[.Y242]&amp;&quot;.zip&quot;;&quot;&quot;)">
            <text:p/>
          </table:table-cell>
          <table:table-cell table:number-columns-repeated="992"/>
        </table:table-row>
        <table:table-row table:style-name="ro2">
          <table:table-cell office:value-type="string">
            <text:p>50m</text:p>
          </table:table-cell>
          <table:table-cell table:style-name="ce2" office:value-type="string">
            <text:p>raster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43:.P243])" office:value-type="float" office:value="2">
            <text:p>2</text:p>
          </table:table-cell>
          <table:table-cell table:style-name="ce1" table:formula="of:=IF([.F243]&lt;=1;1;0)" office:value-type="float" office:value="0">
            <text:p>0</text:p>
          </table:table-cell>
          <table:table-cell table:number-columns-repeated="6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GRAY_50m_SR_OB</text:p>
          </table:table-cell>
          <table:table-cell table:style-name="ce24"/>
          <table:table-cell table:style-name="ce4" table:number-columns-repeated="6"/>
          <table:table-cell table:style-name="ce4" office:value-type="string">
            <text:p>GRAY_50m_SR_OB</text:p>
          </table:table-cell>
          <table:table-cell/>
          <table:table-cell table:style-name="ce4"/>
          <table:table-cell table:style-name="ce35" office:value-type="string">
            <text:p><text:span text:style-name="T1"><text:a xlink:href="http://www.nacis.org/naturalearth/50m">http://www.nacis.org/naturalearth/50m/raster/GRAY_50m_SR_OB.zip</text:a></text:span></text:p>
          </table:table-cell>
          <table:table-cell table:style-name="ce4"/>
          <table:table-cell table:style-name="ce4" office:value-type="string">
            <text:p>GRAY_50m_SR_OB</text:p>
          </table:table-cell>
          <table:table-cell table:style-name="ce2" table:formula="of:=IF([.N243]=1;&quot;scp &quot;&amp;[.Q243]&amp;&quot;.zip naturbb6@naturalearthdata.com:download/&quot;&amp;[.A243]&amp;&quot;/&quot;&amp;[.B243]&amp;&quot;/&quot;&amp;[.Y243]&amp;&quot;.zip&quot;;&quot;&quot;)">
            <text:p/>
          </table:table-cell>
          <table:table-cell table:style-name="ce2" table:formula="of:=IF([.N243]=1;&quot;scp &quot;&amp;[.Q243]&amp;&quot;.zip nacis@ftp.freac.fsu.edu:nacis_ftp/web-download/&quot;&amp;[.A243]&amp;&quot;/&quot;&amp;[.B243]&amp;&quot;/&quot;&amp;[.Y243]&amp;&quot;.zip&quot;;&quot;&quot;)">
            <text:p/>
          </table:table-cell>
          <table:table-cell table:number-columns-repeated="992"/>
        </table:table-row>
        <table:table-row table:style-name="ro1">
          <table:table-cell table:style-name="ce3" office:value-type="string">
            <text:p>110m</text:p>
          </table:table-cell>
          <table:table-cell table:style-name="ce2" office:value-type="string">
            <text:p>cultural</text:p>
          </table:table-cell>
          <table:table-cell table:style-name="ce3" office:value-type="string">
            <text:p>Rivers, Lake Centerlines</text:p>
          </table:table-cell>
          <table:table-cell table:style-name="ce3" table:formula="of:=&quot;10m &quot;&amp;[.$B244]&amp;&quot; &quot;&amp;[.$C244]" office:value-type="string" office:string-value="10m cultural Rivers, Lake Centerlines">
            <text:p>10m cultural Rivers, Lake Centerlines</text:p>
          </table:table-cell>
          <table:table-cell table:style-name="ce3"/>
          <table:table-cell table:style-name="ce3" table:formula="of:=MAX([.F245:.F256])" office:value-type="float" office:value="2">
            <text:p>2</text:p>
          </table:table-cell>
          <table:table-cell table:style-name="ce1" table:formula="of:=IF([.F244]&lt;=1;1;0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5" office:value-type="string">
            <text:p>1,1,1</text:p>
          </table:table-cell>
          <table:table-cell table:style-name="ce3"/>
          <table:table-cell table:style-name="ce3" office:value-type="float" office:value="1.3">
            <text:p>1.3</text:p>
          </table:table-cell>
          <table:table-cell table:style-name="ce3" office:value-type="string">
            <text:p>////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.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e_110m_cultural</text:p>
          </table:table-cell>
          <table:table-cell table:style-name="ce3" table:number-columns-repeated="7"/>
          <table:table-cell table:style-name="ce3" office:value-type="string">
            <text:p>110m-cultural</text:p>
          </table:table-cell>
          <table:table-cell table:style-name="ce3" office:value-type="float" office:value="207">
            <text:p>207</text:p>
          </table:table-cell>
          <table:table-cell table:style-name="ce3" office:value-type="string">
            <text:p>all 110m cultural themes</text:p>
          </table:table-cell>
          <table:table-cell table:style-name="ce5" table:formula="of:=&quot;http://www.nacis.org/naturalearth/110m/&quot;&amp;[.B244]&amp;&quot;/&quot;&amp;[.Y244]&amp;&quot;.zip&quot;" office:value-type="string" office:string-value="http://www.nacis.org/naturalearth/110m/cultural/110m-cultural.zip">
            <text:p>http://www.nacis.org/naturalearth/110m/cultural/110m-cultural.zip</text:p>
          </table:table-cell>
          <table:table-cell table:style-name="ce3" table:number-columns-repeated="2"/>
          <table:table-cell table:style-name="ce2" table:formula="of:=IF([.N244]=1;&quot;scp &quot;&amp;[.Q244]&amp;&quot;.zip naturbb6@naturalearthdata.com:download/&quot;&amp;[.A244]&amp;&quot;/&quot;&amp;[.B244]&amp;&quot;/&quot;&amp;[.Y244]&amp;&quot;.zip&quot;;&quot;&quot;)" office:value-type="string" office:string-value="scp ne_110m_cultural.zip naturbb6@naturalearthdata.com:download/110m/cultural/110m-cultural.zip">
            <text:p>scp ne_110m_cultural.zip naturbb6@naturalearthdata.com:download/110m/cultural/110m-cultural.zip</text:p>
          </table:table-cell>
          <table:table-cell table:style-name="ce2" table:formula="of:=&quot;scp zips/&quot;&amp;[.A244]&amp;&quot;_&quot;&amp;[.B244]&amp;&quot;/&quot;&amp;[.Q244]&amp;&quot;.zip&quot;&amp;&quot; &quot;&amp;&quot;$(DOCROOT_FREAC)/&quot;&amp;[.A244]&amp;&quot;/&quot;&amp;[.B244]&amp;&quot;/&quot;&amp;[.Y244]&amp;&quot;.zip&quot;" office:value-type="string" office:string-value="scp zips/110m_cultural/ne_110m_cultural.zip $(DOCROOT_FREAC)/110m/cultural/110m-cultural.zip">
            <text:p>scp zips/110m_cultural/ne_110m_cultural.zip $(DOCROOT_FREAC)/110m/cultural/110m-cultural.zip</text:p>
          </table:table-cell>
          <table:table-cell table:style-name="ce3"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cultural</text:p>
          </table:table-cell>
          <table:table-cell table:style-name="ce7"/>
          <table:table-cell table:style-name="ce9" table:formula="of:=&quot;110m &quot;&amp;[.$#REF!#REF!]&amp;&quot; &quot;&amp;[.$#REF!#REF!]" office:value-type="float" office:value="0">
            <text:p>#REF!</text:p>
          </table:table-cell>
          <table:table-cell office:value-type="float" office:value="0.5">
            <text:p>0.5</text:p>
          </table:table-cell>
          <table:table-cell table:style-name="ce9" table:formula="of:=MAX([.H245:.P245])" office:value-type="float" office:value="2">
            <text:p>2</text:p>
          </table:table-cell>
          <table:table-cell table:style-name="ce1" table:formula="of:=IF([.F245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110m_admin_0_countries</text:p>
          </table:table-cell>
          <table:table-cell table:style-name="ce24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110m-admin-0-countries</text:p>
          </table:table-cell>
          <table:table-cell office:value-type="float" office:value="183">
            <text:p>183</text:p>
          </table:table-cell>
          <table:table-cell table:style-name="ce5" office:value-type="string">
            <text:p>countries</text:p>
          </table:table-cell>
          <table:table-cell table:style-name="ce33" table:formula="of:=&quot;http://www.nacis.org/naturalearth/110m/&quot;&amp;[.B245]&amp;&quot;/&quot;&amp;[.Y245]&amp;&quot;.zip&quot;" office:value-type="string" office:string-value="http://www.nacis.org/naturalearth/110m/cultural/110m-admin-0-countries.zip">
            <text:p>http://www.nacis.org/naturalearth/110m/cultural/110m-admin-0-countries.zip</text:p>
          </table:table-cell>
          <table:table-cell table:style-name="ce5" table:formula="of:=&quot;http://www.naturalearthdata.com/downloads/110m-cultural-vectors/&quot;&amp;[.Y245]" office:value-type="string" office:string-value="http://www.naturalearthdata.com/downloads/110m-cultural-vectors/110m-admin-0-countries">
            <text:p>http://www.naturalearthdata.com/downloads/110m-cultural-vectors/110m-admin-0-countries</text:p>
          </table:table-cell>
          <table:table-cell office:value-type="string">
            <text:p>110m-admin-0-countries</text:p>
          </table:table-cell>
          <table:table-cell table:style-name="ce2" table:formula="of:=IF([.N245]=1;&quot;scp &quot;&amp;[.Q245]&amp;&quot;.zip naturbb6@naturalearthdata.com:download/&quot;&amp;[.A245]&amp;&quot;/&quot;&amp;[.B245]&amp;&quot;/&quot;&amp;[.Y245]&amp;&quot;.zip&quot;;&quot;&quot;)" office:value-type="string" office:string-value="scp ne_110m_admin_0_countries.zip naturbb6@naturalearthdata.com:download/110m/cultural/110m-admin-0-countries.zip">
            <text:p>scp ne_110m_admin_0_countries.zip naturbb6@naturalearthdata.com:download/110m/cultural/110m-admin-0-countries.zip</text:p>
          </table:table-cell>
          <table:table-cell table:style-name="ce2" table:formula="of:=&quot;scp zips/&quot;&amp;[.A245]&amp;&quot;_&quot;&amp;[.B245]&amp;&quot;/&quot;&amp;[.Q245]&amp;&quot;.zip&quot;&amp;&quot; &quot;&amp;&quot;$(DOCROOT_FREAC)/&quot;&amp;[.A245]&amp;&quot;/&quot;&amp;[.B245]&amp;&quot;/&quot;&amp;[.Y245]&amp;&quot;.zip&quot;" office:value-type="string" office:string-value="scp zips/110m_cultural/ne_110m_admin_0_countries.zip $(DOCROOT_FREAC)/110m/cultural/110m-admin-0-countries.zip">
            <text:p>scp zips/110m_cultural/ne_110m_admin_0_countries.zip $(DOCROOT_FREAC)/110m/cultural/110m-admin-0-countries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cultural</text:p>
          </table:table-cell>
          <table:table-cell table:style-name="ce7"/>
          <table:table-cell table:formula="of:=&quot;110m &quot;&amp;[.$B30]&amp;&quot; &quot;&amp;[.$C30]" office:value-type="string" office:string-value="110m cultural Admin 0 - Details">
            <text:p>110m cultural Admin 0 - Details</text:p>
          </table:table-cell>
          <table:table-cell office:value-type="float" office:value="0.5">
            <text:p>0.5</text:p>
          </table:table-cell>
          <table:table-cell table:style-name="ce9" table:formula="of:=MAX([.H246:.P246])" office:value-type="float" office:value="2">
            <text:p>2</text:p>
          </table:table-cell>
          <table:table-cell table:style-name="ce1" table:formula="of:=IF([.F246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110m_admin_0_map_units</text:p>
          </table:table-cell>
          <table:table-cell table:style-name="ce24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110m-admin-0-map-units</text:p>
          </table:table-cell>
          <table:table-cell office:value-type="float" office:value="226">
            <text:p>226</text:p>
          </table:table-cell>
          <table:table-cell table:style-name="ce5" office:value-type="string">
            <text:p>map units</text:p>
          </table:table-cell>
          <table:table-cell table:style-name="ce33" table:formula="of:=&quot;http://www.nacis.org/naturalearth/110m/&quot;&amp;[.B246]&amp;&quot;/&quot;&amp;[.Y246]&amp;&quot;.zip&quot;" office:value-type="string" office:string-value="http://www.nacis.org/naturalearth/110m/cultural/110m-admin-0-map-units.zip">
            <text:p>http://www.nacis.org/naturalearth/110m/cultural/110m-admin-0-map-units.zip</text:p>
          </table:table-cell>
          <table:table-cell table:style-name="ce5" table:formula="of:=&quot;http://www.naturalearthdata.com/downloads/110m-cultural-vectors/&quot;&amp;&quot;110m-admin-0-details&quot;" office:value-type="string" office:string-value="http://www.naturalearthdata.com/downloads/110m-cultural-vectors/110m-admin-0-details">
            <text:p>http://www.naturalearthdata.com/downloads/110m-cultural-vectors/110m-admin-0-details</text:p>
          </table:table-cell>
          <table:table-cell office:value-type="string">
            <text:p>110m-admin-0-countries</text:p>
          </table:table-cell>
          <table:table-cell table:style-name="ce2" table:formula="of:=IF([.N246]=1;&quot;scp &quot;&amp;[.Q246]&amp;&quot;.zip naturbb6@naturalearthdata.com:download/&quot;&amp;[.A246]&amp;&quot;/&quot;&amp;[.B246]&amp;&quot;/&quot;&amp;[.Y246]&amp;&quot;.zip&quot;;&quot;&quot;)" office:value-type="string" office:string-value="scp ne_110m_admin_0_map_units.zip naturbb6@naturalearthdata.com:download/110m/cultural/110m-admin-0-map-units.zip">
            <text:p>scp ne_110m_admin_0_map_units.zip naturbb6@naturalearthdata.com:download/110m/cultural/110m-admin-0-map-units.zip</text:p>
          </table:table-cell>
          <table:table-cell table:style-name="ce2" table:formula="of:=&quot;scp zips/&quot;&amp;[.A246]&amp;&quot;_&quot;&amp;[.B246]&amp;&quot;/&quot;&amp;[.Q246]&amp;&quot;.zip&quot;&amp;&quot; &quot;&amp;&quot;$(DOCROOT_FREAC)/&quot;&amp;[.A246]&amp;&quot;/&quot;&amp;[.B246]&amp;&quot;/&quot;&amp;[.Y246]&amp;&quot;.zip&quot;" office:value-type="string" office:string-value="scp zips/110m_cultural/ne_110m_admin_0_map_units.zip $(DOCROOT_FREAC)/110m/cultural/110m-admin-0-map-units.zip">
            <text:p>scp zips/110m_cultural/ne_110m_admin_0_map_units.zip $(DOCROOT_FREAC)/110m/cultural/110m-admin-0-map-units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cultural</text:p>
          </table:table-cell>
          <table:table-cell table:style-name="ce7"/>
          <table:table-cell table:formula="of:=&quot;110m &quot;&amp;[.$B31]&amp;&quot; &quot;&amp;[.$C31]" office:value-type="string" office:string-value="110m cultural ">
            <text:p>110m cultural </text:p>
          </table:table-cell>
          <table:table-cell office:value-type="float" office:value="0.5">
            <text:p>0.5</text:p>
          </table:table-cell>
          <table:table-cell table:style-name="ce9" table:formula="of:=MAX([.H247:.P247])" office:value-type="float" office:value="2">
            <text:p>2</text:p>
          </table:table-cell>
          <table:table-cell table:style-name="ce1" table:formula="of:=IF([.F247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110m_admin_0_scale_ranks</text:p>
          </table:table-cell>
          <table:table-cell table:style-name="ce24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5" table:number-columns-repeated="5"/>
          <table:table-cell table:style-name="ce5" office:value-type="string">
            <text:p>110m-admin-0-scale-ranks</text:p>
          </table:table-cell>
          <table:table-cell office:value-type="float" office:value="227">
            <text:p>227</text:p>
          </table:table-cell>
          <table:table-cell table:style-name="ce5" office:value-type="string">
            <text:p>scale ranks</text:p>
          </table:table-cell>
          <table:table-cell table:style-name="ce33" table:formula="of:=&quot;http://www.nacis.org/naturalearth/110m/&quot;&amp;[.B247]&amp;&quot;/&quot;&amp;[.Y247]&amp;&quot;.zip&quot;" office:value-type="string" office:string-value="http://www.nacis.org/naturalearth/110m/cultural/110m-admin-0-scale-ranks.zip">
            <text:p>http://www.nacis.org/naturalearth/110m/cultural/110m-admin-0-scale-ranks.zip</text:p>
          </table:table-cell>
          <table:table-cell table:style-name="ce5" table:formula="of:=&quot;http://www.naturalearthdata.com/downloads/110m-cultural-vectors/&quot;&amp;&quot;110m-admin-0-details&quot;" office:value-type="string" office:string-value="http://www.naturalearthdata.com/downloads/110m-cultural-vectors/110m-admin-0-details">
            <text:p>http://www.naturalearthdata.com/downloads/110m-cultural-vectors/110m-admin-0-details</text:p>
          </table:table-cell>
          <table:table-cell office:value-type="string">
            <text:p>110m-admin-0-countries</text:p>
          </table:table-cell>
          <table:table-cell table:style-name="ce2" table:formula="of:=IF([.N247]=1;&quot;scp &quot;&amp;[.Q247]&amp;&quot;.zip naturbb6@naturalearthdata.com:download/&quot;&amp;[.A247]&amp;&quot;/&quot;&amp;[.B247]&amp;&quot;/&quot;&amp;[.Y247]&amp;&quot;.zip&quot;;&quot;&quot;)" office:value-type="string" office:string-value="scp ne_110m_admin_0_scale_ranks.zip naturbb6@naturalearthdata.com:download/110m/cultural/110m-admin-0-scale-ranks.zip">
            <text:p>scp ne_110m_admin_0_scale_ranks.zip naturbb6@naturalearthdata.com:download/110m/cultural/110m-admin-0-scale-ranks.zip</text:p>
          </table:table-cell>
          <table:table-cell table:style-name="ce2" table:formula="of:=&quot;scp zips/&quot;&amp;[.A247]&amp;&quot;_&quot;&amp;[.B247]&amp;&quot;/&quot;&amp;[.Q247]&amp;&quot;.zip&quot;&amp;&quot; &quot;&amp;&quot;$(DOCROOT_FREAC)/&quot;&amp;[.A247]&amp;&quot;/&quot;&amp;[.B247]&amp;&quot;/&quot;&amp;[.Y247]&amp;&quot;.zip&quot;" office:value-type="string" office:string-value="scp zips/110m_cultural/ne_110m_admin_0_scale_ranks.zip $(DOCROOT_FREAC)/110m/cultural/110m-admin-0-scale-ranks.zip">
            <text:p>scp zips/110m_cultural/ne_110m_admin_0_scale_ranks.zip $(DOCROOT_FREAC)/110m/cultural/110m-admin-0-scale-ranks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cultural</text:p>
          </table:table-cell>
          <table:table-cell table:style-name="ce7"/>
          <table:table-cell table:formula="of:=&quot;110m &quot;&amp;[.$B32]&amp;&quot; &quot;&amp;[.$C32]" office:value-type="string" office:string-value="110m cultural ">
            <text:p>110m cultural </text:p>
          </table:table-cell>
          <table:table-cell office:value-type="float" office:value="0.5">
            <text:p>0.5</text:p>
          </table:table-cell>
          <table:table-cell table:style-name="ce9" table:formula="of:=MAX([.H248:.P248])" office:value-type="float" office:value="2">
            <text:p>2</text:p>
          </table:table-cell>
          <table:table-cell table:style-name="ce1" table:formula="of:=IF([.F248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110m_admin_0_sovereignty</text:p>
          </table:table-cell>
          <table:table-cell table:style-name="ce24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110m-admin-0-sovereignty</text:p>
          </table:table-cell>
          <table:table-cell office:value-type="float" office:value="228">
            <text:p>228</text:p>
          </table:table-cell>
          <table:table-cell table:style-name="ce5" office:value-type="string">
            <text:p>sovereignty</text:p>
          </table:table-cell>
          <table:table-cell table:style-name="ce33" table:formula="of:=&quot;http://www.nacis.org/naturalearth/110m/&quot;&amp;[.B248]&amp;&quot;/&quot;&amp;[.Y248]&amp;&quot;.zip&quot;" office:value-type="string" office:string-value="http://www.nacis.org/naturalearth/110m/cultural/110m-admin-0-sovereignty.zip">
            <text:p>http://www.nacis.org/naturalearth/110m/cultural/110m-admin-0-sovereignty.zip</text:p>
          </table:table-cell>
          <table:table-cell table:style-name="ce5" table:formula="of:=&quot;http://www.naturalearthdata.com/downloads/110m-cultural-vectors/&quot;&amp;&quot;110m-admin-0-details&quot;" office:value-type="string" office:string-value="http://www.naturalearthdata.com/downloads/110m-cultural-vectors/110m-admin-0-details">
            <text:p>http://www.naturalearthdata.com/downloads/110m-cultural-vectors/110m-admin-0-details</text:p>
          </table:table-cell>
          <table:table-cell office:value-type="string">
            <text:p>110m-admin-0-countries</text:p>
          </table:table-cell>
          <table:table-cell table:style-name="ce2" table:formula="of:=IF([.N248]=1;&quot;scp &quot;&amp;[.Q248]&amp;&quot;.zip naturbb6@naturalearthdata.com:download/&quot;&amp;[.A248]&amp;&quot;/&quot;&amp;[.B248]&amp;&quot;/&quot;&amp;[.Y248]&amp;&quot;.zip&quot;;&quot;&quot;)" office:value-type="string" office:string-value="scp ne_110m_admin_0_sovereignty.zip naturbb6@naturalearthdata.com:download/110m/cultural/110m-admin-0-sovereignty.zip">
            <text:p>scp ne_110m_admin_0_sovereignty.zip naturbb6@naturalearthdata.com:download/110m/cultural/110m-admin-0-sovereignty.zip</text:p>
          </table:table-cell>
          <table:table-cell table:style-name="ce2" table:formula="of:=&quot;scp zips/&quot;&amp;[.A248]&amp;&quot;_&quot;&amp;[.B248]&amp;&quot;/&quot;&amp;[.Q248]&amp;&quot;.zip&quot;&amp;&quot; &quot;&amp;&quot;$(DOCROOT_FREAC)/&quot;&amp;[.A248]&amp;&quot;/&quot;&amp;[.B248]&amp;&quot;/&quot;&amp;[.Y248]&amp;&quot;.zip&quot;" office:value-type="string" office:string-value="scp zips/110m_cultural/ne_110m_admin_0_sovereignty.zip $(DOCROOT_FREAC)/110m/cultural/110m-admin-0-sovereignty.zip">
            <text:p>scp zips/110m_cultural/ne_110m_admin_0_sovereignty.zip $(DOCROOT_FREAC)/110m/cultural/110m-admin-0-sovereignty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cultur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49:.P249])" office:value-type="float" office:value="2">
            <text:p>2</text:p>
          </table:table-cell>
          <table:table-cell table:style-name="ce1" table:formula="of:=IF([.F249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8" office:value-type="string">
            <text:p>ne_110m_admin_0_tiny_countries</text:p>
          </table:table-cell>
          <table:table-cell table:style-name="ce28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110m-admin-0-tiny-countries</text:p>
          </table:table-cell>
          <table:table-cell office:value-type="float" office:value="185">
            <text:p>185</text:p>
          </table:table-cell>
          <table:table-cell table:style-name="ce5" office:value-type="string">
            <text:p>tiny country points</text:p>
          </table:table-cell>
          <table:table-cell table:style-name="ce33" table:formula="of:=&quot;http://www.nacis.org/naturalearth/110m/&quot;&amp;[.B249]&amp;&quot;/&quot;&amp;[.Y249]&amp;&quot;.zip&quot;" office:value-type="string" office:string-value="http://www.nacis.org/naturalearth/110m/cultural/110m-admin-0-tiny-countries.zip">
            <text:p>http://www.nacis.org/naturalearth/110m/cultural/110m-admin-0-tiny-countries.zip</text:p>
          </table:table-cell>
          <table:table-cell table:style-name="ce5" table:formula="of:=&quot;http://www.naturalearthdata.com/downloads/110m-cultural-vectors/&quot;&amp;&quot;110m-admin-0-details&quot;" office:value-type="string" office:string-value="http://www.naturalearthdata.com/downloads/110m-cultural-vectors/110m-admin-0-details">
            <text:p>http://www.naturalearthdata.com/downloads/110m-cultural-vectors/110m-admin-0-details</text:p>
          </table:table-cell>
          <table:table-cell office:value-type="string">
            <text:p>110m-admin-0-tiny-countries</text:p>
          </table:table-cell>
          <table:table-cell table:style-name="ce2" table:formula="of:=IF([.N249]=1;&quot;scp &quot;&amp;[.Q249]&amp;&quot;.zip naturbb6@naturalearthdata.com:download/&quot;&amp;[.A249]&amp;&quot;/&quot;&amp;[.B249]&amp;&quot;/&quot;&amp;[.Y249]&amp;&quot;.zip&quot;;&quot;&quot;)">
            <text:p/>
          </table:table-cell>
          <table:table-cell table:style-name="ce2" table:formula="of:=&quot;scp zips/&quot;&amp;[.A249]&amp;&quot;_&quot;&amp;[.B249]&amp;&quot;/&quot;&amp;[.Q249]&amp;&quot;.zip&quot;&amp;&quot; &quot;&amp;&quot;$(DOCROOT_FREAC)/&quot;&amp;[.A249]&amp;&quot;/&quot;&amp;[.B249]&amp;&quot;/&quot;&amp;[.Y249]&amp;&quot;.zip&quot;" office:value-type="string" office:string-value="scp zips/110m_cultural/ne_110m_admin_0_tiny_countries.zip $(DOCROOT_FREAC)/110m/cultural/110m-admin-0-tiny-countries.zip">
            <text:p>scp zips/110m_cultural/ne_110m_admin_0_tiny_countries.zip $(DOCROOT_FREAC)/110m/cultural/110m-admin-0-tiny-countries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cultural</text:p>
          </table:table-cell>
          <table:table-cell table:style-name="ce7"/>
          <table:table-cell table:formula="of:=&quot;110m &quot;&amp;[.$B36]&amp;&quot; &quot;&amp;[.$C36]" office:value-type="string" office:string-value="110m Political: Admin 0 - Boundary Lines">
            <text:p>110m Political: Admin 0 - Boundary Lines</text:p>
          </table:table-cell>
          <table:table-cell office:value-type="float" office:value="1">
            <text:p>1</text:p>
          </table:table-cell>
          <table:table-cell table:style-name="ce9" table:formula="of:=MAX([.H250:.P250])" office:value-type="float" office:value="2">
            <text:p>2</text:p>
          </table:table-cell>
          <table:table-cell table:style-name="ce1" table:formula="of:=IF([.F250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table:number-columns-repeated="3"/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4" office:value-type="string">
            <text:p>ne_110m_admin_0_boundary_lines_land</text:p>
          </table:table-cell>
          <table:table-cell table:style-name="ce24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110m-admin-0-boundary-lines</text:p>
          </table:table-cell>
          <table:table-cell office:value-type="float" office:value="182">
            <text:p>182</text:p>
          </table:table-cell>
          <table:table-cell table:style-name="ce5" office:value-type="string">
            <text:p>country boundaries</text:p>
          </table:table-cell>
          <table:table-cell table:style-name="ce33" table:formula="of:=&quot;http://www.nacis.org/naturalearth/110m/&quot;&amp;[.B250]&amp;&quot;/&quot;&amp;[.Y250]&amp;&quot;.zip&quot;" office:value-type="string" office:string-value="http://www.nacis.org/naturalearth/110m/cultural/110m-admin-0-boundary-lines.zip">
            <text:p>http://www.nacis.org/naturalearth/110m/cultural/110m-admin-0-boundary-lines.zip</text:p>
          </table:table-cell>
          <table:table-cell table:style-name="ce5" office:value-type="string">
            <text:p>http://www.naturalearthdata.com/downloads/110m-cultural-vectors/110m-admin-0-boundary-lines/</text:p>
          </table:table-cell>
          <table:table-cell office:value-type="string">
            <text:p>110m-admin-0-boundary-lines</text:p>
          </table:table-cell>
          <table:table-cell table:style-name="ce2" table:formula="of:=IF([.N250]=1;&quot;scp &quot;&amp;[.Q250]&amp;&quot;.zip naturbb6@naturalearthdata.com:download/&quot;&amp;[.A250]&amp;&quot;/&quot;&amp;[.B250]&amp;&quot;/&quot;&amp;[.Y250]&amp;&quot;.zip&quot;;&quot;&quot;)" office:value-type="string" office:string-value="scp ne_110m_admin_0_boundary_lines_land.zip naturbb6@naturalearthdata.com:download/110m/cultural/110m-admin-0-boundary-lines.zip">
            <text:p>scp ne_110m_admin_0_boundary_lines_land.zip naturbb6@naturalearthdata.com:download/110m/cultural/110m-admin-0-boundary-lines.zip</text:p>
          </table:table-cell>
          <table:table-cell table:style-name="ce2" table:formula="of:=&quot;scp zips/&quot;&amp;[.A250]&amp;&quot;_&quot;&amp;[.B250]&amp;&quot;/&quot;&amp;[.Q250]&amp;&quot;.zip&quot;&amp;&quot; &quot;&amp;&quot;$(DOCROOT_FREAC)/&quot;&amp;[.A250]&amp;&quot;/&quot;&amp;[.B250]&amp;&quot;/&quot;&amp;[.Y250]&amp;&quot;.zip&quot;" office:value-type="string" office:string-value="scp zips/110m_cultural/ne_110m_admin_0_boundary_lines_land.zip $(DOCROOT_FREAC)/110m/cultural/110m-admin-0-boundary-lines.zip">
            <text:p>scp zips/110m_cultural/ne_110m_admin_0_boundary_lines_land.zip $(DOCROOT_FREAC)/110m/cultural/110m-admin-0-boundary-lines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cultural</text:p>
          </table:table-cell>
          <table:table-cell table:style-name="ce7"/>
          <table:table-cell table:formula="of:=&quot;110m &quot;&amp;[.$B42]&amp;&quot; &quot;&amp;[.$C42]" office:value-type="string" office:string-value="110m cultural ">
            <text:p>110m cultural </text:p>
          </table:table-cell>
          <table:table-cell office:value-type="float" office:value="1">
            <text:p>1</text:p>
          </table:table-cell>
          <table:table-cell table:style-name="ce9" table:formula="of:=MAX([.H251:.P251])" office:value-type="float" office:value="1.3">
            <text:p>1.3</text:p>
          </table:table-cell>
          <table:table-cell table:style-name="ce1" table:formula="of:=IF([.F251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table:number-columns-repeated="2"/>
          <table:table-cell table:style-name="ce5" office:value-type="string">
            <text:p>ne_110m_admin_0_pacific_groupings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110m-admin-0-pacific-groupings</text:p>
          </table:table-cell>
          <table:table-cell office:value-type="float" office:value="184">
            <text:p>184</text:p>
          </table:table-cell>
          <table:table-cell table:style-name="ce5" office:value-type="string">
            <text:p>Pacific grouping lines</text:p>
          </table:table-cell>
          <table:table-cell table:style-name="ce33" table:formula="of:=&quot;http://www.nacis.org/naturalearth/110m/&quot;&amp;[.B251]&amp;&quot;/&quot;&amp;[.Y251]&amp;&quot;.zip&quot;" office:value-type="string" office:string-value="http://www.nacis.org/naturalearth/110m/cultural/110m-admin-0-pacific-groupings.zip">
            <text:p>http://www.nacis.org/naturalearth/110m/cultural/110m-admin-0-pacific-groupings.zip</text:p>
          </table:table-cell>
          <table:table-cell table:style-name="ce5" office:value-type="string">
            <text:p>http://www.naturalearthdata.com/downloads/110m-cultural-vectors/110m-admin-0-boundary-lines/</text:p>
          </table:table-cell>
          <table:table-cell office:value-type="string">
            <text:p>110m-admin-0-pacific-groupings</text:p>
          </table:table-cell>
          <table:table-cell table:style-name="ce2" table:formula="of:=IF([.N251]=1;&quot;scp &quot;&amp;[.Q251]&amp;&quot;.zip naturbb6@naturalearthdata.com:download/&quot;&amp;[.A251]&amp;&quot;/&quot;&amp;[.B251]&amp;&quot;/&quot;&amp;[.Y251]&amp;&quot;.zip&quot;;&quot;&quot;)">
            <text:p/>
          </table:table-cell>
          <table:table-cell table:style-name="ce2" table:formula="of:=&quot;scp zips/&quot;&amp;[.A251]&amp;&quot;_&quot;&amp;[.B251]&amp;&quot;/&quot;&amp;[.Q251]&amp;&quot;.zip&quot;&amp;&quot; &quot;&amp;&quot;$(DOCROOT_FREAC)/&quot;&amp;[.A251]&amp;&quot;/&quot;&amp;[.B251]&amp;&quot;/&quot;&amp;[.Y251]&amp;&quot;.zip&quot;" office:value-type="string" office:string-value="scp zips/110m_cultural/ne_110m_admin_0_pacific_groupings.zip $(DOCROOT_FREAC)/110m/cultural/110m-admin-0-pacific-groupings.zip">
            <text:p>scp zips/110m_cultural/ne_110m_admin_0_pacific_groupings.zip $(DOCROOT_FREAC)/110m/cultural/110m-admin-0-pacific-groupings.zip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110m</text:p>
          </table:table-cell>
          <table:table-cell table:style-name="ce7" office:value-type="string">
            <text:p>cultural</text:p>
          </table:table-cell>
          <table:table-cell table:style-name="ce2"/>
          <table:table-cell table:style-name="ce2" office:value-type="string">
            <text:p>110m Political: Admin 1 - States, Provinces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252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 office:value-type="string">
            <text:p>ne_110m_admin_1_states_provinces</text:p>
          </table:table-cell>
          <table:table-cell table:style-name="ce2" table:number-columns-repeated="7"/>
          <table:table-cell table:style-name="ce2" office:value-type="string">
            <text:p>110m-admin-1-states-provinces</text:p>
          </table:table-cell>
          <table:table-cell table:style-name="ce2" table:number-columns-repeated="5"/>
          <table:table-cell table:style-name="ce2" table:formula="of:=IF([.N252]=1;&quot;scp &quot;&amp;[.Q252]&amp;&quot;.zip naturbb6@naturalearthdata.com:download/&quot;&amp;[.A252]&amp;&quot;/&quot;&amp;[.B252]&amp;&quot;/&quot;&amp;[.Y252]&amp;&quot;.zip&quot;;&quot;&quot;)">
            <text:p/>
          </table:table-cell>
          <table:table-cell table:style-name="ce2" table:formula="of:=IF([.N252]=1;&quot;scp &quot;&amp;[.Q252]&amp;&quot;.zip nacis@ftp.freac.fsu.edu:nacis_ftp/web-download/&quot;&amp;[.A252]&amp;&quot;/&quot;&amp;[.B252]&amp;&quot;/&quot;&amp;[.Y252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cultur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53:.P253])" office:value-type="float" office:value="2">
            <text:p>2</text:p>
          </table:table-cell>
          <table:table-cell table:style-name="ce1" table:formula="of:=IF([.F253]&lt;=1;1;0)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office:value-type="float" office:value="1.1">
            <text:p>1.1</text:p>
          </table:table-cell>
          <table:table-cell table:style-name="ce1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110m_admin_1_states_provinces_poly_shp</text:p>
          </table:table-cell>
          <table:table-cell table:style-name="ce25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10m-admin-1-states-provinces-poly-shp</text:p>
          </table:table-cell>
          <table:table-cell office:value-type="float" office:value="187">
            <text:p>187</text:p>
          </table:table-cell>
          <table:table-cell table:style-name="ce4" office:value-type="string">
            <text:p>boundaries</text:p>
          </table:table-cell>
          <table:table-cell table:style-name="ce33" table:formula="of:=&quot;http://www.nacis.org/naturalearth/110m/&quot;&amp;[.B253]&amp;&quot;/&quot;&amp;[.Y253]&amp;&quot;.zip&quot;" office:value-type="string" office:string-value="http://www.nacis.org/naturalearth/110m/cultural/110m-admin-1-states-provinces-poly-shp.zip">
            <text:p>http://www.nacis.org/naturalearth/110m/cultural/110m-admin-1-states-provinces-poly-shp.zip</text:p>
          </table:table-cell>
          <table:table-cell table:style-name="ce4" office:value-type="string">
            <text:p>http://www.naturalearthdata.com/downloads/110m-cultural-vectors/110m-admin-1-states-provinces/</text:p>
          </table:table-cell>
          <table:table-cell office:value-type="string">
            <text:p>110m-admin-1-states-provinces-poly-shp</text:p>
          </table:table-cell>
          <table:table-cell table:style-name="ce2" table:formula="of:=IF([.N253]=1;&quot;scp &quot;&amp;[.Q253]&amp;&quot;.zip naturbb6@naturalearthdata.com:download/&quot;&amp;[.A253]&amp;&quot;/&quot;&amp;[.B253]&amp;&quot;/&quot;&amp;[.Y253]&amp;&quot;.zip&quot;;&quot;&quot;)">
            <text:p/>
          </table:table-cell>
          <table:table-cell table:style-name="ce2" table:formula="of:=&quot;scp zips/&quot;&amp;[.A253]&amp;&quot;_&quot;&amp;[.B253]&amp;&quot;/&quot;&amp;[.Q253]&amp;&quot;.zip&quot;&amp;&quot; &quot;&amp;&quot;$(DOCROOT_FREAC)/&quot;&amp;[.A253]&amp;&quot;/&quot;&amp;[.B253]&amp;&quot;/&quot;&amp;[.Y253]&amp;&quot;.zip&quot;" office:value-type="string" office:string-value="scp zips/110m_cultural/ne_110m_admin_1_states_provinces_poly_shp.zip $(DOCROOT_FREAC)/110m/cultural/110m-admin-1-states-provinces-poly-shp.zip">
            <text:p>scp zips/110m_cultural/ne_110m_admin_1_states_provinces_poly_shp.zip $(DOCROOT_FREAC)/110m/cultural/110m-admin-1-states-provinces-poly-shp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cultural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style-name="ce9" table:formula="of:=MAX([.H254:.P254])" office:value-type="float" office:value="1.1">
            <text:p>1.1</text:p>
          </table:table-cell>
          <table:table-cell table:style-name="ce1" table:formula="of:=IF([.F254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table:number-columns-repeated="4"/>
          <table:table-cell/>
          <table:table-cell table:number-columns-repeated="2"/>
          <table:table-cell table:style-name="ce4" office:value-type="string">
            <text:p>ne_110m_admin_1_states_provinces_lines_shp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10m-admin-1-states-provinces-lines-shp</text:p>
          </table:table-cell>
          <table:table-cell office:value-type="float" office:value="186">
            <text:p>186</text:p>
          </table:table-cell>
          <table:table-cell table:style-name="ce4" office:value-type="string">
            <text:p>states and provinces</text:p>
          </table:table-cell>
          <table:table-cell table:style-name="ce33" table:formula="of:=&quot;http://www.nacis.org/naturalearth/110m/&quot;&amp;[.B254]&amp;&quot;/&quot;&amp;[.Y254]&amp;&quot;.zip&quot;" office:value-type="string" office:string-value="http://www.nacis.org/naturalearth/110m/cultural/110m-admin-1-states-provinces-lines-shp.zip">
            <text:p>http://www.nacis.org/naturalearth/110m/cultural/110m-admin-1-states-provinces-lines-shp.zip</text:p>
          </table:table-cell>
          <table:table-cell table:style-name="ce4" office:value-type="string">
            <text:p>http://www.naturalearthdata.com/downloads/110m-cultural-vectors/110m-admin-1-states-provinces/</text:p>
          </table:table-cell>
          <table:table-cell office:value-type="string">
            <text:p>110m-admin-1-states-provinces-lines-shp</text:p>
          </table:table-cell>
          <table:table-cell table:style-name="ce2" table:formula="of:=IF([.N254]=1;&quot;scp &quot;&amp;[.Q254]&amp;&quot;.zip naturbb6@naturalearthdata.com:download/&quot;&amp;[.A254]&amp;&quot;/&quot;&amp;[.B254]&amp;&quot;/&quot;&amp;[.Y254]&amp;&quot;.zip&quot;;&quot;&quot;)">
            <text:p/>
          </table:table-cell>
          <table:table-cell table:style-name="ce2" table:formula="of:=&quot;scp zips/&quot;&amp;[.A254]&amp;&quot;_&quot;&amp;[.B254]&amp;&quot;/&quot;&amp;[.Q254]&amp;&quot;.zip&quot;&amp;&quot; &quot;&amp;&quot;$(DOCROOT_FREAC)/&quot;&amp;[.A254]&amp;&quot;/&quot;&amp;[.B254]&amp;&quot;/&quot;&amp;[.Y254]&amp;&quot;.zip&quot;" office:value-type="string" office:string-value="scp zips/110m_cultural/ne_110m_admin_1_states_provinces_lines_shp.zip $(DOCROOT_FREAC)/110m/cultural/110m-admin-1-states-provinces-lines-shp.zip">
            <text:p>scp zips/110m_cultural/ne_110m_admin_1_states_provinces_lines_shp.zip $(DOCROOT_FREAC)/110m/cultural/110m-admin-1-states-provinces-lines-shp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cultural</text:p>
          </table:table-cell>
          <table:table-cell table:style-name="ce7"/>
          <table:table-cell table:style-name="ce9" table:formula="of:=&quot;110m &quot;&amp;[.$#REF!#REF!]&amp;&quot; &quot;&amp;[.$#REF!#REF!]" office:value-type="float" office:value="0">
            <text:p>#REF!</text:p>
          </table:table-cell>
          <table:table-cell/>
          <table:table-cell table:style-name="ce9" table:formula="of:=MAX([.H255:.P255])" office:value-type="float" office:value="2">
            <text:p>2</text:p>
          </table:table-cell>
          <table:table-cell table:style-name="ce1" table:formula="of:=IF([.F255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5" office:value-type="string">
            <text:p>ne_110m_populated_places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110m-populated-places</text:p>
          </table:table-cell>
          <table:table-cell office:value-type="float" office:value="189">
            <text:p>189</text:p>
          </table:table-cell>
          <table:table-cell table:style-name="ce5" office:value-type="string">
            <text:p>populated places</text:p>
          </table:table-cell>
          <table:table-cell table:style-name="ce33" table:formula="of:=&quot;http://www.nacis.org/naturalearth/110m/&quot;&amp;[.B255]&amp;&quot;/&quot;&amp;[.Y255]&amp;&quot;.zip&quot;" office:value-type="string" office:string-value="http://www.nacis.org/naturalearth/110m/cultural/110m-populated-places.zip">
            <text:p>http://www.nacis.org/naturalearth/110m/cultural/110m-populated-places.zip</text:p>
          </table:table-cell>
          <table:table-cell table:style-name="ce5" table:formula="of:=&quot;http://www.naturalearthdata.com/downloads/110m-cultural-vectors/&quot;&amp;[.Y255]" office:value-type="string" office:string-value="http://www.naturalearthdata.com/downloads/110m-cultural-vectors/110m-populated-places">
            <text:p>http://www.naturalearthdata.com/downloads/110m-cultural-vectors/110m-populated-places</text:p>
          </table:table-cell>
          <table:table-cell office:value-type="string">
            <text:p>110m-populated-places</text:p>
          </table:table-cell>
          <table:table-cell table:style-name="ce2" table:formula="of:=IF([.N255]=1;&quot;scp &quot;&amp;[.Q255]&amp;&quot;.zip naturbb6@naturalearthdata.com:download/&quot;&amp;[.A255]&amp;&quot;/&quot;&amp;[.B255]&amp;&quot;/&quot;&amp;[.Y255]&amp;&quot;.zip&quot;;&quot;&quot;)" office:value-type="string" office:string-value="scp ne_110m_populated_places.zip naturbb6@naturalearthdata.com:download/110m/cultural/110m-populated-places.zip">
            <text:p>scp ne_110m_populated_places.zip naturbb6@naturalearthdata.com:download/110m/cultural/110m-populated-places.zip</text:p>
          </table:table-cell>
          <table:table-cell table:style-name="ce2" table:formula="of:=&quot;scp zips/&quot;&amp;[.A255]&amp;&quot;_&quot;&amp;[.B255]&amp;&quot;/&quot;&amp;[.Q255]&amp;&quot;.zip&quot;&amp;&quot; &quot;&amp;&quot;$(DOCROOT_FREAC)/&quot;&amp;[.A255]&amp;&quot;/&quot;&amp;[.B255]&amp;&quot;/&quot;&amp;[.Y255]&amp;&quot;.zip&quot;" office:value-type="string" office:string-value="scp zips/110m_cultural/ne_110m_populated_places.zip $(DOCROOT_FREAC)/110m/cultural/110m-populated-places.zip">
            <text:p>scp zips/110m_cultural/ne_110m_populated_places.zip $(DOCROOT_FREAC)/110m/cultural/110m-populated-places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cultural</text:p>
          </table:table-cell>
          <table:table-cell table:style-name="ce7"/>
          <table:table-cell table:formula="of:=&quot;110m &quot;&amp;[.$B57]&amp;&quot; &quot;&amp;[.$C57]" office:value-type="string" office:string-value="110m cultural Populated Places">
            <text:p>110m cultural Populated Places</text:p>
          </table:table-cell>
          <table:table-cell/>
          <table:table-cell table:style-name="ce9" table:formula="of:=MAX([.H256:.P256])" office:value-type="float" office:value="2">
            <text:p>2</text:p>
          </table:table-cell>
          <table:table-cell table:style-name="ce1" table:formula="of:=IF([.F256]&lt;=1;1;0)" office:value-type="float" office:value="0">
            <text:p>0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5" office:value-type="string">
            <text:p>ne_110m_populated_places_simple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110m-populated-places-simple</text:p>
          </table:table-cell>
          <table:table-cell office:value-type="float" office:value="189">
            <text:p>189</text:p>
          </table:table-cell>
          <table:table-cell table:style-name="ce5" office:value-type="string">
            <text:p>populated places (less columns)</text:p>
          </table:table-cell>
          <table:table-cell table:style-name="ce33" table:formula="of:=&quot;http://www.nacis.org/naturalearth/110m/&quot;&amp;[.B256]&amp;&quot;/&quot;&amp;[.Y256]&amp;&quot;.zip&quot;" office:value-type="string" office:string-value="http://www.nacis.org/naturalearth/110m/cultural/110m-populated-places-simple.zip">
            <text:p>http://www.nacis.org/naturalearth/110m/cultural/110m-populated-places-simple.zip</text:p>
          </table:table-cell>
          <table:table-cell table:style-name="ce5" table:formula="of:=[.AC255]" office:value-type="string" office:string-value="http://www.naturalearthdata.com/downloads/110m-cultural-vectors/110m-populated-places">
            <text:p>http://www.naturalearthdata.com/downloads/110m-cultural-vectors/110m-populated-places</text:p>
          </table:table-cell>
          <table:table-cell office:value-type="string">
            <text:p>110m-populated-places</text:p>
          </table:table-cell>
          <table:table-cell table:style-name="ce2" table:formula="of:=IF([.N256]=1;&quot;scp &quot;&amp;[.Q256]&amp;&quot;.zip naturbb6@naturalearthdata.com:download/&quot;&amp;[.A256]&amp;&quot;/&quot;&amp;[.B256]&amp;&quot;/&quot;&amp;[.Y256]&amp;&quot;.zip&quot;;&quot;&quot;)" office:value-type="string" office:string-value="scp ne_110m_populated_places_simple.zip naturbb6@naturalearthdata.com:download/110m/cultural/110m-populated-places-simple.zip">
            <text:p>scp ne_110m_populated_places_simple.zip naturbb6@naturalearthdata.com:download/110m/cultural/110m-populated-places-simple.zip</text:p>
          </table:table-cell>
          <table:table-cell table:style-name="ce2" table:formula="of:=&quot;scp zips/&quot;&amp;[.A256]&amp;&quot;_&quot;&amp;[.B256]&amp;&quot;/&quot;&amp;[.Q256]&amp;&quot;.zip&quot;&amp;&quot; &quot;&amp;&quot;$(DOCROOT_FREAC)/&quot;&amp;[.A256]&amp;&quot;/&quot;&amp;[.B256]&amp;&quot;/&quot;&amp;[.Y256]&amp;&quot;.zip&quot;" office:value-type="string" office:string-value="scp zips/110m_cultural/ne_110m_populated_places_simple.zip $(DOCROOT_FREAC)/110m/cultural/110m-populated-places-simple.zip">
            <text:p>scp zips/110m_cultural/ne_110m_populated_places_simple.zip $(DOCROOT_FREAC)/110m/cultural/110m-populated-places-simple.zip</text:p>
          </table:table-cell>
          <table:table-cell table:number-columns-repeated="992"/>
        </table:table-row>
        <table:table-row table:style-name="ro1">
          <table:table-cell table:style-name="ce3" office:value-type="string">
            <text:p>110m</text:p>
          </table:table-cell>
          <table:table-cell table:style-name="ce7" office:value-type="string">
            <text:p>physical</text:p>
          </table:table-cell>
          <table:table-cell table:style-name="ce3" office:value-type="string">
            <text:p>Rivers, Lake Centerlines</text:p>
          </table:table-cell>
          <table:table-cell table:style-name="ce3" table:formula="of:=&quot;10m &quot;&amp;[.$B257]&amp;&quot; &quot;&amp;[.$C257]" office:value-type="string" office:string-value="10m physical Rivers, Lake Centerlines">
            <text:p>10m physical Rivers, Lake Centerlines</text:p>
          </table:table-cell>
          <table:table-cell table:style-name="ce3"/>
          <table:table-cell table:style-name="ce3" table:formula="of:=MAX([.H257:.P257])" office:value-type="float" office:value="2">
            <text:p>2</text:p>
          </table:table-cell>
          <table:table-cell table:style-name="ce1" table:formula="of:=IF([.F257]&lt;=1;1;0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1">
            <text:p>1.1</text:p>
          </table:table-cell>
          <table:table-cell table:style-name="ce3"/>
          <table:table-cell table:style-name="ce3" office:value-type="float" office:value="1.3">
            <text:p>1.3</text:p>
          </table:table-cell>
          <table:table-cell table:style-name="ce3" office:value-type="string">
            <text:p>////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.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e_110m_physical</text:p>
          </table:table-cell>
          <table:table-cell table:style-name="ce3" table:number-columns-repeated="7"/>
          <table:table-cell table:style-name="ce3" office:value-type="string">
            <text:p>110m-physical</text:p>
          </table:table-cell>
          <table:table-cell table:style-name="ce3" office:value-type="float" office:value="206">
            <text:p>206</text:p>
          </table:table-cell>
          <table:table-cell table:style-name="ce3" office:value-type="string">
            <text:p>all 110m physical themes</text:p>
          </table:table-cell>
          <table:table-cell table:style-name="ce5" table:formula="of:=&quot;http://www.nacis.org/naturalearth/110m/&quot;&amp;[.B257]&amp;&quot;/&quot;&amp;[.Y257]&amp;&quot;.zip&quot;" office:value-type="string" office:string-value="http://www.nacis.org/naturalearth/110m/physical/110m-physical.zip">
            <text:p>http://www.nacis.org/naturalearth/110m/physical/110m-physical.zip</text:p>
          </table:table-cell>
          <table:table-cell table:style-name="ce3" table:number-columns-repeated="2"/>
          <table:table-cell table:style-name="ce2" table:formula="of:=IF([.N257]=1;&quot;scp &quot;&amp;[.Q257]&amp;&quot;.zip naturbb6@naturalearthdata.com:download/&quot;&amp;[.A257]&amp;&quot;/&quot;&amp;[.B257]&amp;&quot;/&quot;&amp;[.Y257]&amp;&quot;.zip&quot;;&quot;&quot;)" office:value-type="string" office:string-value="scp ne_110m_physical.zip naturbb6@naturalearthdata.com:download/110m/physical/110m-physical.zip">
            <text:p>scp ne_110m_physical.zip naturbb6@naturalearthdata.com:download/110m/physical/110m-physical.zip</text:p>
          </table:table-cell>
          <table:table-cell table:style-name="ce2" table:formula="of:=&quot;scp zips/&quot;&amp;[.A257]&amp;&quot;_&quot;&amp;[.B257]&amp;&quot;/&quot;&amp;[.Q257]&amp;&quot;.zip&quot;&amp;&quot; &quot;&amp;&quot;$(DOCROOT_FREAC)/&quot;&amp;[.A257]&amp;&quot;/&quot;&amp;[.B257]&amp;&quot;/&quot;&amp;[.Y257]&amp;&quot;.zip&quot;" office:value-type="string" office:string-value="scp zips/110m_physical/ne_110m_physical.zip $(DOCROOT_FREAC)/110m/physical/110m-physical.zip">
            <text:p>scp zips/110m_physical/ne_110m_physical.zip $(DOCROOT_FREAC)/110m/physical/110m-physical.zip</text:p>
          </table:table-cell>
          <table:table-cell table:style-name="ce3"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physical</text:p>
          </table:table-cell>
          <table:table-cell table:style-name="ce7"/>
          <table:table-cell table:formula="of:=&quot;110m &quot;&amp;[.$B76]&amp;&quot; &quot;&amp;[.$C76]" office:value-type="string" office:string-value="110m physical ">
            <text:p>110m physical </text:p>
          </table:table-cell>
          <table:table-cell office:value-type="float" office:value="1">
            <text:p>1</text:p>
          </table:table-cell>
          <table:table-cell table:style-name="ce9" table:formula="of:=MAX([.H258:.P258])" office:value-type="float" office:value="2">
            <text:p>2</text:p>
          </table:table-cell>
          <table:table-cell table:style-name="ce1" table:formula="of:=IF([.F258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5" office:value-type="string">
            <text:p>ne_110m_rivers_lake_centerlines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110m-rivers-lake-centerlines</text:p>
          </table:table-cell>
          <table:table-cell office:value-type="float" office:value="179">
            <text:p>179</text:p>
          </table:table-cell>
          <table:table-cell table:style-name="ce5" office:value-type="string">
            <text:p>rivers and lake centerlines</text:p>
          </table:table-cell>
          <table:table-cell table:style-name="ce33" table:formula="of:=&quot;http://www.nacis.org/naturalearth/110m/&quot;&amp;[.B258]&amp;&quot;/&quot;&amp;[.Y258]&amp;&quot;.zip&quot;" office:value-type="string" office:string-value="http://www.nacis.org/naturalearth/110m/physical/110m-rivers-lake-centerlines.zip">
            <text:p>http://www.nacis.org/naturalearth/110m/physical/110m-rivers-lake-centerlines.zip</text:p>
          </table:table-cell>
          <table:table-cell table:style-name="ce5" table:formula="of:=&quot;http://www.naturalearthdata.com/downloads/110m-physical-vectors/&quot;&amp;[.Y258]" office:value-type="string" office:string-value="http://www.naturalearthdata.com/downloads/110m-physical-vectors/110m-rivers-lake-centerlines">
            <text:p>http://www.naturalearthdata.com/downloads/110m-physical-vectors/110m-rivers-lake-centerlines</text:p>
          </table:table-cell>
          <table:table-cell office:value-type="string">
            <text:p>110m-rivers-lake-centerlines</text:p>
          </table:table-cell>
          <table:table-cell table:style-name="ce2" table:formula="of:=IF([.N258]=1;&quot;scp &quot;&amp;[.Q258]&amp;&quot;.zip naturbb6@naturalearthdata.com:download/&quot;&amp;[.A258]&amp;&quot;/&quot;&amp;[.B258]&amp;&quot;/&quot;&amp;[.Y258]&amp;&quot;.zip&quot;;&quot;&quot;)">
            <text:p/>
          </table:table-cell>
          <table:table-cell table:style-name="ce2" table:formula="of:=&quot;scp zips/&quot;&amp;[.A258]&amp;&quot;_&quot;&amp;[.B258]&amp;&quot;/&quot;&amp;[.Q258]&amp;&quot;.zip&quot;&amp;&quot; &quot;&amp;&quot;$(DOCROOT_FREAC)/&quot;&amp;[.A258]&amp;&quot;/&quot;&amp;[.B258]&amp;&quot;/&quot;&amp;[.Y258]&amp;&quot;.zip&quot;" office:value-type="string" office:string-value="scp zips/110m_physical/ne_110m_rivers_lake_centerlines.zip $(DOCROOT_FREAC)/110m/physical/110m-rivers-lake-centerlines.zip">
            <text:p>scp zips/110m_physical/ne_110m_rivers_lake_centerlines.zip $(DOCROOT_FREAC)/110m/physical/110m-rivers-lake-centerlines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physical</text:p>
          </table:table-cell>
          <table:table-cell table:style-name="ce7"/>
          <table:table-cell table:formula="of:=&quot;110m &quot;&amp;[.$B79]&amp;&quot; &quot;&amp;[.$C79]" office:value-type="string" office:string-value="110m physical Lakes">
            <text:p>110m physical Lakes</text:p>
          </table:table-cell>
          <table:table-cell office:value-type="float" office:value="1">
            <text:p>1</text:p>
          </table:table-cell>
          <table:table-cell table:style-name="ce9" table:formula="of:=MAX([.H259:.P259])" office:value-type="float" office:value="2">
            <text:p>2</text:p>
          </table:table-cell>
          <table:table-cell table:style-name="ce1" table:formula="of:=IF([.F259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5" office:value-type="string">
            <text:p>ne_110m_lakes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110m-lakes</text:p>
          </table:table-cell>
          <table:table-cell office:value-type="float" office:value="175">
            <text:p>175</text:p>
          </table:table-cell>
          <table:table-cell table:style-name="ce5" office:value-type="string">
            <text:p>lakes</text:p>
          </table:table-cell>
          <table:table-cell table:style-name="ce33" table:formula="of:=&quot;http://www.nacis.org/naturalearth/110m/&quot;&amp;[.B259]&amp;&quot;/&quot;&amp;[.Y259]&amp;&quot;.zip&quot;" office:value-type="string" office:string-value="http://www.nacis.org/naturalearth/110m/physical/110m-lakes.zip">
            <text:p>http://www.nacis.org/naturalearth/110m/physical/110m-lakes.zip</text:p>
          </table:table-cell>
          <table:table-cell table:style-name="ce5" table:formula="of:=&quot;http://www.naturalearthdata.com/downloads/110m-physical-vectors/&quot;&amp;[.Y259]" office:value-type="string" office:string-value="http://www.naturalearthdata.com/downloads/110m-physical-vectors/110m-lakes">
            <text:p>http://www.naturalearthdata.com/downloads/110m-physical-vectors/110m-lakes</text:p>
          </table:table-cell>
          <table:table-cell office:value-type="string">
            <text:p>110m-lakes</text:p>
          </table:table-cell>
          <table:table-cell table:style-name="ce2" table:formula="of:=IF([.N259]=1;&quot;scp &quot;&amp;[.Q259]&amp;&quot;.zip naturbb6@naturalearthdata.com:download/&quot;&amp;[.A259]&amp;&quot;/&quot;&amp;[.B259]&amp;&quot;/&quot;&amp;[.Y259]&amp;&quot;.zip&quot;;&quot;&quot;)">
            <text:p/>
          </table:table-cell>
          <table:table-cell table:style-name="ce2" table:formula="of:=&quot;scp zips/&quot;&amp;[.A259]&amp;&quot;_&quot;&amp;[.B259]&amp;&quot;/&quot;&amp;[.Q259]&amp;&quot;.zip&quot;&amp;&quot; &quot;&amp;&quot;$(DOCROOT_FREAC)/&quot;&amp;[.A259]&amp;&quot;/&quot;&amp;[.B259]&amp;&quot;/&quot;&amp;[.Y259]&amp;&quot;.zip&quot;" office:value-type="string" office:string-value="scp zips/110m_physical/ne_110m_lakes.zip $(DOCROOT_FREAC)/110m/physical/110m-lakes.zip">
            <text:p>scp zips/110m_physical/ne_110m_lakes.zip $(DOCROOT_FREAC)/110m/physical/110m-lakes.zip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110m</text:p>
          </table:table-cell>
          <table:table-cell table:style-name="ce7" office:value-type="string">
            <text:p>physical</text:p>
          </table:table-cell>
          <table:table-cell table:style-name="ce2"/>
          <table:table-cell table:style-name="ce2" table:formula="of:=&quot;110m &quot;&amp;[.$B85]&amp;&quot; &quot;&amp;[.$C85]" office:value-type="string" office:string-value="110m physical Geography Regions">
            <text:p>110m physical Geography Regions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260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 office:value-type="string">
            <text:p>ne_110m_geography_regions</text:p>
          </table:table-cell>
          <table:table-cell table:style-name="ce2" table:number-columns-repeated="7"/>
          <table:table-cell table:style-name="ce2" office:value-type="string">
            <text:p>110m-geography-regions</text:p>
          </table:table-cell>
          <table:table-cell table:style-name="ce2" table:number-columns-repeated="5"/>
          <table:table-cell table:style-name="ce2" table:formula="of:=IF([.N260]=1;&quot;scp &quot;&amp;[.Q260]&amp;&quot;.zip naturbb6@naturalearthdata.com:download/&quot;&amp;[.A260]&amp;&quot;/&quot;&amp;[.B260]&amp;&quot;/&quot;&amp;[.Y260]&amp;&quot;.zip&quot;;&quot;&quot;)">
            <text:p/>
          </table:table-cell>
          <table:table-cell table:style-name="ce2" table:formula="of:=IF([.N260]=1;&quot;scp &quot;&amp;[.Q260]&amp;&quot;.zip nacis@ftp.freac.fsu.edu:nacis_ftp/web-download/&quot;&amp;[.A260]&amp;&quot;/&quot;&amp;[.B260]&amp;&quot;/&quot;&amp;[.Y260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261:.P261])" office:value-type="float" office:value="2">
            <text:p>2</text:p>
          </table:table-cell>
          <table:table-cell table:style-name="ce1" table:formula="of:=IF([.F261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10m_geography_regions_polys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10m-geography-regions-polys</text:p>
          </table:table-cell>
          <table:table-cell office:value-type="float" office:value="166">
            <text:p>166</text:p>
          </table:table-cell>
          <table:table-cell table:style-name="ce4" office:value-type="string">
            <text:p>label areas</text:p>
          </table:table-cell>
          <table:table-cell table:style-name="ce33" table:formula="of:=&quot;http://www.nacis.org/naturalearth/110m/&quot;&amp;[.B261]&amp;&quot;/&quot;&amp;[.Y261]&amp;&quot;.zip&quot;" office:value-type="string" office:string-value="http://www.nacis.org/naturalearth/110m/physical/110m-geography-regions-polys.zip">
            <text:p>http://www.nacis.org/naturalearth/110m/physical/110m-geography-regions-polys.zip</text:p>
          </table:table-cell>
          <table:table-cell table:style-name="ce5" office:value-type="string">
            <text:p>http://www.naturalearthdata.com/downloads/110m-physical-vectors/110m-physical-labels/</text:p>
          </table:table-cell>
          <table:table-cell office:value-type="string">
            <text:p>110m-geography-regions-polys</text:p>
          </table:table-cell>
          <table:table-cell table:style-name="ce2" table:formula="of:=IF([.N261]=1;&quot;scp &quot;&amp;[.Q261]&amp;&quot;.zip naturbb6@naturalearthdata.com:download/&quot;&amp;[.A261]&amp;&quot;/&quot;&amp;[.B261]&amp;&quot;/&quot;&amp;[.Y261]&amp;&quot;.zip&quot;;&quot;&quot;)">
            <text:p/>
          </table:table-cell>
          <table:table-cell table:style-name="ce2" table:formula="of:=&quot;scp zips/&quot;&amp;[.A261]&amp;&quot;_&quot;&amp;[.B261]&amp;&quot;/&quot;&amp;[.Q261]&amp;&quot;.zip&quot;&amp;&quot; &quot;&amp;&quot;$(DOCROOT_FREAC)/&quot;&amp;[.A261]&amp;&quot;/&quot;&amp;[.B261]&amp;&quot;/&quot;&amp;[.Y261]&amp;&quot;.zip&quot;" office:value-type="string" office:string-value="scp zips/110m_physical/ne_110m_geography_regions_polys.zip $(DOCROOT_FREAC)/110m/physical/110m-geography-regions-polys.zip">
            <text:p>scp zips/110m_physical/ne_110m_geography_regions_polys.zip $(DOCROOT_FREAC)/110m/physical/110m-geography-regions-polys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262:.P262])" office:value-type="float" office:value="2">
            <text:p>2</text:p>
          </table:table-cell>
          <table:table-cell table:style-name="ce1" table:formula="of:=IF([.F262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10m_geography_regions_points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10m-geography-regions-points</text:p>
          </table:table-cell>
          <table:table-cell office:value-type="float" office:value="165">
            <text:p>165</text:p>
          </table:table-cell>
          <table:table-cell table:style-name="ce4" office:value-type="string">
            <text:p>label points</text:p>
          </table:table-cell>
          <table:table-cell table:style-name="ce33" table:formula="of:=&quot;http://www.nacis.org/naturalearth/110m/&quot;&amp;[.B262]&amp;&quot;/&quot;&amp;[.Y262]&amp;&quot;.zip&quot;" office:value-type="string" office:string-value="http://www.nacis.org/naturalearth/110m/physical/110m-geography-regions-points.zip">
            <text:p>http://www.nacis.org/naturalearth/110m/physical/110m-geography-regions-points.zip</text:p>
          </table:table-cell>
          <table:table-cell table:style-name="ce4" table:formula="of:=[.AC261]" office:value-type="string" office:string-value="http://www.naturalearthdata.com/downloads/110m-physical-vectors/110m-physical-labels/">
            <text:p>http://www.naturalearthdata.com/downloads/110m-physical-vectors/110m-physical-labels/</text:p>
          </table:table-cell>
          <table:table-cell office:value-type="string">
            <text:p>110m-geography-regions-points</text:p>
          </table:table-cell>
          <table:table-cell table:style-name="ce2" table:formula="of:=IF([.N262]=1;&quot;scp &quot;&amp;[.Q262]&amp;&quot;.zip naturbb6@naturalearthdata.com:download/&quot;&amp;[.A262]&amp;&quot;/&quot;&amp;[.B262]&amp;&quot;/&quot;&amp;[.Y262]&amp;&quot;.zip&quot;;&quot;&quot;)">
            <text:p/>
          </table:table-cell>
          <table:table-cell table:style-name="ce2" table:formula="of:=&quot;scp zips/&quot;&amp;[.A262]&amp;&quot;_&quot;&amp;[.B262]&amp;&quot;/&quot;&amp;[.Q262]&amp;&quot;.zip&quot;&amp;&quot; &quot;&amp;&quot;$(DOCROOT_FREAC)/&quot;&amp;[.A262]&amp;&quot;/&quot;&amp;[.B262]&amp;&quot;/&quot;&amp;[.Y262]&amp;&quot;.zip&quot;" office:value-type="string" office:string-value="scp zips/110m_physical/ne_110m_geography_regions_points.zip $(DOCROOT_FREAC)/110m/physical/110m-geography-regions-points.zip">
            <text:p>scp zips/110m_physical/ne_110m_geography_regions_points.zip $(DOCROOT_FREAC)/110m/physical/110m-geography-regions-points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263:.P263])" office:value-type="float" office:value="2">
            <text:p>2</text:p>
          </table:table-cell>
          <table:table-cell table:style-name="ce1" table:formula="of:=IF([.F263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10m_geography_regions_elevation_points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10m-geography-regions-elevation-points</text:p>
          </table:table-cell>
          <table:table-cell office:value-type="float" office:value="232">
            <text:p>232</text:p>
          </table:table-cell>
          <table:table-cell table:style-name="ce4" office:value-type="string">
            <text:p>elevation points</text:p>
          </table:table-cell>
          <table:table-cell table:style-name="ce33" table:formula="of:=&quot;http://www.nacis.org/naturalearth/110m/&quot;&amp;[.B263]&amp;&quot;/&quot;&amp;[.Y263]&amp;&quot;.zip&quot;" office:value-type="string" office:string-value="http://www.nacis.org/naturalearth/110m/physical/110m-geography-regions-elevation-points.zip">
            <text:p>http://www.nacis.org/naturalearth/110m/physical/110m-geography-regions-elevation-points.zip</text:p>
          </table:table-cell>
          <table:table-cell table:style-name="ce4" table:formula="of:=[.AC262]" office:value-type="string" office:string-value="http://www.naturalearthdata.com/downloads/110m-physical-vectors/110m-physical-labels/">
            <text:p>http://www.naturalearthdata.com/downloads/110m-physical-vectors/110m-physical-labels/</text:p>
          </table:table-cell>
          <table:table-cell office:value-type="string">
            <text:p>110m-geography-regions-points</text:p>
          </table:table-cell>
          <table:table-cell table:style-name="ce2" table:formula="of:=IF([.N263]=1;&quot;scp &quot;&amp;[.Q263]&amp;&quot;.zip naturbb6@naturalearthdata.com:download/&quot;&amp;[.A263]&amp;&quot;/&quot;&amp;[.B263]&amp;&quot;/&quot;&amp;[.Y263]&amp;&quot;.zip&quot;;&quot;&quot;)">
            <text:p/>
          </table:table-cell>
          <table:table-cell table:style-name="ce2" table:formula="of:=&quot;scp zips/&quot;&amp;[.A263]&amp;&quot;_&quot;&amp;[.B263]&amp;&quot;/&quot;&amp;[.Q263]&amp;&quot;.zip&quot;&amp;&quot; &quot;&amp;&quot;$(DOCROOT_FREAC)/&quot;&amp;[.A263]&amp;&quot;/&quot;&amp;[.B263]&amp;&quot;/&quot;&amp;[.Y263]&amp;&quot;.zip&quot;" office:value-type="string" office:string-value="scp zips/110m_physical/ne_110m_geography_regions_elevation_points.zip $(DOCROOT_FREAC)/110m/physical/110m-geography-regions-elevation-points.zip">
            <text:p>scp zips/110m_physical/ne_110m_geography_regions_elevation_points.zip $(DOCROOT_FREAC)/110m/physical/110m-geography-regions-elevation-points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264:.P264])" office:value-type="float" office:value="2">
            <text:p>2</text:p>
          </table:table-cell>
          <table:table-cell table:style-name="ce1" table:formula="of:=IF([.F264]&lt;=1;1;0)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office:value-type="float" office:value="1.1">
            <text:p>1.1</text:p>
          </table:table-cell>
          <table:table-cell table:style-name="ce1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10m_geography_marine_polys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10m-geography-marine-polys</text:p>
          </table:table-cell>
          <table:table-cell office:value-type="float" office:value="164">
            <text:p>164</text:p>
          </table:table-cell>
          <table:table-cell table:style-name="ce4" office:value-type="string">
            <text:p>marine areas</text:p>
          </table:table-cell>
          <table:table-cell table:style-name="ce33" table:formula="of:=&quot;http://www.nacis.org/naturalearth/110m/&quot;&amp;[.B264]&amp;&quot;/&quot;&amp;[.Y264]&amp;&quot;.zip&quot;" office:value-type="string" office:string-value="http://www.nacis.org/naturalearth/110m/physical/110m-geography-marine-polys.zip">
            <text:p>http://www.nacis.org/naturalearth/110m/physical/110m-geography-marine-polys.zip</text:p>
          </table:table-cell>
          <table:table-cell table:style-name="ce4" table:formula="of:=[.AC263]" office:value-type="string" office:string-value="http://www.naturalearthdata.com/downloads/110m-physical-vectors/110m-physical-labels/">
            <text:p>http://www.naturalearthdata.com/downloads/110m-physical-vectors/110m-physical-labels/</text:p>
          </table:table-cell>
          <table:table-cell office:value-type="string">
            <text:p>110m-geography-marine-polys</text:p>
          </table:table-cell>
          <table:table-cell table:style-name="ce2" table:formula="of:=IF([.N264]=1;&quot;scp &quot;&amp;[.Q264]&amp;&quot;.zip naturbb6@naturalearthdata.com:download/&quot;&amp;[.A264]&amp;&quot;/&quot;&amp;[.B264]&amp;&quot;/&quot;&amp;[.Y264]&amp;&quot;.zip&quot;;&quot;&quot;)">
            <text:p/>
          </table:table-cell>
          <table:table-cell table:style-name="ce2" table:formula="of:=&quot;scp zips/&quot;&amp;[.A264]&amp;&quot;_&quot;&amp;[.B264]&amp;&quot;/&quot;&amp;[.Q264]&amp;&quot;.zip&quot;&amp;&quot; &quot;&amp;&quot;$(DOCROOT_FREAC)/&quot;&amp;[.A264]&amp;&quot;/&quot;&amp;[.B264]&amp;&quot;/&quot;&amp;[.Y264]&amp;&quot;.zip&quot;" office:value-type="string" office:string-value="scp zips/110m_physical/ne_110m_geography_marine_polys.zip $(DOCROOT_FREAC)/110m/physical/110m-geography-marine-polys.zip">
            <text:p>scp zips/110m_physical/ne_110m_geography_marine_polys.zip $(DOCROOT_FREAC)/110m/physical/110m-geography-marine-polys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physical</text:p>
          </table:table-cell>
          <table:table-cell table:style-name="ce7"/>
          <table:table-cell table:formula="of:=&quot;110m &quot;&amp;[.$B90]&amp;&quot; &quot;&amp;[.$C90]" office:value-type="string" office:string-value="110m physical Land">
            <text:p>110m physical Land</text:p>
          </table:table-cell>
          <table:table-cell office:value-type="float" office:value="1">
            <text:p>1</text:p>
          </table:table-cell>
          <table:table-cell table:style-name="ce9" table:formula="of:=MAX([.H265:.P265])" office:value-type="float" office:value="2">
            <text:p>2</text:p>
          </table:table-cell>
          <table:table-cell table:style-name="ce1" table:formula="of:=IF([.F265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25" office:value-type="string">
            <text:p>ne_110m_land</text:p>
          </table:table-cell>
          <table:table-cell table:style-name="ce25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5" table:number-columns-repeated="5"/>
          <table:table-cell table:style-name="ce5" office:value-type="string">
            <text:p>110m-land</text:p>
          </table:table-cell>
          <table:table-cell office:value-type="float" office:value="176">
            <text:p>176</text:p>
          </table:table-cell>
          <table:table-cell table:style-name="ce5" office:value-type="string">
            <text:p>land</text:p>
          </table:table-cell>
          <table:table-cell table:style-name="ce33" table:formula="of:=&quot;http://www.nacis.org/naturalearth/110m/&quot;&amp;[.B265]&amp;&quot;/&quot;&amp;[.Y265]&amp;&quot;.zip&quot;" office:value-type="string" office:string-value="http://www.nacis.org/naturalearth/110m/physical/110m-land.zip">
            <text:p>http://www.nacis.org/naturalearth/110m/physical/110m-land.zip</text:p>
          </table:table-cell>
          <table:table-cell table:style-name="ce5" table:formula="of:=&quot;http://www.naturalearthdata.com/downloads/110m-physical-vectors/&quot;&amp;[.Y265]" office:value-type="string" office:string-value="http://www.naturalearthdata.com/downloads/110m-physical-vectors/110m-land">
            <text:p>http://www.naturalearthdata.com/downloads/110m-physical-vectors/110m-land</text:p>
          </table:table-cell>
          <table:table-cell office:value-type="string">
            <text:p>110m-land</text:p>
          </table:table-cell>
          <table:table-cell table:style-name="ce2" table:formula="of:=IF([.N265]=1;&quot;scp &quot;&amp;[.Q265]&amp;&quot;.zip naturbb6@naturalearthdata.com:download/&quot;&amp;[.A265]&amp;&quot;/&quot;&amp;[.B265]&amp;&quot;/&quot;&amp;[.Y265]&amp;&quot;.zip&quot;;&quot;&quot;)">
            <text:p/>
          </table:table-cell>
          <table:table-cell table:style-name="ce2" table:formula="of:=&quot;scp zips/&quot;&amp;[.A265]&amp;&quot;_&quot;&amp;[.B265]&amp;&quot;/&quot;&amp;[.Q265]&amp;&quot;.zip&quot;&amp;&quot; &quot;&amp;&quot;$(DOCROOT_FREAC)/&quot;&amp;[.A265]&amp;&quot;/&quot;&amp;[.B265]&amp;&quot;/&quot;&amp;[.Y265]&amp;&quot;.zip&quot;" office:value-type="string" office:string-value="scp zips/110m_physical/ne_110m_land.zip $(DOCROOT_FREAC)/110m/physical/110m-land.zip">
            <text:p>scp zips/110m_physical/ne_110m_land.zip $(DOCROOT_FREAC)/110m/physical/110m-land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physical</text:p>
          </table:table-cell>
          <table:table-cell table:style-name="ce7"/>
          <table:table-cell table:formula="of:=&quot;110m &quot;&amp;[.$B92]&amp;&quot; &quot;&amp;[.$C92]" office:value-type="string" office:string-value="110m physical Ocean">
            <text:p>110m physical Ocean</text:p>
          </table:table-cell>
          <table:table-cell office:value-type="float" office:value="1">
            <text:p>1</text:p>
          </table:table-cell>
          <table:table-cell table:style-name="ce9" table:formula="of:=MAX([.H266:.P266])" office:value-type="float" office:value="1.1">
            <text:p>1.1</text:p>
          </table:table-cell>
          <table:table-cell table:style-name="ce1" table:formula="of:=IF([.F266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table:number-columns-repeated="4"/>
          <table:table-cell/>
          <table:table-cell table:number-columns-repeated="2"/>
          <table:table-cell table:style-name="ce5" office:value-type="string">
            <text:p>ne_110m_ocean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110m-ocean</text:p>
          </table:table-cell>
          <table:table-cell office:value-type="float" office:value="177">
            <text:p>177</text:p>
          </table:table-cell>
          <table:table-cell table:style-name="ce5" office:value-type="string">
            <text:p>ocean</text:p>
          </table:table-cell>
          <table:table-cell table:style-name="ce33" table:formula="of:=&quot;http://www.nacis.org/naturalearth/110m/&quot;&amp;[.B266]&amp;&quot;/&quot;&amp;[.Y266]&amp;&quot;.zip&quot;" office:value-type="string" office:string-value="http://www.nacis.org/naturalearth/110m/physical/110m-ocean.zip">
            <text:p>http://www.nacis.org/naturalearth/110m/physical/110m-ocean.zip</text:p>
          </table:table-cell>
          <table:table-cell table:style-name="ce5" table:formula="of:=&quot;http://www.naturalearthdata.com/downloads/110m-physical-vectors/&quot;&amp;[.Y266]" office:value-type="string" office:string-value="http://www.naturalearthdata.com/downloads/110m-physical-vectors/110m-ocean">
            <text:p>http://www.naturalearthdata.com/downloads/110m-physical-vectors/110m-ocean</text:p>
          </table:table-cell>
          <table:table-cell office:value-type="string">
            <text:p>110m-ocean</text:p>
          </table:table-cell>
          <table:table-cell table:style-name="ce2" table:formula="of:=IF([.N266]=1;&quot;scp &quot;&amp;[.Q266]&amp;&quot;.zip naturbb6@naturalearthdata.com:download/&quot;&amp;[.A266]&amp;&quot;/&quot;&amp;[.B266]&amp;&quot;/&quot;&amp;[.Y266]&amp;&quot;.zip&quot;;&quot;&quot;)">
            <text:p/>
          </table:table-cell>
          <table:table-cell table:style-name="ce2" table:formula="of:=&quot;scp zips/&quot;&amp;[.A266]&amp;&quot;_&quot;&amp;[.B266]&amp;&quot;/&quot;&amp;[.Q266]&amp;&quot;.zip&quot;&amp;&quot; &quot;&amp;&quot;$(DOCROOT_FREAC)/&quot;&amp;[.A266]&amp;&quot;/&quot;&amp;[.B266]&amp;&quot;/&quot;&amp;[.Y266]&amp;&quot;.zip&quot;" office:value-type="string" office:string-value="scp zips/110m_physical/ne_110m_ocean.zip $(DOCROOT_FREAC)/110m/physical/110m-ocean.zip">
            <text:p>scp zips/110m_physical/ne_110m_ocean.zip $(DOCROOT_FREAC)/110m/physical/110m-ocean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physical</text:p>
          </table:table-cell>
          <table:table-cell table:style-name="ce7"/>
          <table:table-cell table:formula="of:=&quot;110m &quot;&amp;[.$B94]&amp;&quot; &quot;&amp;[.$C94]" office:value-type="string" office:string-value="110m physical Coastline">
            <text:p>110m physical Coastline</text:p>
          </table:table-cell>
          <table:table-cell office:value-type="float" office:value="1">
            <text:p>1</text:p>
          </table:table-cell>
          <table:table-cell table:style-name="ce9" table:formula="of:=MAX([.H267:.P267])" office:value-type="float" office:value="1.1">
            <text:p>1.1</text:p>
          </table:table-cell>
          <table:table-cell table:style-name="ce1" table:formula="of:=IF([.F267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table:number-columns-repeated="4"/>
          <table:table-cell/>
          <table:table-cell table:number-columns-repeated="2"/>
          <table:table-cell table:style-name="ce5" office:value-type="string">
            <text:p>ne_110m_coastline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110m-coastline</text:p>
          </table:table-cell>
          <table:table-cell office:value-type="float" office:value="163">
            <text:p>163</text:p>
          </table:table-cell>
          <table:table-cell table:style-name="ce5" office:value-type="string">
            <text:p>coastline</text:p>
          </table:table-cell>
          <table:table-cell table:style-name="ce33" table:formula="of:=&quot;http://www.nacis.org/naturalearth/110m/&quot;&amp;[.B267]&amp;&quot;/&quot;&amp;[.Y267]&amp;&quot;.zip&quot;" office:value-type="string" office:string-value="http://www.nacis.org/naturalearth/110m/physical/110m-coastline.zip">
            <text:p>http://www.nacis.org/naturalearth/110m/physical/110m-coastline.zip</text:p>
          </table:table-cell>
          <table:table-cell table:style-name="ce5" table:formula="of:=&quot;http://www.naturalearthdata.com/downloads/110m-physical-vectors/&quot;&amp;[.Y267]" office:value-type="string" office:string-value="http://www.naturalearthdata.com/downloads/110m-physical-vectors/110m-coastline">
            <text:p>http://www.naturalearthdata.com/downloads/110m-physical-vectors/110m-coastline</text:p>
          </table:table-cell>
          <table:table-cell office:value-type="string">
            <text:p>110m-coastline</text:p>
          </table:table-cell>
          <table:table-cell table:style-name="ce2" table:formula="of:=IF([.N267]=1;&quot;scp &quot;&amp;[.Q267]&amp;&quot;.zip naturbb6@naturalearthdata.com:download/&quot;&amp;[.A267]&amp;&quot;/&quot;&amp;[.B267]&amp;&quot;/&quot;&amp;[.Y267]&amp;&quot;.zip&quot;;&quot;&quot;)">
            <text:p/>
          </table:table-cell>
          <table:table-cell table:style-name="ce2" table:formula="of:=&quot;scp zips/&quot;&amp;[.A267]&amp;&quot;_&quot;&amp;[.B267]&amp;&quot;/&quot;&amp;[.Q267]&amp;&quot;.zip&quot;&amp;&quot; &quot;&amp;&quot;$(DOCROOT_FREAC)/&quot;&amp;[.A267]&amp;&quot;/&quot;&amp;[.B267]&amp;&quot;/&quot;&amp;[.Y267]&amp;&quot;.zip&quot;" office:value-type="string" office:string-value="scp zips/110m_physical/ne_110m_coastline.zip $(DOCROOT_FREAC)/110m/physical/110m-coastline.zip">
            <text:p>scp zips/110m_physical/ne_110m_coastline.zip $(DOCROOT_FREAC)/110m/physical/110m-coastline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physical</text:p>
          </table:table-cell>
          <table:table-cell table:style-name="ce7"/>
          <table:table-cell table:formula="of:=&quot;110m &quot;&amp;[.$B99]&amp;&quot; &quot;&amp;[.$C99]" office:value-type="string" office:string-value="110m physical Glaciated Areas">
            <text:p>110m physical Glaciated Areas</text:p>
          </table:table-cell>
          <table:table-cell office:value-type="float" office:value="1">
            <text:p>1</text:p>
          </table:table-cell>
          <table:table-cell table:style-name="ce9" table:formula="of:=MAX([.H268:.P268])" office:value-type="float" office:value="1">
            <text:p>1</text:p>
          </table:table-cell>
          <table:table-cell table:style-name="ce1" table:formula="of:=IF([.F268]&lt;=1;1;0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/>
          <table:table-cell table:number-columns-repeated="2"/>
          <table:table-cell table:style-name="ce5" office:value-type="string">
            <text:p>ne_110m_glaciated_areas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110m-glaciated-areas</text:p>
          </table:table-cell>
          <table:table-cell office:value-type="float" office:value="167">
            <text:p>167</text:p>
          </table:table-cell>
          <table:table-cell table:style-name="ce5" office:value-type="string">
            <text:p>glaciated areas</text:p>
          </table:table-cell>
          <table:table-cell table:style-name="ce33" table:formula="of:=&quot;http://www.nacis.org/naturalearth/110m/&quot;&amp;[.B268]&amp;&quot;/&quot;&amp;[.Y268]&amp;&quot;.zip&quot;" office:value-type="string" office:string-value="http://www.nacis.org/naturalearth/110m/physical/110m-glaciated-areas.zip">
            <text:p>http://www.nacis.org/naturalearth/110m/physical/110m-glaciated-areas.zip</text:p>
          </table:table-cell>
          <table:table-cell table:style-name="ce5" table:formula="of:=&quot;http://www.naturalearthdata.com/downloads/110m-physical-vectors/&quot;&amp;[.Y268]" office:value-type="string" office:string-value="http://www.naturalearthdata.com/downloads/110m-physical-vectors/110m-glaciated-areas">
            <text:p>http://www.naturalearthdata.com/downloads/110m-physical-vectors/110m-glaciated-areas</text:p>
          </table:table-cell>
          <table:table-cell office:value-type="string">
            <text:p>110m-glaciated-areas</text:p>
          </table:table-cell>
          <table:table-cell table:style-name="ce2" table:formula="of:=IF([.N268]=1;&quot;scp &quot;&amp;[.Q268]&amp;&quot;.zip naturbb6@naturalearthdata.com:download/&quot;&amp;[.A268]&amp;&quot;/&quot;&amp;[.B268]&amp;&quot;/&quot;&amp;[.Y268]&amp;&quot;.zip&quot;;&quot;&quot;)">
            <text:p/>
          </table:table-cell>
          <table:table-cell table:style-name="ce2" table:formula="of:=&quot;scp zips/&quot;&amp;[.A268]&amp;&quot;_&quot;&amp;[.B268]&amp;&quot;/&quot;&amp;[.Q268]&amp;&quot;.zip&quot;&amp;&quot; &quot;&amp;&quot;$(DOCROOT_FREAC)/&quot;&amp;[.A268]&amp;&quot;/&quot;&amp;[.B268]&amp;&quot;/&quot;&amp;[.Y268]&amp;&quot;.zip&quot;" office:value-type="string" office:string-value="scp zips/110m_physical/ne_110m_glaciated_areas.zip $(DOCROOT_FREAC)/110m/physical/110m-glaciated-areas.zip">
            <text:p>scp zips/110m_physical/ne_110m_glaciated_areas.zip $(DOCROOT_FREAC)/110m/physical/110m-glaciated-areas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physical</text:p>
          </table:table-cell>
          <table:table-cell table:style-name="ce7"/>
          <table:table-cell table:formula="of:=&quot;110m &quot;&amp;[.$B117]&amp;&quot; &quot;&amp;[.$C117]" office:value-type="string" office:string-value="110m physical Geographic Lines">
            <text:p>110m physical Geographic Lines</text:p>
          </table:table-cell>
          <table:table-cell/>
          <table:table-cell table:style-name="ce9" table:formula="of:=MAX([.H269:.P269])" office:value-type="float" office:value="2">
            <text:p>2</text:p>
          </table:table-cell>
          <table:table-cell table:style-name="ce1" table:formula="of:=IF([.F269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5" office:value-type="string">
            <text:p>ne_110m_geographic_lines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string">
            <text:p>110m-physical-geographic-lines</text:p>
          </table:table-cell>
          <table:table-cell office:value-type="float" office:value="178">
            <text:p>178</text:p>
          </table:table-cell>
          <table:table-cell table:style-name="ce5" office:value-type="string">
            <text:p>geographic lines</text:p>
          </table:table-cell>
          <table:table-cell table:style-name="ce33" table:formula="of:=&quot;http://www.nacis.org/naturalearth/110m/&quot;&amp;[.B269]&amp;&quot;/&quot;&amp;[.Y269]&amp;&quot;.zip&quot;" office:value-type="string" office:string-value="http://www.nacis.org/naturalearth/110m/physical/110m-physical-geographic-lines.zip">
            <text:p>http://www.nacis.org/naturalearth/110m/physical/110m-physical-geographic-lines.zip</text:p>
          </table:table-cell>
          <table:table-cell table:style-name="ce5" office:value-type="string">
            <text:p>http://www.naturalearthdata.com/downloads/110m-physical-vectors/110m-geographic-lines/</text:p>
          </table:table-cell>
          <table:table-cell office:value-type="string">
            <text:p>110m-physical-geographic-lines</text:p>
          </table:table-cell>
          <table:table-cell table:style-name="ce2" table:formula="of:=IF([.N269]=1;&quot;scp &quot;&amp;[.Q269]&amp;&quot;.zip naturbb6@naturalearthdata.com:download/&quot;&amp;[.A269]&amp;&quot;/&quot;&amp;[.B269]&amp;&quot;/&quot;&amp;[.Y269]&amp;&quot;.zip&quot;;&quot;&quot;)" office:value-type="string" office:string-value="scp ne_110m_geographic_lines.zip naturbb6@naturalearthdata.com:download/110m/physical/110m-physical-geographic-lines.zip">
            <text:p>scp ne_110m_geographic_lines.zip naturbb6@naturalearthdata.com:download/110m/physical/110m-physical-geographic-lines.zip</text:p>
          </table:table-cell>
          <table:table-cell table:style-name="ce2" table:formula="of:=&quot;scp zips/&quot;&amp;[.A269]&amp;&quot;_&quot;&amp;[.B269]&amp;&quot;/&quot;&amp;[.Q269]&amp;&quot;.zip&quot;&amp;&quot; &quot;&amp;&quot;$(DOCROOT_FREAC)/&quot;&amp;[.A269]&amp;&quot;/&quot;&amp;[.B269]&amp;&quot;/&quot;&amp;[.Y269]&amp;&quot;.zip&quot;" office:value-type="string" office:string-value="scp zips/110m_physical/ne_110m_geographic_lines.zip $(DOCROOT_FREAC)/110m/physical/110m-physical-geographic-lines.zip">
            <text:p>scp zips/110m_physical/ne_110m_geographic_lines.zip $(DOCROOT_FREAC)/110m/physical/110m-physical-geographic-lines.zip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110m</text:p>
          </table:table-cell>
          <table:table-cell table:style-name="ce7" office:value-type="string">
            <text:p>physical</text:p>
          </table:table-cell>
          <table:table-cell table:style-name="ce2"/>
          <table:table-cell table:style-name="ce2" table:formula="of:=&quot;110m &quot;&amp;[.$B118]&amp;&quot; &quot;&amp;[.$C118]" office:value-type="string" office:string-value="110m physical Graticules">
            <text:p>110m physical Graticules</text:p>
          </table:table-cell>
          <table:table-cell table:style-name="ce2"/>
          <table:table-cell table:style-name="ce2" office:value-type="string">
            <text:p><text:s/></text:p>
          </table:table-cell>
          <table:table-cell table:style-name="ce1" table:formula="of:=IF([.F270]&lt;=1;1;0)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table:number-columns-repeated="5"/>
          <table:table-cell table:style-name="ce2"/>
          <table:table-cell table:style-name="ce17"/>
          <table:table-cell table:style-name="ce2"/>
          <table:table-cell table:style-name="ce2" office:value-type="string">
            <text:p>ne_110m_graticules</text:p>
          </table:table-cell>
          <table:table-cell table:style-name="ce2" table:number-columns-repeated="7"/>
          <table:table-cell table:style-name="ce2" office:value-type="string">
            <text:p>110m-graticules</text:p>
          </table:table-cell>
          <table:table-cell table:style-name="ce2" table:number-columns-repeated="5"/>
          <table:table-cell table:style-name="ce2" table:formula="of:=IF([.N270]=1;&quot;scp &quot;&amp;[.Q270]&amp;&quot;.zip naturbb6@naturalearthdata.com:download/&quot;&amp;[.A270]&amp;&quot;/&quot;&amp;[.B270]&amp;&quot;/&quot;&amp;[.Y270]&amp;&quot;.zip&quot;;&quot;&quot;)">
            <text:p/>
          </table:table-cell>
          <table:table-cell table:style-name="ce2" table:formula="of:=IF([.N270]=1;&quot;scp &quot;&amp;[.Q270]&amp;&quot;.zip nacis@ftp.freac.fsu.edu:nacis_ftp/web-download/&quot;&amp;[.A270]&amp;&quot;/&quot;&amp;[.B270]&amp;&quot;/&quot;&amp;[.Y270]&amp;&quot;.zip&quot;;&quot;&quot;)">
            <text:p/>
          </table:table-cell>
          <table:table-cell table:style-name="ce2"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271:.P271])" office:value-type="float" office:value="2">
            <text:p>2</text:p>
          </table:table-cell>
          <table:table-cell table:style-name="ce1" table:formula="of:=IF([.F271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10m_graticules_all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10m-graticules-all</text:p>
          </table:table-cell>
          <table:table-cell office:value-type="float" office:value="174">
            <text:p>174</text:p>
          </table:table-cell>
          <table:table-cell table:style-name="ce4" office:value-type="string">
            <text:p>all</text:p>
          </table:table-cell>
          <table:table-cell table:style-name="ce33" table:formula="of:=&quot;http://www.nacis.org/naturalearth/110m/&quot;&amp;[.B271]&amp;&quot;/&quot;&amp;[.Y271]&amp;&quot;.zip&quot;" office:value-type="string" office:string-value="http://www.nacis.org/naturalearth/110m/physical/110m-graticules-all.zip">
            <text:p>http://www.nacis.org/naturalearth/110m/physical/110m-graticules-all.zip</text:p>
          </table:table-cell>
          <table:table-cell table:style-name="ce5" table:formula="of:=&quot;http://www.naturalearthdata.com/downloads/110m-physical-vectors/&quot;&amp;[.Y270]" office:value-type="string" office:string-value="http://www.naturalearthdata.com/downloads/110m-physical-vectors/110m-graticules">
            <text:p>http://www.naturalearthdata.com/downloads/110m-physical-vectors/110m-graticules</text:p>
          </table:table-cell>
          <table:table-cell office:value-type="string">
            <text:p>110m-graticules-all</text:p>
          </table:table-cell>
          <table:table-cell table:style-name="ce2" table:formula="of:=IF([.N271]=1;&quot;scp &quot;&amp;[.Q271]&amp;&quot;.zip naturbb6@naturalearthdata.com:download/&quot;&amp;[.A271]&amp;&quot;/&quot;&amp;[.B271]&amp;&quot;/&quot;&amp;[.Y271]&amp;&quot;.zip&quot;;&quot;&quot;)" office:value-type="string" office:string-value="scp ne_110m_graticules_all.zip naturbb6@naturalearthdata.com:download/110m/physical/110m-graticules-all.zip">
            <text:p>scp ne_110m_graticules_all.zip naturbb6@naturalearthdata.com:download/110m/physical/110m-graticules-all.zip</text:p>
          </table:table-cell>
          <table:table-cell table:style-name="ce2" table:formula="of:=&quot;scp zips/&quot;&amp;[.A271]&amp;&quot;_&quot;&amp;[.B271]&amp;&quot;/&quot;&amp;[.Q271]&amp;&quot;.zip&quot;&amp;&quot; &quot;&amp;&quot;$(DOCROOT_FREAC)/&quot;&amp;[.A271]&amp;&quot;/&quot;&amp;[.B271]&amp;&quot;/&quot;&amp;[.Y271]&amp;&quot;.zip&quot;" office:value-type="string" office:string-value="scp zips/110m_physical/ne_110m_graticules_all.zip $(DOCROOT_FREAC)/110m/physical/110m-graticules-all.zip">
            <text:p>scp zips/110m_physical/ne_110m_graticules_all.zip $(DOCROOT_FREAC)/110m/physical/110m-graticules-all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272:.P272])" office:value-type="float" office:value="2">
            <text:p>2</text:p>
          </table:table-cell>
          <table:table-cell table:style-name="ce1" table:formula="of:=IF([.F272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10m_graticules_1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10m-graticules-1</text:p>
          </table:table-cell>
          <table:table-cell office:value-type="float" office:value="168">
            <text:p>168</text:p>
          </table:table-cell>
          <table:table-cell table:style-name="ce4" office:value-type="string">
            <text:p>1 degree</text:p>
          </table:table-cell>
          <table:table-cell table:style-name="ce33" table:formula="of:=&quot;http://www.nacis.org/naturalearth/110m/&quot;&amp;[.B272]&amp;&quot;/&quot;&amp;[.Y272]&amp;&quot;.zip&quot;" office:value-type="string" office:string-value="http://www.nacis.org/naturalearth/110m/physical/110m-graticules-1.zip">
            <text:p>http://www.nacis.org/naturalearth/110m/physical/110m-graticules-1.zip</text:p>
          </table:table-cell>
          <table:table-cell table:style-name="ce4" table:formula="of:=[.AC271]" office:value-type="string" office:string-value="http://www.naturalearthdata.com/downloads/110m-physical-vectors/110m-graticules">
            <text:p>http://www.naturalearthdata.com/downloads/110m-physical-vectors/110m-graticules</text:p>
          </table:table-cell>
          <table:table-cell office:value-type="string">
            <text:p>110m-graticules-1</text:p>
          </table:table-cell>
          <table:table-cell table:style-name="ce2" table:formula="of:=IF([.N272]=1;&quot;scp &quot;&amp;[.Q272]&amp;&quot;.zip naturbb6@naturalearthdata.com:download/&quot;&amp;[.A272]&amp;&quot;/&quot;&amp;[.B272]&amp;&quot;/&quot;&amp;[.Y272]&amp;&quot;.zip&quot;;&quot;&quot;)" office:value-type="string" office:string-value="scp ne_110m_graticules_1.zip naturbb6@naturalearthdata.com:download/110m/physical/110m-graticules-1.zip">
            <text:p>scp ne_110m_graticules_1.zip naturbb6@naturalearthdata.com:download/110m/physical/110m-graticules-1.zip</text:p>
          </table:table-cell>
          <table:table-cell table:style-name="ce2" table:formula="of:=&quot;scp zips/&quot;&amp;[.A272]&amp;&quot;_&quot;&amp;[.B272]&amp;&quot;/&quot;&amp;[.Q272]&amp;&quot;.zip&quot;&amp;&quot; &quot;&amp;&quot;$(DOCROOT_FREAC)/&quot;&amp;[.A272]&amp;&quot;/&quot;&amp;[.B272]&amp;&quot;/&quot;&amp;[.Y272]&amp;&quot;.zip&quot;" office:value-type="string" office:string-value="scp zips/110m_physical/ne_110m_graticules_1.zip $(DOCROOT_FREAC)/110m/physical/110m-graticules-1.zip">
            <text:p>scp zips/110m_physical/ne_110m_graticules_1.zip $(DOCROOT_FREAC)/110m/physical/110m-graticules-1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273:.P273])" office:value-type="float" office:value="2">
            <text:p>2</text:p>
          </table:table-cell>
          <table:table-cell table:style-name="ce1" table:formula="of:=IF([.F273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10m_graticules_5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10m-graticules-5</text:p>
          </table:table-cell>
          <table:table-cell office:value-type="float" office:value="173">
            <text:p>173</text:p>
          </table:table-cell>
          <table:table-cell table:style-name="ce4" office:value-type="float" office:value="5">
            <text:p>5</text:p>
          </table:table-cell>
          <table:table-cell table:style-name="ce33" table:formula="of:=&quot;http://www.nacis.org/naturalearth/110m/&quot;&amp;[.B273]&amp;&quot;/&quot;&amp;[.Y273]&amp;&quot;.zip&quot;" office:value-type="string" office:string-value="http://www.nacis.org/naturalearth/110m/physical/110m-graticules-5.zip">
            <text:p>http://www.nacis.org/naturalearth/110m/physical/110m-graticules-5.zip</text:p>
          </table:table-cell>
          <table:table-cell table:style-name="ce4" table:formula="of:=[.AC272]" office:value-type="string" office:string-value="http://www.naturalearthdata.com/downloads/110m-physical-vectors/110m-graticules">
            <text:p>http://www.naturalearthdata.com/downloads/110m-physical-vectors/110m-graticules</text:p>
          </table:table-cell>
          <table:table-cell office:value-type="string">
            <text:p>110m-graticules-5</text:p>
          </table:table-cell>
          <table:table-cell table:style-name="ce2" table:formula="of:=IF([.N273]=1;&quot;scp &quot;&amp;[.Q273]&amp;&quot;.zip naturbb6@naturalearthdata.com:download/&quot;&amp;[.A273]&amp;&quot;/&quot;&amp;[.B273]&amp;&quot;/&quot;&amp;[.Y273]&amp;&quot;.zip&quot;;&quot;&quot;)" office:value-type="string" office:string-value="scp ne_110m_graticules_5.zip naturbb6@naturalearthdata.com:download/110m/physical/110m-graticules-5.zip">
            <text:p>scp ne_110m_graticules_5.zip naturbb6@naturalearthdata.com:download/110m/physical/110m-graticules-5.zip</text:p>
          </table:table-cell>
          <table:table-cell table:style-name="ce2" table:formula="of:=&quot;scp zips/&quot;&amp;[.A273]&amp;&quot;_&quot;&amp;[.B273]&amp;&quot;/&quot;&amp;[.Q273]&amp;&quot;.zip&quot;&amp;&quot; &quot;&amp;&quot;$(DOCROOT_FREAC)/&quot;&amp;[.A273]&amp;&quot;/&quot;&amp;[.B273]&amp;&quot;/&quot;&amp;[.Y273]&amp;&quot;.zip&quot;" office:value-type="string" office:string-value="scp zips/110m_physical/ne_110m_graticules_5.zip $(DOCROOT_FREAC)/110m/physical/110m-graticules-5.zip">
            <text:p>scp zips/110m_physical/ne_110m_graticules_5.zip $(DOCROOT_FREAC)/110m/physical/110m-graticules-5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274:.P274])" office:value-type="float" office:value="2">
            <text:p>2</text:p>
          </table:table-cell>
          <table:table-cell table:style-name="ce1" table:formula="of:=IF([.F274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10m_graticules_10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10m-graticules-10</text:p>
          </table:table-cell>
          <table:table-cell office:value-type="float" office:value="169">
            <text:p>169</text:p>
          </table:table-cell>
          <table:table-cell table:style-name="ce4" office:value-type="float" office:value="10">
            <text:p>10</text:p>
          </table:table-cell>
          <table:table-cell table:style-name="ce33" table:formula="of:=&quot;http://www.nacis.org/naturalearth/110m/&quot;&amp;[.B274]&amp;&quot;/&quot;&amp;[.Y274]&amp;&quot;.zip&quot;" office:value-type="string" office:string-value="http://www.nacis.org/naturalearth/110m/physical/110m-graticules-10.zip">
            <text:p>http://www.nacis.org/naturalearth/110m/physical/110m-graticules-10.zip</text:p>
          </table:table-cell>
          <table:table-cell table:style-name="ce4" table:formula="of:=[.AC273]" office:value-type="string" office:string-value="http://www.naturalearthdata.com/downloads/110m-physical-vectors/110m-graticules">
            <text:p>http://www.naturalearthdata.com/downloads/110m-physical-vectors/110m-graticules</text:p>
          </table:table-cell>
          <table:table-cell office:value-type="string">
            <text:p>110m-graticules-10</text:p>
          </table:table-cell>
          <table:table-cell table:style-name="ce2" table:formula="of:=IF([.N274]=1;&quot;scp &quot;&amp;[.Q274]&amp;&quot;.zip naturbb6@naturalearthdata.com:download/&quot;&amp;[.A274]&amp;&quot;/&quot;&amp;[.B274]&amp;&quot;/&quot;&amp;[.Y274]&amp;&quot;.zip&quot;;&quot;&quot;)" office:value-type="string" office:string-value="scp ne_110m_graticules_10.zip naturbb6@naturalearthdata.com:download/110m/physical/110m-graticules-10.zip">
            <text:p>scp ne_110m_graticules_10.zip naturbb6@naturalearthdata.com:download/110m/physical/110m-graticules-10.zip</text:p>
          </table:table-cell>
          <table:table-cell table:style-name="ce2" table:formula="of:=&quot;scp zips/&quot;&amp;[.A274]&amp;&quot;_&quot;&amp;[.B274]&amp;&quot;/&quot;&amp;[.Q274]&amp;&quot;.zip&quot;&amp;&quot; &quot;&amp;&quot;$(DOCROOT_FREAC)/&quot;&amp;[.A274]&amp;&quot;/&quot;&amp;[.B274]&amp;&quot;/&quot;&amp;[.Y274]&amp;&quot;.zip&quot;" office:value-type="string" office:string-value="scp zips/110m_physical/ne_110m_graticules_10.zip $(DOCROOT_FREAC)/110m/physical/110m-graticules-10.zip">
            <text:p>scp zips/110m_physical/ne_110m_graticules_10.zip $(DOCROOT_FREAC)/110m/physical/110m-graticules-10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275:.P275])" office:value-type="float" office:value="2">
            <text:p>2</text:p>
          </table:table-cell>
          <table:table-cell table:style-name="ce1" table:formula="of:=IF([.F275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10m_graticules_15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10m-graticules-15</text:p>
          </table:table-cell>
          <table:table-cell office:value-type="float" office:value="170">
            <text:p>170</text:p>
          </table:table-cell>
          <table:table-cell table:style-name="ce4" office:value-type="float" office:value="15">
            <text:p>15</text:p>
          </table:table-cell>
          <table:table-cell table:style-name="ce33" table:formula="of:=&quot;http://www.nacis.org/naturalearth/110m/&quot;&amp;[.B275]&amp;&quot;/&quot;&amp;[.Y275]&amp;&quot;.zip&quot;" office:value-type="string" office:string-value="http://www.nacis.org/naturalearth/110m/physical/110m-graticules-15.zip">
            <text:p>http://www.nacis.org/naturalearth/110m/physical/110m-graticules-15.zip</text:p>
          </table:table-cell>
          <table:table-cell table:style-name="ce4" table:formula="of:=[.AC274]" office:value-type="string" office:string-value="http://www.naturalearthdata.com/downloads/110m-physical-vectors/110m-graticules">
            <text:p>http://www.naturalearthdata.com/downloads/110m-physical-vectors/110m-graticules</text:p>
          </table:table-cell>
          <table:table-cell office:value-type="string">
            <text:p>110m-graticules-15</text:p>
          </table:table-cell>
          <table:table-cell table:style-name="ce2" table:formula="of:=IF([.N275]=1;&quot;scp &quot;&amp;[.Q275]&amp;&quot;.zip naturbb6@naturalearthdata.com:download/&quot;&amp;[.A275]&amp;&quot;/&quot;&amp;[.B275]&amp;&quot;/&quot;&amp;[.Y275]&amp;&quot;.zip&quot;;&quot;&quot;)" office:value-type="string" office:string-value="scp ne_110m_graticules_15.zip naturbb6@naturalearthdata.com:download/110m/physical/110m-graticules-15.zip">
            <text:p>scp ne_110m_graticules_15.zip naturbb6@naturalearthdata.com:download/110m/physical/110m-graticules-15.zip</text:p>
          </table:table-cell>
          <table:table-cell table:style-name="ce2" table:formula="of:=&quot;scp zips/&quot;&amp;[.A275]&amp;&quot;_&quot;&amp;[.B275]&amp;&quot;/&quot;&amp;[.Q275]&amp;&quot;.zip&quot;&amp;&quot; &quot;&amp;&quot;$(DOCROOT_FREAC)/&quot;&amp;[.A275]&amp;&quot;/&quot;&amp;[.B275]&amp;&quot;/&quot;&amp;[.Y275]&amp;&quot;.zip&quot;" office:value-type="string" office:string-value="scp zips/110m_physical/ne_110m_graticules_15.zip $(DOCROOT_FREAC)/110m/physical/110m-graticules-15.zip">
            <text:p>scp zips/110m_physical/ne_110m_graticules_15.zip $(DOCROOT_FREAC)/110m/physical/110m-graticules-15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276:.P276])" office:value-type="float" office:value="2">
            <text:p>2</text:p>
          </table:table-cell>
          <table:table-cell table:style-name="ce1" table:formula="of:=IF([.F276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10m_graticules_20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10m-graticules-20</text:p>
          </table:table-cell>
          <table:table-cell office:value-type="float" office:value="171">
            <text:p>171</text:p>
          </table:table-cell>
          <table:table-cell table:style-name="ce4" office:value-type="float" office:value="20">
            <text:p>20</text:p>
          </table:table-cell>
          <table:table-cell table:style-name="ce33" table:formula="of:=&quot;http://www.nacis.org/naturalearth/110m/&quot;&amp;[.B276]&amp;&quot;/&quot;&amp;[.Y276]&amp;&quot;.zip&quot;" office:value-type="string" office:string-value="http://www.nacis.org/naturalearth/110m/physical/110m-graticules-20.zip">
            <text:p>http://www.nacis.org/naturalearth/110m/physical/110m-graticules-20.zip</text:p>
          </table:table-cell>
          <table:table-cell table:style-name="ce4" table:formula="of:=[.AC275]" office:value-type="string" office:string-value="http://www.naturalearthdata.com/downloads/110m-physical-vectors/110m-graticules">
            <text:p>http://www.naturalearthdata.com/downloads/110m-physical-vectors/110m-graticules</text:p>
          </table:table-cell>
          <table:table-cell office:value-type="string">
            <text:p>110m-graticules-20</text:p>
          </table:table-cell>
          <table:table-cell table:style-name="ce2" table:formula="of:=IF([.N276]=1;&quot;scp &quot;&amp;[.Q276]&amp;&quot;.zip naturbb6@naturalearthdata.com:download/&quot;&amp;[.A276]&amp;&quot;/&quot;&amp;[.B276]&amp;&quot;/&quot;&amp;[.Y276]&amp;&quot;.zip&quot;;&quot;&quot;)" office:value-type="string" office:string-value="scp ne_110m_graticules_20.zip naturbb6@naturalearthdata.com:download/110m/physical/110m-graticules-20.zip">
            <text:p>scp ne_110m_graticules_20.zip naturbb6@naturalearthdata.com:download/110m/physical/110m-graticules-20.zip</text:p>
          </table:table-cell>
          <table:table-cell table:style-name="ce2" table:formula="of:=&quot;scp zips/&quot;&amp;[.A276]&amp;&quot;_&quot;&amp;[.B276]&amp;&quot;/&quot;&amp;[.Q276]&amp;&quot;.zip&quot;&amp;&quot; &quot;&amp;&quot;$(DOCROOT_FREAC)/&quot;&amp;[.A276]&amp;&quot;/&quot;&amp;[.B276]&amp;&quot;/&quot;&amp;[.Y276]&amp;&quot;.zip&quot;" office:value-type="string" office:string-value="scp zips/110m_physical/ne_110m_graticules_20.zip $(DOCROOT_FREAC)/110m/physical/110m-graticules-20.zip">
            <text:p>scp zips/110m_physical/ne_110m_graticules_20.zip $(DOCROOT_FREAC)/110m/physical/110m-graticules-20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physical</text:p>
          </table:table-cell>
          <table:table-cell table:style-name="ce7"/>
          <table:table-cell table:number-columns-repeated="2"/>
          <table:table-cell table:style-name="ce9" table:formula="of:=MAX([.H277:.P277])" office:value-type="float" office:value="2">
            <text:p>2</text:p>
          </table:table-cell>
          <table:table-cell table:style-name="ce1" table:formula="of:=IF([.F277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table:style-name="ce4" office:value-type="string">
            <text:p>ne_110m_graticules_30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string">
            <text:p>110m-graticules-30</text:p>
          </table:table-cell>
          <table:table-cell office:value-type="float" office:value="172">
            <text:p>172</text:p>
          </table:table-cell>
          <table:table-cell table:style-name="ce4" office:value-type="float" office:value="30">
            <text:p>30</text:p>
          </table:table-cell>
          <table:table-cell table:style-name="ce33" table:formula="of:=&quot;http://www.nacis.org/naturalearth/110m/&quot;&amp;[.B277]&amp;&quot;/&quot;&amp;[.Y277]&amp;&quot;.zip&quot;" office:value-type="string" office:string-value="http://www.nacis.org/naturalearth/110m/physical/110m-graticules-30.zip">
            <text:p>http://www.nacis.org/naturalearth/110m/physical/110m-graticules-30.zip</text:p>
          </table:table-cell>
          <table:table-cell table:style-name="ce4" table:formula="of:=[.AC276]" office:value-type="string" office:string-value="http://www.naturalearthdata.com/downloads/110m-physical-vectors/110m-graticules">
            <text:p>http://www.naturalearthdata.com/downloads/110m-physical-vectors/110m-graticules</text:p>
          </table:table-cell>
          <table:table-cell office:value-type="string">
            <text:p>110m-graticules-30</text:p>
          </table:table-cell>
          <table:table-cell table:style-name="ce2" table:formula="of:=IF([.N277]=1;&quot;scp &quot;&amp;[.Q277]&amp;&quot;.zip naturbb6@naturalearthdata.com:download/&quot;&amp;[.A277]&amp;&quot;/&quot;&amp;[.B277]&amp;&quot;/&quot;&amp;[.Y277]&amp;&quot;.zip&quot;;&quot;&quot;)" office:value-type="string" office:string-value="scp ne_110m_graticules_30.zip naturbb6@naturalearthdata.com:download/110m/physical/110m-graticules-30.zip">
            <text:p>scp ne_110m_graticules_30.zip naturbb6@naturalearthdata.com:download/110m/physical/110m-graticules-30.zip</text:p>
          </table:table-cell>
          <table:table-cell table:style-name="ce2" table:formula="of:=&quot;scp zips/&quot;&amp;[.A277]&amp;&quot;_&quot;&amp;[.B277]&amp;&quot;/&quot;&amp;[.Q277]&amp;&quot;.zip&quot;&amp;&quot; &quot;&amp;&quot;$(DOCROOT_FREAC)/&quot;&amp;[.A277]&amp;&quot;/&quot;&amp;[.B277]&amp;&quot;/&quot;&amp;[.Y277]&amp;&quot;.zip&quot;" office:value-type="string" office:string-value="scp zips/110m_physical/ne_110m_graticules_30.zip $(DOCROOT_FREAC)/110m/physical/110m-graticules-30.zip">
            <text:p>scp zips/110m_physical/ne_110m_graticules_30.zip $(DOCROOT_FREAC)/110m/physical/110m-graticules-30.zip</text:p>
          </table:table-cell>
          <table:table-cell table:number-columns-repeated="992"/>
        </table:table-row>
        <table:table-row table:style-name="ro1">
          <table:table-cell office:value-type="string">
            <text:p>110m</text:p>
          </table:table-cell>
          <table:table-cell table:style-name="ce7" office:value-type="string">
            <text:p>physical</text:p>
          </table:table-cell>
          <table:table-cell table:number-columns-repeated="3"/>
          <table:table-cell table:style-name="ce9" table:formula="of:=MAX([.H278:.P278])" office:value-type="float" office:value="2">
            <text:p>2</text:p>
          </table:table-cell>
          <table:table-cell table:style-name="ce1" table:formula="of:=IF([.F278]&lt;=1;1;0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/>
          <table:table-cell/>
          <table:table-cell office:value-type="float" office:value="2">
            <text:p>2.0</text:p>
          </table:table-cell>
          <table:table-cell office:value-type="float" office:value="1">
            <text:p>1</text:p>
          </table:table-cell>
          <table:table-cell office:value-type="string">
            <text:p>ne_110m_wgs84_bounding_box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0m-wgs84-bounding-box</text:p>
          </table:table-cell>
          <table:table-cell office:value-type="float" office:value="180">
            <text:p>180</text:p>
          </table:table-cell>
          <table:table-cell office:value-type="string">
            <text:p>bounding box</text:p>
          </table:table-cell>
          <table:table-cell table:style-name="ce33" table:formula="of:=&quot;http://www.nacis.org/naturalearth/110m/&quot;&amp;[.B278]&amp;&quot;/&quot;&amp;[.Y278]&amp;&quot;.zip&quot;" office:value-type="string" office:string-value="http://www.nacis.org/naturalearth/110m/physical/110m-wgs84-bounding-box.zip">
            <text:p>http://www.nacis.org/naturalearth/110m/physical/110m-wgs84-bounding-box.zip</text:p>
          </table:table-cell>
          <table:table-cell table:style-name="ce4" table:formula="of:=[.AC277]" office:value-type="string" office:string-value="http://www.naturalearthdata.com/downloads/110m-physical-vectors/110m-graticules">
            <text:p>http://www.naturalearthdata.com/downloads/110m-physical-vectors/110m-graticules</text:p>
          </table:table-cell>
          <table:table-cell office:value-type="string">
            <text:p>110m-wgs84-bounding-box</text:p>
          </table:table-cell>
          <table:table-cell table:style-name="ce2" table:formula="of:=IF([.N278]=1;&quot;scp &quot;&amp;[.Q278]&amp;&quot;.zip naturbb6@naturalearthdata.com:download/&quot;&amp;[.A278]&amp;&quot;/&quot;&amp;[.B278]&amp;&quot;/&quot;&amp;[.Y278]&amp;&quot;.zip&quot;;&quot;&quot;)">
            <text:p/>
          </table:table-cell>
          <table:table-cell table:style-name="ce2" table:formula="of:=&quot;scp zips/&quot;&amp;[.A278]&amp;&quot;_&quot;&amp;[.B278]&amp;&quot;/&quot;&amp;[.Q278]&amp;&quot;.zip&quot;&amp;&quot; &quot;&amp;&quot;$(DOCROOT_FREAC)/&quot;&amp;[.A278]&amp;&quot;/&quot;&amp;[.B278]&amp;&quot;/&quot;&amp;[.Y278]&amp;&quot;.zip&quot;" office:value-type="string" office:string-value="scp zips/110m_physical/ne_110m_wgs84_bounding_box.zip $(DOCROOT_FREAC)/110m/physical/110m-wgs84-bounding-box.zip">
            <text:p>scp zips/110m_physical/ne_110m_wgs84_bounding_box.zip $(DOCROOT_FREAC)/110m/physical/110m-wgs84-bounding-box.zip</text:p>
          </table:table-cell>
          <table:table-cell table:number-columns-repeated="992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27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27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style:font-name="Verdana"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5/18/2018</text:date>, <text:time>23:0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iel Kelso</meta:initial-creator>
    <meta:creation-date>2009-09-13T19:06:19</meta:creation-date>
    <dc:creator>N K</dc:creator>
    <dc:date>2012-08-18T03:16:37</dc:date>
    <meta:editing-cycles>91</meta:editing-cycles>
    <meta:editing-duration>P16DT3H28M24S</meta:editing-duration>
    <meta:document-statistic meta:table-count="3" meta:cell-count="5265" meta:object-count="0"/>
    <meta:generator>OpenOffice/4.1.2$Unix OpenOffice.org_project/412m3$Build-9782</meta:generator>
  </office:meta>
</office:document-meta>
</file>